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085cm" fo:margin-left="0.039cm" fo:margin-right="16.877cm" table:align="margins"/>
    </style:style>
    <style:style style:name="Table1.A" style:family="table-column">
      <style:table-column-properties style:column-width="0.085cm" style:rel-column-width="65535*"/>
    </style:style>
    <style:style style:name="Table1.A1" style:family="table-cell">
      <style:table-cell-properties fo:padding="0.097cm" fo:border="0.05pt solid #000000"/>
    </style:style>
    <style:style style:name="P1" style:family="paragraph" style:parent-style-name="Standard">
      <style:text-properties style:font-name="Liberation Serif" fo:font-size="12pt" style:text-underline-style="none" fo:font-weight="bold" officeooo:rsid="04e00cff" officeooo:paragraph-rsid="04e00cff" style:font-size-asian="12pt" style:font-weight-asian="bold" style:font-size-complex="12pt" style:font-weight-complex="bold"/>
    </style:style>
    <style:style style:name="P2" style:family="paragraph" style:parent-style-name="Standard">
      <style:text-properties style:font-name="Liberation Serif" fo:font-size="12pt" style:text-underline-style="none" fo:font-weight="bold" officeooo:rsid="051b371b" officeooo:paragraph-rsid="051b371b" style:font-size-asian="12pt" style:font-weight-asian="bold" style:font-size-complex="12pt" style:font-weight-complex="bold"/>
    </style:style>
    <style:style style:name="P3" style:family="paragraph" style:parent-style-name="Standard">
      <style:text-properties style:font-name="Liberation Serif" fo:font-size="12pt" style:text-underline-style="none" fo:font-weight="bold" officeooo:rsid="051d4a4f" officeooo:paragraph-rsid="051d4a4f" style:font-size-asian="12pt" style:font-weight-asian="bold" style:font-size-complex="12pt" style:font-weight-complex="bold"/>
    </style:style>
    <style:style style:name="P4" style:family="paragraph" style:parent-style-name="Standard">
      <style:text-properties style:font-name="Liberation Serif" fo:font-size="12pt" style:text-underline-style="none" fo:font-weight="bold" officeooo:rsid="0527837f" officeooo:paragraph-rsid="0527837f" style:font-size-asian="12pt" style:font-weight-asian="bold" style:font-size-complex="12pt" style:font-weight-complex="bold"/>
    </style:style>
    <style:style style:name="P5" style:family="paragraph" style:parent-style-name="Standard">
      <style:text-properties style:font-name="Liberation Serif" fo:font-size="12pt" style:text-underline-style="none" fo:font-weight="bold" officeooo:rsid="025fbf6d" officeooo:paragraph-rsid="025fbf6d" style:font-size-asian="12pt" style:font-weight-asian="bold" style:font-size-complex="12pt" style:font-weight-complex="bold"/>
    </style:style>
    <style:style style:name="P6" style:family="paragraph" style:parent-style-name="Standard">
      <style:text-properties style:font-name="Liberation Serif" fo:font-size="12pt" style:text-underline-style="none" fo:font-weight="bold" officeooo:rsid="0263a575" officeooo:paragraph-rsid="0263a575" style:font-size-asian="12pt" style:font-weight-asian="bold" style:font-size-complex="12pt" style:font-weight-complex="bold"/>
    </style:style>
    <style:style style:name="P7" style:family="paragraph" style:parent-style-name="Standard">
      <style:text-properties style:font-name="Liberation Serif" fo:font-size="12pt" style:text-underline-style="none" fo:font-weight="bold" officeooo:rsid="02793869" officeooo:paragraph-rsid="02793869" style:font-size-asian="12pt" style:font-weight-asian="bold" style:font-size-complex="12pt" style:font-weight-complex="bold"/>
    </style:style>
    <style:style style:name="P8" style:family="paragraph" style:parent-style-name="Standard">
      <style:text-properties style:font-name="Liberation Serif" fo:font-size="12pt" style:text-underline-style="none" fo:font-weight="bold" officeooo:rsid="027f6df7" officeooo:paragraph-rsid="027f6df7" style:font-size-asian="12pt" style:font-weight-asian="bold" style:font-size-complex="12pt" style:font-weight-complex="bold"/>
    </style:style>
    <style:style style:name="P9" style:family="paragraph" style:parent-style-name="Standard">
      <style:text-properties style:font-name="Liberation Serif" fo:font-size="12pt" style:text-underline-style="none" fo:font-weight="bold" officeooo:rsid="028d1256" officeooo:paragraph-rsid="028d1256" style:font-size-asian="12pt" style:font-weight-asian="bold" style:font-size-complex="12pt" style:font-weight-complex="bold"/>
    </style:style>
    <style:style style:name="P10" style:family="paragraph" style:parent-style-name="Standard">
      <style:text-properties style:font-name="Liberation Serif" fo:font-size="12pt" style:text-underline-style="none" fo:font-weight="bold" officeooo:rsid="028fbf35" officeooo:paragraph-rsid="028fbf35" style:font-size-asian="12pt" style:font-weight-asian="bold" style:font-size-complex="12pt" style:font-weight-complex="bold"/>
    </style:style>
    <style:style style:name="P11" style:family="paragraph" style:parent-style-name="Standard">
      <style:text-properties style:font-name="Liberation Serif" fo:font-size="12pt" style:text-underline-style="none" fo:font-weight="bold" officeooo:rsid="029f958b" officeooo:paragraph-rsid="029f958b" style:font-size-asian="12pt" style:font-weight-asian="bold" style:font-size-complex="12pt" style:font-weight-complex="bold"/>
    </style:style>
    <style:style style:name="P12" style:family="paragraph" style:parent-style-name="Standard">
      <style:text-properties style:font-name="Liberation Serif" fo:font-size="12pt" style:text-underline-style="none" fo:font-weight="bold" officeooo:rsid="02a440bd" officeooo:paragraph-rsid="02a440bd" style:font-size-asian="12pt" style:font-weight-asian="bold" style:font-size-complex="12pt" style:font-weight-complex="bold"/>
    </style:style>
    <style:style style:name="P13" style:family="paragraph" style:parent-style-name="Standard">
      <style:text-properties style:font-name="Liberation Serif" fo:font-size="12pt" style:text-underline-style="none" fo:font-weight="bold" officeooo:rsid="02f7f438" officeooo:paragraph-rsid="02f7f438" style:font-size-asian="12pt" style:font-weight-asian="bold" style:font-size-complex="12pt" style:font-weight-complex="bold"/>
    </style:style>
    <style:style style:name="P14" style:family="paragraph" style:parent-style-name="Standard">
      <style:text-properties style:font-name="Liberation Serif" fo:font-size="12pt" style:text-underline-style="none" fo:font-weight="bold" officeooo:rsid="02f9b2c5" officeooo:paragraph-rsid="02f9b2c5" style:font-size-asian="12pt" style:font-weight-asian="bold" style:font-size-complex="12pt" style:font-weight-complex="bold"/>
    </style:style>
    <style:style style:name="P15" style:family="paragraph" style:parent-style-name="Standard">
      <style:text-properties style:font-name="Liberation Serif" fo:font-size="12pt" style:text-underline-style="none" fo:font-weight="bold" officeooo:rsid="02fd7d68" officeooo:paragraph-rsid="02fd7d68" style:font-size-asian="12pt" style:font-weight-asian="bold" style:font-size-complex="12pt" style:font-weight-complex="bold"/>
    </style:style>
    <style:style style:name="P16" style:family="paragraph" style:parent-style-name="Standard">
      <style:text-properties style:font-name="Liberation Serif" fo:font-size="12pt" style:text-underline-style="none" fo:font-weight="bold" officeooo:rsid="02fe8ba0" officeooo:paragraph-rsid="02fe8ba0" style:font-size-asian="12pt" style:font-weight-asian="bold" style:font-size-complex="12pt" style:font-weight-complex="bold"/>
    </style:style>
    <style:style style:name="P17" style:family="paragraph" style:parent-style-name="Standard">
      <style:text-properties style:font-name="Liberation Serif" fo:font-size="12pt" style:text-underline-style="none" fo:font-weight="bold" officeooo:rsid="02fee60d" officeooo:paragraph-rsid="02fee60d" style:font-size-asian="12pt" style:font-weight-asian="bold" style:font-size-complex="12pt" style:font-weight-complex="bold"/>
    </style:style>
    <style:style style:name="P18" style:family="paragraph" style:parent-style-name="Standard">
      <style:text-properties style:font-name="Liberation Serif" fo:font-size="12pt" style:text-underline-style="none" fo:font-weight="bold" officeooo:rsid="0300202a" officeooo:paragraph-rsid="0300202a" style:font-size-asian="12pt" style:font-weight-asian="bold" style:font-size-complex="12pt" style:font-weight-complex="bold"/>
    </style:style>
    <style:style style:name="P19" style:family="paragraph" style:parent-style-name="Standard">
      <style:text-properties style:font-name="Liberation Serif" fo:font-size="12pt" style:text-underline-style="none" fo:font-weight="bold" officeooo:rsid="0303c35d" officeooo:paragraph-rsid="0303c35d" style:font-size-asian="12pt" style:font-weight-asian="bold" style:font-size-complex="12pt" style:font-weight-complex="bold"/>
    </style:style>
    <style:style style:name="P20" style:family="paragraph" style:parent-style-name="Standard">
      <style:text-properties style:font-name="Liberation Serif" fo:font-size="12pt" style:text-underline-style="none" fo:font-weight="bold" officeooo:rsid="03078247" officeooo:paragraph-rsid="03078247" style:font-size-asian="12pt" style:font-weight-asian="bold" style:font-size-complex="12pt" style:font-weight-complex="bold"/>
    </style:style>
    <style:style style:name="P21" style:family="paragraph" style:parent-style-name="Standard">
      <style:text-properties style:font-name="Liberation Serif" fo:font-size="12pt" style:text-underline-style="none" fo:font-weight="bold" officeooo:rsid="0309db65" officeooo:paragraph-rsid="0309db65" style:font-size-asian="12pt" style:font-weight-asian="bold" style:font-size-complex="12pt" style:font-weight-complex="bold"/>
    </style:style>
    <style:style style:name="P22" style:family="paragraph" style:parent-style-name="Standard">
      <style:text-properties style:font-name="Liberation Serif" fo:font-size="12pt" style:text-underline-style="none" fo:font-weight="bold" officeooo:rsid="030b8b1a" officeooo:paragraph-rsid="030b8b1a" style:font-size-asian="12pt" style:font-weight-asian="bold" style:font-size-complex="12pt" style:font-weight-complex="bold"/>
    </style:style>
    <style:style style:name="P23" style:family="paragraph" style:parent-style-name="Standard">
      <style:text-properties style:font-name="Liberation Serif" fo:font-size="12pt" style:text-underline-style="none" fo:font-weight="bold" officeooo:rsid="03158334" officeooo:paragraph-rsid="03158334" style:font-size-asian="12pt" style:font-weight-asian="bold" style:font-size-complex="12pt" style:font-weight-complex="bold"/>
    </style:style>
    <style:style style:name="P24" style:family="paragraph" style:parent-style-name="Standard">
      <style:text-properties style:font-name="Liberation Serif" fo:font-size="12pt" style:text-underline-style="none" fo:font-weight="bold" officeooo:rsid="0315f4ac" officeooo:paragraph-rsid="0315f4ac" style:font-size-asian="12pt" style:font-weight-asian="bold" style:font-size-complex="12pt" style:font-weight-complex="bold"/>
    </style:style>
    <style:style style:name="P25" style:family="paragraph" style:parent-style-name="Standard">
      <style:text-properties style:font-name="Liberation Serif" fo:font-size="12pt" style:text-underline-style="none" fo:font-weight="bold" officeooo:rsid="0320c511" officeooo:paragraph-rsid="0320c511" style:font-size-asian="12pt" style:font-weight-asian="bold" style:font-size-complex="12pt" style:font-weight-complex="bold"/>
    </style:style>
    <style:style style:name="P26" style:family="paragraph" style:parent-style-name="Standard">
      <style:text-properties style:font-name="Liberation Serif" fo:font-size="12pt" style:text-underline-style="none" fo:font-weight="bold" officeooo:rsid="032cd6ec" officeooo:paragraph-rsid="032cd6ec" style:font-size-asian="12pt" style:font-weight-asian="bold" style:font-size-complex="12pt" style:font-weight-complex="bold"/>
    </style:style>
    <style:style style:name="P27" style:family="paragraph" style:parent-style-name="Standard">
      <style:text-properties style:font-name="Liberation Serif" fo:font-size="12pt" style:text-underline-style="none" fo:font-weight="bold" officeooo:rsid="0337bb65" officeooo:paragraph-rsid="033b3295" style:font-size-asian="12pt" style:font-weight-asian="bold" style:font-size-complex="12pt" style:font-weight-complex="bold"/>
    </style:style>
    <style:style style:name="P28" style:family="paragraph" style:parent-style-name="Standard">
      <style:text-properties style:font-name="Liberation Serif" fo:font-size="12pt" style:text-underline-style="none" fo:font-weight="bold" officeooo:rsid="034f6306" officeooo:paragraph-rsid="034f6306" style:font-size-asian="12pt" style:font-weight-asian="bold" style:font-size-complex="12pt" style:font-weight-complex="bold"/>
    </style:style>
    <style:style style:name="P29" style:family="paragraph" style:parent-style-name="Standard">
      <style:text-properties style:font-name="Liberation Serif" fo:font-size="12pt" style:text-underline-style="none" fo:font-weight="bold" officeooo:rsid="03803b19" officeooo:paragraph-rsid="03803b19" style:font-size-asian="12pt" style:font-weight-asian="bold" style:font-size-complex="12pt" style:font-weight-complex="bold"/>
    </style:style>
    <style:style style:name="P30" style:family="paragraph" style:parent-style-name="Standard">
      <style:text-properties style:font-name="Liberation Serif" fo:font-size="12pt" style:text-underline-style="none" fo:font-weight="bold" officeooo:rsid="042b0ac9" officeooo:paragraph-rsid="042b0ac9" style:font-size-asian="12pt" style:font-weight-asian="bold" style:font-size-complex="12pt" style:font-weight-complex="bold"/>
    </style:style>
    <style:style style:name="P31" style:family="paragraph" style:parent-style-name="Standard">
      <style:text-properties style:font-name="Liberation Serif" fo:font-size="12pt" style:text-underline-style="none" fo:font-weight="bold" officeooo:rsid="0474c2fc" officeooo:paragraph-rsid="0474c2fc" style:font-size-asian="12pt" style:font-weight-asian="bold" style:font-size-complex="12pt" style:font-weight-complex="bold"/>
    </style:style>
    <style:style style:name="P32" style:family="paragraph" style:parent-style-name="Standard">
      <style:text-properties style:font-name="Liberation Serif" fo:font-size="12pt" style:text-underline-style="none" fo:font-weight="bold" officeooo:rsid="048d601b" officeooo:paragraph-rsid="048d601b" style:font-size-asian="12pt" style:font-weight-asian="bold" style:font-size-complex="12pt" style:font-weight-complex="bold"/>
    </style:style>
    <style:style style:name="P33" style:family="paragraph" style:parent-style-name="Standard">
      <style:text-properties style:font-name="Liberation Serif" fo:font-size="12pt" style:text-underline-style="none" fo:font-weight="bold" officeooo:rsid="049c077e" officeooo:paragraph-rsid="049c077e" style:font-size-asian="12pt" style:font-weight-asian="bold" style:font-size-complex="12pt" style:font-weight-complex="bold"/>
    </style:style>
    <style:style style:name="P34" style:family="paragraph" style:parent-style-name="Standard">
      <style:text-properties style:font-name="Liberation Serif" fo:font-size="12pt" style:text-underline-style="none" fo:font-weight="bold" officeooo:rsid="049e4399" officeooo:paragraph-rsid="049e4399" style:font-size-asian="12pt" style:font-weight-asian="bold" style:font-size-complex="12pt" style:font-weight-complex="bold"/>
    </style:style>
    <style:style style:name="P35" style:family="paragraph" style:parent-style-name="Standard">
      <style:text-properties style:font-name="Liberation Serif" fo:font-size="12pt" style:text-underline-style="none" fo:font-weight="bold" officeooo:rsid="04a46276" officeooo:paragraph-rsid="04a46276" style:font-size-asian="12pt" style:font-weight-asian="bold" style:font-size-complex="12pt" style:font-weight-complex="bold"/>
    </style:style>
    <style:style style:name="P36" style:family="paragraph" style:parent-style-name="Standard">
      <style:text-properties style:font-name="Liberation Serif" fo:font-size="12pt" style:text-underline-style="none" fo:font-weight="bold" officeooo:rsid="04be7931" officeooo:paragraph-rsid="04be7931" style:font-size-asian="12pt" style:font-weight-asian="bold" style:font-size-complex="12pt" style:font-weight-complex="bold"/>
    </style:style>
    <style:style style:name="P37" style:family="paragraph" style:parent-style-name="Standard">
      <style:text-properties style:font-name="Liberation Serif" fo:font-size="12pt" style:text-underline-style="none" fo:font-weight="bold" officeooo:rsid="0596e9f2" officeooo:paragraph-rsid="0596e9f2" style:font-size-asian="12pt" style:font-weight-asian="bold" style:font-size-complex="12pt" style:font-weight-complex="bold"/>
    </style:style>
    <style:style style:name="P38" style:family="paragraph" style:parent-style-name="Standard">
      <style:text-properties style:font-name="Liberation Serif" fo:font-size="12pt" style:text-underline-style="none" fo:font-weight="bold" officeooo:rsid="0599d1fe" officeooo:paragraph-rsid="0599d1fe" style:font-size-asian="12pt" style:font-weight-asian="bold" style:font-size-complex="12pt" style:font-weight-complex="bold"/>
    </style:style>
    <style:style style:name="P39" style:family="paragraph" style:parent-style-name="Standard">
      <style:text-properties style:font-name="Liberation Serif" fo:font-size="12pt" style:text-underline-style="none" fo:font-weight="bold" officeooo:rsid="056865c7" officeooo:paragraph-rsid="056865c7" style:font-size-asian="12pt" style:font-weight-asian="bold" style:font-size-complex="12pt" style:font-weight-complex="bold"/>
    </style:style>
    <style:style style:name="P40" style:family="paragraph" style:parent-style-name="Standard">
      <style:text-properties style:font-name="Liberation Serif" fo:font-size="12pt" style:text-underline-style="none" fo:font-weight="bold" officeooo:rsid="0585c786" officeooo:paragraph-rsid="0585c786" style:font-size-asian="12pt" style:font-weight-asian="bold" style:font-size-complex="12pt" style:font-weight-complex="bold"/>
    </style:style>
    <style:style style:name="P41" style:family="paragraph" style:parent-style-name="Standard">
      <style:text-properties style:font-name="Liberation Serif" fo:font-size="12pt" style:text-underline-style="none" fo:font-weight="bold" officeooo:rsid="058ed38b" officeooo:paragraph-rsid="058ed38b" style:font-size-asian="12pt" style:font-weight-asian="bold" style:font-size-complex="12pt" style:font-weight-complex="bold"/>
    </style:style>
    <style:style style:name="P42" style:family="paragraph" style:parent-style-name="Standard">
      <style:text-properties style:font-name="Liberation Serif" fo:font-size="12pt" style:text-underline-style="none" fo:font-weight="bold" officeooo:rsid="05e755bd" officeooo:paragraph-rsid="05fe4708" style:font-size-asian="12pt" style:font-weight-asian="bold" style:font-size-complex="12pt" style:font-weight-complex="bold"/>
    </style:style>
    <style:style style:name="P43" style:family="paragraph" style:parent-style-name="Standard">
      <style:text-properties style:font-name="Liberation Serif" fo:font-size="12pt" style:text-underline-style="none" fo:font-weight="bold" officeooo:rsid="0616b498" officeooo:paragraph-rsid="0616b498" style:font-size-asian="12pt" style:font-weight-asian="bold" style:font-size-complex="12pt" style:font-weight-complex="bold"/>
    </style:style>
    <style:style style:name="P44" style:family="paragraph" style:parent-style-name="Standard">
      <style:text-properties style:font-name="Liberation Serif" fo:font-size="12pt" style:text-underline-style="none" fo:font-weight="bold" officeooo:rsid="066bf2c3" officeooo:paragraph-rsid="066bf2c3" style:font-size-asian="12pt" style:font-weight-asian="bold" style:font-size-complex="12pt" style:font-weight-complex="bold"/>
    </style:style>
    <style:style style:name="P45" style:family="paragraph" style:parent-style-name="Standard">
      <style:text-properties style:font-name="Liberation Serif" fo:font-size="12pt" style:text-underline-style="none" fo:font-weight="bold" officeooo:rsid="066fc912" officeooo:paragraph-rsid="066fc912" style:font-size-asian="12pt" style:font-weight-asian="bold" style:font-size-complex="12pt" style:font-weight-complex="bold"/>
    </style:style>
    <style:style style:name="P46" style:family="paragraph" style:parent-style-name="Standard">
      <style:text-properties style:font-name="Liberation Serif" fo:font-size="12pt" style:text-underline-style="none" fo:font-weight="bold" officeooo:rsid="06785ded" officeooo:paragraph-rsid="06785ded" style:font-size-asian="12pt" style:font-weight-asian="bold" style:font-size-complex="12pt" style:font-weight-complex="bold"/>
    </style:style>
    <style:style style:name="P47" style:family="paragraph" style:parent-style-name="Standard">
      <style:text-properties style:font-name="Liberation Serif" fo:font-size="12pt" style:text-underline-style="none" fo:font-weight="bold" officeooo:rsid="067f88fe" officeooo:paragraph-rsid="067f88fe" style:font-size-asian="12pt" style:font-weight-asian="bold" style:font-size-complex="12pt" style:font-weight-complex="bold"/>
    </style:style>
    <style:style style:name="P48" style:family="paragraph" style:parent-style-name="Standard">
      <style:text-properties style:font-name="Liberation Serif" fo:font-size="12pt" style:text-underline-style="none" fo:font-weight="bold" officeooo:rsid="0681b9ea" officeooo:paragraph-rsid="0681b9ea" style:font-size-asian="12pt" style:font-weight-asian="bold" style:font-size-complex="12pt" style:font-weight-complex="bold"/>
    </style:style>
    <style:style style:name="P49" style:family="paragraph" style:parent-style-name="Standard">
      <style:text-properties style:font-name="Liberation Serif" fo:font-size="12pt" style:text-underline-style="none" fo:font-weight="bold" officeooo:rsid="0689c552" officeooo:paragraph-rsid="0689c552" style:font-size-asian="12pt" style:font-weight-asian="bold" style:font-size-complex="12pt" style:font-weight-complex="bold"/>
    </style:style>
    <style:style style:name="P50" style:family="paragraph" style:parent-style-name="Standard">
      <style:text-properties style:font-name="Liberation Serif" fo:font-size="12pt" style:text-underline-style="none" fo:font-weight="bold" officeooo:rsid="068e5d49" officeooo:paragraph-rsid="068e5d49" style:font-size-asian="12pt" style:font-weight-asian="bold" style:font-size-complex="12pt" style:font-weight-complex="bold"/>
    </style:style>
    <style:style style:name="P51" style:family="paragraph" style:parent-style-name="Standard">
      <style:text-properties style:font-name="Liberation Serif" fo:font-size="12pt" style:text-underline-style="none" fo:font-weight="bold" officeooo:rsid="06980cc3" officeooo:paragraph-rsid="06980cc3" style:font-size-asian="12pt" style:font-weight-asian="bold" style:font-size-complex="12pt" style:font-weight-complex="bold"/>
    </style:style>
    <style:style style:name="P52" style:family="paragraph" style:parent-style-name="Standard">
      <style:text-properties style:font-name="Liberation Serif" fo:font-size="12pt" style:text-underline-style="none" fo:font-weight="bold" officeooo:rsid="069f2983" officeooo:paragraph-rsid="069f2983" style:font-size-asian="12pt" style:font-weight-asian="bold" style:font-size-complex="12pt" style:font-weight-complex="bold"/>
    </style:style>
    <style:style style:name="P53" style:family="paragraph" style:parent-style-name="Standard">
      <style:text-properties style:font-name="Liberation Serif" fo:font-size="12pt" style:text-underline-style="none" fo:font-weight="bold" officeooo:rsid="06a01fac" officeooo:paragraph-rsid="06a01fac" style:font-size-asian="12pt" style:font-weight-asian="bold" style:font-size-complex="12pt" style:font-weight-complex="bold"/>
    </style:style>
    <style:style style:name="P54" style:family="paragraph" style:parent-style-name="Standard">
      <style:text-properties style:font-name="Liberation Serif" fo:font-size="12pt" style:text-underline-style="none" fo:font-weight="bold" officeooo:rsid="06aa0f88" officeooo:paragraph-rsid="06aa0f88" style:font-size-asian="12pt" style:font-weight-asian="bold" style:font-size-complex="12pt" style:font-weight-complex="bold"/>
    </style:style>
    <style:style style:name="P55" style:family="paragraph" style:parent-style-name="Standard">
      <style:text-properties style:font-name="Liberation Serif" fo:font-size="12pt" style:text-underline-style="none" fo:font-weight="bold" officeooo:rsid="06ac7291" officeooo:paragraph-rsid="06ac7291" style:font-size-asian="12pt" style:font-weight-asian="bold" style:font-size-complex="12pt" style:font-weight-complex="bold"/>
    </style:style>
    <style:style style:name="P56" style:family="paragraph" style:parent-style-name="Standard">
      <style:text-properties style:font-name="Liberation Serif" fo:font-size="12pt" style:text-underline-style="none" fo:font-weight="bold" officeooo:rsid="06b209e0" officeooo:paragraph-rsid="06b209e0" style:font-size-asian="12pt" style:font-weight-asian="bold" style:font-size-complex="12pt" style:font-weight-complex="bold"/>
    </style:style>
    <style:style style:name="P57" style:family="paragraph" style:parent-style-name="Standard">
      <style:text-properties style:font-name="Liberation Serif" fo:font-size="12pt" style:text-underline-style="none" fo:font-weight="bold" officeooo:rsid="06b8f5be" officeooo:paragraph-rsid="06b8f5be" style:font-size-asian="12pt" style:font-weight-asian="bold" style:font-size-complex="12pt" style:font-weight-complex="bold"/>
    </style:style>
    <style:style style:name="P58" style:family="paragraph" style:parent-style-name="Standard">
      <style:text-properties style:font-name="Liberation Serif" fo:font-size="12pt" style:text-underline-style="none" fo:font-weight="bold" officeooo:rsid="06bce10c" officeooo:paragraph-rsid="06bce10c" style:font-size-asian="12pt" style:font-weight-asian="bold" style:font-size-complex="12pt" style:font-weight-complex="bold"/>
    </style:style>
    <style:style style:name="P59" style:family="paragraph" style:parent-style-name="Standard">
      <style:text-properties style:font-name="Liberation Serif" fo:font-size="12pt" style:text-underline-style="none" fo:font-weight="bold" officeooo:rsid="06c13378" officeooo:paragraph-rsid="06c13378" style:font-size-asian="12pt" style:font-weight-asian="bold" style:font-size-complex="12pt" style:font-weight-complex="bold"/>
    </style:style>
    <style:style style:name="P60" style:family="paragraph" style:parent-style-name="Standard">
      <style:text-properties style:font-name="Liberation Serif" fo:font-size="12pt" style:text-underline-style="none" fo:font-weight="bold" officeooo:rsid="06caec45" officeooo:paragraph-rsid="06caec45" style:font-size-asian="12pt" style:font-weight-asian="bold" style:font-size-complex="12pt" style:font-weight-complex="bold"/>
    </style:style>
    <style:style style:name="P61" style:family="paragraph" style:parent-style-name="Standard">
      <style:text-properties style:font-name="Liberation Serif" fo:font-size="12pt" style:text-underline-style="none" fo:font-weight="bold" officeooo:rsid="06cdd3c0" officeooo:paragraph-rsid="06cdd3c0" style:font-size-asian="12pt" style:font-weight-asian="bold" style:font-size-complex="12pt" style:font-weight-complex="bold"/>
    </style:style>
    <style:style style:name="P62" style:family="paragraph" style:parent-style-name="Standard">
      <style:text-properties style:font-name="Liberation Serif" fo:font-size="12pt" style:text-underline-style="none" fo:font-weight="bold" officeooo:rsid="06d42515" officeooo:paragraph-rsid="06d42515" style:font-size-asian="12pt" style:font-weight-asian="bold" style:font-size-complex="12pt" style:font-weight-complex="bold"/>
    </style:style>
    <style:style style:name="P63" style:family="paragraph" style:parent-style-name="Standard">
      <style:text-properties style:font-name="Liberation Serif" fo:font-size="12pt" style:text-underline-style="none" fo:font-weight="bold" officeooo:rsid="06d73cdc" officeooo:paragraph-rsid="06d73cdc" style:font-size-asian="12pt" style:font-weight-asian="bold" style:font-size-complex="12pt" style:font-weight-complex="bold"/>
    </style:style>
    <style:style style:name="P64" style:family="paragraph" style:parent-style-name="Standard">
      <style:text-properties style:font-name="Liberation Serif" fo:font-size="12pt" style:text-underline-style="none" fo:font-weight="bold" officeooo:rsid="06de960b" officeooo:paragraph-rsid="06de960b" style:font-size-asian="12pt" style:font-weight-asian="bold" style:font-size-complex="12pt" style:font-weight-complex="bold"/>
    </style:style>
    <style:style style:name="P65" style:family="paragraph" style:parent-style-name="Standard">
      <style:text-properties style:font-name="Liberation Serif" fo:font-size="12pt" style:text-underline-style="none" fo:font-weight="bold" officeooo:rsid="06e55a9d" officeooo:paragraph-rsid="06e55a9d" style:font-size-asian="12pt" style:font-weight-asian="bold" style:font-size-complex="12pt" style:font-weight-complex="bold"/>
    </style:style>
    <style:style style:name="P66" style:family="paragraph" style:parent-style-name="Standard">
      <style:text-properties style:font-name="Liberation Serif" fo:font-size="12pt" style:text-underline-style="none" fo:font-weight="bold" officeooo:rsid="06f18b93" officeooo:paragraph-rsid="06f18b93" style:font-size-asian="12pt" style:font-weight-asian="bold" style:font-size-complex="12pt" style:font-weight-complex="bold"/>
    </style:style>
    <style:style style:name="P67" style:family="paragraph" style:parent-style-name="Standard">
      <style:text-properties style:font-name="Liberation Serif" fo:font-size="12pt" style:text-underline-style="none" fo:font-weight="bold" officeooo:rsid="06f1b68e" officeooo:paragraph-rsid="06f1b68e" style:font-size-asian="12pt" style:font-weight-asian="bold" style:font-size-complex="12pt" style:font-weight-complex="bold"/>
    </style:style>
    <style:style style:name="P68" style:family="paragraph" style:parent-style-name="Standard">
      <style:text-properties style:font-name="Liberation Serif" fo:font-size="12pt" style:text-underline-style="none" fo:font-weight="bold" officeooo:rsid="06f672b0" officeooo:paragraph-rsid="06f672b0" style:font-size-asian="12pt" style:font-weight-asian="bold" style:font-size-complex="12pt" style:font-weight-complex="bold"/>
    </style:style>
    <style:style style:name="P69" style:family="paragraph" style:parent-style-name="Standard">
      <style:text-properties style:font-name="Liberation Serif" fo:font-size="12pt" style:text-underline-style="none" fo:font-weight="bold" officeooo:rsid="06acaf54" officeooo:paragraph-rsid="06aa0f88" style:font-size-asian="12pt" style:font-weight-asian="bold" style:font-size-complex="12pt" style:font-weight-complex="bold"/>
    </style:style>
    <style:style style:name="P70" style:family="paragraph" style:parent-style-name="Standard">
      <style:text-properties style:font-name="Liberation Serif" fo:font-size="12pt" style:text-underline-style="none" fo:font-weight="bold" officeooo:rsid="06ace94d" officeooo:paragraph-rsid="06aa0f88" style:font-size-asian="12pt" style:font-weight-asian="bold" style:font-size-complex="12pt" style:font-weight-complex="bold"/>
    </style:style>
    <style:style style:name="P71" style:family="paragraph" style:parent-style-name="Standard">
      <style:text-properties style:font-name="Liberation Serif" fo:font-size="12pt" style:text-underline-style="none" fo:font-weight="bold" officeooo:rsid="06fdaa49" officeooo:paragraph-rsid="06fdaa49" style:font-size-asian="12pt" style:font-weight-asian="bold" style:font-size-complex="12pt" style:font-weight-complex="bold"/>
    </style:style>
    <style:style style:name="P72" style:family="paragraph" style:parent-style-name="Standard">
      <style:text-properties style:font-name="Liberation Serif" fo:font-size="12pt" style:text-underline-style="none" fo:font-weight="bold" officeooo:rsid="070d493f" officeooo:paragraph-rsid="070d493f" style:font-size-asian="12pt" style:font-weight-asian="bold" style:font-size-complex="12pt" style:font-weight-complex="bold"/>
    </style:style>
    <style:style style:name="P73" style:family="paragraph" style:parent-style-name="Standard">
      <style:text-properties style:font-name="Liberation Serif" fo:font-size="12pt" style:text-underline-style="none" fo:font-weight="bold" officeooo:rsid="071008a8" officeooo:paragraph-rsid="071008a8" style:font-size-asian="12pt" style:font-weight-asian="bold" style:font-size-complex="12pt" style:font-weight-complex="bold"/>
    </style:style>
    <style:style style:name="P74" style:family="paragraph" style:parent-style-name="Standard">
      <style:text-properties style:font-name="Liberation Serif" fo:font-size="12pt" style:text-underline-style="none" fo:font-weight="bold" officeooo:rsid="0723d879" officeooo:paragraph-rsid="0723d879" style:font-size-asian="12pt" style:font-weight-asian="bold" style:font-size-complex="12pt" style:font-weight-complex="bold"/>
    </style:style>
    <style:style style:name="P75" style:family="paragraph" style:parent-style-name="Standard">
      <style:text-properties style:font-name="Liberation Serif" fo:font-size="12pt" style:text-underline-style="none" fo:font-weight="bold" officeooo:rsid="0728cec8" officeooo:paragraph-rsid="0728cec8" style:font-size-asian="12pt" style:font-weight-asian="bold" style:font-size-complex="12pt" style:font-weight-complex="bold"/>
    </style:style>
    <style:style style:name="P76" style:family="paragraph" style:parent-style-name="Standard">
      <style:text-properties style:font-name="Liberation Serif" fo:font-size="12pt" style:text-underline-style="none" fo:font-weight="bold" officeooo:rsid="07293ad6" officeooo:paragraph-rsid="07293ad6" style:font-size-asian="12pt" style:font-weight-asian="bold" style:font-size-complex="12pt" style:font-weight-complex="bold"/>
    </style:style>
    <style:style style:name="P77" style:family="paragraph" style:parent-style-name="Standard">
      <style:text-properties style:font-name="Liberation Serif" fo:font-size="12pt" style:text-underline-style="none" fo:font-weight="bold" officeooo:rsid="072e2a0f" officeooo:paragraph-rsid="072e2a0f" style:font-size-asian="12pt" style:font-weight-asian="bold" style:font-size-complex="12pt" style:font-weight-complex="bold"/>
    </style:style>
    <style:style style:name="P78" style:family="paragraph" style:parent-style-name="Standard">
      <style:text-properties style:font-name="Liberation Serif" fo:font-size="12pt" style:text-underline-style="none" fo:font-weight="bold" officeooo:rsid="072f733a" officeooo:paragraph-rsid="072f733a" style:font-size-asian="12pt" style:font-weight-asian="bold" style:font-size-complex="12pt" style:font-weight-complex="bold"/>
    </style:style>
    <style:style style:name="P79" style:family="paragraph" style:parent-style-name="Standard">
      <style:text-properties style:font-name="Liberation Serif" fo:font-size="12pt" style:text-underline-style="none" fo:font-weight="bold" officeooo:rsid="073fbd17" officeooo:paragraph-rsid="073fbd17" style:font-size-asian="12pt" style:font-weight-asian="bold" style:font-size-complex="12pt" style:font-weight-complex="bold"/>
    </style:style>
    <style:style style:name="P80" style:family="paragraph" style:parent-style-name="Standard">
      <style:text-properties style:font-name="Liberation Serif" fo:font-size="12pt" style:text-underline-style="none" fo:font-weight="bold" officeooo:rsid="0753d391" officeooo:paragraph-rsid="0753d391" style:font-size-asian="12pt" style:font-weight-asian="bold" style:font-size-complex="12pt" style:font-weight-complex="bold"/>
    </style:style>
    <style:style style:name="P81" style:family="paragraph" style:parent-style-name="Standard">
      <style:text-properties style:font-name="Liberation Serif" fo:font-size="12pt" style:text-underline-style="none" fo:font-weight="bold" officeooo:rsid="075745cf" officeooo:paragraph-rsid="075745cf" style:font-size-asian="12pt" style:font-weight-asian="bold" style:font-size-complex="12pt" style:font-weight-complex="bold"/>
    </style:style>
    <style:style style:name="P82" style:family="paragraph" style:parent-style-name="Standard">
      <style:text-properties style:font-name="Liberation Serif" fo:font-size="12pt" style:text-underline-style="none" fo:font-weight="bold" officeooo:rsid="075a2d47" officeooo:paragraph-rsid="075a2d47" style:font-size-asian="12pt" style:font-weight-asian="bold" style:font-size-complex="12pt" style:font-weight-complex="bold"/>
    </style:style>
    <style:style style:name="P83" style:family="paragraph" style:parent-style-name="Standard">
      <style:text-properties style:font-name="Liberation Serif" fo:font-size="12pt" style:text-underline-style="none" fo:font-weight="bold" officeooo:rsid="075ce15f" officeooo:paragraph-rsid="075ce15f" style:font-size-asian="12pt" style:font-weight-asian="bold" style:font-size-complex="12pt" style:font-weight-complex="bold"/>
    </style:style>
    <style:style style:name="P84" style:family="paragraph" style:parent-style-name="Standard">
      <style:text-properties style:font-name="Liberation Serif" fo:font-size="12pt" style:text-underline-style="none" fo:font-weight="bold" officeooo:rsid="0760707e" officeooo:paragraph-rsid="0760707e" style:font-size-asian="12pt" style:font-weight-asian="bold" style:font-size-complex="12pt" style:font-weight-complex="bold"/>
    </style:style>
    <style:style style:name="P85" style:family="paragraph" style:parent-style-name="Standard">
      <style:text-properties style:font-name="Liberation Serif" fo:font-size="12pt" style:text-underline-style="none" fo:font-weight="bold" officeooo:rsid="07639928" officeooo:paragraph-rsid="07639928" style:font-size-asian="12pt" style:font-weight-asian="bold" style:font-size-complex="12pt" style:font-weight-complex="bold"/>
    </style:style>
    <style:style style:name="P86" style:family="paragraph" style:parent-style-name="Standard">
      <style:text-properties style:font-name="Liberation Serif" fo:font-size="12pt" style:text-underline-style="none" fo:font-weight="bold" officeooo:rsid="0768fc44" officeooo:paragraph-rsid="0768fc44" style:font-size-asian="12pt" style:font-weight-asian="bold" style:font-size-complex="12pt" style:font-weight-complex="bold"/>
    </style:style>
    <style:style style:name="P87" style:family="paragraph" style:parent-style-name="Standard">
      <style:text-properties style:font-name="Liberation Serif" fo:font-size="12pt" style:text-underline-style="none" fo:font-weight="bold" officeooo:rsid="076faf4d" officeooo:paragraph-rsid="076faf4d" style:font-size-asian="12pt" style:font-weight-asian="bold" style:font-size-complex="12pt" style:font-weight-complex="bold"/>
    </style:style>
    <style:style style:name="P88" style:family="paragraph" style:parent-style-name="Standard">
      <style:text-properties style:font-name="Liberation Serif" fo:font-size="12pt" style:text-underline-style="none" fo:font-weight="bold" officeooo:rsid="07708bb8" officeooo:paragraph-rsid="07708bb8" style:font-size-asian="12pt" style:font-weight-asian="bold" style:font-size-complex="12pt" style:font-weight-complex="bold"/>
    </style:style>
    <style:style style:name="P89" style:family="paragraph" style:parent-style-name="Standard">
      <style:text-properties style:font-name="Liberation Serif" fo:font-size="12pt" style:text-underline-style="none" fo:font-weight="bold" officeooo:rsid="0771d35e" officeooo:paragraph-rsid="0771d35e" style:font-size-asian="12pt" style:font-weight-asian="bold" style:font-size-complex="12pt" style:font-weight-complex="bold"/>
    </style:style>
    <style:style style:name="P90" style:family="paragraph" style:parent-style-name="Standard">
      <style:text-properties style:font-name="Liberation Serif" fo:font-size="12pt" style:text-underline-style="none" fo:font-weight="bold" officeooo:rsid="0773d2ca" officeooo:paragraph-rsid="0773d2ca" style:font-size-asian="12pt" style:font-weight-asian="bold" style:font-size-complex="12pt" style:font-weight-complex="bold"/>
    </style:style>
    <style:style style:name="P91" style:family="paragraph" style:parent-style-name="Standard">
      <style:text-properties style:font-name="Liberation Serif" fo:font-size="12pt" style:text-underline-style="none" fo:font-weight="bold" officeooo:rsid="0773d2e6" officeooo:paragraph-rsid="0773d2e6" style:font-size-asian="12pt" style:font-weight-asian="bold" style:font-size-complex="12pt" style:font-weight-complex="bold"/>
    </style:style>
    <style:style style:name="P92" style:family="paragraph" style:parent-style-name="Standard">
      <style:text-properties style:font-name="Liberation Serif" fo:font-size="12pt" style:text-underline-style="none" fo:font-weight="bold" officeooo:rsid="07743188" officeooo:paragraph-rsid="07743188" style:font-size-asian="12pt" style:font-weight-asian="bold" style:font-size-complex="12pt" style:font-weight-complex="bold"/>
    </style:style>
    <style:style style:name="P93" style:family="paragraph" style:parent-style-name="Standard">
      <style:text-properties style:font-name="Liberation Serif" fo:font-size="12pt" style:text-underline-style="none" fo:font-weight="bold" officeooo:rsid="0776156e" officeooo:paragraph-rsid="0776156e" style:font-size-asian="12pt" style:font-weight-asian="bold" style:font-size-complex="12pt" style:font-weight-complex="bold"/>
    </style:style>
    <style:style style:name="P94" style:family="paragraph" style:parent-style-name="Standard">
      <style:text-properties style:font-name="Liberation Serif" fo:font-size="12pt" style:text-underline-style="none" fo:font-weight="bold" officeooo:rsid="07791c4f" officeooo:paragraph-rsid="07791c4f" style:font-size-asian="12pt" style:font-weight-asian="bold" style:font-size-complex="12pt" style:font-weight-complex="bold"/>
    </style:style>
    <style:style style:name="P95" style:family="paragraph" style:parent-style-name="Standard">
      <style:text-properties style:font-name="Liberation Serif" fo:font-size="12pt" style:text-underline-style="none" fo:font-weight="bold" officeooo:rsid="077abd5b" officeooo:paragraph-rsid="077abd5b" style:font-size-asian="12pt" style:font-weight-asian="bold" style:font-size-complex="12pt" style:font-weight-complex="bold"/>
    </style:style>
    <style:style style:name="P96" style:family="paragraph" style:parent-style-name="Standard">
      <style:text-properties style:font-name="Liberation Serif" fo:font-size="12pt" style:text-underline-style="none" fo:font-weight="bold" officeooo:rsid="077b0c73" officeooo:paragraph-rsid="077b0c73" style:font-size-asian="12pt" style:font-weight-asian="bold" style:font-size-complex="12pt" style:font-weight-complex="bold"/>
    </style:style>
    <style:style style:name="P97" style:family="paragraph" style:parent-style-name="Standard">
      <style:text-properties style:font-name="Liberation Serif" fo:font-size="12pt" style:text-underline-style="none" fo:font-weight="bold" officeooo:rsid="077c543d" officeooo:paragraph-rsid="077c543d" style:font-size-asian="12pt" style:font-weight-asian="bold" style:font-size-complex="12pt" style:font-weight-complex="bold"/>
    </style:style>
    <style:style style:name="P98" style:family="paragraph" style:parent-style-name="Standard">
      <style:text-properties style:font-name="Liberation Serif" fo:font-size="12pt" style:text-underline-style="none" fo:font-weight="bold" officeooo:rsid="077d3887" officeooo:paragraph-rsid="077d3887" style:font-size-asian="12pt" style:font-weight-asian="bold" style:font-size-complex="12pt" style:font-weight-complex="bold"/>
    </style:style>
    <style:style style:name="P99" style:family="paragraph" style:parent-style-name="Standard">
      <style:text-properties style:font-name="Liberation Serif" fo:font-size="12pt" style:text-underline-style="none" fo:font-weight="bold" officeooo:rsid="077e7fae" officeooo:paragraph-rsid="077e7fae" style:font-size-asian="12pt" style:font-weight-asian="bold" style:font-size-complex="12pt" style:font-weight-complex="bold"/>
    </style:style>
    <style:style style:name="P100" style:family="paragraph" style:parent-style-name="Standard">
      <style:text-properties style:font-name="Liberation Serif" fo:font-size="12pt" style:text-underline-style="none" fo:font-weight="bold" officeooo:rsid="077fc46d" officeooo:paragraph-rsid="077fc46d" style:font-size-asian="12pt" style:font-weight-asian="bold" style:font-size-complex="12pt" style:font-weight-complex="bold"/>
    </style:style>
    <style:style style:name="P101" style:family="paragraph" style:parent-style-name="Standard">
      <style:text-properties style:font-name="Liberation Serif" fo:font-size="12pt" style:text-underline-style="none" fo:font-weight="bold" officeooo:rsid="078042ac" officeooo:paragraph-rsid="078042ac" style:font-size-asian="12pt" style:font-weight-asian="bold" style:font-size-complex="12pt" style:font-weight-complex="bold"/>
    </style:style>
    <style:style style:name="P102" style:family="paragraph" style:parent-style-name="Standard">
      <style:text-properties style:font-name="Liberation Serif" fo:font-size="12pt" style:text-underline-style="none" fo:font-weight="bold" officeooo:rsid="0799bfa8" officeooo:paragraph-rsid="0799bfa8" style:font-size-asian="12pt" style:font-weight-asian="bold" style:font-size-complex="12pt" style:font-weight-complex="bold"/>
    </style:style>
    <style:style style:name="P103" style:family="paragraph" style:parent-style-name="Standard">
      <style:text-properties style:font-name="Liberation Serif" fo:font-size="12pt" style:text-underline-style="none" fo:font-weight="bold" officeooo:rsid="07942059" officeooo:paragraph-rsid="07942059" style:font-size-asian="12pt" style:font-weight-asian="bold" style:font-size-complex="12pt" style:font-weight-complex="bold"/>
    </style:style>
    <style:style style:name="P104" style:family="paragraph" style:parent-style-name="Standard">
      <style:text-properties style:font-name="Liberation Serif" fo:font-size="12pt" style:text-underline-style="none" fo:font-weight="bold" officeooo:rsid="07a472a1" officeooo:paragraph-rsid="07a472a1" style:font-size-asian="12pt" style:font-weight-asian="bold" style:font-size-complex="12pt" style:font-weight-complex="bold"/>
    </style:style>
    <style:style style:name="P105" style:family="paragraph" style:parent-style-name="Standard">
      <style:text-properties style:font-name="Liberation Serif" fo:font-size="12pt" style:text-underline-style="none" fo:font-weight="bold" officeooo:rsid="07e8be77" officeooo:paragraph-rsid="07e8be77" style:font-size-asian="12pt" style:font-weight-asian="bold" style:font-size-complex="12pt" style:font-weight-complex="bold"/>
    </style:style>
    <style:style style:name="P106" style:family="paragraph" style:parent-style-name="Standard">
      <style:text-properties style:font-name="Liberation Serif" fo:font-size="12pt" style:text-underline-style="none" fo:font-weight="bold" officeooo:rsid="07f9f1f9" officeooo:paragraph-rsid="07f9f1f9" style:font-size-asian="12pt" style:font-weight-asian="bold" style:font-size-complex="12pt" style:font-weight-complex="bold"/>
    </style:style>
    <style:style style:name="P107" style:family="paragraph" style:parent-style-name="Standard">
      <style:text-properties style:font-name="Liberation Serif" fo:font-size="12pt" style:text-underline-style="none" fo:font-weight="bold" officeooo:rsid="081a1c4a" officeooo:paragraph-rsid="081a1c4a" style:font-size-asian="12pt" style:font-weight-asian="bold" style:font-size-complex="12pt" style:font-weight-complex="bold"/>
    </style:style>
    <style:style style:name="P108" style:family="paragraph" style:parent-style-name="Standard">
      <style:text-properties style:font-name="Liberation Serif" fo:font-size="12pt" style:text-underline-style="none" fo:font-weight="bold" officeooo:rsid="081bddae" officeooo:paragraph-rsid="081bddae" style:font-size-asian="12pt" style:font-weight-asian="bold" style:font-size-complex="12pt" style:font-weight-complex="bold"/>
    </style:style>
    <style:style style:name="P109" style:family="paragraph" style:parent-style-name="Standard">
      <style:text-properties style:font-name="Liberation Serif" fo:font-size="12pt" style:text-underline-style="none" fo:font-weight="bold" officeooo:rsid="0845b195" officeooo:paragraph-rsid="0845b195" style:font-size-asian="12pt" style:font-weight-asian="bold" style:font-size-complex="12pt" style:font-weight-complex="bold"/>
    </style:style>
    <style:style style:name="P110" style:family="paragraph" style:parent-style-name="Standard">
      <style:text-properties style:font-name="Liberation Serif" fo:font-size="12pt" style:text-underline-style="none" fo:font-weight="bold" officeooo:rsid="08446832" officeooo:paragraph-rsid="08446832" style:font-size-asian="12pt" style:font-weight-asian="bold" style:font-size-complex="12pt" style:font-weight-complex="bold"/>
    </style:style>
    <style:style style:name="P111" style:family="paragraph" style:parent-style-name="Standard">
      <style:text-properties style:font-name="Liberation Serif" fo:font-size="12pt" style:text-underline-style="none" fo:font-weight="bold" officeooo:rsid="082bdf65" officeooo:paragraph-rsid="082bdf65" style:font-size-asian="12pt" style:font-weight-asian="bold" style:font-size-complex="12pt" style:font-weight-complex="bold"/>
    </style:style>
    <style:style style:name="P112" style:family="paragraph" style:parent-style-name="Standard">
      <style:text-properties style:font-name="Liberation Serif" fo:font-size="12pt" style:text-underline-style="none" fo:font-weight="bold" officeooo:rsid="0860fa82" officeooo:paragraph-rsid="0860fa82" style:font-size-asian="12pt" style:font-weight-asian="bold" style:font-size-complex="12pt" style:font-weight-complex="bold"/>
    </style:style>
    <style:style style:name="P113" style:family="paragraph" style:parent-style-name="Standard">
      <style:text-properties style:font-name="Liberation Serif" fo:font-size="12pt" style:text-underline-style="none" fo:font-weight="normal" officeooo:rsid="04be9368" officeooo:paragraph-rsid="04be9368" style:font-size-asian="12pt" style:font-weight-asian="normal" style:font-size-complex="12pt" style:font-weight-complex="normal"/>
    </style:style>
    <style:style style:name="P114" style:family="paragraph" style:parent-style-name="Standard">
      <style:text-properties style:font-name="Liberation Serif" fo:font-size="12pt" style:text-underline-style="none" fo:font-weight="normal" officeooo:rsid="04be9553" officeooo:paragraph-rsid="04be9553" style:font-size-asian="12pt" style:font-weight-asian="normal" style:font-size-complex="12pt" style:font-weight-complex="normal"/>
    </style:style>
    <style:style style:name="P115" style:family="paragraph" style:parent-style-name="Standard">
      <style:text-properties style:font-name="Liberation Serif" fo:font-size="12pt" style:text-underline-style="none" fo:font-weight="normal" officeooo:rsid="04beace8" officeooo:paragraph-rsid="04beace8" style:font-size-asian="12pt" style:font-weight-asian="normal" style:font-size-complex="12pt" style:font-weight-complex="normal"/>
    </style:style>
    <style:style style:name="P116" style:family="paragraph" style:parent-style-name="Standard">
      <style:text-properties style:font-name="Liberation Serif" fo:font-size="12pt" style:text-underline-style="none" fo:font-weight="normal" officeooo:rsid="04c097f6" officeooo:paragraph-rsid="04c097f6" style:font-size-asian="12pt" style:font-weight-asian="normal" style:font-size-complex="12pt" style:font-weight-complex="normal"/>
    </style:style>
    <style:style style:name="P117" style:family="paragraph" style:parent-style-name="Standard">
      <style:text-properties style:font-name="Liberation Serif" fo:font-size="12pt" style:text-underline-style="none" fo:font-weight="normal" officeooo:rsid="04c097f6" officeooo:paragraph-rsid="04d39ebc" style:font-size-asian="12pt" style:font-weight-asian="normal" style:font-size-complex="12pt" style:font-weight-complex="normal"/>
    </style:style>
    <style:style style:name="P118" style:family="paragraph" style:parent-style-name="Standard">
      <style:text-properties style:font-name="Liberation Serif" fo:font-size="12pt" style:text-underline-style="none" fo:font-weight="normal" officeooo:rsid="04c1915d" officeooo:paragraph-rsid="04c1915d" style:font-size-asian="12pt" style:font-weight-asian="normal" style:font-size-complex="12pt" style:font-weight-complex="normal"/>
    </style:style>
    <style:style style:name="P119" style:family="paragraph" style:parent-style-name="Standard">
      <style:text-properties style:font-name="Liberation Serif" fo:font-size="12pt" style:text-underline-style="none" fo:font-weight="normal" officeooo:rsid="04c1915d" officeooo:paragraph-rsid="04d39ebc" style:font-size-asian="12pt" style:font-weight-asian="normal" style:font-size-complex="12pt" style:font-weight-complex="normal"/>
    </style:style>
    <style:style style:name="P120" style:family="paragraph" style:parent-style-name="Standard">
      <style:text-properties style:font-name="Liberation Serif" fo:font-size="12pt" style:text-underline-style="none" fo:font-weight="normal" officeooo:rsid="04c32154" officeooo:paragraph-rsid="04c32154" style:font-size-asian="12pt" style:font-weight-asian="normal" style:font-size-complex="12pt" style:font-weight-complex="normal"/>
    </style:style>
    <style:style style:name="P121" style:family="paragraph" style:parent-style-name="Standard">
      <style:text-properties style:font-name="Liberation Serif" fo:font-size="12pt" style:text-underline-style="none" fo:font-weight="normal" officeooo:rsid="04c32154" officeooo:paragraph-rsid="04d39ebc" style:font-size-asian="12pt" style:font-weight-asian="normal" style:font-size-complex="12pt" style:font-weight-complex="normal"/>
    </style:style>
    <style:style style:name="P122" style:family="paragraph" style:parent-style-name="Standard">
      <style:text-properties style:font-name="Liberation Serif" fo:font-size="12pt" style:text-underline-style="none" fo:font-weight="normal" officeooo:rsid="04c3473d" officeooo:paragraph-rsid="04c3473d" style:font-size-asian="12pt" style:font-weight-asian="normal" style:font-size-complex="12pt" style:font-weight-complex="normal"/>
    </style:style>
    <style:style style:name="P123" style:family="paragraph" style:parent-style-name="Standard">
      <style:text-properties style:font-name="Liberation Serif" fo:font-size="12pt" style:text-underline-style="none" fo:font-weight="normal" officeooo:rsid="04c3473d" officeooo:paragraph-rsid="04d39ebc" style:font-size-asian="12pt" style:font-weight-asian="normal" style:font-size-complex="12pt" style:font-weight-complex="normal"/>
    </style:style>
    <style:style style:name="P124" style:family="paragraph" style:parent-style-name="Standard">
      <style:text-properties style:font-name="Liberation Serif" fo:font-size="12pt" style:text-underline-style="none" fo:font-weight="normal" officeooo:rsid="04c5258f" officeooo:paragraph-rsid="04c5258f" style:font-size-asian="12pt" style:font-weight-asian="normal" style:font-size-complex="12pt" style:font-weight-complex="normal"/>
    </style:style>
    <style:style style:name="P125" style:family="paragraph" style:parent-style-name="Standard">
      <style:text-properties style:font-name="Liberation Serif" fo:font-size="12pt" style:text-underline-style="none" fo:font-weight="normal" officeooo:rsid="04c5258f" officeooo:paragraph-rsid="04d39ebc" style:font-size-asian="12pt" style:font-weight-asian="normal" style:font-size-complex="12pt" style:font-weight-complex="normal"/>
    </style:style>
    <style:style style:name="P126" style:family="paragraph" style:parent-style-name="Standard">
      <style:text-properties style:font-name="Liberation Serif" fo:font-size="12pt" style:text-underline-style="none" fo:font-weight="normal" officeooo:rsid="04c5aa3e" officeooo:paragraph-rsid="04c5aa3e" style:font-size-asian="12pt" style:font-weight-asian="normal" style:font-size-complex="12pt" style:font-weight-complex="normal"/>
    </style:style>
    <style:style style:name="P127" style:family="paragraph" style:parent-style-name="Standard">
      <style:text-properties style:font-name="Liberation Serif" fo:font-size="12pt" style:text-underline-style="none" fo:font-weight="normal" officeooo:rsid="04c5aa3e" officeooo:paragraph-rsid="04d39ebc" style:font-size-asian="12pt" style:font-weight-asian="normal" style:font-size-complex="12pt" style:font-weight-complex="normal"/>
    </style:style>
    <style:style style:name="P128" style:family="paragraph" style:parent-style-name="Standard">
      <style:text-properties style:font-name="Liberation Serif" fo:font-size="12pt" style:text-underline-style="none" fo:font-weight="normal" officeooo:rsid="04c64e79" officeooo:paragraph-rsid="04c64e79" style:font-size-asian="12pt" style:font-weight-asian="normal" style:font-size-complex="12pt" style:font-weight-complex="normal"/>
    </style:style>
    <style:style style:name="P129" style:family="paragraph" style:parent-style-name="Standard">
      <style:text-properties style:font-name="Liberation Serif" fo:font-size="12pt" style:text-underline-style="none" fo:font-weight="normal" officeooo:rsid="04c64e79" officeooo:paragraph-rsid="04d39ebc" style:font-size-asian="12pt" style:font-weight-asian="normal" style:font-size-complex="12pt" style:font-weight-complex="normal"/>
    </style:style>
    <style:style style:name="P130" style:family="paragraph" style:parent-style-name="Standard">
      <style:text-properties style:font-name="Liberation Serif" fo:font-size="12pt" style:text-underline-style="none" fo:font-weight="normal" officeooo:rsid="04cdec86" officeooo:paragraph-rsid="04cdec86" style:font-size-asian="12pt" style:font-weight-asian="normal" style:font-size-complex="12pt" style:font-weight-complex="normal"/>
    </style:style>
    <style:style style:name="P131" style:family="paragraph" style:parent-style-name="Standard">
      <style:text-properties style:font-name="Liberation Serif" fo:font-size="12pt" style:text-underline-style="none" fo:font-weight="normal" officeooo:rsid="04d07100" officeooo:paragraph-rsid="04d07100" style:font-size-asian="12pt" style:font-weight-asian="normal" style:font-size-complex="12pt" style:font-weight-complex="normal"/>
    </style:style>
    <style:style style:name="P132" style:family="paragraph" style:parent-style-name="Standard">
      <style:text-properties style:font-name="Liberation Serif" fo:font-size="12pt" style:text-underline-style="none" fo:font-weight="normal" officeooo:rsid="04d07100" officeooo:paragraph-rsid="04d273a5" style:font-size-asian="12pt" style:font-weight-asian="normal" style:font-size-complex="12pt" style:font-weight-complex="normal"/>
    </style:style>
    <style:style style:name="P133" style:family="paragraph" style:parent-style-name="Standard">
      <style:text-properties style:font-name="Liberation Serif" fo:font-size="12pt" style:text-underline-style="none" fo:font-weight="normal" officeooo:rsid="04d07100" officeooo:paragraph-rsid="04d31d9f" style:font-size-asian="12pt" style:font-weight-asian="normal" style:font-size-complex="12pt" style:font-weight-complex="normal"/>
    </style:style>
    <style:style style:name="P134" style:family="paragraph" style:parent-style-name="Standard">
      <style:text-properties style:font-name="Liberation Serif" fo:font-size="12pt" style:text-underline-style="none" fo:font-weight="normal" officeooo:rsid="04d31d9f" officeooo:paragraph-rsid="04d31d9f" style:font-size-asian="12pt" style:font-weight-asian="normal" style:font-size-complex="12pt" style:font-weight-complex="normal"/>
    </style:style>
    <style:style style:name="P135" style:family="paragraph" style:parent-style-name="Standard">
      <style:text-properties style:font-name="Liberation Serif" fo:font-size="12pt" style:text-underline-style="none" fo:font-weight="normal" officeooo:rsid="04d46cfa" officeooo:paragraph-rsid="04d46cfa" style:font-size-asian="12pt" style:font-weight-asian="normal" style:font-size-complex="12pt" style:font-weight-complex="normal"/>
    </style:style>
    <style:style style:name="P136" style:family="paragraph" style:parent-style-name="Standard">
      <style:text-properties style:font-name="Liberation Serif" fo:font-size="12pt" style:text-underline-style="none" fo:font-weight="normal" officeooo:rsid="04d580d8" officeooo:paragraph-rsid="04d580d8" style:font-size-asian="12pt" style:font-weight-asian="normal" style:font-size-complex="12pt" style:font-weight-complex="normal"/>
    </style:style>
    <style:style style:name="P137" style:family="paragraph" style:parent-style-name="Standard">
      <style:text-properties style:font-name="Liberation Serif" fo:font-size="12pt" style:text-underline-style="none" fo:font-weight="normal" officeooo:rsid="04d6932c" officeooo:paragraph-rsid="04d6932c" style:font-size-asian="12pt" style:font-weight-asian="normal" style:font-size-complex="12pt" style:font-weight-complex="normal"/>
    </style:style>
    <style:style style:name="P138" style:family="paragraph" style:parent-style-name="Standard">
      <style:text-properties style:font-name="Liberation Serif" fo:font-size="12pt" style:text-underline-style="none" fo:font-weight="normal" officeooo:rsid="04d72654" officeooo:paragraph-rsid="04d72654" style:font-size-asian="12pt" style:font-weight-asian="normal" style:font-size-complex="12pt" style:font-weight-complex="normal"/>
    </style:style>
    <style:style style:name="P139" style:family="paragraph" style:parent-style-name="Standard">
      <style:text-properties style:font-name="Liberation Serif" fo:font-size="12pt" style:text-underline-style="none" fo:font-weight="normal" officeooo:rsid="04e00cff" officeooo:paragraph-rsid="04e00cff" style:font-size-asian="12pt" style:font-weight-asian="normal" style:font-size-complex="12pt" style:font-weight-complex="normal"/>
    </style:style>
    <style:style style:name="P140" style:family="paragraph" style:parent-style-name="Standard">
      <style:text-properties style:font-name="Liberation Serif" fo:font-size="12pt" style:text-underline-style="none" fo:font-weight="normal" officeooo:rsid="04e10b46" officeooo:paragraph-rsid="04e10b46" style:font-size-asian="12pt" style:font-weight-asian="normal" style:font-size-complex="12pt" style:font-weight-complex="normal"/>
    </style:style>
    <style:style style:name="P141" style:family="paragraph" style:parent-style-name="Standard">
      <style:text-properties style:font-name="Liberation Serif" fo:font-size="12pt" style:text-underline-style="none" fo:font-weight="normal" officeooo:rsid="04e156b3" officeooo:paragraph-rsid="04e156b3" style:font-size-asian="12pt" style:font-weight-asian="normal" style:font-size-complex="12pt" style:font-weight-complex="normal"/>
    </style:style>
    <style:style style:name="P142" style:family="paragraph" style:parent-style-name="Standard">
      <style:text-properties style:font-name="Liberation Serif" fo:font-size="12pt" style:text-underline-style="none" fo:font-weight="normal" officeooo:rsid="04e1bdf3" officeooo:paragraph-rsid="04e1bdf3" style:font-size-asian="12pt" style:font-weight-asian="normal" style:font-size-complex="12pt" style:font-weight-complex="normal"/>
    </style:style>
    <style:style style:name="P143" style:family="paragraph" style:parent-style-name="Standard">
      <style:text-properties style:font-name="Liberation Serif" fo:font-size="12pt" style:text-underline-style="none" fo:font-weight="normal" officeooo:rsid="04e293f0" officeooo:paragraph-rsid="04e293f0" style:font-size-asian="12pt" style:font-weight-asian="normal" style:font-size-complex="12pt" style:font-weight-complex="normal"/>
    </style:style>
    <style:style style:name="P144" style:family="paragraph" style:parent-style-name="Standard">
      <style:text-properties style:font-name="Liberation Serif" fo:font-size="12pt" style:text-underline-style="none" fo:font-weight="normal" officeooo:rsid="050f4808" officeooo:paragraph-rsid="050f4808" style:font-size-asian="12pt" style:font-weight-asian="normal" style:font-size-complex="12pt" style:font-weight-complex="normal"/>
    </style:style>
    <style:style style:name="P145" style:family="paragraph" style:parent-style-name="Standard">
      <style:text-properties style:font-name="Liberation Serif" fo:font-size="12pt" style:text-underline-style="none" fo:font-weight="normal" officeooo:rsid="04e7e3c2" officeooo:paragraph-rsid="04e7e3c2" style:font-size-asian="12pt" style:font-weight-asian="normal" style:font-size-complex="12pt" style:font-weight-complex="normal"/>
    </style:style>
    <style:style style:name="P146" style:family="paragraph" style:parent-style-name="Standard">
      <style:text-properties style:font-name="Liberation Serif" fo:font-size="12pt" style:text-underline-style="none" fo:font-weight="normal" officeooo:rsid="04f15be2" officeooo:paragraph-rsid="04f15be2" style:font-size-asian="12pt" style:font-weight-asian="normal" style:font-size-complex="12pt" style:font-weight-complex="normal"/>
    </style:style>
    <style:style style:name="P147" style:family="paragraph" style:parent-style-name="Standard">
      <style:text-properties style:font-name="Liberation Serif" fo:font-size="12pt" style:text-underline-style="none" fo:font-weight="normal" officeooo:rsid="04f2d121" officeooo:paragraph-rsid="04f2d121" style:font-size-asian="12pt" style:font-weight-asian="normal" style:font-size-complex="12pt" style:font-weight-complex="normal"/>
    </style:style>
    <style:style style:name="P148" style:family="paragraph" style:parent-style-name="Standard">
      <style:text-properties style:font-name="Liberation Serif" fo:font-size="12pt" style:text-underline-style="none" fo:font-weight="normal" officeooo:rsid="04f3dd7a" officeooo:paragraph-rsid="04f3dd7a" style:font-size-asian="12pt" style:font-weight-asian="normal" style:font-size-complex="12pt" style:font-weight-complex="normal"/>
    </style:style>
    <style:style style:name="P149" style:family="paragraph" style:parent-style-name="Standard">
      <style:text-properties style:font-name="Liberation Serif" fo:font-size="12pt" style:text-underline-style="none" fo:font-weight="normal" officeooo:rsid="050ab99f" officeooo:paragraph-rsid="050ab99f" style:font-size-asian="12pt" style:font-weight-asian="normal" style:font-size-complex="12pt" style:font-weight-complex="normal"/>
    </style:style>
    <style:style style:name="P150" style:family="paragraph" style:parent-style-name="Standard">
      <style:text-properties style:font-name="Liberation Serif" fo:font-size="12pt" style:text-underline-style="none" fo:font-weight="normal" officeooo:rsid="05021a6b" officeooo:paragraph-rsid="05021a6b" style:font-size-asian="12pt" style:font-weight-asian="normal" style:font-size-complex="12pt" style:font-weight-complex="normal"/>
    </style:style>
    <style:style style:name="P151" style:family="paragraph" style:parent-style-name="Standard">
      <style:text-properties style:font-name="Liberation Serif" fo:font-size="12pt" style:text-underline-style="none" fo:font-weight="normal" officeooo:rsid="05057bf1" officeooo:paragraph-rsid="05057bf1" style:font-size-asian="12pt" style:font-weight-asian="normal" style:font-size-complex="12pt" style:font-weight-complex="normal"/>
    </style:style>
    <style:style style:name="P152" style:family="paragraph" style:parent-style-name="Standard">
      <style:text-properties style:font-name="Liberation Serif" fo:font-size="12pt" style:text-underline-style="none" fo:font-weight="normal" officeooo:rsid="050751a5" officeooo:paragraph-rsid="050751a5" style:font-size-asian="12pt" style:font-weight-asian="normal" style:font-size-complex="12pt" style:font-weight-complex="normal"/>
    </style:style>
    <style:style style:name="P153" style:family="paragraph" style:parent-style-name="Standard">
      <style:text-properties style:font-name="Liberation Serif" fo:font-size="12pt" style:text-underline-style="none" fo:font-weight="normal" officeooo:rsid="0514e5fd" officeooo:paragraph-rsid="0514e5fd" style:font-size-asian="12pt" style:font-weight-asian="normal" style:font-size-complex="12pt" style:font-weight-complex="normal"/>
    </style:style>
    <style:style style:name="P154" style:family="paragraph" style:parent-style-name="Standard">
      <style:text-properties style:font-name="Liberation Serif" fo:font-size="12pt" style:text-underline-style="none" fo:font-weight="normal" officeooo:rsid="050907f3" officeooo:paragraph-rsid="050907f3" style:font-size-asian="12pt" style:font-weight-asian="normal" style:font-size-complex="12pt" style:font-weight-complex="normal"/>
    </style:style>
    <style:style style:name="P155" style:family="paragraph" style:parent-style-name="Standard">
      <style:text-properties style:font-name="Liberation Serif" fo:font-size="12pt" style:text-underline-style="none" fo:font-weight="normal" officeooo:rsid="04e94287" officeooo:paragraph-rsid="04e94287" style:font-size-asian="12pt" style:font-weight-asian="normal" style:font-size-complex="12pt" style:font-weight-complex="normal"/>
    </style:style>
    <style:style style:name="P156" style:family="paragraph" style:parent-style-name="Standard">
      <style:text-properties style:font-name="Liberation Serif" fo:font-size="12pt" style:text-underline-style="none" fo:font-weight="normal" officeooo:rsid="04f6eb13" officeooo:paragraph-rsid="04f6eb13" style:font-size-asian="12pt" style:font-weight-asian="normal" style:font-size-complex="12pt" style:font-weight-complex="normal"/>
    </style:style>
    <style:style style:name="P157" style:family="paragraph" style:parent-style-name="Standard">
      <style:text-properties style:font-name="Liberation Serif" fo:font-size="12pt" style:text-underline-style="none" fo:font-weight="normal" officeooo:rsid="04eaa347" officeooo:paragraph-rsid="04eaa347" style:font-size-asian="12pt" style:font-weight-asian="normal" style:font-size-complex="12pt" style:font-weight-complex="normal"/>
    </style:style>
    <style:style style:name="P158" style:family="paragraph" style:parent-style-name="Standard">
      <style:text-properties style:font-name="Liberation Serif" fo:font-size="12pt" style:text-underline-style="none" fo:font-weight="normal" officeooo:rsid="04ec8495" officeooo:paragraph-rsid="04ec8495" style:font-size-asian="12pt" style:font-weight-asian="normal" style:font-size-complex="12pt" style:font-weight-complex="normal"/>
    </style:style>
    <style:style style:name="P159" style:family="paragraph" style:parent-style-name="Standard">
      <style:text-properties style:font-name="Liberation Serif" fo:font-size="12pt" style:text-underline-style="none" fo:font-weight="normal" officeooo:rsid="04ee112e" officeooo:paragraph-rsid="04ee112e" style:font-size-asian="12pt" style:font-weight-asian="normal" style:font-size-complex="12pt" style:font-weight-complex="normal"/>
    </style:style>
    <style:style style:name="P160" style:family="paragraph" style:parent-style-name="Standard">
      <style:text-properties style:font-name="Liberation Serif" fo:font-size="12pt" style:text-underline-style="none" fo:font-weight="normal" officeooo:rsid="04efed0b" officeooo:paragraph-rsid="04efed0b" style:font-size-asian="12pt" style:font-weight-asian="normal" style:font-size-complex="12pt" style:font-weight-complex="normal"/>
    </style:style>
    <style:style style:name="P161" style:family="paragraph" style:parent-style-name="Standard">
      <style:text-properties style:font-name="Liberation Serif" fo:font-size="12pt" style:text-underline-style="none" fo:font-weight="normal" officeooo:rsid="051372c8" officeooo:paragraph-rsid="051372c8" style:font-size-asian="12pt" style:font-weight-asian="normal" style:font-size-complex="12pt" style:font-weight-complex="normal"/>
    </style:style>
    <style:style style:name="P162" style:family="paragraph" style:parent-style-name="Standard">
      <style:text-properties style:font-name="Liberation Serif" fo:font-size="12pt" style:text-underline-style="none" fo:font-weight="normal" officeooo:rsid="05137d63" officeooo:paragraph-rsid="05137d63" style:font-size-asian="12pt" style:font-weight-asian="normal" style:font-size-complex="12pt" style:font-weight-complex="normal"/>
    </style:style>
    <style:style style:name="P163" style:family="paragraph" style:parent-style-name="Standard">
      <style:text-properties style:font-name="Liberation Serif" fo:font-size="12pt" style:text-underline-style="none" fo:font-weight="normal" officeooo:rsid="04f8408a" officeooo:paragraph-rsid="04f8408a" style:font-size-asian="12pt" style:font-weight-asian="normal" style:font-size-complex="12pt" style:font-weight-complex="normal"/>
    </style:style>
    <style:style style:name="P164" style:family="paragraph" style:parent-style-name="Standard">
      <style:text-properties style:font-name="Liberation Serif" fo:font-size="12pt" style:text-underline-style="none" fo:font-weight="normal" officeooo:rsid="04f89dbf" officeooo:paragraph-rsid="04f89dbf" style:font-size-asian="12pt" style:font-weight-asian="normal" style:font-size-complex="12pt" style:font-weight-complex="normal"/>
    </style:style>
    <style:style style:name="P165" style:family="paragraph" style:parent-style-name="Standard">
      <style:text-properties style:font-name="Liberation Serif" fo:font-size="12pt" style:text-underline-style="none" fo:font-weight="normal" officeooo:rsid="04fa0731" officeooo:paragraph-rsid="04fa0731" style:font-size-asian="12pt" style:font-weight-asian="normal" style:font-size-complex="12pt" style:font-weight-complex="normal"/>
    </style:style>
    <style:style style:name="P166" style:family="paragraph" style:parent-style-name="Standard">
      <style:text-properties style:font-name="Liberation Serif" fo:font-size="12pt" style:text-underline-style="none" fo:font-weight="normal" officeooo:rsid="04fb5b0d" officeooo:paragraph-rsid="04fb5b0d" style:font-size-asian="12pt" style:font-weight-asian="normal" style:font-size-complex="12pt" style:font-weight-complex="normal"/>
    </style:style>
    <style:style style:name="P167" style:family="paragraph" style:parent-style-name="Standard">
      <style:text-properties style:font-name="Liberation Serif" fo:font-size="12pt" style:text-underline-style="none" fo:font-weight="normal" officeooo:rsid="04fcdc63" officeooo:paragraph-rsid="04fcdc63" style:font-size-asian="12pt" style:font-weight-asian="normal" style:font-size-complex="12pt" style:font-weight-complex="normal"/>
    </style:style>
    <style:style style:name="P168" style:family="paragraph" style:parent-style-name="Standard">
      <style:text-properties style:font-name="Liberation Serif" fo:font-size="12pt" style:text-underline-style="none" fo:font-weight="normal" officeooo:rsid="04fe0806" officeooo:paragraph-rsid="04fe0806" style:font-size-asian="12pt" style:font-weight-asian="normal" style:font-size-complex="12pt" style:font-weight-complex="normal"/>
    </style:style>
    <style:style style:name="P169" style:family="paragraph" style:parent-style-name="Standard">
      <style:text-properties style:font-name="Liberation Serif" fo:font-size="12pt" style:text-underline-style="none" fo:font-weight="normal" officeooo:rsid="04ff4e88" officeooo:paragraph-rsid="04ff4e88" style:font-size-asian="12pt" style:font-weight-asian="normal" style:font-size-complex="12pt" style:font-weight-complex="normal"/>
    </style:style>
    <style:style style:name="P170" style:family="paragraph" style:parent-style-name="Standard">
      <style:text-properties style:font-name="Liberation Serif" fo:font-size="12pt" style:text-underline-style="none" fo:font-weight="normal" officeooo:rsid="0527837f" officeooo:paragraph-rsid="0527837f" style:font-size-asian="12pt" style:font-weight-asian="normal" style:font-size-complex="12pt" style:font-weight-complex="normal"/>
    </style:style>
    <style:style style:name="P171" style:family="paragraph" style:parent-style-name="Standard">
      <style:text-properties style:font-name="Liberation Serif" fo:font-size="12pt" style:text-underline-style="none" fo:font-weight="normal" officeooo:rsid="052d6d5c" officeooo:paragraph-rsid="052d6d5c" style:font-size-asian="12pt" style:font-weight-asian="normal" style:font-size-complex="12pt" style:font-weight-complex="normal"/>
    </style:style>
    <style:style style:name="P172" style:family="paragraph" style:parent-style-name="Standard">
      <style:text-properties style:font-name="Liberation Serif" fo:font-size="12pt" style:text-underline-style="none" fo:font-weight="normal" officeooo:rsid="052dd1c3" officeooo:paragraph-rsid="052dd1c3" style:font-size-asian="12pt" style:font-weight-asian="normal" style:font-size-complex="12pt" style:font-weight-complex="normal"/>
    </style:style>
    <style:style style:name="P173" style:family="paragraph" style:parent-style-name="Standard">
      <style:text-properties style:font-name="Liberation Serif" fo:font-size="12pt" style:text-underline-style="none" fo:font-weight="normal" officeooo:rsid="0538fe88" officeooo:paragraph-rsid="0538fe88" style:font-size-asian="12pt" style:font-weight-asian="normal" style:font-size-complex="12pt" style:font-weight-complex="normal"/>
    </style:style>
    <style:style style:name="P174" style:family="paragraph" style:parent-style-name="Standard">
      <style:text-properties style:font-name="Liberation Serif" fo:font-size="12pt" style:text-underline-style="none" fo:font-weight="normal" officeooo:rsid="053ab951" officeooo:paragraph-rsid="053ab951" style:font-size-asian="12pt" style:font-weight-asian="normal" style:font-size-complex="12pt" style:font-weight-complex="normal"/>
    </style:style>
    <style:style style:name="P175" style:family="paragraph" style:parent-style-name="Standard">
      <style:text-properties style:font-name="Liberation Serif" fo:font-size="12pt" style:text-underline-style="none" fo:font-weight="normal" officeooo:rsid="053ab951" officeooo:paragraph-rsid="05570365" style:font-size-asian="12pt" style:font-weight-asian="normal" style:font-size-complex="12pt" style:font-weight-complex="normal"/>
    </style:style>
    <style:style style:name="P176" style:family="paragraph" style:parent-style-name="Standard">
      <style:text-properties style:font-name="Liberation Serif" fo:font-size="12pt" style:text-underline-style="none" fo:font-weight="normal" officeooo:rsid="053b14ed" officeooo:paragraph-rsid="053b14ed" style:font-size-asian="12pt" style:font-weight-asian="normal" style:font-size-complex="12pt" style:font-weight-complex="normal"/>
    </style:style>
    <style:style style:name="P177" style:family="paragraph" style:parent-style-name="Standard">
      <style:text-properties style:font-name="Liberation Serif" fo:font-size="12pt" style:text-underline-style="none" fo:font-weight="normal" officeooo:rsid="053b14ed" officeooo:paragraph-rsid="05570365" style:font-size-asian="12pt" style:font-weight-asian="normal" style:font-size-complex="12pt" style:font-weight-complex="normal"/>
    </style:style>
    <style:style style:name="P178" style:family="paragraph" style:parent-style-name="Standard">
      <style:text-properties style:font-name="Liberation Serif" fo:font-size="12pt" style:text-underline-style="none" fo:font-weight="normal" officeooo:rsid="053cd914" officeooo:paragraph-rsid="053cd914" style:font-size-asian="12pt" style:font-weight-asian="normal" style:font-size-complex="12pt" style:font-weight-complex="normal"/>
    </style:style>
    <style:style style:name="P179" style:family="paragraph" style:parent-style-name="Standard">
      <style:text-properties style:font-name="Liberation Serif" fo:font-size="12pt" style:text-underline-style="none" fo:font-weight="normal" officeooo:rsid="053cd914" officeooo:paragraph-rsid="05570365" style:font-size-asian="12pt" style:font-weight-asian="normal" style:font-size-complex="12pt" style:font-weight-complex="normal"/>
    </style:style>
    <style:style style:name="P180" style:family="paragraph" style:parent-style-name="Standard">
      <style:text-properties style:font-name="Liberation Serif" fo:font-size="12pt" style:text-underline-style="none" fo:font-weight="normal" officeooo:rsid="05409b8b" officeooo:paragraph-rsid="05409b8b" style:font-size-asian="12pt" style:font-weight-asian="normal" style:font-size-complex="12pt" style:font-weight-complex="normal"/>
    </style:style>
    <style:style style:name="P181" style:family="paragraph" style:parent-style-name="Standard">
      <style:text-properties style:font-name="Liberation Serif" fo:font-size="12pt" style:text-underline-style="none" fo:font-weight="normal" officeooo:rsid="05409b8b" officeooo:paragraph-rsid="05570365" style:font-size-asian="12pt" style:font-weight-asian="normal" style:font-size-complex="12pt" style:font-weight-complex="normal"/>
    </style:style>
    <style:style style:name="P182" style:family="paragraph" style:parent-style-name="Standard">
      <style:text-properties style:font-name="Liberation Serif" fo:font-size="12pt" style:text-underline-style="none" fo:font-weight="normal" officeooo:rsid="0542760c" officeooo:paragraph-rsid="0542760c" style:font-size-asian="12pt" style:font-weight-asian="normal" style:font-size-complex="12pt" style:font-weight-complex="normal"/>
    </style:style>
    <style:style style:name="P183" style:family="paragraph" style:parent-style-name="Standard">
      <style:text-properties style:font-name="Liberation Serif" fo:font-size="12pt" style:text-underline-style="none" fo:font-weight="normal" officeooo:rsid="0542760c" officeooo:paragraph-rsid="05503df0" style:font-size-asian="12pt" style:font-weight-asian="normal" style:font-size-complex="12pt" style:font-weight-complex="normal"/>
    </style:style>
    <style:style style:name="P184" style:family="paragraph" style:parent-style-name="Standard">
      <style:text-properties style:font-name="Liberation Serif" fo:font-size="12pt" style:text-underline-style="none" fo:font-weight="normal" officeooo:rsid="0543e975" officeooo:paragraph-rsid="0543e975" style:font-size-asian="12pt" style:font-weight-asian="normal" style:font-size-complex="12pt" style:font-weight-complex="normal"/>
    </style:style>
    <style:style style:name="P185" style:family="paragraph" style:parent-style-name="Standard">
      <style:text-properties style:font-name="Liberation Serif" fo:font-size="12pt" style:text-underline-style="none" fo:font-weight="normal" officeooo:rsid="0545e3d9" officeooo:paragraph-rsid="0545e3d9" style:font-size-asian="12pt" style:font-weight-asian="normal" style:font-size-complex="12pt" style:font-weight-complex="normal"/>
    </style:style>
    <style:style style:name="P186" style:family="paragraph" style:parent-style-name="Standard">
      <style:text-properties style:font-name="Liberation Serif" fo:font-size="12pt" style:text-underline-style="none" fo:font-weight="normal" officeooo:rsid="0545e3d9" officeooo:paragraph-rsid="05570365" style:font-size-asian="12pt" style:font-weight-asian="normal" style:font-size-complex="12pt" style:font-weight-complex="normal"/>
    </style:style>
    <style:style style:name="P187" style:family="paragraph" style:parent-style-name="Standard">
      <style:text-properties style:font-name="Liberation Serif" fo:font-size="12pt" style:text-underline-style="none" fo:font-weight="normal" officeooo:rsid="054631e1" officeooo:paragraph-rsid="054631e1" style:font-size-asian="12pt" style:font-weight-asian="normal" style:font-size-complex="12pt" style:font-weight-complex="normal"/>
    </style:style>
    <style:style style:name="P188" style:family="paragraph" style:parent-style-name="Standard">
      <style:text-properties style:font-name="Liberation Serif" fo:font-size="12pt" style:text-underline-style="none" fo:font-weight="normal" officeooo:rsid="054631e1" officeooo:paragraph-rsid="05570365" style:font-size-asian="12pt" style:font-weight-asian="normal" style:font-size-complex="12pt" style:font-weight-complex="normal"/>
    </style:style>
    <style:style style:name="P189" style:family="paragraph" style:parent-style-name="Standard">
      <style:text-properties style:font-name="Liberation Serif" fo:font-size="12pt" style:text-underline-style="none" fo:font-weight="normal" officeooo:rsid="0547bf68" officeooo:paragraph-rsid="0547bf68" style:font-size-asian="12pt" style:font-weight-asian="normal" style:font-size-complex="12pt" style:font-weight-complex="normal"/>
    </style:style>
    <style:style style:name="P190" style:family="paragraph" style:parent-style-name="Standard">
      <style:text-properties style:font-name="Liberation Serif" fo:font-size="12pt" style:text-underline-style="none" fo:font-weight="normal" officeooo:rsid="054a7cd7" officeooo:paragraph-rsid="054a7cd7" style:font-size-asian="12pt" style:font-weight-asian="normal" style:font-size-complex="12pt" style:font-weight-complex="normal"/>
    </style:style>
    <style:style style:name="P191" style:family="paragraph" style:parent-style-name="Standard">
      <style:text-properties style:font-name="Liberation Serif" fo:font-size="12pt" style:text-underline-style="none" fo:font-weight="normal" officeooo:rsid="054c255e" officeooo:paragraph-rsid="054c255e" style:font-size-asian="12pt" style:font-weight-asian="normal" style:font-size-complex="12pt" style:font-weight-complex="normal"/>
    </style:style>
    <style:style style:name="P192" style:family="paragraph" style:parent-style-name="Standard">
      <style:text-properties style:font-name="Liberation Serif" fo:font-size="12pt" style:text-underline-style="none" fo:font-weight="normal" officeooo:rsid="0554f03f" officeooo:paragraph-rsid="0554f03f" style:font-size-asian="12pt" style:font-weight-asian="normal" style:font-size-complex="12pt" style:font-weight-complex="normal"/>
    </style:style>
    <style:style style:name="P193" style:family="paragraph" style:parent-style-name="Standard">
      <style:text-properties style:font-name="Liberation Serif" fo:font-size="12pt" style:text-underline-style="none" fo:font-weight="normal" officeooo:rsid="0554f03f" officeooo:paragraph-rsid="05570365" style:font-size-asian="12pt" style:font-weight-asian="normal" style:font-size-complex="12pt" style:font-weight-complex="normal"/>
    </style:style>
    <style:style style:name="P194" style:family="paragraph" style:parent-style-name="Standard">
      <style:text-properties style:font-name="Liberation Serif" fo:font-size="12pt" style:text-underline-style="none" fo:font-weight="normal" officeooo:rsid="0557e423" officeooo:paragraph-rsid="0557e423" style:font-size-asian="12pt" style:font-weight-asian="normal" style:font-size-complex="12pt" style:font-weight-complex="normal"/>
    </style:style>
    <style:style style:name="P195" style:family="paragraph" style:parent-style-name="Standard">
      <style:text-properties style:font-name="Liberation Serif" fo:font-size="12pt" style:text-underline-style="none" fo:font-weight="normal" officeooo:rsid="05592ddc" officeooo:paragraph-rsid="05592ddc" style:font-size-asian="12pt" style:font-weight-asian="normal" style:font-size-complex="12pt" style:font-weight-complex="normal"/>
    </style:style>
    <style:style style:name="P196" style:family="paragraph" style:parent-style-name="Standard">
      <style:text-properties style:font-name="Liberation Serif" fo:font-size="12pt" style:text-underline-style="none" fo:font-weight="normal" officeooo:rsid="0268a0e4" officeooo:paragraph-rsid="0268a0e4" style:font-size-asian="12pt" style:font-weight-asian="normal" style:font-size-complex="12pt" style:font-weight-complex="normal"/>
    </style:style>
    <style:style style:name="P197" style:family="paragraph" style:parent-style-name="Standard">
      <style:text-properties style:font-name="Liberation Serif" fo:font-size="12pt" style:text-underline-style="none" fo:font-weight="normal" officeooo:rsid="026f4785" officeooo:paragraph-rsid="026f4785" style:font-size-asian="12pt" style:font-weight-asian="normal" style:font-size-complex="12pt" style:font-weight-complex="normal"/>
    </style:style>
    <style:style style:name="P198" style:family="paragraph" style:parent-style-name="Standard">
      <style:text-properties style:font-name="Liberation Serif" fo:font-size="12pt" style:text-underline-style="none" fo:font-weight="normal" officeooo:rsid="027c3499" officeooo:paragraph-rsid="027c3499" style:font-size-asian="12pt" style:font-weight-asian="normal" style:font-size-complex="12pt" style:font-weight-complex="normal"/>
    </style:style>
    <style:style style:name="P199" style:family="paragraph" style:parent-style-name="Standard">
      <style:text-properties style:font-name="Liberation Serif" fo:font-size="12pt" style:text-underline-style="none" fo:font-weight="normal" officeooo:rsid="027dfbaf" officeooo:paragraph-rsid="027dfbaf" style:font-size-asian="12pt" style:font-weight-asian="normal" style:font-size-complex="12pt" style:font-weight-complex="normal"/>
    </style:style>
    <style:style style:name="P200" style:family="paragraph" style:parent-style-name="Standard">
      <style:text-properties style:font-name="Liberation Serif" fo:font-size="12pt" style:text-underline-style="none" fo:font-weight="normal" officeooo:rsid="027f6df7" officeooo:paragraph-rsid="027f6df7" style:font-size-asian="12pt" style:font-weight-asian="normal" style:font-size-complex="12pt" style:font-weight-complex="normal"/>
    </style:style>
    <style:style style:name="P201" style:family="paragraph" style:parent-style-name="Standard">
      <style:text-properties style:font-name="Liberation Serif" fo:font-size="12pt" style:text-underline-style="none" fo:font-weight="normal" officeooo:rsid="028d1256" officeooo:paragraph-rsid="028d1256" style:font-size-asian="12pt" style:font-weight-asian="normal" style:font-size-complex="12pt" style:font-weight-complex="normal"/>
    </style:style>
    <style:style style:name="P202" style:family="paragraph" style:parent-style-name="Standard">
      <style:text-properties style:font-name="Liberation Serif" fo:font-size="12pt" style:text-underline-style="none" fo:font-weight="normal" officeooo:rsid="02906c65" officeooo:paragraph-rsid="02906c65" style:font-size-asian="12pt" style:font-weight-asian="normal" style:font-size-complex="12pt" style:font-weight-complex="normal"/>
    </style:style>
    <style:style style:name="P203" style:family="paragraph" style:parent-style-name="Standard">
      <style:text-properties style:font-name="Liberation Serif" fo:font-size="12pt" style:text-underline-style="none" fo:font-weight="normal" officeooo:rsid="02909f42" officeooo:paragraph-rsid="02909f42" style:font-size-asian="12pt" style:font-weight-asian="normal" style:font-size-complex="12pt" style:font-weight-complex="normal"/>
    </style:style>
    <style:style style:name="P204" style:family="paragraph" style:parent-style-name="Standard">
      <style:text-properties style:font-name="Liberation Serif" fo:font-size="12pt" style:text-underline-style="none" fo:font-weight="normal" officeooo:rsid="029b305c" officeooo:paragraph-rsid="029b305c" style:font-size-asian="12pt" style:font-weight-asian="normal" style:font-size-complex="12pt" style:font-weight-complex="normal"/>
    </style:style>
    <style:style style:name="P205" style:family="paragraph" style:parent-style-name="Standard">
      <style:text-properties style:font-name="Liberation Serif" fo:font-size="12pt" style:text-underline-style="none" fo:font-weight="normal" officeooo:rsid="02a96e8c" officeooo:paragraph-rsid="02a96e8c" style:font-size-asian="12pt" style:font-weight-asian="normal" style:font-size-complex="12pt" style:font-weight-complex="normal"/>
    </style:style>
    <style:style style:name="P206" style:family="paragraph" style:parent-style-name="Standard">
      <style:text-properties style:font-name="Liberation Serif" fo:font-size="12pt" style:text-underline-style="none" fo:font-weight="normal" officeooo:rsid="02b1d599" officeooo:paragraph-rsid="02b1d599" style:font-size-asian="12pt" style:font-weight-asian="normal" style:font-size-complex="12pt" style:font-weight-complex="normal"/>
    </style:style>
    <style:style style:name="P207" style:family="paragraph" style:parent-style-name="Standard">
      <style:text-properties style:font-name="Liberation Serif" fo:font-size="12pt" style:text-underline-style="none" fo:font-weight="normal" officeooo:rsid="02bc2f5c" officeooo:paragraph-rsid="02bc2f5c" style:font-size-asian="12pt" style:font-weight-asian="normal" style:font-size-complex="12pt" style:font-weight-complex="normal"/>
    </style:style>
    <style:style style:name="P208" style:family="paragraph" style:parent-style-name="Standard">
      <style:text-properties style:font-name="Liberation Serif" fo:font-size="12pt" style:text-underline-style="none" fo:font-weight="normal" officeooo:rsid="02c4d8d6" officeooo:paragraph-rsid="02c4d8d6" style:font-size-asian="12pt" style:font-weight-asian="normal" style:font-size-complex="12pt" style:font-weight-complex="normal"/>
    </style:style>
    <style:style style:name="P209" style:family="paragraph" style:parent-style-name="Standard">
      <style:text-properties style:font-name="Liberation Serif" fo:font-size="12pt" style:text-underline-style="none" fo:font-weight="normal" officeooo:rsid="02ca7502" officeooo:paragraph-rsid="02ca7502" style:font-size-asian="12pt" style:font-weight-asian="normal" style:font-size-complex="12pt" style:font-weight-complex="normal"/>
    </style:style>
    <style:style style:name="P210" style:family="paragraph" style:parent-style-name="Standard">
      <style:text-properties style:font-name="Liberation Serif" fo:font-size="12pt" style:text-underline-style="none" fo:font-weight="normal" officeooo:rsid="030c8d5d" officeooo:paragraph-rsid="030c8d5d" style:font-size-asian="12pt" style:font-weight-asian="normal" style:font-size-complex="12pt" style:font-weight-complex="normal"/>
    </style:style>
    <style:style style:name="P211" style:family="paragraph" style:parent-style-name="Standard">
      <style:text-properties style:font-name="Liberation Serif" fo:font-size="12pt" style:text-underline-style="none" fo:font-weight="normal" officeooo:rsid="0315f4ac" officeooo:paragraph-rsid="0315f4ac" style:font-size-asian="12pt" style:font-weight-asian="normal" style:font-size-complex="12pt" style:font-weight-complex="normal"/>
    </style:style>
    <style:style style:name="P212" style:family="paragraph" style:parent-style-name="Standard">
      <style:text-properties style:font-name="Liberation Serif" fo:font-size="12pt" style:text-underline-style="none" fo:font-weight="normal" officeooo:rsid="031c837e" officeooo:paragraph-rsid="031c837e" style:font-size-asian="12pt" style:font-weight-asian="normal" style:font-size-complex="12pt" style:font-weight-complex="normal"/>
    </style:style>
    <style:style style:name="P213" style:family="paragraph" style:parent-style-name="Standard">
      <style:text-properties style:font-name="Liberation Serif" fo:font-size="12pt" style:text-underline-style="none" fo:font-weight="normal" officeooo:rsid="0320c511" officeooo:paragraph-rsid="0320c511" style:font-size-asian="12pt" style:font-weight-asian="normal" style:font-size-complex="12pt" style:font-weight-complex="normal"/>
    </style:style>
    <style:style style:name="P214" style:family="paragraph" style:parent-style-name="Standard">
      <style:text-properties style:font-name="Liberation Serif" fo:font-size="12pt" style:text-underline-style="none" fo:font-weight="normal" officeooo:rsid="032cd6ec" officeooo:paragraph-rsid="032cd6ec" style:font-size-asian="12pt" style:font-weight-asian="normal" style:font-size-complex="12pt" style:font-weight-complex="normal"/>
    </style:style>
    <style:style style:name="P215" style:family="paragraph" style:parent-style-name="Standard">
      <style:text-properties style:font-name="Liberation Serif" fo:font-size="12pt" style:text-underline-style="none" fo:font-weight="normal" officeooo:rsid="032d0dea" officeooo:paragraph-rsid="032d0dea" style:font-size-asian="12pt" style:font-weight-asian="normal" style:font-size-complex="12pt" style:font-weight-complex="normal"/>
    </style:style>
    <style:style style:name="P216" style:family="paragraph" style:parent-style-name="Standard">
      <style:text-properties style:font-name="Liberation Serif" fo:font-size="12pt" style:text-underline-style="none" fo:font-weight="normal" officeooo:rsid="03307a66" officeooo:paragraph-rsid="03307a66" style:font-size-asian="12pt" style:font-weight-asian="normal" style:font-size-complex="12pt" style:font-weight-complex="normal"/>
    </style:style>
    <style:style style:name="P217" style:family="paragraph" style:parent-style-name="Standard">
      <style:text-properties style:font-name="Liberation Serif" fo:font-size="12pt" style:text-underline-style="none" fo:font-weight="normal" officeooo:rsid="03325906" officeooo:paragraph-rsid="03325906" style:font-size-asian="12pt" style:font-weight-asian="normal" style:font-size-complex="12pt" style:font-weight-complex="normal"/>
    </style:style>
    <style:style style:name="P218" style:family="paragraph" style:parent-style-name="Standard">
      <style:text-properties style:font-name="Liberation Serif" fo:font-size="12pt" style:text-underline-style="none" fo:font-weight="normal" officeooo:rsid="0332fab3" officeooo:paragraph-rsid="0332fab3" style:font-size-asian="12pt" style:font-weight-asian="normal" style:font-size-complex="12pt" style:font-weight-complex="normal"/>
    </style:style>
    <style:style style:name="P219" style:family="paragraph" style:parent-style-name="Standard">
      <style:text-properties style:font-name="Liberation Serif" fo:font-size="12pt" style:text-underline-style="none" fo:font-weight="normal" officeooo:rsid="03341cf0" officeooo:paragraph-rsid="03341cf0" style:font-size-asian="12pt" style:font-weight-asian="normal" style:font-size-complex="12pt" style:font-weight-complex="normal"/>
    </style:style>
    <style:style style:name="P220" style:family="paragraph" style:parent-style-name="Standard">
      <style:text-properties style:font-name="Liberation Serif" fo:font-size="12pt" style:text-underline-style="none" fo:font-weight="normal" officeooo:rsid="03341cf0" officeooo:paragraph-rsid="033b3295" style:font-size-asian="12pt" style:font-weight-asian="normal" style:font-size-complex="12pt" style:font-weight-complex="normal"/>
    </style:style>
    <style:style style:name="P221" style:family="paragraph" style:parent-style-name="Standard">
      <style:text-properties style:font-name="Liberation Serif" fo:font-size="12pt" style:text-underline-style="none" fo:font-weight="normal" officeooo:rsid="03348beb" officeooo:paragraph-rsid="03348beb" style:font-size-asian="12pt" style:font-weight-asian="normal" style:font-size-complex="12pt" style:font-weight-complex="normal"/>
    </style:style>
    <style:style style:name="P222" style:family="paragraph" style:parent-style-name="Standard">
      <style:text-properties style:font-name="Liberation Serif" fo:font-size="12pt" style:text-underline-style="none" fo:font-weight="normal" officeooo:rsid="03348beb" officeooo:paragraph-rsid="033b3295" style:font-size-asian="12pt" style:font-weight-asian="normal" style:font-size-complex="12pt" style:font-weight-complex="normal"/>
    </style:style>
    <style:style style:name="P223" style:family="paragraph" style:parent-style-name="Standard">
      <style:text-properties style:font-name="Liberation Serif" fo:font-size="12pt" style:text-underline-style="none" fo:font-weight="normal" officeooo:rsid="03357c78" officeooo:paragraph-rsid="03357c78" style:font-size-asian="12pt" style:font-weight-asian="normal" style:font-size-complex="12pt" style:font-weight-complex="normal"/>
    </style:style>
    <style:style style:name="P224" style:family="paragraph" style:parent-style-name="Standard">
      <style:text-properties style:font-name="Liberation Serif" fo:font-size="12pt" style:text-underline-style="none" fo:font-weight="normal" officeooo:rsid="03357c78" officeooo:paragraph-rsid="033b3295" style:font-size-asian="12pt" style:font-weight-asian="normal" style:font-size-complex="12pt" style:font-weight-complex="normal"/>
    </style:style>
    <style:style style:name="P225" style:family="paragraph" style:parent-style-name="Standard">
      <style:text-properties style:font-name="Liberation Serif" fo:font-size="12pt" style:text-underline-style="none" fo:font-weight="normal" officeooo:rsid="03364006" officeooo:paragraph-rsid="03364006" style:font-size-asian="12pt" style:font-weight-asian="normal" style:font-size-complex="12pt" style:font-weight-complex="normal"/>
    </style:style>
    <style:style style:name="P226" style:family="paragraph" style:parent-style-name="Standard">
      <style:text-properties style:font-name="Liberation Serif" fo:font-size="12pt" style:text-underline-style="none" fo:font-weight="normal" officeooo:rsid="03364006" officeooo:paragraph-rsid="033b3295" style:font-size-asian="12pt" style:font-weight-asian="normal" style:font-size-complex="12pt" style:font-weight-complex="normal"/>
    </style:style>
    <style:style style:name="P227" style:family="paragraph" style:parent-style-name="Standard">
      <style:text-properties style:font-name="Liberation Serif" fo:font-size="12pt" style:text-underline-style="none" fo:font-weight="normal" officeooo:rsid="0337bb65" officeooo:paragraph-rsid="0337bb65" style:font-size-asian="12pt" style:font-weight-asian="normal" style:font-size-complex="12pt" style:font-weight-complex="normal"/>
    </style:style>
    <style:style style:name="P228" style:family="paragraph" style:parent-style-name="Standard">
      <style:text-properties style:font-name="Liberation Serif" fo:font-size="12pt" style:text-underline-style="none" fo:font-weight="normal" officeooo:rsid="0337bb65" officeooo:paragraph-rsid="033b3295" style:font-size-asian="12pt" style:font-weight-asian="normal" style:font-size-complex="12pt" style:font-weight-complex="normal"/>
    </style:style>
    <style:style style:name="P229" style:family="paragraph" style:parent-style-name="Standard">
      <style:text-properties style:font-name="Liberation Serif" fo:font-size="12pt" style:text-underline-style="none" fo:font-weight="normal" officeooo:rsid="0339f2c1" officeooo:paragraph-rsid="0339f2c1" style:font-size-asian="12pt" style:font-weight-asian="normal" style:font-size-complex="12pt" style:font-weight-complex="normal"/>
    </style:style>
    <style:style style:name="P230" style:family="paragraph" style:parent-style-name="Standard">
      <style:text-properties style:font-name="Liberation Serif" fo:font-size="12pt" style:text-underline-style="none" fo:font-weight="normal" officeooo:rsid="033b7a7a" officeooo:paragraph-rsid="033b7a7a" style:font-size-asian="12pt" style:font-weight-asian="normal" style:font-size-complex="12pt" style:font-weight-complex="normal"/>
    </style:style>
    <style:style style:name="P231" style:family="paragraph" style:parent-style-name="Standard">
      <style:text-properties style:font-name="Liberation Serif" fo:font-size="12pt" style:text-underline-style="none" fo:font-weight="normal" officeooo:rsid="033d57b8" officeooo:paragraph-rsid="033d57b8" style:font-size-asian="12pt" style:font-weight-asian="normal" style:font-size-complex="12pt" style:font-weight-complex="normal"/>
    </style:style>
    <style:style style:name="P232" style:family="paragraph" style:parent-style-name="Standard">
      <style:text-properties style:font-name="Liberation Serif" fo:font-size="12pt" style:text-underline-style="none" fo:font-weight="normal" officeooo:rsid="03477da4" officeooo:paragraph-rsid="03477da4" style:font-size-asian="12pt" style:font-weight-asian="normal" style:font-size-complex="12pt" style:font-weight-complex="normal"/>
    </style:style>
    <style:style style:name="P233" style:family="paragraph" style:parent-style-name="Standard">
      <style:text-properties style:font-name="Liberation Serif" fo:font-size="12pt" style:text-underline-style="none" fo:font-weight="normal" officeooo:rsid="034f6306" officeooo:paragraph-rsid="034f6306" style:font-size-asian="12pt" style:font-weight-asian="normal" style:font-size-complex="12pt" style:font-weight-complex="normal"/>
    </style:style>
    <style:style style:name="P234" style:family="paragraph" style:parent-style-name="Standard">
      <style:text-properties style:font-name="Liberation Serif" fo:font-size="12pt" style:text-underline-style="none" fo:font-weight="normal" officeooo:rsid="035b098f" officeooo:paragraph-rsid="035b098f" style:font-size-asian="12pt" style:font-weight-asian="normal" style:font-size-complex="12pt" style:font-weight-complex="normal"/>
    </style:style>
    <style:style style:name="P235" style:family="paragraph" style:parent-style-name="Standard">
      <style:text-properties style:font-name="Liberation Serif" fo:font-size="12pt" style:text-underline-style="none" fo:font-weight="normal" officeooo:rsid="035bbaa1" officeooo:paragraph-rsid="035bbaa1" style:font-size-asian="12pt" style:font-weight-asian="normal" style:font-size-complex="12pt" style:font-weight-complex="normal"/>
    </style:style>
    <style:style style:name="P236" style:family="paragraph" style:parent-style-name="Standard">
      <style:text-properties style:font-name="Liberation Serif" fo:font-size="12pt" style:text-underline-style="none" fo:font-weight="normal" officeooo:rsid="035bd19a" officeooo:paragraph-rsid="035bd19a" style:font-size-asian="12pt" style:font-weight-asian="normal" style:font-size-complex="12pt" style:font-weight-complex="normal"/>
    </style:style>
    <style:style style:name="P237" style:family="paragraph" style:parent-style-name="Standard">
      <style:text-properties style:font-name="Liberation Serif" fo:font-size="12pt" style:text-underline-style="none" fo:font-weight="normal" officeooo:rsid="035c0c90" officeooo:paragraph-rsid="035c0c90" style:font-size-asian="12pt" style:font-weight-asian="normal" style:font-size-complex="12pt" style:font-weight-complex="normal"/>
    </style:style>
    <style:style style:name="P238" style:family="paragraph" style:parent-style-name="Standard">
      <style:text-properties style:font-name="Liberation Serif" fo:font-size="12pt" style:text-underline-style="none" fo:font-weight="normal" officeooo:rsid="035efa90" officeooo:paragraph-rsid="035efa90" style:font-size-asian="12pt" style:font-weight-asian="normal" style:font-size-complex="12pt" style:font-weight-complex="normal"/>
    </style:style>
    <style:style style:name="P239" style:family="paragraph" style:parent-style-name="Standard">
      <style:text-properties style:font-name="Liberation Serif" fo:font-size="12pt" style:text-underline-style="none" fo:font-weight="normal" officeooo:rsid="035f7c4c" officeooo:paragraph-rsid="035f7c4c" style:font-size-asian="12pt" style:font-weight-asian="normal" style:font-size-complex="12pt" style:font-weight-complex="normal"/>
    </style:style>
    <style:style style:name="P240" style:family="paragraph" style:parent-style-name="Standard">
      <style:text-properties style:font-name="Liberation Serif" fo:font-size="12pt" style:text-underline-style="none" fo:font-weight="normal" officeooo:rsid="036039ec" officeooo:paragraph-rsid="036039ec" style:font-size-asian="12pt" style:font-weight-asian="normal" style:font-size-complex="12pt" style:font-weight-complex="normal"/>
    </style:style>
    <style:style style:name="P241" style:family="paragraph" style:parent-style-name="Standard">
      <style:text-properties style:font-name="Liberation Serif" fo:font-size="12pt" style:text-underline-style="none" fo:font-weight="normal" officeooo:rsid="03639167" officeooo:paragraph-rsid="03639167" style:font-size-asian="12pt" style:font-weight-asian="normal" style:font-size-complex="12pt" style:font-weight-complex="normal"/>
    </style:style>
    <style:style style:name="P242" style:family="paragraph" style:parent-style-name="Standard">
      <style:text-properties style:font-name="Liberation Serif" fo:font-size="12pt" style:text-underline-style="none" fo:font-weight="normal" officeooo:rsid="036834cb" officeooo:paragraph-rsid="036834cb" style:font-size-asian="12pt" style:font-weight-asian="normal" style:font-size-complex="12pt" style:font-weight-complex="normal"/>
    </style:style>
    <style:style style:name="P243" style:family="paragraph" style:parent-style-name="Standard">
      <style:text-properties style:font-name="Liberation Serif" fo:font-size="12pt" style:text-underline-style="none" fo:font-weight="normal" officeooo:rsid="0369a393" officeooo:paragraph-rsid="0369a393" style:font-size-asian="12pt" style:font-weight-asian="normal" style:font-size-complex="12pt" style:font-weight-complex="normal"/>
    </style:style>
    <style:style style:name="P244" style:family="paragraph" style:parent-style-name="Standard">
      <style:text-properties style:font-name="Liberation Serif" fo:font-size="12pt" style:text-underline-style="none" fo:font-weight="normal" officeooo:rsid="0369a863" officeooo:paragraph-rsid="0369a863" style:font-size-asian="12pt" style:font-weight-asian="normal" style:font-size-complex="12pt" style:font-weight-complex="normal"/>
    </style:style>
    <style:style style:name="P245" style:family="paragraph" style:parent-style-name="Standard">
      <style:text-properties style:font-name="Liberation Serif" fo:font-size="12pt" style:text-underline-style="none" fo:font-weight="normal" officeooo:rsid="036aa845" officeooo:paragraph-rsid="036aa845" style:font-size-asian="12pt" style:font-weight-asian="normal" style:font-size-complex="12pt" style:font-weight-complex="normal"/>
    </style:style>
    <style:style style:name="P246" style:family="paragraph" style:parent-style-name="Standard">
      <style:text-properties style:font-name="Liberation Serif" fo:font-size="12pt" style:text-underline-style="none" fo:font-weight="normal" officeooo:rsid="036b7ed7" officeooo:paragraph-rsid="036b7ed7" style:font-size-asian="12pt" style:font-weight-asian="normal" style:font-size-complex="12pt" style:font-weight-complex="normal"/>
    </style:style>
    <style:style style:name="P247" style:family="paragraph" style:parent-style-name="Standard">
      <style:text-properties style:font-name="Liberation Serif" fo:font-size="12pt" style:text-underline-style="none" fo:font-weight="normal" officeooo:rsid="036d7abd" officeooo:paragraph-rsid="036d7abd" style:font-size-asian="12pt" style:font-weight-asian="normal" style:font-size-complex="12pt" style:font-weight-complex="normal"/>
    </style:style>
    <style:style style:name="P248" style:family="paragraph" style:parent-style-name="Standard">
      <style:text-properties style:font-name="Liberation Serif" fo:font-size="12pt" style:text-underline-style="none" fo:font-weight="normal" officeooo:rsid="0370c37e" officeooo:paragraph-rsid="0370c37e" style:font-size-asian="12pt" style:font-weight-asian="normal" style:font-size-complex="12pt" style:font-weight-complex="normal"/>
    </style:style>
    <style:style style:name="P249" style:family="paragraph" style:parent-style-name="Standard">
      <style:text-properties style:font-name="Liberation Serif" fo:font-size="12pt" style:text-underline-style="none" fo:font-weight="normal" officeooo:rsid="03728f4a" officeooo:paragraph-rsid="03728f4a" style:font-size-asian="12pt" style:font-weight-asian="normal" style:font-size-complex="12pt" style:font-weight-complex="normal"/>
    </style:style>
    <style:style style:name="P250" style:family="paragraph" style:parent-style-name="Standard">
      <style:text-properties style:font-name="Liberation Serif" fo:font-size="12pt" style:text-underline-style="none" fo:font-weight="normal" officeooo:rsid="0373b594" officeooo:paragraph-rsid="0373b594" style:font-size-asian="12pt" style:font-weight-asian="normal" style:font-size-complex="12pt" style:font-weight-complex="normal"/>
    </style:style>
    <style:style style:name="P251" style:family="paragraph" style:parent-style-name="Standard">
      <style:text-properties style:font-name="Liberation Serif" fo:font-size="12pt" style:text-underline-style="none" fo:font-weight="normal" officeooo:rsid="03759bb6" officeooo:paragraph-rsid="03759bb6" style:font-size-asian="12pt" style:font-weight-asian="normal" style:font-size-complex="12pt" style:font-weight-complex="normal"/>
    </style:style>
    <style:style style:name="P252" style:family="paragraph" style:parent-style-name="Standard">
      <style:text-properties style:font-name="Liberation Serif" fo:font-size="12pt" style:text-underline-style="none" fo:font-weight="normal" officeooo:rsid="03760085" officeooo:paragraph-rsid="03760085" style:font-size-asian="12pt" style:font-weight-asian="normal" style:font-size-complex="12pt" style:font-weight-complex="normal"/>
    </style:style>
    <style:style style:name="P253" style:family="paragraph" style:parent-style-name="Standard">
      <style:text-properties style:font-name="Liberation Serif" fo:font-size="12pt" style:text-underline-style="none" fo:font-weight="normal" officeooo:rsid="0376f1c2" officeooo:paragraph-rsid="0376f1c2" style:font-size-asian="12pt" style:font-weight-asian="normal" style:font-size-complex="12pt" style:font-weight-complex="normal"/>
    </style:style>
    <style:style style:name="P254" style:family="paragraph" style:parent-style-name="Standard">
      <style:text-properties style:font-name="Liberation Serif" fo:font-size="12pt" style:text-underline-style="none" fo:font-weight="normal" officeooo:rsid="0379acfd" officeooo:paragraph-rsid="0379acfd" style:font-size-asian="12pt" style:font-weight-asian="normal" style:font-size-complex="12pt" style:font-weight-complex="normal"/>
    </style:style>
    <style:style style:name="P255" style:family="paragraph" style:parent-style-name="Standard">
      <style:text-properties style:font-name="Liberation Serif" fo:font-size="12pt" style:text-underline-style="none" fo:font-weight="normal" officeooo:rsid="0379acfd" officeooo:paragraph-rsid="037c55be" style:font-size-asian="12pt" style:font-weight-asian="normal" style:font-size-complex="12pt" style:font-weight-complex="normal"/>
    </style:style>
    <style:style style:name="P256" style:family="paragraph" style:parent-style-name="Standard">
      <style:text-properties style:font-name="Liberation Serif" fo:font-size="12pt" style:text-underline-style="none" fo:font-weight="normal" officeooo:rsid="03619314" officeooo:paragraph-rsid="03619314" style:font-size-asian="12pt" style:font-weight-asian="normal" style:font-size-complex="12pt" style:font-weight-complex="normal"/>
    </style:style>
    <style:style style:name="P257" style:family="paragraph" style:parent-style-name="Standard">
      <style:text-properties style:font-name="Liberation Serif" fo:font-size="12pt" style:text-underline-style="none" fo:font-weight="normal" officeooo:rsid="037aeda1" officeooo:paragraph-rsid="037aeda1" style:font-size-asian="12pt" style:font-weight-asian="normal" style:font-size-complex="12pt" style:font-weight-complex="normal"/>
    </style:style>
    <style:style style:name="P258" style:family="paragraph" style:parent-style-name="Standard">
      <style:text-properties style:font-name="Liberation Serif" fo:font-size="12pt" style:text-underline-style="none" fo:font-weight="normal" officeooo:rsid="037e6d6c" officeooo:paragraph-rsid="037e6d6c" style:font-size-asian="12pt" style:font-weight-asian="normal" style:font-size-complex="12pt" style:font-weight-complex="normal"/>
    </style:style>
    <style:style style:name="P259" style:family="paragraph" style:parent-style-name="Standard">
      <style:text-properties style:font-name="Liberation Serif" fo:font-size="12pt" style:text-underline-style="none" fo:font-weight="normal" officeooo:rsid="037c242b" officeooo:paragraph-rsid="037c242b" style:font-size-asian="12pt" style:font-weight-asian="normal" style:font-size-complex="12pt" style:font-weight-complex="normal"/>
    </style:style>
    <style:style style:name="P260" style:family="paragraph" style:parent-style-name="Standard">
      <style:text-properties style:font-name="Liberation Serif" fo:font-size="12pt" style:text-underline-style="none" fo:font-weight="normal" officeooo:rsid="0379b0b5" officeooo:paragraph-rsid="0379b0b5" style:font-size-asian="12pt" style:font-weight-asian="normal" style:font-size-complex="12pt" style:font-weight-complex="normal"/>
    </style:style>
    <style:style style:name="P261" style:family="paragraph" style:parent-style-name="Standard">
      <style:text-properties style:font-name="Liberation Serif" fo:font-size="12pt" style:text-underline-style="none" fo:font-weight="normal" officeooo:rsid="03803b19" officeooo:paragraph-rsid="03803b19" style:font-size-asian="12pt" style:font-weight-asian="normal" style:font-size-complex="12pt" style:font-weight-complex="normal"/>
    </style:style>
    <style:style style:name="P262" style:family="paragraph" style:parent-style-name="Standard">
      <style:text-properties style:font-name="Liberation Serif" fo:font-size="12pt" style:text-underline-style="none" fo:font-weight="normal" officeooo:rsid="03893dab" officeooo:paragraph-rsid="03893dab" style:font-size-asian="12pt" style:font-weight-asian="normal" style:font-size-complex="12pt" style:font-weight-complex="normal"/>
    </style:style>
    <style:style style:name="P263" style:family="paragraph" style:parent-style-name="Standard">
      <style:text-properties style:font-name="Liberation Serif" fo:font-size="12pt" style:text-underline-style="none" fo:font-weight="normal" officeooo:rsid="038bea6d" officeooo:paragraph-rsid="038bea6d" style:font-size-asian="12pt" style:font-weight-asian="normal" style:font-size-complex="12pt" style:font-weight-complex="normal"/>
    </style:style>
    <style:style style:name="P264" style:family="paragraph" style:parent-style-name="Standard">
      <style:text-properties style:font-name="Liberation Serif" fo:font-size="12pt" style:text-underline-style="none" fo:font-weight="normal" officeooo:rsid="038cd23c" officeooo:paragraph-rsid="038cd23c" style:font-size-asian="12pt" style:font-weight-asian="normal" style:font-size-complex="12pt" style:font-weight-complex="normal"/>
    </style:style>
    <style:style style:name="P265" style:family="paragraph" style:parent-style-name="Standard">
      <style:text-properties style:font-name="Liberation Serif" fo:font-size="12pt" style:text-underline-style="none" fo:font-weight="normal" officeooo:rsid="038eafc8" officeooo:paragraph-rsid="038eafc8" style:font-size-asian="12pt" style:font-weight-asian="normal" style:font-size-complex="12pt" style:font-weight-complex="normal"/>
    </style:style>
    <style:style style:name="P266" style:family="paragraph" style:parent-style-name="Standard">
      <style:text-properties style:font-name="Liberation Serif" fo:font-size="12pt" style:text-underline-style="none" fo:font-weight="normal" officeooo:rsid="038eafc8" officeooo:paragraph-rsid="039230e9" style:font-size-asian="12pt" style:font-weight-asian="normal" style:font-size-complex="12pt" style:font-weight-complex="normal"/>
    </style:style>
    <style:style style:name="P267" style:family="paragraph" style:parent-style-name="Standard">
      <style:text-properties style:font-name="Liberation Serif" fo:font-size="12pt" style:text-underline-style="none" fo:font-weight="normal" officeooo:rsid="038eafc8" officeooo:paragraph-rsid="03932594" style:font-size-asian="12pt" style:font-weight-asian="normal" style:font-size-complex="12pt" style:font-weight-complex="normal"/>
    </style:style>
    <style:style style:name="P268" style:family="paragraph" style:parent-style-name="Standard">
      <style:text-properties style:font-name="Liberation Serif" fo:font-size="12pt" style:text-underline-style="none" fo:font-weight="normal" officeooo:rsid="03956e7d" officeooo:paragraph-rsid="03956e7d" style:font-size-asian="12pt" style:font-weight-asian="normal" style:font-size-complex="12pt" style:font-weight-complex="normal"/>
    </style:style>
    <style:style style:name="P269" style:family="paragraph" style:parent-style-name="Standard">
      <style:text-properties style:font-name="Liberation Serif" fo:font-size="12pt" style:text-underline-style="none" fo:font-weight="normal" officeooo:rsid="0395dd0d" officeooo:paragraph-rsid="0395dd0d" style:font-size-asian="12pt" style:font-weight-asian="normal" style:font-size-complex="12pt" style:font-weight-complex="normal"/>
    </style:style>
    <style:style style:name="P270" style:family="paragraph" style:parent-style-name="Standard">
      <style:text-properties style:font-name="Liberation Serif" fo:font-size="12pt" style:text-underline-style="none" fo:font-weight="normal" officeooo:rsid="0397eb80" officeooo:paragraph-rsid="0397eb80" style:font-size-asian="12pt" style:font-weight-asian="normal" style:font-size-complex="12pt" style:font-weight-complex="normal"/>
    </style:style>
    <style:style style:name="P271" style:family="paragraph" style:parent-style-name="Standard">
      <style:text-properties style:font-name="Liberation Serif" fo:font-size="12pt" style:text-underline-style="none" fo:font-weight="normal" officeooo:rsid="0399ae16" officeooo:paragraph-rsid="0399ae16" style:font-size-asian="12pt" style:font-weight-asian="normal" style:font-size-complex="12pt" style:font-weight-complex="normal"/>
    </style:style>
    <style:style style:name="P272" style:family="paragraph" style:parent-style-name="Standard">
      <style:text-properties style:font-name="Liberation Serif" fo:font-size="12pt" style:text-underline-style="none" fo:font-weight="normal" officeooo:rsid="039add7b" officeooo:paragraph-rsid="039add7b" style:font-size-asian="12pt" style:font-weight-asian="normal" style:font-size-complex="12pt" style:font-weight-complex="normal"/>
    </style:style>
    <style:style style:name="P273" style:family="paragraph" style:parent-style-name="Standard">
      <style:text-properties style:font-name="Liberation Serif" fo:font-size="12pt" style:text-underline-style="none" fo:font-weight="normal" officeooo:rsid="039c9779" officeooo:paragraph-rsid="039c9779" style:font-size-asian="12pt" style:font-weight-asian="normal" style:font-size-complex="12pt" style:font-weight-complex="normal"/>
    </style:style>
    <style:style style:name="P274" style:family="paragraph" style:parent-style-name="Standard">
      <style:text-properties style:font-name="Liberation Serif" fo:font-size="12pt" style:text-underline-style="none" fo:font-weight="normal" officeooo:rsid="039e3c50" officeooo:paragraph-rsid="039e3c50" style:font-size-asian="12pt" style:font-weight-asian="normal" style:font-size-complex="12pt" style:font-weight-complex="normal"/>
    </style:style>
    <style:style style:name="P275" style:family="paragraph" style:parent-style-name="Standard">
      <style:text-properties style:font-name="Liberation Serif" fo:font-size="12pt" style:text-underline-style="none" fo:font-weight="normal" officeooo:rsid="03a2c3c6" officeooo:paragraph-rsid="03a2c3c6" style:font-size-asian="12pt" style:font-weight-asian="normal" style:font-size-complex="12pt" style:font-weight-complex="normal"/>
    </style:style>
    <style:style style:name="P276" style:family="paragraph" style:parent-style-name="Standard">
      <style:text-properties style:font-name="Liberation Serif" fo:font-size="12pt" style:text-underline-style="none" fo:font-weight="normal" officeooo:rsid="03a46709" officeooo:paragraph-rsid="03a46709" style:font-size-asian="12pt" style:font-weight-asian="normal" style:font-size-complex="12pt" style:font-weight-complex="normal"/>
    </style:style>
    <style:style style:name="P277" style:family="paragraph" style:parent-style-name="Standard">
      <style:text-properties style:font-name="Liberation Serif" fo:font-size="12pt" style:text-underline-style="none" fo:font-weight="normal" officeooo:rsid="03a54839" officeooo:paragraph-rsid="03a54839" style:font-size-asian="12pt" style:font-weight-asian="normal" style:font-size-complex="12pt" style:font-weight-complex="normal"/>
    </style:style>
    <style:style style:name="P278" style:family="paragraph" style:parent-style-name="Standard">
      <style:text-properties style:font-name="Liberation Serif" fo:font-size="12pt" style:text-underline-style="none" fo:font-weight="normal" officeooo:rsid="03a734b9" officeooo:paragraph-rsid="03a734b9" style:font-size-asian="12pt" style:font-weight-asian="normal" style:font-size-complex="12pt" style:font-weight-complex="normal"/>
    </style:style>
    <style:style style:name="P279" style:family="paragraph" style:parent-style-name="Standard">
      <style:text-properties style:font-name="Liberation Serif" fo:font-size="12pt" style:text-underline-style="none" fo:font-weight="normal" officeooo:rsid="03a849cd" officeooo:paragraph-rsid="03a849cd" style:font-size-asian="12pt" style:font-weight-asian="normal" style:font-size-complex="12pt" style:font-weight-complex="normal"/>
    </style:style>
    <style:style style:name="P280" style:family="paragraph" style:parent-style-name="Standard">
      <style:text-properties style:font-name="Liberation Serif" fo:font-size="12pt" style:text-underline-style="none" fo:font-weight="normal" officeooo:rsid="03a990a7" officeooo:paragraph-rsid="03a990a7" style:font-size-asian="12pt" style:font-weight-asian="normal" style:font-size-complex="12pt" style:font-weight-complex="normal"/>
    </style:style>
    <style:style style:name="P281" style:family="paragraph" style:parent-style-name="Standard">
      <style:text-properties style:font-name="Liberation Serif" fo:font-size="12pt" style:text-underline-style="none" fo:font-weight="normal" officeooo:rsid="03aa21ad" officeooo:paragraph-rsid="03aa21ad" style:font-size-asian="12pt" style:font-weight-asian="normal" style:font-size-complex="12pt" style:font-weight-complex="normal"/>
    </style:style>
    <style:style style:name="P282" style:family="paragraph" style:parent-style-name="Standard">
      <style:text-properties style:font-name="Liberation Serif" fo:font-size="12pt" style:text-underline-style="none" fo:font-weight="normal" officeooo:rsid="03b38cd4" officeooo:paragraph-rsid="03b38cd4" style:font-size-asian="12pt" style:font-weight-asian="normal" style:font-size-complex="12pt" style:font-weight-complex="normal"/>
    </style:style>
    <style:style style:name="P283" style:family="paragraph" style:parent-style-name="Standard">
      <style:text-properties style:font-name="Liberation Serif" fo:font-size="12pt" style:text-underline-style="none" fo:font-weight="normal" officeooo:rsid="03aa2dd8" officeooo:paragraph-rsid="03aa2dd8" style:font-size-asian="12pt" style:font-weight-asian="normal" style:font-size-complex="12pt" style:font-weight-complex="normal"/>
    </style:style>
    <style:style style:name="P284" style:family="paragraph" style:parent-style-name="Standard">
      <style:text-properties style:font-name="Liberation Serif" fo:font-size="12pt" style:text-underline-style="none" fo:font-weight="normal" officeooo:rsid="03acade1" officeooo:paragraph-rsid="03acade1" style:font-size-asian="12pt" style:font-weight-asian="normal" style:font-size-complex="12pt" style:font-weight-complex="normal"/>
    </style:style>
    <style:style style:name="P285" style:family="paragraph" style:parent-style-name="Standard">
      <style:text-properties style:font-name="Liberation Serif" fo:font-size="12pt" style:text-underline-style="none" fo:font-weight="normal" officeooo:rsid="03af4e3a" officeooo:paragraph-rsid="03af4e3a" style:font-size-asian="12pt" style:font-weight-asian="normal" style:font-size-complex="12pt" style:font-weight-complex="normal"/>
    </style:style>
    <style:style style:name="P286" style:family="paragraph" style:parent-style-name="Standard">
      <style:text-properties style:font-name="Liberation Serif" fo:font-size="12pt" style:text-underline-style="none" fo:font-weight="normal" officeooo:rsid="03bf27d1" officeooo:paragraph-rsid="03bf27d1" style:font-size-asian="12pt" style:font-weight-asian="normal" style:font-size-complex="12pt" style:font-weight-complex="normal"/>
    </style:style>
    <style:style style:name="P287" style:family="paragraph" style:parent-style-name="Standard">
      <style:text-properties style:font-name="Liberation Serif" fo:font-size="12pt" style:text-underline-style="none" fo:font-weight="normal" officeooo:rsid="03c1086c" officeooo:paragraph-rsid="03c1086c" style:font-size-asian="12pt" style:font-weight-asian="normal" style:font-size-complex="12pt" style:font-weight-complex="normal"/>
    </style:style>
    <style:style style:name="P288" style:family="paragraph" style:parent-style-name="Standard">
      <style:text-properties style:font-name="Liberation Serif" fo:font-size="12pt" style:text-underline-style="none" fo:font-weight="normal" officeooo:rsid="03ca0986" officeooo:paragraph-rsid="03ca0986" style:font-size-asian="12pt" style:font-weight-asian="normal" style:font-size-complex="12pt" style:font-weight-complex="normal"/>
    </style:style>
    <style:style style:name="P289" style:family="paragraph" style:parent-style-name="Standard">
      <style:text-properties style:font-name="Liberation Serif" fo:font-size="12pt" style:text-underline-style="none" fo:font-weight="normal" officeooo:rsid="03d2418e" officeooo:paragraph-rsid="03d2418e" style:font-size-asian="12pt" style:font-weight-asian="normal" style:font-size-complex="12pt" style:font-weight-complex="normal"/>
    </style:style>
    <style:style style:name="P290" style:family="paragraph" style:parent-style-name="Standard">
      <style:text-properties style:font-name="Liberation Serif" fo:font-size="12pt" style:text-underline-style="none" fo:font-weight="normal" officeooo:rsid="03d3b2d6" officeooo:paragraph-rsid="03d3b2d6" style:font-size-asian="12pt" style:font-weight-asian="normal" style:font-size-complex="12pt" style:font-weight-complex="normal"/>
    </style:style>
    <style:style style:name="P291" style:family="paragraph" style:parent-style-name="Standard">
      <style:text-properties style:font-name="Liberation Serif" fo:font-size="12pt" style:text-underline-style="none" fo:font-weight="normal" officeooo:rsid="03d3ec40" officeooo:paragraph-rsid="03d3ec40" style:font-size-asian="12pt" style:font-weight-asian="normal" style:font-size-complex="12pt" style:font-weight-complex="normal"/>
    </style:style>
    <style:style style:name="P292" style:family="paragraph" style:parent-style-name="Standard">
      <style:text-properties style:font-name="Liberation Serif" fo:font-size="12pt" style:text-underline-style="none" fo:font-weight="normal" officeooo:rsid="03d4e86c" officeooo:paragraph-rsid="03d4e86c" style:font-size-asian="12pt" style:font-weight-asian="normal" style:font-size-complex="12pt" style:font-weight-complex="normal"/>
    </style:style>
    <style:style style:name="P293" style:family="paragraph" style:parent-style-name="Standard">
      <style:text-properties style:font-name="Liberation Serif" fo:font-size="12pt" style:text-underline-style="none" fo:font-weight="normal" officeooo:rsid="03d6d20d" officeooo:paragraph-rsid="03d6d20d" style:font-size-asian="12pt" style:font-weight-asian="normal" style:font-size-complex="12pt" style:font-weight-complex="normal"/>
    </style:style>
    <style:style style:name="P294" style:family="paragraph" style:parent-style-name="Standard">
      <style:text-properties style:font-name="Liberation Serif" fo:font-size="12pt" style:text-underline-style="none" fo:font-weight="normal" officeooo:rsid="03da269b" officeooo:paragraph-rsid="03da269b" style:font-size-asian="12pt" style:font-weight-asian="normal" style:font-size-complex="12pt" style:font-weight-complex="normal"/>
    </style:style>
    <style:style style:name="P295" style:family="paragraph" style:parent-style-name="Standard">
      <style:text-properties style:font-name="Liberation Serif" fo:font-size="12pt" style:text-underline-style="none" fo:font-weight="normal" officeooo:rsid="03d8806a" officeooo:paragraph-rsid="03d8806a" style:font-size-asian="12pt" style:font-weight-asian="normal" style:font-size-complex="12pt" style:font-weight-complex="normal"/>
    </style:style>
    <style:style style:name="P296" style:family="paragraph" style:parent-style-name="Standard">
      <style:text-properties style:font-name="Liberation Serif" fo:font-size="12pt" style:text-underline-style="none" fo:font-weight="normal" officeooo:rsid="03dc0391" officeooo:paragraph-rsid="03dc0391" style:font-size-asian="12pt" style:font-weight-asian="normal" style:font-size-complex="12pt" style:font-weight-complex="normal"/>
    </style:style>
    <style:style style:name="P297" style:family="paragraph" style:parent-style-name="Standard">
      <style:text-properties style:font-name="Liberation Serif" fo:font-size="12pt" style:text-underline-style="none" fo:font-weight="normal" officeooo:rsid="03dda53c" officeooo:paragraph-rsid="03dda53c" style:font-size-asian="12pt" style:font-weight-asian="normal" style:font-size-complex="12pt" style:font-weight-complex="normal"/>
    </style:style>
    <style:style style:name="P298" style:family="paragraph" style:parent-style-name="Standard">
      <style:text-properties style:font-name="Liberation Serif" fo:font-size="12pt" style:text-underline-style="none" fo:font-weight="normal" officeooo:rsid="03e017e1" officeooo:paragraph-rsid="03e017e1" style:font-size-asian="12pt" style:font-weight-asian="normal" style:font-size-complex="12pt" style:font-weight-complex="normal"/>
    </style:style>
    <style:style style:name="P299" style:family="paragraph" style:parent-style-name="Standard">
      <style:text-properties style:font-name="Liberation Serif" fo:font-size="12pt" style:text-underline-style="none" fo:font-weight="normal" officeooo:rsid="03e19bb4" officeooo:paragraph-rsid="03e19bb4" style:font-size-asian="12pt" style:font-weight-asian="normal" style:font-size-complex="12pt" style:font-weight-complex="normal"/>
    </style:style>
    <style:style style:name="P300" style:family="paragraph" style:parent-style-name="Standard">
      <style:text-properties style:font-name="Liberation Serif" fo:font-size="12pt" style:text-underline-style="none" fo:font-weight="normal" officeooo:rsid="03e239e2" officeooo:paragraph-rsid="03e239e2" style:font-size-asian="12pt" style:font-weight-asian="normal" style:font-size-complex="12pt" style:font-weight-complex="normal"/>
    </style:style>
    <style:style style:name="P301" style:family="paragraph" style:parent-style-name="Standard">
      <style:text-properties style:font-name="Liberation Serif" fo:font-size="12pt" style:text-underline-style="none" fo:font-weight="normal" officeooo:rsid="03e3f6eb" officeooo:paragraph-rsid="03e3f6eb" style:font-size-asian="12pt" style:font-weight-asian="normal" style:font-size-complex="12pt" style:font-weight-complex="normal"/>
    </style:style>
    <style:style style:name="P302" style:family="paragraph" style:parent-style-name="Standard">
      <style:text-properties style:font-name="Liberation Serif" fo:font-size="12pt" style:text-underline-style="none" fo:font-weight="normal" officeooo:rsid="03e5ec9f" officeooo:paragraph-rsid="03e5ec9f" style:font-size-asian="12pt" style:font-weight-asian="normal" style:font-size-complex="12pt" style:font-weight-complex="normal"/>
    </style:style>
    <style:style style:name="P303" style:family="paragraph" style:parent-style-name="Standard">
      <style:text-properties style:font-name="Liberation Serif" fo:font-size="12pt" style:text-underline-style="none" fo:font-weight="normal" officeooo:rsid="03e5fb3a" officeooo:paragraph-rsid="03e5fb3a" style:font-size-asian="12pt" style:font-weight-asian="normal" style:font-size-complex="12pt" style:font-weight-complex="normal"/>
    </style:style>
    <style:style style:name="P304" style:family="paragraph" style:parent-style-name="Standard">
      <style:text-properties style:font-name="Liberation Serif" fo:font-size="12pt" style:text-underline-style="none" fo:font-weight="normal" officeooo:rsid="03e66cea" officeooo:paragraph-rsid="03e66cea" style:font-size-asian="12pt" style:font-weight-asian="normal" style:font-size-complex="12pt" style:font-weight-complex="normal"/>
    </style:style>
    <style:style style:name="P305" style:family="paragraph" style:parent-style-name="Standard">
      <style:text-properties style:font-name="Liberation Serif" fo:font-size="12pt" style:text-underline-style="none" fo:font-weight="normal" officeooo:rsid="03e99069" officeooo:paragraph-rsid="03e99069" style:font-size-asian="12pt" style:font-weight-asian="normal" style:font-size-complex="12pt" style:font-weight-complex="normal"/>
    </style:style>
    <style:style style:name="P306" style:family="paragraph" style:parent-style-name="Standard">
      <style:text-properties style:font-name="Liberation Serif" fo:font-size="12pt" style:text-underline-style="none" fo:font-weight="normal" officeooo:rsid="03f4f795" officeooo:paragraph-rsid="03f4f795" style:font-size-asian="12pt" style:font-weight-asian="normal" style:font-size-complex="12pt" style:font-weight-complex="normal"/>
    </style:style>
    <style:style style:name="P307" style:family="paragraph" style:parent-style-name="Standard">
      <style:text-properties style:font-name="Liberation Serif" fo:font-size="12pt" style:text-underline-style="none" fo:font-weight="normal" officeooo:rsid="03f61e1c" officeooo:paragraph-rsid="03f61e1c" style:font-size-asian="12pt" style:font-weight-asian="normal" style:font-size-complex="12pt" style:font-weight-complex="normal"/>
    </style:style>
    <style:style style:name="P308" style:family="paragraph" style:parent-style-name="Standard">
      <style:text-properties style:font-name="Liberation Serif" fo:font-size="12pt" style:text-underline-style="none" fo:font-weight="normal" officeooo:rsid="03f7b8b2" officeooo:paragraph-rsid="03f7b8b2" style:font-size-asian="12pt" style:font-weight-asian="normal" style:font-size-complex="12pt" style:font-weight-complex="normal"/>
    </style:style>
    <style:style style:name="P309" style:family="paragraph" style:parent-style-name="Standard">
      <style:text-properties style:font-name="Liberation Serif" fo:font-size="12pt" style:text-underline-style="none" fo:font-weight="normal" officeooo:rsid="03f93451" officeooo:paragraph-rsid="03f93451" style:font-size-asian="12pt" style:font-weight-asian="normal" style:font-size-complex="12pt" style:font-weight-complex="normal"/>
    </style:style>
    <style:style style:name="P310" style:family="paragraph" style:parent-style-name="Standard">
      <style:text-properties style:font-name="Liberation Serif" fo:font-size="12pt" style:text-underline-style="none" fo:font-weight="normal" officeooo:rsid="03f9b691" officeooo:paragraph-rsid="03f9b691" style:font-size-asian="12pt" style:font-weight-asian="normal" style:font-size-complex="12pt" style:font-weight-complex="normal"/>
    </style:style>
    <style:style style:name="P311" style:family="paragraph" style:parent-style-name="Standard">
      <style:text-properties style:font-name="Liberation Serif" fo:font-size="12pt" style:text-underline-style="none" fo:font-weight="normal" officeooo:rsid="03fab018" officeooo:paragraph-rsid="03fab018" style:font-size-asian="12pt" style:font-weight-asian="normal" style:font-size-complex="12pt" style:font-weight-complex="normal"/>
    </style:style>
    <style:style style:name="P312" style:family="paragraph" style:parent-style-name="Standard">
      <style:text-properties style:font-name="Liberation Serif" fo:font-size="12pt" style:text-underline-style="none" fo:font-weight="normal" officeooo:rsid="03fb588d" officeooo:paragraph-rsid="03fb588d" style:font-size-asian="12pt" style:font-weight-asian="normal" style:font-size-complex="12pt" style:font-weight-complex="normal"/>
    </style:style>
    <style:style style:name="P313" style:family="paragraph" style:parent-style-name="Standard">
      <style:text-properties style:font-name="Liberation Serif" fo:font-size="12pt" style:text-underline-style="none" fo:font-weight="normal" officeooo:rsid="03fc029c" officeooo:paragraph-rsid="03fc029c" style:font-size-asian="12pt" style:font-weight-asian="normal" style:font-size-complex="12pt" style:font-weight-complex="normal"/>
    </style:style>
    <style:style style:name="P314" style:family="paragraph" style:parent-style-name="Standard">
      <style:text-properties style:font-name="Liberation Serif" fo:font-size="12pt" style:text-underline-style="none" fo:font-weight="normal" officeooo:rsid="04030641" officeooo:paragraph-rsid="04030641" style:font-size-asian="12pt" style:font-weight-asian="normal" style:font-size-complex="12pt" style:font-weight-complex="normal"/>
    </style:style>
    <style:style style:name="P315" style:family="paragraph" style:parent-style-name="Standard">
      <style:text-properties style:font-name="Liberation Serif" fo:font-size="12pt" style:text-underline-style="none" fo:font-weight="normal" officeooo:rsid="04073bd0" officeooo:paragraph-rsid="04073bd0" style:font-size-asian="12pt" style:font-weight-asian="normal" style:font-size-complex="12pt" style:font-weight-complex="normal"/>
    </style:style>
    <style:style style:name="P316" style:family="paragraph" style:parent-style-name="Standard">
      <style:text-properties style:font-name="Liberation Serif" fo:font-size="12pt" style:text-underline-style="none" fo:font-weight="normal" officeooo:rsid="040bc48b" officeooo:paragraph-rsid="040bc48b" style:font-size-asian="12pt" style:font-weight-asian="normal" style:font-size-complex="12pt" style:font-weight-complex="normal"/>
    </style:style>
    <style:style style:name="P317" style:family="paragraph" style:parent-style-name="Standard">
      <style:text-properties style:font-name="Liberation Serif" fo:font-size="12pt" style:text-underline-style="none" fo:font-weight="normal" officeooo:rsid="0409094d" officeooo:paragraph-rsid="0409094d" style:font-size-asian="12pt" style:font-weight-asian="normal" style:font-size-complex="12pt" style:font-weight-complex="normal"/>
    </style:style>
    <style:style style:name="P318" style:family="paragraph" style:parent-style-name="Standard">
      <style:text-properties style:font-name="Liberation Serif" fo:font-size="12pt" style:text-underline-style="none" fo:font-weight="normal" officeooo:rsid="040fd453" officeooo:paragraph-rsid="040fd453" style:font-size-asian="12pt" style:font-weight-asian="normal" style:font-size-complex="12pt" style:font-weight-complex="normal"/>
    </style:style>
    <style:style style:name="P319" style:family="paragraph" style:parent-style-name="Standard">
      <style:text-properties style:font-name="Liberation Serif" fo:font-size="12pt" style:text-underline-style="none" fo:font-weight="normal" officeooo:rsid="04127d33" officeooo:paragraph-rsid="04127d33" style:font-size-asian="12pt" style:font-weight-asian="normal" style:font-size-complex="12pt" style:font-weight-complex="normal"/>
    </style:style>
    <style:style style:name="P320" style:family="paragraph" style:parent-style-name="Standard">
      <style:text-properties style:font-name="Liberation Serif" fo:font-size="12pt" style:text-underline-style="none" fo:font-weight="normal" officeooo:rsid="041531ea" officeooo:paragraph-rsid="041531ea" style:font-size-asian="12pt" style:font-weight-asian="normal" style:font-size-complex="12pt" style:font-weight-complex="normal"/>
    </style:style>
    <style:style style:name="P321" style:family="paragraph" style:parent-style-name="Standard">
      <style:text-properties style:font-name="Liberation Serif" fo:font-size="12pt" style:text-underline-style="none" fo:font-weight="normal" officeooo:rsid="0412b7ae" officeooo:paragraph-rsid="0412b7ae" style:font-size-asian="12pt" style:font-weight-asian="normal" style:font-size-complex="12pt" style:font-weight-complex="normal"/>
    </style:style>
    <style:style style:name="P322" style:family="paragraph" style:parent-style-name="Standard">
      <style:text-properties style:font-name="Liberation Serif" fo:font-size="12pt" style:text-underline-style="none" fo:font-weight="normal" officeooo:rsid="04022364" officeooo:paragraph-rsid="04022364" style:font-size-asian="12pt" style:font-weight-asian="normal" style:font-size-complex="12pt" style:font-weight-complex="normal"/>
    </style:style>
    <style:style style:name="P323" style:family="paragraph" style:parent-style-name="Standard">
      <style:text-properties style:font-name="Liberation Serif" fo:font-size="12pt" style:text-underline-style="none" fo:font-weight="normal" officeooo:rsid="0417ad10" officeooo:paragraph-rsid="0417ad10" style:font-size-asian="12pt" style:font-weight-asian="normal" style:font-size-complex="12pt" style:font-weight-complex="normal"/>
    </style:style>
    <style:style style:name="P324" style:family="paragraph" style:parent-style-name="Standard">
      <style:text-properties style:font-name="Liberation Serif" fo:font-size="12pt" style:text-underline-style="none" fo:font-weight="normal" officeooo:rsid="04199a57" officeooo:paragraph-rsid="04199a57" style:font-size-asian="12pt" style:font-weight-asian="normal" style:font-size-complex="12pt" style:font-weight-complex="normal"/>
    </style:style>
    <style:style style:name="P325" style:family="paragraph" style:parent-style-name="Standard">
      <style:text-properties style:font-name="Liberation Serif" fo:font-size="12pt" style:text-underline-style="none" fo:font-weight="normal" officeooo:rsid="041e819f" officeooo:paragraph-rsid="041e819f" style:font-size-asian="12pt" style:font-weight-asian="normal" style:font-size-complex="12pt" style:font-weight-complex="normal"/>
    </style:style>
    <style:style style:name="P326" style:family="paragraph" style:parent-style-name="Standard">
      <style:text-properties style:font-name="Liberation Serif" fo:font-size="12pt" style:text-underline-style="none" fo:font-weight="normal" officeooo:rsid="041f7e79" officeooo:paragraph-rsid="041f7e79" style:font-size-asian="12pt" style:font-weight-asian="normal" style:font-size-complex="12pt" style:font-weight-complex="normal"/>
    </style:style>
    <style:style style:name="P327" style:family="paragraph" style:parent-style-name="Standard">
      <style:text-properties style:font-name="Liberation Serif" fo:font-size="12pt" style:text-underline-style="none" fo:font-weight="normal" officeooo:rsid="04217b0a" officeooo:paragraph-rsid="04217b0a" style:font-size-asian="12pt" style:font-weight-asian="normal" style:font-size-complex="12pt" style:font-weight-complex="normal"/>
    </style:style>
    <style:style style:name="P328" style:family="paragraph" style:parent-style-name="Standard">
      <style:text-properties style:font-name="Liberation Serif" fo:font-size="12pt" style:text-underline-style="none" fo:font-weight="normal" officeooo:rsid="04231509" officeooo:paragraph-rsid="04231509" style:font-size-asian="12pt" style:font-weight-asian="normal" style:font-size-complex="12pt" style:font-weight-complex="normal"/>
    </style:style>
    <style:style style:name="P329" style:family="paragraph" style:parent-style-name="Standard">
      <style:text-properties style:font-name="Liberation Serif" fo:font-size="12pt" style:text-underline-style="none" fo:font-weight="normal" officeooo:rsid="0427e902" officeooo:paragraph-rsid="0427e902" style:font-size-asian="12pt" style:font-weight-asian="normal" style:font-size-complex="12pt" style:font-weight-complex="normal"/>
    </style:style>
    <style:style style:name="P330" style:family="paragraph" style:parent-style-name="Standard">
      <style:text-properties style:font-name="Liberation Serif" fo:font-size="12pt" style:text-underline-style="none" fo:font-weight="normal" officeooo:rsid="0424af2c" officeooo:paragraph-rsid="0424af2c" style:font-size-asian="12pt" style:font-weight-asian="normal" style:font-size-complex="12pt" style:font-weight-complex="normal"/>
    </style:style>
    <style:style style:name="P331" style:family="paragraph" style:parent-style-name="Standard">
      <style:text-properties style:font-name="Liberation Serif" fo:font-size="12pt" style:text-underline-style="none" fo:font-weight="normal" officeooo:rsid="0426467b" officeooo:paragraph-rsid="0426467b" style:font-size-asian="12pt" style:font-weight-asian="normal" style:font-size-complex="12pt" style:font-weight-complex="normal"/>
    </style:style>
    <style:style style:name="P332" style:family="paragraph" style:parent-style-name="Standard">
      <style:text-properties style:font-name="Liberation Serif" fo:font-size="12pt" style:text-underline-style="none" fo:font-weight="normal" officeooo:rsid="0432e2eb" officeooo:paragraph-rsid="0432e2eb" style:font-size-asian="12pt" style:font-weight-asian="normal" style:font-size-complex="12pt" style:font-weight-complex="normal"/>
    </style:style>
    <style:style style:name="P333" style:family="paragraph" style:parent-style-name="Standard">
      <style:text-properties style:font-name="Liberation Serif" fo:font-size="12pt" style:text-underline-style="none" fo:font-weight="normal" officeooo:rsid="0438b7f0" officeooo:paragraph-rsid="0438b7f0" style:font-size-asian="12pt" style:font-weight-asian="normal" style:font-size-complex="12pt" style:font-weight-complex="normal"/>
    </style:style>
    <style:style style:name="P334" style:family="paragraph" style:parent-style-name="Standard">
      <style:text-properties style:font-name="Liberation Serif" fo:font-size="12pt" style:text-underline-style="none" fo:font-weight="normal" officeooo:rsid="043654b6" officeooo:paragraph-rsid="043654b6" style:font-size-asian="12pt" style:font-weight-asian="normal" style:font-size-complex="12pt" style:font-weight-complex="normal"/>
    </style:style>
    <style:style style:name="P335" style:family="paragraph" style:parent-style-name="Standard">
      <style:text-properties style:font-name="Liberation Serif" fo:font-size="12pt" style:text-underline-style="none" fo:font-weight="normal" officeooo:rsid="0437adb2" officeooo:paragraph-rsid="0437adb2" style:font-size-asian="12pt" style:font-weight-asian="normal" style:font-size-complex="12pt" style:font-weight-complex="normal"/>
    </style:style>
    <style:style style:name="P336" style:family="paragraph" style:parent-style-name="Standard">
      <style:text-properties style:font-name="Liberation Serif" fo:font-size="12pt" style:text-underline-style="none" fo:font-weight="normal" officeooo:rsid="0437c514" officeooo:paragraph-rsid="0437c514" style:font-size-asian="12pt" style:font-weight-asian="normal" style:font-size-complex="12pt" style:font-weight-complex="normal"/>
    </style:style>
    <style:style style:name="P337" style:family="paragraph" style:parent-style-name="Standard">
      <style:text-properties style:font-name="Liberation Serif" fo:font-size="12pt" style:text-underline-style="none" fo:font-weight="normal" officeooo:rsid="0437e331" officeooo:paragraph-rsid="0437e331" style:font-size-asian="12pt" style:font-weight-asian="normal" style:font-size-complex="12pt" style:font-weight-complex="normal"/>
    </style:style>
    <style:style style:name="P338" style:family="paragraph" style:parent-style-name="Standard">
      <style:text-properties style:font-name="Liberation Serif" fo:font-size="12pt" style:text-underline-style="none" fo:font-weight="normal" officeooo:rsid="043dd7b0" officeooo:paragraph-rsid="043dd7b0" style:font-size-asian="12pt" style:font-weight-asian="normal" style:font-size-complex="12pt" style:font-weight-complex="normal"/>
    </style:style>
    <style:style style:name="P339" style:family="paragraph" style:parent-style-name="Standard">
      <style:text-properties style:font-name="Liberation Serif" fo:font-size="12pt" style:text-underline-style="none" fo:font-weight="normal" officeooo:rsid="04382d35" officeooo:paragraph-rsid="04382d35" style:font-size-asian="12pt" style:font-weight-asian="normal" style:font-size-complex="12pt" style:font-weight-complex="normal"/>
    </style:style>
    <style:style style:name="P340" style:family="paragraph" style:parent-style-name="Standard">
      <style:text-properties style:font-name="Liberation Serif" fo:font-size="12pt" style:text-underline-style="none" fo:font-weight="normal" officeooo:rsid="04386f78" officeooo:paragraph-rsid="04386f78" style:font-size-asian="12pt" style:font-weight-asian="normal" style:font-size-complex="12pt" style:font-weight-complex="normal"/>
    </style:style>
    <style:style style:name="P341" style:family="paragraph" style:parent-style-name="Standard">
      <style:text-properties style:font-name="Liberation Serif" fo:font-size="12pt" style:text-underline-style="none" fo:font-weight="normal" officeooo:rsid="043bca95" officeooo:paragraph-rsid="043bca95" style:font-size-asian="12pt" style:font-weight-asian="normal" style:font-size-complex="12pt" style:font-weight-complex="normal"/>
    </style:style>
    <style:style style:name="P342" style:family="paragraph" style:parent-style-name="Standard">
      <style:text-properties style:font-name="Liberation Serif" fo:font-size="12pt" style:text-underline-style="none" fo:font-weight="normal" officeooo:rsid="04504bbe" officeooo:paragraph-rsid="04504bbe" style:font-size-asian="12pt" style:font-weight-asian="normal" style:font-size-complex="12pt" style:font-weight-complex="normal"/>
    </style:style>
    <style:style style:name="P343" style:family="paragraph" style:parent-style-name="Standard">
      <style:text-properties style:font-name="Liberation Serif" fo:font-size="12pt" style:text-underline-style="none" fo:font-weight="normal" officeooo:rsid="045224bb" officeooo:paragraph-rsid="045224bb" style:font-size-asian="12pt" style:font-weight-asian="normal" style:font-size-complex="12pt" style:font-weight-complex="normal"/>
    </style:style>
    <style:style style:name="P344" style:family="paragraph" style:parent-style-name="Standard">
      <style:text-properties style:font-name="Liberation Serif" fo:font-size="12pt" style:text-underline-style="none" fo:font-weight="normal" officeooo:rsid="045338c6" officeooo:paragraph-rsid="045338c6" style:font-size-asian="12pt" style:font-weight-asian="normal" style:font-size-complex="12pt" style:font-weight-complex="normal"/>
    </style:style>
    <style:style style:name="P345" style:family="paragraph" style:parent-style-name="Standard">
      <style:text-properties style:font-name="Liberation Serif" fo:font-size="12pt" style:text-underline-style="none" fo:font-weight="normal" officeooo:rsid="043e4fc6" officeooo:paragraph-rsid="043e4fc6" style:font-size-asian="12pt" style:font-weight-asian="normal" style:font-size-complex="12pt" style:font-weight-complex="normal"/>
    </style:style>
    <style:style style:name="P346" style:family="paragraph" style:parent-style-name="Standard">
      <style:text-properties style:font-name="Liberation Serif" fo:font-size="12pt" style:text-underline-style="none" fo:font-weight="normal" officeooo:rsid="043fb05c" officeooo:paragraph-rsid="043fb05c" style:font-size-asian="12pt" style:font-weight-asian="normal" style:font-size-complex="12pt" style:font-weight-complex="normal"/>
    </style:style>
    <style:style style:name="P347" style:family="paragraph" style:parent-style-name="Standard">
      <style:text-properties style:font-name="Liberation Serif" fo:font-size="12pt" style:text-underline-style="none" fo:font-weight="normal" officeooo:rsid="0453bd47" officeooo:paragraph-rsid="0453bd47" style:font-size-asian="12pt" style:font-weight-asian="normal" style:font-size-complex="12pt" style:font-weight-complex="normal"/>
    </style:style>
    <style:style style:name="P348" style:family="paragraph" style:parent-style-name="Standard">
      <style:text-properties style:font-name="Liberation Serif" fo:font-size="12pt" style:text-underline-style="none" fo:font-weight="normal" officeooo:rsid="0455899e" officeooo:paragraph-rsid="0455899e" style:font-size-asian="12pt" style:font-weight-asian="normal" style:font-size-complex="12pt" style:font-weight-complex="normal"/>
    </style:style>
    <style:style style:name="P349" style:family="paragraph" style:parent-style-name="Standard">
      <style:text-properties style:font-name="Liberation Serif" fo:font-size="12pt" style:text-underline-style="none" fo:font-weight="normal" officeooo:rsid="04560f89" officeooo:paragraph-rsid="04560f89" style:font-size-asian="12pt" style:font-weight-asian="normal" style:font-size-complex="12pt" style:font-weight-complex="normal"/>
    </style:style>
    <style:style style:name="P350" style:family="paragraph" style:parent-style-name="Standard">
      <style:text-properties style:font-name="Liberation Serif" fo:font-size="12pt" style:text-underline-style="none" fo:font-weight="normal" officeooo:rsid="0456915a" officeooo:paragraph-rsid="0456915a" style:font-size-asian="12pt" style:font-weight-asian="normal" style:font-size-complex="12pt" style:font-weight-complex="normal"/>
    </style:style>
    <style:style style:name="P351" style:family="paragraph" style:parent-style-name="Standard">
      <style:text-properties style:font-name="Liberation Serif" fo:font-size="12pt" style:text-underline-style="none" fo:font-weight="normal" officeooo:rsid="04576dd4" officeooo:paragraph-rsid="04576dd4" style:font-size-asian="12pt" style:font-weight-asian="normal" style:font-size-complex="12pt" style:font-weight-complex="normal"/>
    </style:style>
    <style:style style:name="P352" style:family="paragraph" style:parent-style-name="Standard">
      <style:text-properties style:font-name="Liberation Serif" fo:font-size="12pt" style:text-underline-style="none" fo:font-weight="normal" officeooo:rsid="045a86ac" officeooo:paragraph-rsid="045a86ac" style:font-size-asian="12pt" style:font-weight-asian="normal" style:font-size-complex="12pt" style:font-weight-complex="normal"/>
    </style:style>
    <style:style style:name="P353" style:family="paragraph" style:parent-style-name="Standard">
      <style:text-properties style:font-name="Liberation Serif" fo:font-size="12pt" style:text-underline-style="none" fo:font-weight="normal" officeooo:rsid="045aac7c" officeooo:paragraph-rsid="045aac7c" style:font-size-asian="12pt" style:font-weight-asian="normal" style:font-size-complex="12pt" style:font-weight-complex="normal"/>
    </style:style>
    <style:style style:name="P354" style:family="paragraph" style:parent-style-name="Standard">
      <style:text-properties style:font-name="Liberation Serif" fo:font-size="12pt" style:text-underline-style="none" fo:font-weight="normal" officeooo:rsid="045ca0d0" officeooo:paragraph-rsid="045ca0d0" style:font-size-asian="12pt" style:font-weight-asian="normal" style:font-size-complex="12pt" style:font-weight-complex="normal"/>
    </style:style>
    <style:style style:name="P355" style:family="paragraph" style:parent-style-name="Standard">
      <style:text-properties style:font-name="Liberation Serif" fo:font-size="12pt" style:text-underline-style="none" fo:font-weight="normal" officeooo:rsid="045dd3d8" officeooo:paragraph-rsid="045dd3d8" style:font-size-asian="12pt" style:font-weight-asian="normal" style:font-size-complex="12pt" style:font-weight-complex="normal"/>
    </style:style>
    <style:style style:name="P356" style:family="paragraph" style:parent-style-name="Standard">
      <style:text-properties style:font-name="Liberation Serif" fo:font-size="12pt" style:text-underline-style="none" fo:font-weight="normal" officeooo:rsid="045fa15b" officeooo:paragraph-rsid="045fa15b" style:font-size-asian="12pt" style:font-weight-asian="normal" style:font-size-complex="12pt" style:font-weight-complex="normal"/>
    </style:style>
    <style:style style:name="P357" style:family="paragraph" style:parent-style-name="Standard">
      <style:text-properties style:font-name="Liberation Serif" fo:font-size="12pt" style:text-underline-style="none" fo:font-weight="normal" officeooo:rsid="04605026" officeooo:paragraph-rsid="04605026" style:font-size-asian="12pt" style:font-weight-asian="normal" style:font-size-complex="12pt" style:font-weight-complex="normal"/>
    </style:style>
    <style:style style:name="P358" style:family="paragraph" style:parent-style-name="Standard">
      <style:text-properties style:font-name="Liberation Serif" fo:font-size="12pt" style:text-underline-style="none" fo:font-weight="normal" officeooo:rsid="0461cbbc" officeooo:paragraph-rsid="0461cbbc" style:font-size-asian="12pt" style:font-weight-asian="normal" style:font-size-complex="12pt" style:font-weight-complex="normal"/>
    </style:style>
    <style:style style:name="P359" style:family="paragraph" style:parent-style-name="Standard">
      <style:text-properties style:font-name="Liberation Serif" fo:font-size="12pt" style:text-underline-style="none" fo:font-weight="normal" officeooo:rsid="04627749" officeooo:paragraph-rsid="04627749" style:font-size-asian="12pt" style:font-weight-asian="normal" style:font-size-complex="12pt" style:font-weight-complex="normal"/>
    </style:style>
    <style:style style:name="P360" style:family="paragraph" style:parent-style-name="Standard">
      <style:text-properties style:font-name="Liberation Serif" fo:font-size="12pt" style:text-underline-style="none" fo:font-weight="normal" officeooo:rsid="04640527" officeooo:paragraph-rsid="04640527" style:font-size-asian="12pt" style:font-weight-asian="normal" style:font-size-complex="12pt" style:font-weight-complex="normal"/>
    </style:style>
    <style:style style:name="P361" style:family="paragraph" style:parent-style-name="Standard">
      <style:text-properties style:font-name="Liberation Serif" fo:font-size="12pt" style:text-underline-style="none" fo:font-weight="normal" officeooo:rsid="046d94c1" officeooo:paragraph-rsid="046d94c1" style:font-size-asian="12pt" style:font-weight-asian="normal" style:font-size-complex="12pt" style:font-weight-complex="normal"/>
    </style:style>
    <style:style style:name="P362" style:family="paragraph" style:parent-style-name="Standard">
      <style:text-properties style:font-name="Liberation Serif" fo:font-size="12pt" style:text-underline-style="none" fo:font-weight="normal" officeooo:rsid="046f94a1" officeooo:paragraph-rsid="046f94a1" style:font-size-asian="12pt" style:font-weight-asian="normal" style:font-size-complex="12pt" style:font-weight-complex="normal"/>
    </style:style>
    <style:style style:name="P363" style:family="paragraph" style:parent-style-name="Standard">
      <style:text-properties style:font-name="Liberation Serif" fo:font-size="12pt" style:text-underline-style="none" fo:font-weight="normal" officeooo:rsid="04660050" officeooo:paragraph-rsid="0467a3fe" style:font-size-asian="12pt" style:font-weight-asian="normal" style:font-size-complex="12pt" style:font-weight-complex="normal"/>
    </style:style>
    <style:style style:name="P364" style:family="paragraph" style:parent-style-name="Standard">
      <style:text-properties style:font-name="Liberation Serif" fo:font-size="12pt" style:text-underline-style="none" fo:font-weight="normal" officeooo:rsid="0467a3fe" officeooo:paragraph-rsid="0467a3fe" style:font-size-asian="12pt" style:font-weight-asian="normal" style:font-size-complex="12pt" style:font-weight-complex="normal"/>
    </style:style>
    <style:style style:name="P365" style:family="paragraph" style:parent-style-name="Standard">
      <style:text-properties style:font-name="Liberation Serif" fo:font-size="12pt" style:text-underline-style="none" fo:font-weight="normal" officeooo:rsid="04693c4b" officeooo:paragraph-rsid="04693c4b" style:font-size-asian="12pt" style:font-weight-asian="normal" style:font-size-complex="12pt" style:font-weight-complex="normal"/>
    </style:style>
    <style:style style:name="P366" style:family="paragraph" style:parent-style-name="Standard">
      <style:text-properties style:font-name="Liberation Serif" fo:font-size="12pt" style:text-underline-style="none" fo:font-weight="normal" officeooo:rsid="04775cfa" officeooo:paragraph-rsid="04775cfa" style:font-size-asian="12pt" style:font-weight-asian="normal" style:font-size-complex="12pt" style:font-weight-complex="normal"/>
    </style:style>
    <style:style style:name="P367" style:family="paragraph" style:parent-style-name="Standard">
      <style:text-properties style:font-name="Liberation Serif" fo:font-size="12pt" style:text-underline-style="none" fo:font-weight="normal" officeooo:rsid="0474c2fc" officeooo:paragraph-rsid="0474c2fc" style:font-size-asian="12pt" style:font-weight-asian="normal" style:font-size-complex="12pt" style:font-weight-complex="normal"/>
    </style:style>
    <style:style style:name="P368" style:family="paragraph" style:parent-style-name="Standard">
      <style:text-properties style:font-name="Liberation Serif" fo:font-size="12pt" style:text-underline-style="none" fo:font-weight="normal" officeooo:rsid="047a5c48" officeooo:paragraph-rsid="047a5c48" style:font-size-asian="12pt" style:font-weight-asian="normal" style:font-size-complex="12pt" style:font-weight-complex="normal"/>
    </style:style>
    <style:style style:name="P369" style:family="paragraph" style:parent-style-name="Standard">
      <style:text-properties style:font-name="Liberation Serif" fo:font-size="12pt" style:text-underline-style="none" fo:font-weight="normal" officeooo:rsid="04831521" officeooo:paragraph-rsid="04831521" style:font-size-asian="12pt" style:font-weight-asian="normal" style:font-size-complex="12pt" style:font-weight-complex="normal"/>
    </style:style>
    <style:style style:name="P370" style:family="paragraph" style:parent-style-name="Standard">
      <style:text-properties style:font-name="Liberation Serif" fo:font-size="12pt" style:text-underline-style="none" fo:font-weight="normal" officeooo:rsid="0484a7f9" officeooo:paragraph-rsid="0484a7f9" style:font-size-asian="12pt" style:font-weight-asian="normal" style:font-size-complex="12pt" style:font-weight-complex="normal"/>
    </style:style>
    <style:style style:name="P371" style:family="paragraph" style:parent-style-name="Standard">
      <style:text-properties style:font-name="Liberation Serif" fo:font-size="12pt" style:text-underline-style="none" fo:font-weight="normal" officeooo:rsid="04854f34" officeooo:paragraph-rsid="04854f34" style:font-size-asian="12pt" style:font-weight-asian="normal" style:font-size-complex="12pt" style:font-weight-complex="normal"/>
    </style:style>
    <style:style style:name="P372" style:family="paragraph" style:parent-style-name="Standard">
      <style:text-properties style:font-name="Liberation Serif" fo:font-size="12pt" style:text-underline-style="none" fo:font-weight="normal" officeooo:rsid="048661ef" officeooo:paragraph-rsid="048661ef" style:font-size-asian="12pt" style:font-weight-asian="normal" style:font-size-complex="12pt" style:font-weight-complex="normal"/>
    </style:style>
    <style:style style:name="P373" style:family="paragraph" style:parent-style-name="Standard">
      <style:text-properties style:font-name="Liberation Serif" fo:font-size="12pt" style:text-underline-style="none" fo:font-weight="normal" officeooo:rsid="04879c1f" officeooo:paragraph-rsid="04879c1f" style:font-size-asian="12pt" style:font-weight-asian="normal" style:font-size-complex="12pt" style:font-weight-complex="normal"/>
    </style:style>
    <style:style style:name="P374" style:family="paragraph" style:parent-style-name="Standard">
      <style:text-properties style:font-name="Liberation Serif" fo:font-size="12pt" style:text-underline-style="none" fo:font-weight="normal" officeooo:rsid="04889e21" officeooo:paragraph-rsid="04889e21" style:font-size-asian="12pt" style:font-weight-asian="normal" style:font-size-complex="12pt" style:font-weight-complex="normal"/>
    </style:style>
    <style:style style:name="P375" style:family="paragraph" style:parent-style-name="Standard">
      <style:text-properties style:font-name="Liberation Serif" fo:font-size="12pt" style:text-underline-style="none" fo:font-weight="normal" officeooo:rsid="0489a910" officeooo:paragraph-rsid="0489a910" style:font-size-asian="12pt" style:font-weight-asian="normal" style:font-size-complex="12pt" style:font-weight-complex="normal"/>
    </style:style>
    <style:style style:name="P376" style:family="paragraph" style:parent-style-name="Standard">
      <style:text-properties style:font-name="Liberation Serif" fo:font-size="12pt" style:text-underline-style="none" fo:font-weight="normal" officeooo:rsid="048d601b" officeooo:paragraph-rsid="048d601b" style:font-size-asian="12pt" style:font-weight-asian="normal" style:font-size-complex="12pt" style:font-weight-complex="normal"/>
    </style:style>
    <style:style style:name="P377" style:family="paragraph" style:parent-style-name="Standard">
      <style:text-properties style:font-name="Liberation Serif" fo:font-size="12pt" style:text-underline-style="none" fo:font-weight="normal" officeooo:rsid="0489fd2b" officeooo:paragraph-rsid="0489fd2b" style:font-size-asian="12pt" style:font-weight-asian="normal" style:font-size-complex="12pt" style:font-weight-complex="normal"/>
    </style:style>
    <style:style style:name="P378" style:family="paragraph" style:parent-style-name="Standard">
      <style:text-properties style:font-name="Liberation Serif" fo:font-size="12pt" style:text-underline-style="none" fo:font-weight="normal" officeooo:rsid="0497aad8" officeooo:paragraph-rsid="0497aad8" style:font-size-asian="12pt" style:font-weight-asian="normal" style:font-size-complex="12pt" style:font-weight-complex="normal"/>
    </style:style>
    <style:style style:name="P379" style:family="paragraph" style:parent-style-name="Standard">
      <style:text-properties style:font-name="Liberation Serif" fo:font-size="12pt" style:text-underline-style="none" fo:font-weight="normal" officeooo:rsid="048aafbb" officeooo:paragraph-rsid="048aafbb" style:font-size-asian="12pt" style:font-weight-asian="normal" style:font-size-complex="12pt" style:font-weight-complex="normal"/>
    </style:style>
    <style:style style:name="P380" style:family="paragraph" style:parent-style-name="Standard">
      <style:text-properties style:font-name="Liberation Serif" fo:font-size="12pt" style:text-underline-style="none" fo:font-weight="normal" officeooo:rsid="048ac0bd" officeooo:paragraph-rsid="048ac0bd" style:font-size-asian="12pt" style:font-weight-asian="normal" style:font-size-complex="12pt" style:font-weight-complex="normal"/>
    </style:style>
    <style:style style:name="P381" style:family="paragraph" style:parent-style-name="Standard">
      <style:text-properties style:font-name="Liberation Serif" fo:font-size="12pt" style:text-underline-style="none" fo:font-weight="normal" officeooo:rsid="048bbd5b" officeooo:paragraph-rsid="048bbd5b" style:font-size-asian="12pt" style:font-weight-asian="normal" style:font-size-complex="12pt" style:font-weight-complex="normal"/>
    </style:style>
    <style:style style:name="P382" style:family="paragraph" style:parent-style-name="Standard">
      <style:text-properties style:font-name="Liberation Serif" fo:font-size="12pt" style:text-underline-style="none" fo:font-weight="normal" officeooo:rsid="048c7adb" officeooo:paragraph-rsid="048c7adb" style:font-size-asian="12pt" style:font-weight-asian="normal" style:font-size-complex="12pt" style:font-weight-complex="normal"/>
    </style:style>
    <style:style style:name="P383" style:family="paragraph" style:parent-style-name="Standard">
      <style:text-properties style:font-name="Liberation Serif" fo:font-size="12pt" style:text-underline-style="none" fo:font-weight="normal" officeooo:rsid="0492b9b2" officeooo:paragraph-rsid="0492b9b2" style:font-size-asian="12pt" style:font-weight-asian="normal" style:font-size-complex="12pt" style:font-weight-complex="normal"/>
    </style:style>
    <style:style style:name="P384" style:family="paragraph" style:parent-style-name="Standard">
      <style:text-properties style:font-name="Liberation Serif" fo:font-size="12pt" style:text-underline-style="none" fo:font-weight="normal" officeooo:rsid="0493a808" officeooo:paragraph-rsid="0493a808" style:font-size-asian="12pt" style:font-weight-asian="normal" style:font-size-complex="12pt" style:font-weight-complex="normal"/>
    </style:style>
    <style:style style:name="P385" style:family="paragraph" style:parent-style-name="Standard">
      <style:text-properties style:font-name="Liberation Serif" fo:font-size="12pt" style:text-underline-style="none" fo:font-weight="normal" officeooo:rsid="049c077e" officeooo:paragraph-rsid="049c077e" style:font-size-asian="12pt" style:font-weight-asian="normal" style:font-size-complex="12pt" style:font-weight-complex="normal"/>
    </style:style>
    <style:style style:name="P386" style:family="paragraph" style:parent-style-name="Standard">
      <style:text-properties style:font-name="Liberation Serif" fo:font-size="12pt" style:text-underline-style="none" fo:font-weight="normal" officeooo:rsid="049e4399" officeooo:paragraph-rsid="049e4399" style:font-size-asian="12pt" style:font-weight-asian="normal" style:font-size-complex="12pt" style:font-weight-complex="normal"/>
    </style:style>
    <style:style style:name="P387" style:family="paragraph" style:parent-style-name="Standard">
      <style:text-properties style:font-name="Liberation Serif" fo:font-size="12pt" style:text-underline-style="none" fo:font-weight="normal" officeooo:rsid="04a0b746" officeooo:paragraph-rsid="04a0b746" style:font-size-asian="12pt" style:font-weight-asian="normal" style:font-size-complex="12pt" style:font-weight-complex="normal"/>
    </style:style>
    <style:style style:name="P388" style:family="paragraph" style:parent-style-name="Standard">
      <style:text-properties style:font-name="Liberation Serif" fo:font-size="12pt" style:text-underline-style="none" fo:font-weight="normal" officeooo:rsid="04a17177" officeooo:paragraph-rsid="04a17177" style:font-size-asian="12pt" style:font-weight-asian="normal" style:font-size-complex="12pt" style:font-weight-complex="normal"/>
    </style:style>
    <style:style style:name="P389" style:family="paragraph" style:parent-style-name="Standard">
      <style:text-properties style:font-name="Liberation Serif" fo:font-size="12pt" style:text-underline-style="none" fo:font-weight="normal" officeooo:rsid="04a17e12" officeooo:paragraph-rsid="04a17e12" style:font-size-asian="12pt" style:font-weight-asian="normal" style:font-size-complex="12pt" style:font-weight-complex="normal"/>
    </style:style>
    <style:style style:name="P390" style:family="paragraph" style:parent-style-name="Standard">
      <style:text-properties style:font-name="Liberation Serif" fo:font-size="12pt" style:text-underline-style="none" fo:font-weight="normal" officeooo:rsid="04a262d0" officeooo:paragraph-rsid="04a262d0" style:font-size-asian="12pt" style:font-weight-asian="normal" style:font-size-complex="12pt" style:font-weight-complex="normal"/>
    </style:style>
    <style:style style:name="P391" style:family="paragraph" style:parent-style-name="Standard">
      <style:text-properties style:font-name="Liberation Serif" fo:font-size="12pt" style:text-underline-style="none" fo:font-weight="normal" officeooo:rsid="04a46276" officeooo:paragraph-rsid="04a46276" style:font-size-asian="12pt" style:font-weight-asian="normal" style:font-size-complex="12pt" style:font-weight-complex="normal"/>
    </style:style>
    <style:style style:name="P392" style:family="paragraph" style:parent-style-name="Standard">
      <style:text-properties style:font-name="Liberation Serif" fo:font-size="12pt" style:text-underline-style="none" fo:font-weight="normal" officeooo:rsid="04a6a50b" officeooo:paragraph-rsid="04a6a50b" style:font-size-asian="12pt" style:font-weight-asian="normal" style:font-size-complex="12pt" style:font-weight-complex="normal"/>
    </style:style>
    <style:style style:name="P393" style:family="paragraph" style:parent-style-name="Standard">
      <style:text-properties style:font-name="Liberation Serif" fo:font-size="12pt" style:text-underline-style="none" fo:font-weight="normal" officeooo:rsid="04a87dd1" officeooo:paragraph-rsid="04a87dd1" style:font-size-asian="12pt" style:font-weight-asian="normal" style:font-size-complex="12pt" style:font-weight-complex="normal"/>
    </style:style>
    <style:style style:name="P394" style:family="paragraph" style:parent-style-name="Standard">
      <style:text-properties style:font-name="Liberation Serif" fo:font-size="12pt" style:text-underline-style="none" fo:font-weight="normal" officeooo:rsid="04b69399" officeooo:paragraph-rsid="04b69399" style:font-size-asian="12pt" style:font-weight-asian="normal" style:font-size-complex="12pt" style:font-weight-complex="normal"/>
    </style:style>
    <style:style style:name="P395" style:family="paragraph" style:parent-style-name="Standard">
      <style:text-properties style:font-name="Liberation Serif" fo:font-size="12pt" style:text-underline-style="none" fo:font-weight="normal" officeooo:rsid="04a9babe" officeooo:paragraph-rsid="04a9babe" style:font-size-asian="12pt" style:font-weight-asian="normal" style:font-size-complex="12pt" style:font-weight-complex="normal"/>
    </style:style>
    <style:style style:name="P396" style:family="paragraph" style:parent-style-name="Standard">
      <style:text-properties style:font-name="Liberation Serif" fo:font-size="12pt" style:text-underline-style="none" fo:font-weight="normal" officeooo:rsid="04a9e1f9" officeooo:paragraph-rsid="04a9e1f9" style:font-size-asian="12pt" style:font-weight-asian="normal" style:font-size-complex="12pt" style:font-weight-complex="normal"/>
    </style:style>
    <style:style style:name="P397" style:family="paragraph" style:parent-style-name="Standard">
      <style:text-properties style:font-name="Liberation Serif" fo:font-size="12pt" style:text-underline-style="none" fo:font-weight="normal" officeooo:rsid="04ab5c0c" officeooo:paragraph-rsid="04ab5c0c" style:font-size-asian="12pt" style:font-weight-asian="normal" style:font-size-complex="12pt" style:font-weight-complex="normal"/>
    </style:style>
    <style:style style:name="P398" style:family="paragraph" style:parent-style-name="Standard">
      <style:text-properties style:font-name="Liberation Serif" fo:font-size="12pt" style:text-underline-style="none" fo:font-weight="normal" officeooo:rsid="04acd11d" officeooo:paragraph-rsid="04acd11d" style:font-size-asian="12pt" style:font-weight-asian="normal" style:font-size-complex="12pt" style:font-weight-complex="normal"/>
    </style:style>
    <style:style style:name="P399" style:family="paragraph" style:parent-style-name="Standard">
      <style:text-properties style:font-name="Liberation Serif" fo:font-size="12pt" style:text-underline-style="none" fo:font-weight="normal" officeooo:rsid="04ae22f1" officeooo:paragraph-rsid="04ae22f1" style:font-size-asian="12pt" style:font-weight-asian="normal" style:font-size-complex="12pt" style:font-weight-complex="normal"/>
    </style:style>
    <style:style style:name="P400" style:family="paragraph" style:parent-style-name="Standard">
      <style:text-properties style:font-name="Liberation Serif" fo:font-size="12pt" style:text-underline-style="none" fo:font-weight="normal" officeooo:rsid="04af6a0d" officeooo:paragraph-rsid="04af6a0d" style:font-size-asian="12pt" style:font-weight-asian="normal" style:font-size-complex="12pt" style:font-weight-complex="normal"/>
    </style:style>
    <style:style style:name="P401" style:family="paragraph" style:parent-style-name="Standard">
      <style:text-properties style:font-name="Liberation Serif" fo:font-size="12pt" style:text-underline-style="none" fo:font-weight="normal" officeooo:rsid="04af6cd9" officeooo:paragraph-rsid="04af6cd9" style:font-size-asian="12pt" style:font-weight-asian="normal" style:font-size-complex="12pt" style:font-weight-complex="normal"/>
    </style:style>
    <style:style style:name="P402" style:family="paragraph" style:parent-style-name="Standard">
      <style:text-properties style:font-name="Liberation Serif" fo:font-size="12pt" style:text-underline-style="none" fo:font-weight="normal" officeooo:rsid="04b0348b" officeooo:paragraph-rsid="04b0348b" style:font-size-asian="12pt" style:font-weight-asian="normal" style:font-size-complex="12pt" style:font-weight-complex="normal"/>
    </style:style>
    <style:style style:name="P403" style:family="paragraph" style:parent-style-name="Standard">
      <style:text-properties style:font-name="Liberation Serif" fo:font-size="12pt" style:text-underline-style="none" fo:font-weight="normal" officeooo:rsid="04b107b0" officeooo:paragraph-rsid="04b107b0" style:font-size-asian="12pt" style:font-weight-asian="normal" style:font-size-complex="12pt" style:font-weight-complex="normal"/>
    </style:style>
    <style:style style:name="P404" style:family="paragraph" style:parent-style-name="Standard">
      <style:text-properties style:font-name="Liberation Serif" fo:font-size="12pt" style:text-underline-style="none" fo:font-weight="normal" officeooo:rsid="0597b28e" officeooo:paragraph-rsid="0597b28e" style:font-size-asian="12pt" style:font-weight-asian="normal" style:font-size-complex="12pt" style:font-weight-complex="normal"/>
    </style:style>
    <style:style style:name="P405" style:family="paragraph" style:parent-style-name="Standard">
      <style:text-properties style:font-name="Liberation Serif" fo:font-size="12pt" style:text-underline-style="none" fo:font-weight="normal" officeooo:rsid="0599d1fe" officeooo:paragraph-rsid="0599d1fe" style:font-size-asian="12pt" style:font-weight-asian="normal" style:font-size-complex="12pt" style:font-weight-complex="normal"/>
    </style:style>
    <style:style style:name="P406" style:family="paragraph" style:parent-style-name="Standard">
      <style:text-properties style:font-name="Liberation Serif" fo:font-size="12pt" style:text-underline-style="none" fo:font-weight="normal" officeooo:rsid="055a7629" officeooo:paragraph-rsid="055a7629" style:font-size-asian="12pt" style:font-weight-asian="normal" style:font-size-complex="12pt" style:font-weight-complex="normal"/>
    </style:style>
    <style:style style:name="P407" style:family="paragraph" style:parent-style-name="Standard">
      <style:text-properties style:font-name="Liberation Serif" fo:font-size="12pt" style:text-underline-style="none" fo:font-weight="normal" officeooo:rsid="05629ae2" officeooo:paragraph-rsid="05629ae2" style:font-size-asian="12pt" style:font-weight-asian="normal" style:font-size-complex="12pt" style:font-weight-complex="normal"/>
    </style:style>
    <style:style style:name="P408" style:family="paragraph" style:parent-style-name="Standard">
      <style:text-properties style:font-name="Liberation Serif" fo:font-size="12pt" style:text-underline-style="none" fo:font-weight="normal" officeooo:rsid="056865c7" officeooo:paragraph-rsid="056865c7" style:font-size-asian="12pt" style:font-weight-asian="normal" style:font-size-complex="12pt" style:font-weight-complex="normal"/>
    </style:style>
    <style:style style:name="P409" style:family="paragraph" style:parent-style-name="Standard">
      <style:text-properties style:font-name="Liberation Serif" fo:font-size="12pt" style:text-underline-style="none" fo:font-weight="normal" officeooo:rsid="0571e7c0" officeooo:paragraph-rsid="0571e7c0" style:font-size-asian="12pt" style:font-weight-asian="normal" style:font-size-complex="12pt" style:font-weight-complex="normal"/>
    </style:style>
    <style:style style:name="P410" style:family="paragraph" style:parent-style-name="Standard">
      <style:text-properties style:font-name="Liberation Serif" fo:font-size="12pt" style:text-underline-style="none" fo:font-weight="normal" officeooo:rsid="057711a3" officeooo:paragraph-rsid="057711a3" style:font-size-asian="12pt" style:font-weight-asian="normal" style:font-size-complex="12pt" style:font-weight-complex="normal"/>
    </style:style>
    <style:style style:name="P411" style:family="paragraph" style:parent-style-name="Standard">
      <style:text-properties style:font-name="Liberation Serif" fo:font-size="12pt" style:text-underline-style="none" fo:font-weight="normal" officeooo:rsid="05781bf6" officeooo:paragraph-rsid="05781bf6" style:font-size-asian="12pt" style:font-weight-asian="normal" style:font-size-complex="12pt" style:font-weight-complex="normal"/>
    </style:style>
    <style:style style:name="P412" style:family="paragraph" style:parent-style-name="Standard">
      <style:text-properties style:font-name="Liberation Serif" fo:font-size="12pt" style:text-underline-style="none" fo:font-weight="normal" officeooo:rsid="0579cb71" officeooo:paragraph-rsid="0579cb71" style:font-size-asian="12pt" style:font-weight-asian="normal" style:font-size-complex="12pt" style:font-weight-complex="normal"/>
    </style:style>
    <style:style style:name="P413" style:family="paragraph" style:parent-style-name="Standard">
      <style:text-properties style:font-name="Liberation Serif" fo:font-size="12pt" style:text-underline-style="none" fo:font-weight="normal" officeooo:rsid="057b7d87" officeooo:paragraph-rsid="057b7d87" style:font-size-asian="12pt" style:font-weight-asian="normal" style:font-size-complex="12pt" style:font-weight-complex="normal"/>
    </style:style>
    <style:style style:name="P414" style:family="paragraph" style:parent-style-name="Standard">
      <style:text-properties style:font-name="Liberation Serif" fo:font-size="12pt" style:text-underline-style="none" fo:font-weight="normal" officeooo:rsid="057c71cc" officeooo:paragraph-rsid="057c71cc" style:font-size-asian="12pt" style:font-weight-asian="normal" style:font-size-complex="12pt" style:font-weight-complex="normal"/>
    </style:style>
    <style:style style:name="P415" style:family="paragraph" style:parent-style-name="Standard">
      <style:text-properties style:font-name="Liberation Serif" fo:font-size="12pt" style:text-underline-style="none" fo:font-weight="normal" officeooo:rsid="057d74ea" officeooo:paragraph-rsid="057d74ea" style:font-size-asian="12pt" style:font-weight-asian="normal" style:font-size-complex="12pt" style:font-weight-complex="normal"/>
    </style:style>
    <style:style style:name="P416" style:family="paragraph" style:parent-style-name="Standard">
      <style:text-properties style:font-name="Liberation Serif" fo:font-size="12pt" style:text-underline-style="none" fo:font-weight="normal" officeooo:rsid="057ee3e6" officeooo:paragraph-rsid="057ee3e6" style:font-size-asian="12pt" style:font-weight-asian="normal" style:font-size-complex="12pt" style:font-weight-complex="normal"/>
    </style:style>
    <style:style style:name="P417" style:family="paragraph" style:parent-style-name="Standard">
      <style:text-properties style:font-name="Liberation Serif" fo:font-size="12pt" style:text-underline-style="none" fo:font-weight="normal" officeooo:rsid="057f8c5b" officeooo:paragraph-rsid="057f8c5b" style:font-size-asian="12pt" style:font-weight-asian="normal" style:font-size-complex="12pt" style:font-weight-complex="normal"/>
    </style:style>
    <style:style style:name="P418" style:family="paragraph" style:parent-style-name="Standard">
      <style:text-properties style:font-name="Liberation Serif" fo:font-size="12pt" style:text-underline-style="none" fo:font-weight="normal" officeooo:rsid="057ff0ce" officeooo:paragraph-rsid="057ff0ce" style:font-size-asian="12pt" style:font-weight-asian="normal" style:font-size-complex="12pt" style:font-weight-complex="normal"/>
    </style:style>
    <style:style style:name="P419" style:family="paragraph" style:parent-style-name="Standard">
      <style:text-properties style:font-name="Liberation Serif" fo:font-size="12pt" style:text-underline-style="none" fo:font-weight="normal" officeooo:rsid="058165f3" officeooo:paragraph-rsid="058165f3" style:font-size-asian="12pt" style:font-weight-asian="normal" style:font-size-complex="12pt" style:font-weight-complex="normal"/>
    </style:style>
    <style:style style:name="P420" style:family="paragraph" style:parent-style-name="Standard">
      <style:text-properties style:font-name="Liberation Serif" fo:font-size="12pt" style:text-underline-style="none" fo:font-weight="normal" officeooo:rsid="0581a78f" officeooo:paragraph-rsid="0581a78f" style:font-size-asian="12pt" style:font-weight-asian="normal" style:font-size-complex="12pt" style:font-weight-complex="normal"/>
    </style:style>
    <style:style style:name="P421" style:family="paragraph" style:parent-style-name="Standard">
      <style:text-properties style:font-name="Liberation Serif" fo:font-size="12pt" style:text-underline-style="none" fo:font-weight="normal" officeooo:rsid="05844fb7" officeooo:paragraph-rsid="05844fb7" style:font-size-asian="12pt" style:font-weight-asian="normal" style:font-size-complex="12pt" style:font-weight-complex="normal"/>
    </style:style>
    <style:style style:name="P422" style:family="paragraph" style:parent-style-name="Standard">
      <style:text-properties style:font-name="Liberation Serif" fo:font-size="12pt" style:text-underline-style="none" fo:font-weight="normal" officeooo:rsid="0585c786" officeooo:paragraph-rsid="0585c786" style:font-size-asian="12pt" style:font-weight-asian="normal" style:font-size-complex="12pt" style:font-weight-complex="normal"/>
    </style:style>
    <style:style style:name="P423" style:family="paragraph" style:parent-style-name="Standard">
      <style:text-properties style:font-name="Liberation Serif" fo:font-size="12pt" style:text-underline-style="none" fo:font-weight="normal" officeooo:rsid="058ed38b" officeooo:paragraph-rsid="058ed38b" style:font-size-asian="12pt" style:font-weight-asian="normal" style:font-size-complex="12pt" style:font-weight-complex="normal"/>
    </style:style>
    <style:style style:name="P424" style:family="paragraph" style:parent-style-name="Standard">
      <style:text-properties style:font-name="Liberation Serif" fo:font-size="12pt" style:text-underline-style="none" fo:font-weight="normal" officeooo:rsid="058f3180" officeooo:paragraph-rsid="058f3180" style:font-size-asian="12pt" style:font-weight-asian="normal" style:font-size-complex="12pt" style:font-weight-complex="normal"/>
    </style:style>
    <style:style style:name="P425" style:family="paragraph" style:parent-style-name="Standard">
      <style:text-properties style:font-name="Liberation Serif" fo:font-size="12pt" style:text-underline-style="none" fo:font-weight="normal" officeooo:rsid="058f7844" officeooo:paragraph-rsid="058f7844" style:font-size-asian="12pt" style:font-weight-asian="normal" style:font-size-complex="12pt" style:font-weight-complex="normal"/>
    </style:style>
    <style:style style:name="P426" style:family="paragraph" style:parent-style-name="Standard">
      <style:text-properties style:font-name="Liberation Serif" fo:font-size="12pt" style:text-underline-style="none" fo:font-weight="normal" officeooo:rsid="0592bb89" officeooo:paragraph-rsid="0592bb89" style:font-size-asian="12pt" style:font-weight-asian="normal" style:font-size-complex="12pt" style:font-weight-complex="normal"/>
    </style:style>
    <style:style style:name="P427" style:family="paragraph" style:parent-style-name="Standard">
      <style:text-properties style:font-name="Liberation Serif" fo:font-size="12pt" style:text-underline-style="none" fo:font-weight="normal" officeooo:rsid="05950044" officeooo:paragraph-rsid="05950044" style:font-size-asian="12pt" style:font-weight-asian="normal" style:font-size-complex="12pt" style:font-weight-complex="normal"/>
    </style:style>
    <style:style style:name="P428" style:family="paragraph" style:parent-style-name="Standard">
      <style:text-properties style:font-name="Liberation Serif" fo:font-size="12pt" style:text-underline-style="none" fo:font-weight="normal" officeooo:rsid="05958673" officeooo:paragraph-rsid="05958673" style:font-size-asian="12pt" style:font-weight-asian="normal" style:font-size-complex="12pt" style:font-weight-complex="normal"/>
    </style:style>
    <style:style style:name="P429" style:family="paragraph" style:parent-style-name="Standard">
      <style:text-properties style:font-name="Liberation Serif" fo:font-size="12pt" style:text-underline-style="none" fo:font-weight="normal" officeooo:rsid="05a1dfc1" officeooo:paragraph-rsid="05a1dfc1" style:font-size-asian="12pt" style:font-weight-asian="normal" style:font-size-complex="12pt" style:font-weight-complex="normal"/>
    </style:style>
    <style:style style:name="P430" style:family="paragraph" style:parent-style-name="Standard">
      <style:text-properties style:font-name="Liberation Serif" fo:font-size="12pt" style:text-underline-style="none" fo:font-weight="normal" officeooo:rsid="05a2f58d" officeooo:paragraph-rsid="05a2f58d" style:font-size-asian="12pt" style:font-weight-asian="normal" style:font-size-complex="12pt" style:font-weight-complex="normal"/>
    </style:style>
    <style:style style:name="P431" style:family="paragraph" style:parent-style-name="Standard">
      <style:text-properties style:font-name="Liberation Serif" fo:font-size="12pt" style:text-underline-style="none" fo:font-weight="normal" officeooo:rsid="05a58280" officeooo:paragraph-rsid="05a58280" style:font-size-asian="12pt" style:font-weight-asian="normal" style:font-size-complex="12pt" style:font-weight-complex="normal"/>
    </style:style>
    <style:style style:name="P432" style:family="paragraph" style:parent-style-name="Standard">
      <style:text-properties style:font-name="Liberation Serif" fo:font-size="12pt" style:text-underline-style="none" fo:font-weight="normal" officeooo:rsid="05a90e38" officeooo:paragraph-rsid="05a90e38" style:font-size-asian="12pt" style:font-weight-asian="normal" style:font-size-complex="12pt" style:font-weight-complex="normal"/>
    </style:style>
    <style:style style:name="P433" style:family="paragraph" style:parent-style-name="Standard">
      <style:text-properties style:font-name="Liberation Serif" fo:font-size="12pt" style:text-underline-style="none" fo:font-weight="normal" officeooo:rsid="05aa707e" officeooo:paragraph-rsid="05aa707e" style:font-size-asian="12pt" style:font-weight-asian="normal" style:font-size-complex="12pt" style:font-weight-complex="normal"/>
    </style:style>
    <style:style style:name="P434" style:family="paragraph" style:parent-style-name="Standard">
      <style:text-properties style:font-name="Liberation Serif" fo:font-size="12pt" style:text-underline-style="none" fo:font-weight="normal" officeooo:rsid="05aa7d12" officeooo:paragraph-rsid="05aa7d12" style:font-size-asian="12pt" style:font-weight-asian="normal" style:font-size-complex="12pt" style:font-weight-complex="normal"/>
    </style:style>
    <style:style style:name="P435" style:family="paragraph" style:parent-style-name="Standard">
      <style:text-properties style:font-name="Liberation Serif" fo:font-size="12pt" style:text-underline-style="none" fo:font-weight="normal" officeooo:rsid="05aac57c" officeooo:paragraph-rsid="05aac57c" style:font-size-asian="12pt" style:font-weight-asian="normal" style:font-size-complex="12pt" style:font-weight-complex="normal"/>
    </style:style>
    <style:style style:name="P436" style:family="paragraph" style:parent-style-name="Standard">
      <style:text-properties style:font-name="Liberation Serif" fo:font-size="12pt" style:text-underline-style="none" fo:font-weight="normal" officeooo:rsid="05abc7d5" officeooo:paragraph-rsid="05abc7d5" style:font-size-asian="12pt" style:font-weight-asian="normal" style:font-size-complex="12pt" style:font-weight-complex="normal"/>
    </style:style>
    <style:style style:name="P437" style:family="paragraph" style:parent-style-name="Standard">
      <style:text-properties style:font-name="Liberation Serif" fo:font-size="12pt" style:text-underline-style="none" fo:font-weight="normal" officeooo:rsid="05ad3924" officeooo:paragraph-rsid="05ad3924" style:font-size-asian="12pt" style:font-weight-asian="normal" style:font-size-complex="12pt" style:font-weight-complex="normal"/>
    </style:style>
    <style:style style:name="P438" style:family="paragraph" style:parent-style-name="Standard">
      <style:text-properties style:font-name="Liberation Serif" fo:font-size="12pt" style:text-underline-style="none" fo:font-weight="normal" officeooo:rsid="05ae0e2b" officeooo:paragraph-rsid="05ae0e2b" style:font-size-asian="12pt" style:font-weight-asian="normal" style:font-size-complex="12pt" style:font-weight-complex="normal"/>
    </style:style>
    <style:style style:name="P439" style:family="paragraph" style:parent-style-name="Standard">
      <style:text-properties style:font-name="Liberation Serif" fo:font-size="12pt" style:text-underline-style="none" fo:font-weight="normal" officeooo:rsid="05af7f01" officeooo:paragraph-rsid="05af7f01" style:font-size-asian="12pt" style:font-weight-asian="normal" style:font-size-complex="12pt" style:font-weight-complex="normal"/>
    </style:style>
    <style:style style:name="P440" style:family="paragraph" style:parent-style-name="Standard">
      <style:text-properties style:font-name="Liberation Serif" fo:font-size="12pt" style:text-underline-style="none" fo:font-weight="normal" officeooo:rsid="05b075e1" officeooo:paragraph-rsid="05b075e1" style:font-size-asian="12pt" style:font-weight-asian="normal" style:font-size-complex="12pt" style:font-weight-complex="normal"/>
    </style:style>
    <style:style style:name="P441" style:family="paragraph" style:parent-style-name="Standard">
      <style:text-properties style:font-name="Liberation Serif" fo:font-size="12pt" style:text-underline-style="none" fo:font-weight="normal" officeooo:rsid="05b24211" officeooo:paragraph-rsid="05b24211" style:font-size-asian="12pt" style:font-weight-asian="normal" style:font-size-complex="12pt" style:font-weight-complex="normal"/>
    </style:style>
    <style:style style:name="P442" style:family="paragraph" style:parent-style-name="Standard">
      <style:text-properties style:font-name="Liberation Serif" fo:font-size="12pt" style:text-underline-style="none" fo:font-weight="normal" officeooo:rsid="05b678f1" officeooo:paragraph-rsid="05b678f1" style:font-size-asian="12pt" style:font-weight-asian="normal" style:font-size-complex="12pt" style:font-weight-complex="normal"/>
    </style:style>
    <style:style style:name="P443" style:family="paragraph" style:parent-style-name="Standard">
      <style:text-properties style:font-name="Liberation Serif" fo:font-size="12pt" style:text-underline-style="none" fo:font-weight="normal" officeooo:rsid="05bb7074" officeooo:paragraph-rsid="05bb7074" style:font-size-asian="12pt" style:font-weight-asian="normal" style:font-size-complex="12pt" style:font-weight-complex="normal"/>
    </style:style>
    <style:style style:name="P444" style:family="paragraph" style:parent-style-name="Standard">
      <style:text-properties style:font-name="Liberation Serif" fo:font-size="12pt" style:text-underline-style="none" fo:font-weight="normal" officeooo:rsid="05bfb1da" officeooo:paragraph-rsid="05bfb1da" style:font-size-asian="12pt" style:font-weight-asian="normal" style:font-size-complex="12pt" style:font-weight-complex="normal"/>
    </style:style>
    <style:style style:name="P445" style:family="paragraph" style:parent-style-name="Standard">
      <style:text-properties style:font-name="Liberation Serif" fo:font-size="12pt" style:text-underline-style="none" fo:font-weight="normal" officeooo:rsid="05c1e757" officeooo:paragraph-rsid="05c1e757" style:font-size-asian="12pt" style:font-weight-asian="normal" style:font-size-complex="12pt" style:font-weight-complex="normal"/>
    </style:style>
    <style:style style:name="P446" style:family="paragraph" style:parent-style-name="Standard">
      <style:text-properties style:font-name="Liberation Serif" fo:font-size="12pt" style:text-underline-style="none" fo:font-weight="normal" officeooo:rsid="05c1fc6d" officeooo:paragraph-rsid="05c1fc6d" style:font-size-asian="12pt" style:font-weight-asian="normal" style:font-size-complex="12pt" style:font-weight-complex="normal"/>
    </style:style>
    <style:style style:name="P447" style:family="paragraph" style:parent-style-name="Standard">
      <style:text-properties style:font-name="Liberation Serif" fo:font-size="12pt" style:text-underline-style="none" fo:font-weight="normal" officeooo:rsid="05c2cd68" officeooo:paragraph-rsid="05c2cd68" style:font-size-asian="12pt" style:font-weight-asian="normal" style:font-size-complex="12pt" style:font-weight-complex="normal"/>
    </style:style>
    <style:style style:name="P448" style:family="paragraph" style:parent-style-name="Standard">
      <style:text-properties style:font-name="Liberation Serif" fo:font-size="12pt" style:text-underline-style="none" fo:font-weight="normal" officeooo:rsid="05c2f757" officeooo:paragraph-rsid="05c2f757" style:font-size-asian="12pt" style:font-weight-asian="normal" style:font-size-complex="12pt" style:font-weight-complex="normal"/>
    </style:style>
    <style:style style:name="P449" style:family="paragraph" style:parent-style-name="Standard">
      <style:text-properties style:font-name="Liberation Serif" fo:font-size="12pt" style:text-underline-style="none" fo:font-weight="normal" officeooo:rsid="05c4759c" officeooo:paragraph-rsid="05c4759c" style:font-size-asian="12pt" style:font-weight-asian="normal" style:font-size-complex="12pt" style:font-weight-complex="normal"/>
    </style:style>
    <style:style style:name="P450" style:family="paragraph" style:parent-style-name="Standard">
      <style:text-properties style:font-name="Liberation Serif" fo:font-size="12pt" style:text-underline-style="none" fo:font-weight="normal" officeooo:rsid="05c5fbf4" officeooo:paragraph-rsid="05c5fbf4" style:font-size-asian="12pt" style:font-weight-asian="normal" style:font-size-complex="12pt" style:font-weight-complex="normal"/>
    </style:style>
    <style:style style:name="P451" style:family="paragraph" style:parent-style-name="Standard">
      <style:text-properties style:font-name="Liberation Serif" fo:font-size="12pt" style:text-underline-style="none" fo:font-weight="normal" officeooo:rsid="05c6be2e" officeooo:paragraph-rsid="05c6be2e" style:font-size-asian="12pt" style:font-weight-asian="normal" style:font-size-complex="12pt" style:font-weight-complex="normal"/>
    </style:style>
    <style:style style:name="P452" style:family="paragraph" style:parent-style-name="Standard">
      <style:text-properties style:font-name="Liberation Serif" fo:font-size="12pt" style:text-underline-style="none" fo:font-weight="normal" officeooo:rsid="05c81090" officeooo:paragraph-rsid="05c81090" style:font-size-asian="12pt" style:font-weight-asian="normal" style:font-size-complex="12pt" style:font-weight-complex="normal"/>
    </style:style>
    <style:style style:name="P453" style:family="paragraph" style:parent-style-name="Standard">
      <style:text-properties style:font-name="Liberation Serif" fo:font-size="12pt" style:text-underline-style="none" fo:font-weight="normal" officeooo:rsid="05c9cf2d" officeooo:paragraph-rsid="05c9cf2d" style:font-size-asian="12pt" style:font-weight-asian="normal" style:font-size-complex="12pt" style:font-weight-complex="normal"/>
    </style:style>
    <style:style style:name="P454" style:family="paragraph" style:parent-style-name="Standard">
      <style:text-properties style:font-name="Liberation Serif" fo:font-size="12pt" style:text-underline-style="none" fo:font-weight="normal" officeooo:rsid="05c9f8d6" officeooo:paragraph-rsid="05c9f8d6" style:font-size-asian="12pt" style:font-weight-asian="normal" style:font-size-complex="12pt" style:font-weight-complex="normal"/>
    </style:style>
    <style:style style:name="P455" style:family="paragraph" style:parent-style-name="Standard">
      <style:text-properties style:font-name="Liberation Serif" fo:font-size="12pt" style:text-underline-style="none" fo:font-weight="normal" officeooo:rsid="05cb63f8" officeooo:paragraph-rsid="05cb63f8" style:font-size-asian="12pt" style:font-weight-asian="normal" style:font-size-complex="12pt" style:font-weight-complex="normal"/>
    </style:style>
    <style:style style:name="P456" style:family="paragraph" style:parent-style-name="Standard">
      <style:text-properties style:font-name="Liberation Serif" fo:font-size="12pt" style:text-underline-style="none" fo:font-weight="normal" officeooo:rsid="05cc0882" officeooo:paragraph-rsid="05cc0882" style:font-size-asian="12pt" style:font-weight-asian="normal" style:font-size-complex="12pt" style:font-weight-complex="normal"/>
    </style:style>
    <style:style style:name="P457" style:family="paragraph" style:parent-style-name="Standard">
      <style:text-properties style:font-name="Liberation Serif" fo:font-size="12pt" style:text-underline-style="none" fo:font-weight="normal" officeooo:rsid="05cd21f7" officeooo:paragraph-rsid="05cd21f7" style:font-size-asian="12pt" style:font-weight-asian="normal" style:font-size-complex="12pt" style:font-weight-complex="normal"/>
    </style:style>
    <style:style style:name="P458" style:family="paragraph" style:parent-style-name="Standard">
      <style:text-properties style:font-name="Liberation Serif" fo:font-size="12pt" style:text-underline-style="none" fo:font-weight="normal" officeooo:rsid="05cd9de4" officeooo:paragraph-rsid="05cd9de4" style:font-size-asian="12pt" style:font-weight-asian="normal" style:font-size-complex="12pt" style:font-weight-complex="normal"/>
    </style:style>
    <style:style style:name="P459" style:family="paragraph" style:parent-style-name="Standard">
      <style:text-properties style:font-name="Liberation Serif" fo:font-size="12pt" style:text-underline-style="none" fo:font-weight="normal" officeooo:rsid="05cebdcc" officeooo:paragraph-rsid="05cebdcc" style:font-size-asian="12pt" style:font-weight-asian="normal" style:font-size-complex="12pt" style:font-weight-complex="normal"/>
    </style:style>
    <style:style style:name="P460" style:family="paragraph" style:parent-style-name="Standard">
      <style:text-properties style:font-name="Liberation Serif" fo:font-size="12pt" style:text-underline-style="none" fo:font-weight="normal" officeooo:rsid="05d074d5" officeooo:paragraph-rsid="05d074d5" style:font-size-asian="12pt" style:font-weight-asian="normal" style:font-size-complex="12pt" style:font-weight-complex="normal"/>
    </style:style>
    <style:style style:name="P461" style:family="paragraph" style:parent-style-name="Standard">
      <style:text-properties style:font-name="Liberation Serif" fo:font-size="12pt" style:text-underline-style="none" fo:font-weight="normal" officeooo:rsid="05d1bb88" officeooo:paragraph-rsid="05d1bb88" style:font-size-asian="12pt" style:font-weight-asian="normal" style:font-size-complex="12pt" style:font-weight-complex="normal"/>
    </style:style>
    <style:style style:name="P462" style:family="paragraph" style:parent-style-name="Standard">
      <style:text-properties style:font-name="Liberation Serif" fo:font-size="12pt" style:text-underline-style="none" fo:font-weight="normal" officeooo:rsid="05d3bf7d" officeooo:paragraph-rsid="05d3bf7d" style:font-size-asian="12pt" style:font-weight-asian="normal" style:font-size-complex="12pt" style:font-weight-complex="normal"/>
    </style:style>
    <style:style style:name="P463" style:family="paragraph" style:parent-style-name="Standard">
      <style:text-properties style:font-name="Liberation Serif" fo:font-size="12pt" style:text-underline-style="none" fo:font-weight="normal" officeooo:rsid="05d3bf7d" officeooo:paragraph-rsid="05d51093" style:font-size-asian="12pt" style:font-weight-asian="normal" style:font-size-complex="12pt" style:font-weight-complex="normal"/>
    </style:style>
    <style:style style:name="P464" style:family="paragraph" style:parent-style-name="Standard">
      <style:text-properties style:font-name="Liberation Serif" fo:font-size="12pt" style:text-underline-style="none" fo:font-weight="normal" officeooo:rsid="05d3bf7d" officeooo:paragraph-rsid="05d7758b" style:font-size-asian="12pt" style:font-weight-asian="normal" style:font-size-complex="12pt" style:font-weight-complex="normal"/>
    </style:style>
    <style:style style:name="P465" style:family="paragraph" style:parent-style-name="Standard">
      <style:text-properties style:font-name="Liberation Serif" fo:font-size="12pt" style:text-underline-style="none" fo:font-weight="normal" officeooo:rsid="05d3bf7d" officeooo:paragraph-rsid="05de41c2" style:font-size-asian="12pt" style:font-weight-asian="normal" style:font-size-complex="12pt" style:font-weight-complex="normal"/>
    </style:style>
    <style:style style:name="P466" style:family="paragraph" style:parent-style-name="Standard">
      <style:text-properties style:font-name="Liberation Serif" fo:font-size="12pt" style:text-underline-style="none" fo:font-weight="normal" officeooo:rsid="05d51093" officeooo:paragraph-rsid="05d51093" style:font-size-asian="12pt" style:font-weight-asian="normal" style:font-size-complex="12pt" style:font-weight-complex="normal"/>
    </style:style>
    <style:style style:name="P467" style:family="paragraph" style:parent-style-name="Standard">
      <style:text-properties style:font-name="Liberation Serif" fo:font-size="12pt" style:text-underline-style="none" fo:font-weight="normal" officeooo:rsid="05d51093" officeooo:paragraph-rsid="05d58dc9" style:font-size-asian="12pt" style:font-weight-asian="normal" style:font-size-complex="12pt" style:font-weight-complex="normal"/>
    </style:style>
    <style:style style:name="P468" style:family="paragraph" style:parent-style-name="Standard">
      <style:text-properties style:font-name="Liberation Serif" fo:font-size="12pt" style:text-underline-style="none" fo:font-weight="normal" officeooo:rsid="05d58dc9" officeooo:paragraph-rsid="05d58dc9" style:font-size-asian="12pt" style:font-weight-asian="normal" style:font-size-complex="12pt" style:font-weight-complex="normal"/>
    </style:style>
    <style:style style:name="P469" style:family="paragraph" style:parent-style-name="Standard">
      <style:text-properties style:font-name="Liberation Serif" fo:font-size="12pt" style:text-underline-style="none" fo:font-weight="normal" officeooo:rsid="05d58dc9" officeooo:paragraph-rsid="05d7758b" style:font-size-asian="12pt" style:font-weight-asian="normal" style:font-size-complex="12pt" style:font-weight-complex="normal"/>
    </style:style>
    <style:style style:name="P470" style:family="paragraph" style:parent-style-name="Standard">
      <style:text-properties style:font-name="Liberation Serif" fo:font-size="12pt" style:text-underline-style="none" fo:font-weight="normal" officeooo:rsid="05d7758b" officeooo:paragraph-rsid="05d7758b" style:font-size-asian="12pt" style:font-weight-asian="normal" style:font-size-complex="12pt" style:font-weight-complex="normal"/>
    </style:style>
    <style:style style:name="P471" style:family="paragraph" style:parent-style-name="Standard">
      <style:text-properties style:font-name="Liberation Serif" fo:font-size="12pt" style:text-underline-style="none" fo:font-weight="normal" officeooo:rsid="05d8ec9e" officeooo:paragraph-rsid="05da74a2" style:font-size-asian="12pt" style:font-weight-asian="normal" style:font-size-complex="12pt" style:font-weight-complex="normal"/>
    </style:style>
    <style:style style:name="P472" style:family="paragraph" style:parent-style-name="Standard">
      <style:text-properties style:font-name="Liberation Serif" fo:font-size="12pt" style:text-underline-style="none" fo:font-weight="normal" officeooo:rsid="05da74a2" officeooo:paragraph-rsid="05da74a2" style:font-size-asian="12pt" style:font-weight-asian="normal" style:font-size-complex="12pt" style:font-weight-complex="normal"/>
    </style:style>
    <style:style style:name="P473" style:family="paragraph" style:parent-style-name="Standard">
      <style:text-properties style:font-name="Liberation Serif" fo:font-size="12pt" style:text-underline-style="none" fo:font-weight="normal" officeooo:rsid="05da74a2" officeooo:paragraph-rsid="05daf101" style:font-size-asian="12pt" style:font-weight-asian="normal" style:font-size-complex="12pt" style:font-weight-complex="normal"/>
    </style:style>
    <style:style style:name="P474" style:family="paragraph" style:parent-style-name="Standard">
      <style:text-properties style:font-name="Liberation Serif" fo:font-size="12pt" style:text-underline-style="none" fo:font-weight="normal" officeooo:rsid="05daf101" officeooo:paragraph-rsid="05daf101" style:font-size-asian="12pt" style:font-weight-asian="normal" style:font-size-complex="12pt" style:font-weight-complex="normal"/>
    </style:style>
    <style:style style:name="P475" style:family="paragraph" style:parent-style-name="Standard">
      <style:text-properties style:font-name="Liberation Serif" fo:font-size="12pt" style:text-underline-style="none" fo:font-weight="normal" officeooo:rsid="05daf101" officeooo:paragraph-rsid="05dc891d" style:font-size-asian="12pt" style:font-weight-asian="normal" style:font-size-complex="12pt" style:font-weight-complex="normal"/>
    </style:style>
    <style:style style:name="P476" style:family="paragraph" style:parent-style-name="Standard">
      <style:text-properties style:font-name="Liberation Serif" fo:font-size="12pt" style:text-underline-style="none" fo:font-weight="normal" officeooo:rsid="05dda0e7" officeooo:paragraph-rsid="05fe4708" style:font-size-asian="12pt" style:font-weight-asian="normal" style:font-size-complex="12pt" style:font-weight-complex="normal"/>
    </style:style>
    <style:style style:name="P477" style:family="paragraph" style:parent-style-name="Standard">
      <style:text-properties style:font-name="Liberation Serif" fo:font-size="12pt" style:text-underline-style="none" fo:font-weight="normal" officeooo:rsid="05de41c2" officeooo:paragraph-rsid="05de41c2" style:font-size-asian="12pt" style:font-weight-asian="normal" style:font-size-complex="12pt" style:font-weight-complex="normal"/>
    </style:style>
    <style:style style:name="P478" style:family="paragraph" style:parent-style-name="Standard">
      <style:text-properties style:font-name="Liberation Serif" fo:font-size="12pt" style:text-underline-style="none" fo:font-weight="normal" officeooo:rsid="05de41c2" officeooo:paragraph-rsid="05e00b7f" style:font-size-asian="12pt" style:font-weight-asian="normal" style:font-size-complex="12pt" style:font-weight-complex="normal"/>
    </style:style>
    <style:style style:name="P479" style:family="paragraph" style:parent-style-name="Standard">
      <style:text-properties style:font-name="Liberation Serif" fo:font-size="12pt" style:text-underline-style="none" fo:font-weight="normal" officeooo:rsid="05e00b7f" officeooo:paragraph-rsid="05e00b7f" style:font-size-asian="12pt" style:font-weight-asian="normal" style:font-size-complex="12pt" style:font-weight-complex="normal"/>
    </style:style>
    <style:style style:name="P480" style:family="paragraph" style:parent-style-name="Standard">
      <style:text-properties style:font-name="Liberation Serif" fo:font-size="12pt" style:text-underline-style="none" fo:font-weight="normal" officeooo:rsid="05e00b7f" officeooo:paragraph-rsid="05e16b13" style:font-size-asian="12pt" style:font-weight-asian="normal" style:font-size-complex="12pt" style:font-weight-complex="normal"/>
    </style:style>
    <style:style style:name="P481" style:family="paragraph" style:parent-style-name="Standard">
      <style:text-properties style:font-name="Liberation Serif" fo:font-size="12pt" style:text-underline-style="none" fo:font-weight="normal" officeooo:rsid="05e16b13" officeooo:paragraph-rsid="05e16b13" style:font-size-asian="12pt" style:font-weight-asian="normal" style:font-size-complex="12pt" style:font-weight-complex="normal"/>
    </style:style>
    <style:style style:name="P482" style:family="paragraph" style:parent-style-name="Standard">
      <style:text-properties style:font-name="Liberation Serif" fo:font-size="12pt" style:text-underline-style="none" fo:font-weight="normal" officeooo:rsid="05e16b13" officeooo:paragraph-rsid="05e2b18f" style:font-size-asian="12pt" style:font-weight-asian="normal" style:font-size-complex="12pt" style:font-weight-complex="normal"/>
    </style:style>
    <style:style style:name="P483" style:family="paragraph" style:parent-style-name="Standard">
      <style:text-properties style:font-name="Liberation Serif" fo:font-size="12pt" style:text-underline-style="none" fo:font-weight="normal" officeooo:rsid="05e2b18f" officeooo:paragraph-rsid="05e2b18f" style:font-size-asian="12pt" style:font-weight-asian="normal" style:font-size-complex="12pt" style:font-weight-complex="normal"/>
    </style:style>
    <style:style style:name="P484" style:family="paragraph" style:parent-style-name="Standard">
      <style:text-properties style:font-name="Liberation Serif" fo:font-size="12pt" style:text-underline-style="none" fo:font-weight="normal" officeooo:rsid="05e2b18f" officeooo:paragraph-rsid="05e2dad3" style:font-size-asian="12pt" style:font-weight-asian="normal" style:font-size-complex="12pt" style:font-weight-complex="normal"/>
    </style:style>
    <style:style style:name="P485" style:family="paragraph" style:parent-style-name="Standard">
      <style:text-properties style:font-name="Liberation Serif" fo:font-size="12pt" style:text-underline-style="none" fo:font-weight="normal" officeooo:rsid="05e88366" officeooo:paragraph-rsid="05fe4708" style:font-size-asian="12pt" style:font-weight-asian="normal" style:font-size-complex="12pt" style:font-weight-complex="normal"/>
    </style:style>
    <style:style style:name="P486" style:family="paragraph" style:parent-style-name="Standard">
      <style:text-properties style:font-name="Liberation Serif" fo:font-size="12pt" style:text-underline-style="none" fo:font-weight="normal" officeooo:rsid="05f086d9" officeooo:paragraph-rsid="05fe4708" style:font-size-asian="12pt" style:font-weight-asian="normal" style:font-size-complex="12pt" style:font-weight-complex="normal"/>
    </style:style>
    <style:style style:name="P487" style:family="paragraph" style:parent-style-name="Standard">
      <style:text-properties style:font-name="Liberation Serif" fo:font-size="12pt" style:text-underline-style="none" fo:font-weight="normal" officeooo:rsid="05f11ae6" officeooo:paragraph-rsid="05fe4708" style:font-size-asian="12pt" style:font-weight-asian="normal" style:font-size-complex="12pt" style:font-weight-complex="normal"/>
    </style:style>
    <style:style style:name="P488" style:family="paragraph" style:parent-style-name="Standard">
      <style:text-properties style:font-name="Liberation Serif" fo:font-size="12pt" style:text-underline-style="none" fo:font-weight="normal" officeooo:rsid="05f1f8d7" officeooo:paragraph-rsid="05fe4708" style:font-size-asian="12pt" style:font-weight-asian="normal" style:font-size-complex="12pt" style:font-weight-complex="normal"/>
    </style:style>
    <style:style style:name="P489" style:family="paragraph" style:parent-style-name="Standard">
      <style:text-properties style:font-name="Liberation Serif" fo:font-size="12pt" style:text-underline-style="none" fo:font-weight="normal" officeooo:rsid="05f22668" officeooo:paragraph-rsid="05fe4708" style:font-size-asian="12pt" style:font-weight-asian="normal" style:font-size-complex="12pt" style:font-weight-complex="normal"/>
    </style:style>
    <style:style style:name="P490" style:family="paragraph" style:parent-style-name="Standard">
      <style:text-properties style:font-name="Liberation Serif" fo:font-size="12pt" style:text-underline-style="none" fo:font-weight="normal" officeooo:rsid="05f29b61" officeooo:paragraph-rsid="05fe4708" style:font-size-asian="12pt" style:font-weight-asian="normal" style:font-size-complex="12pt" style:font-weight-complex="normal"/>
    </style:style>
    <style:style style:name="P491" style:family="paragraph" style:parent-style-name="Standard">
      <style:text-properties style:font-name="Liberation Serif" fo:font-size="12pt" style:text-underline-style="none" fo:font-weight="normal" officeooo:rsid="05f2a291" officeooo:paragraph-rsid="05fe4708" style:font-size-asian="12pt" style:font-weight-asian="normal" style:font-size-complex="12pt" style:font-weight-complex="normal"/>
    </style:style>
    <style:style style:name="P492" style:family="paragraph" style:parent-style-name="Standard">
      <style:text-properties style:font-name="Liberation Serif" fo:font-size="12pt" style:text-underline-style="none" fo:font-weight="normal" officeooo:rsid="05f5c80f" officeooo:paragraph-rsid="05fe4708" style:font-size-asian="12pt" style:font-weight-asian="normal" style:font-size-complex="12pt" style:font-weight-complex="normal"/>
    </style:style>
    <style:style style:name="P493" style:family="paragraph" style:parent-style-name="Standard">
      <style:text-properties style:font-name="Liberation Serif" fo:font-size="12pt" style:text-underline-style="none" fo:font-weight="normal" officeooo:rsid="05f6e828" officeooo:paragraph-rsid="05fe4708" style:font-size-asian="12pt" style:font-weight-asian="normal" style:font-size-complex="12pt" style:font-weight-complex="normal"/>
    </style:style>
    <style:style style:name="P494" style:family="paragraph" style:parent-style-name="Standard">
      <style:text-properties style:font-name="Liberation Serif" fo:font-size="12pt" style:text-underline-style="none" fo:font-weight="normal" officeooo:rsid="05fa319f" officeooo:paragraph-rsid="05fa319f" style:font-size-asian="12pt" style:font-weight-asian="normal" style:font-size-complex="12pt" style:font-weight-complex="normal"/>
    </style:style>
    <style:style style:name="P495" style:family="paragraph" style:parent-style-name="Standard">
      <style:text-properties style:font-name="Liberation Serif" fo:font-size="12pt" style:text-underline-style="none" fo:font-weight="normal" officeooo:rsid="05ff93ec" officeooo:paragraph-rsid="05ff93ec" style:font-size-asian="12pt" style:font-weight-asian="normal" style:font-size-complex="12pt" style:font-weight-complex="normal"/>
    </style:style>
    <style:style style:name="P496" style:family="paragraph" style:parent-style-name="Standard">
      <style:text-properties style:font-name="Liberation Serif" fo:font-size="12pt" style:text-underline-style="none" fo:font-weight="normal" officeooo:rsid="05ffbc52" officeooo:paragraph-rsid="05ffbc52" style:font-size-asian="12pt" style:font-weight-asian="normal" style:font-size-complex="12pt" style:font-weight-complex="normal"/>
    </style:style>
    <style:style style:name="P497" style:family="paragraph" style:parent-style-name="Standard">
      <style:text-properties style:font-name="Liberation Serif" fo:font-size="12pt" style:text-underline-style="none" fo:font-weight="normal" officeooo:rsid="05ffddd2" officeooo:paragraph-rsid="05ffddd2" style:font-size-asian="12pt" style:font-weight-asian="normal" style:font-size-complex="12pt" style:font-weight-complex="normal"/>
    </style:style>
    <style:style style:name="P498" style:family="paragraph" style:parent-style-name="Standard">
      <style:text-properties style:font-name="Liberation Serif" fo:font-size="12pt" style:text-underline-style="none" fo:font-weight="normal" officeooo:rsid="06018f98" officeooo:paragraph-rsid="060c8c2d" style:font-size-asian="12pt" style:font-weight-asian="normal" style:font-size-complex="12pt" style:font-weight-complex="normal"/>
    </style:style>
    <style:style style:name="P499" style:family="paragraph" style:parent-style-name="Standard">
      <style:text-properties style:font-name="Liberation Serif" fo:font-size="12pt" style:text-underline-style="none" fo:font-weight="normal" officeooo:rsid="060216bd" officeooo:paragraph-rsid="060216bd" style:font-size-asian="12pt" style:font-weight-asian="normal" style:font-size-complex="12pt" style:font-weight-complex="normal"/>
    </style:style>
    <style:style style:name="P500" style:family="paragraph" style:parent-style-name="Standard">
      <style:text-properties style:font-name="Liberation Serif" fo:font-size="12pt" style:text-underline-style="none" fo:font-weight="normal" officeooo:rsid="0602b2fb" officeooo:paragraph-rsid="0602b2fb" style:font-size-asian="12pt" style:font-weight-asian="normal" style:font-size-complex="12pt" style:font-weight-complex="normal"/>
    </style:style>
    <style:style style:name="P501" style:family="paragraph" style:parent-style-name="Standard">
      <style:text-properties style:font-name="Liberation Serif" fo:font-size="12pt" style:text-underline-style="none" fo:font-weight="normal" officeooo:rsid="060330e5" officeooo:paragraph-rsid="060330e5" style:font-size-asian="12pt" style:font-weight-asian="normal" style:font-size-complex="12pt" style:font-weight-complex="normal"/>
    </style:style>
    <style:style style:name="P502" style:family="paragraph" style:parent-style-name="Standard">
      <style:text-properties style:font-name="Liberation Serif" fo:font-size="12pt" style:text-underline-style="none" fo:font-weight="normal" officeooo:rsid="0606b14f" officeooo:paragraph-rsid="0606b14f" style:font-size-asian="12pt" style:font-weight-asian="normal" style:font-size-complex="12pt" style:font-weight-complex="normal"/>
    </style:style>
    <style:style style:name="P503" style:family="paragraph" style:parent-style-name="Standard">
      <style:text-properties style:font-name="Liberation Serif" fo:font-size="12pt" style:text-underline-style="none" fo:font-weight="normal" officeooo:rsid="0609689b" officeooo:paragraph-rsid="0609689b" style:font-size-asian="12pt" style:font-weight-asian="normal" style:font-size-complex="12pt" style:font-weight-complex="normal"/>
    </style:style>
    <style:style style:name="P504" style:family="paragraph" style:parent-style-name="Standard">
      <style:text-properties style:font-name="Liberation Serif" fo:font-size="12pt" style:text-underline-style="none" fo:font-weight="normal" officeooo:rsid="060eb548" officeooo:paragraph-rsid="060eb548" style:font-size-asian="12pt" style:font-weight-asian="normal" style:font-size-complex="12pt" style:font-weight-complex="normal"/>
    </style:style>
    <style:style style:name="P505" style:family="paragraph" style:parent-style-name="Standard">
      <style:text-properties style:font-name="Liberation Serif" fo:font-size="12pt" style:text-underline-style="none" fo:font-weight="normal" officeooo:rsid="06123546" officeooo:paragraph-rsid="06123546" style:font-size-asian="12pt" style:font-weight-asian="normal" style:font-size-complex="12pt" style:font-weight-complex="normal"/>
    </style:style>
    <style:style style:name="P506" style:family="paragraph" style:parent-style-name="Standard">
      <style:text-properties style:font-name="Liberation Serif" fo:font-size="12pt" style:text-underline-style="none" fo:font-weight="normal" officeooo:rsid="0616b498" officeooo:paragraph-rsid="0616b498" style:font-size-asian="12pt" style:font-weight-asian="normal" style:font-size-complex="12pt" style:font-weight-complex="normal"/>
    </style:style>
    <style:style style:name="P507" style:family="paragraph" style:parent-style-name="Standard">
      <style:text-properties style:font-name="Liberation Serif" fo:font-size="12pt" style:text-underline-style="none" fo:font-weight="normal" officeooo:rsid="0619559f" officeooo:paragraph-rsid="0619559f" style:font-size-asian="12pt" style:font-weight-asian="normal" style:font-size-complex="12pt" style:font-weight-complex="normal"/>
    </style:style>
    <style:style style:name="P508" style:family="paragraph" style:parent-style-name="Standard">
      <style:text-properties style:font-name="Liberation Serif" fo:font-size="12pt" style:text-underline-style="none" fo:font-weight="normal" officeooo:rsid="06235e1e" officeooo:paragraph-rsid="06235e1e" style:font-size-asian="12pt" style:font-weight-asian="normal" style:font-size-complex="12pt" style:font-weight-complex="normal"/>
    </style:style>
    <style:style style:name="P509" style:family="paragraph" style:parent-style-name="Standard">
      <style:text-properties style:font-name="Liberation Serif" fo:font-size="12pt" style:text-underline-style="none" fo:font-weight="normal" officeooo:rsid="06241711" officeooo:paragraph-rsid="06241711" style:font-size-asian="12pt" style:font-weight-asian="normal" style:font-size-complex="12pt" style:font-weight-complex="normal"/>
    </style:style>
    <style:style style:name="P510" style:family="paragraph" style:parent-style-name="Standard">
      <style:text-properties style:font-name="Liberation Serif" fo:font-size="12pt" style:text-underline-style="none" fo:font-weight="normal" officeooo:rsid="062600a6" officeooo:paragraph-rsid="062600a6" style:font-size-asian="12pt" style:font-weight-asian="normal" style:font-size-complex="12pt" style:font-weight-complex="normal"/>
    </style:style>
    <style:style style:name="P511" style:family="paragraph" style:parent-style-name="Standard">
      <style:text-properties style:font-name="Liberation Serif" fo:font-size="12pt" style:text-underline-style="none" fo:font-weight="normal" officeooo:rsid="0626a0ba" officeooo:paragraph-rsid="0626a0ba" style:font-size-asian="12pt" style:font-weight-asian="normal" style:font-size-complex="12pt" style:font-weight-complex="normal"/>
    </style:style>
    <style:style style:name="P512" style:family="paragraph" style:parent-style-name="Standard">
      <style:text-properties style:font-name="Liberation Serif" fo:font-size="12pt" style:text-underline-style="none" fo:font-weight="normal" officeooo:rsid="06271d47" officeooo:paragraph-rsid="06271d47" style:font-size-asian="12pt" style:font-weight-asian="normal" style:font-size-complex="12pt" style:font-weight-complex="normal"/>
    </style:style>
    <style:style style:name="P513" style:family="paragraph" style:parent-style-name="Standard">
      <style:text-properties style:font-name="Liberation Serif" fo:font-size="12pt" style:text-underline-style="none" fo:font-weight="normal" officeooo:rsid="0627f3aa" officeooo:paragraph-rsid="0627f3aa" style:font-size-asian="12pt" style:font-weight-asian="normal" style:font-size-complex="12pt" style:font-weight-complex="normal"/>
    </style:style>
    <style:style style:name="P514" style:family="paragraph" style:parent-style-name="Standard">
      <style:text-properties style:font-name="Liberation Serif" fo:font-size="12pt" style:text-underline-style="none" fo:font-weight="normal" officeooo:rsid="062974d0" officeooo:paragraph-rsid="062974d0" style:font-size-asian="12pt" style:font-weight-asian="normal" style:font-size-complex="12pt" style:font-weight-complex="normal"/>
    </style:style>
    <style:style style:name="P515" style:family="paragraph" style:parent-style-name="Standard">
      <style:text-properties style:font-name="Liberation Serif" fo:font-size="12pt" style:text-underline-style="none" fo:font-weight="normal" officeooo:rsid="062b4b87" officeooo:paragraph-rsid="062b4b87" style:font-size-asian="12pt" style:font-weight-asian="normal" style:font-size-complex="12pt" style:font-weight-complex="normal"/>
    </style:style>
    <style:style style:name="P516" style:family="paragraph" style:parent-style-name="Standard">
      <style:text-properties style:font-name="Liberation Serif" fo:font-size="12pt" style:text-underline-style="none" fo:font-weight="normal" officeooo:rsid="062b8b1c" officeooo:paragraph-rsid="062b8b1c" style:font-size-asian="12pt" style:font-weight-asian="normal" style:font-size-complex="12pt" style:font-weight-complex="normal"/>
    </style:style>
    <style:style style:name="P517" style:family="paragraph" style:parent-style-name="Standard">
      <style:text-properties style:font-name="Liberation Serif" fo:font-size="12pt" style:text-underline-style="none" fo:font-weight="normal" officeooo:rsid="062d5f5f" officeooo:paragraph-rsid="062d5f5f" style:font-size-asian="12pt" style:font-weight-asian="normal" style:font-size-complex="12pt" style:font-weight-complex="normal"/>
    </style:style>
    <style:style style:name="P518" style:family="paragraph" style:parent-style-name="Standard">
      <style:text-properties style:font-name="Liberation Serif" fo:font-size="12pt" style:text-underline-style="none" fo:font-weight="normal" officeooo:rsid="062eb62d" officeooo:paragraph-rsid="062eb62d" style:font-size-asian="12pt" style:font-weight-asian="normal" style:font-size-complex="12pt" style:font-weight-complex="normal"/>
    </style:style>
    <style:style style:name="P519" style:family="paragraph" style:parent-style-name="Standard">
      <style:text-properties style:font-name="Liberation Serif" fo:font-size="12pt" style:text-underline-style="none" fo:font-weight="normal" officeooo:rsid="06308359" officeooo:paragraph-rsid="06308359" style:font-size-asian="12pt" style:font-weight-asian="normal" style:font-size-complex="12pt" style:font-weight-complex="normal"/>
    </style:style>
    <style:style style:name="P520" style:family="paragraph" style:parent-style-name="Standard">
      <style:text-properties style:font-name="Liberation Serif" fo:font-size="12pt" style:text-underline-style="none" fo:font-weight="normal" officeooo:rsid="0631ecfa" officeooo:paragraph-rsid="0631ecfa" style:font-size-asian="12pt" style:font-weight-asian="normal" style:font-size-complex="12pt" style:font-weight-complex="normal"/>
    </style:style>
    <style:style style:name="P521" style:family="paragraph" style:parent-style-name="Standard">
      <style:text-properties style:font-name="Liberation Serif" fo:font-size="12pt" style:text-underline-style="none" fo:font-weight="normal" officeooo:rsid="0637f3a1" officeooo:paragraph-rsid="0637f3a1" style:font-size-asian="12pt" style:font-weight-asian="normal" style:font-size-complex="12pt" style:font-weight-complex="normal"/>
    </style:style>
    <style:style style:name="P522" style:family="paragraph" style:parent-style-name="Standard">
      <style:text-properties style:font-name="Liberation Serif" fo:font-size="12pt" style:text-underline-style="none" fo:font-weight="normal" officeooo:rsid="0638a322" officeooo:paragraph-rsid="0638a322" style:font-size-asian="12pt" style:font-weight-asian="normal" style:font-size-complex="12pt" style:font-weight-complex="normal"/>
    </style:style>
    <style:style style:name="P523" style:family="paragraph" style:parent-style-name="Standard">
      <style:text-properties style:font-name="Liberation Serif" fo:font-size="12pt" style:text-underline-style="none" fo:font-weight="normal" officeooo:rsid="063943ab" officeooo:paragraph-rsid="063943ab" style:font-size-asian="12pt" style:font-weight-asian="normal" style:font-size-complex="12pt" style:font-weight-complex="normal"/>
    </style:style>
    <style:style style:name="P524" style:family="paragraph" style:parent-style-name="Standard">
      <style:text-properties style:font-name="Liberation Serif" fo:font-size="12pt" style:text-underline-style="none" fo:font-weight="normal" officeooo:rsid="063a98d9" officeooo:paragraph-rsid="063a98d9" style:font-size-asian="12pt" style:font-weight-asian="normal" style:font-size-complex="12pt" style:font-weight-complex="normal"/>
    </style:style>
    <style:style style:name="P525" style:family="paragraph" style:parent-style-name="Standard">
      <style:text-properties style:font-name="Liberation Serif" fo:font-size="12pt" style:text-underline-style="none" fo:font-weight="normal" officeooo:rsid="063b9faf" officeooo:paragraph-rsid="063b9faf" style:font-size-asian="12pt" style:font-weight-asian="normal" style:font-size-complex="12pt" style:font-weight-complex="normal"/>
    </style:style>
    <style:style style:name="P526" style:family="paragraph" style:parent-style-name="Standard">
      <style:text-properties style:font-name="Liberation Serif" fo:font-size="12pt" style:text-underline-style="none" fo:font-weight="normal" officeooo:rsid="063ced49" officeooo:paragraph-rsid="063ced49" style:font-size-asian="12pt" style:font-weight-asian="normal" style:font-size-complex="12pt" style:font-weight-complex="normal"/>
    </style:style>
    <style:style style:name="P527" style:family="paragraph" style:parent-style-name="Standard">
      <style:text-properties style:font-name="Liberation Serif" fo:font-size="12pt" style:text-underline-style="none" fo:font-weight="normal" officeooo:rsid="063e6858" officeooo:paragraph-rsid="063e6858" style:font-size-asian="12pt" style:font-weight-asian="normal" style:font-size-complex="12pt" style:font-weight-complex="normal"/>
    </style:style>
    <style:style style:name="P528" style:family="paragraph" style:parent-style-name="Standard">
      <style:text-properties style:font-name="Liberation Serif" fo:font-size="12pt" style:text-underline-style="none" fo:font-weight="normal" officeooo:rsid="06403bf3" officeooo:paragraph-rsid="06403bf3" style:font-size-asian="12pt" style:font-weight-asian="normal" style:font-size-complex="12pt" style:font-weight-complex="normal"/>
    </style:style>
    <style:style style:name="P529" style:family="paragraph" style:parent-style-name="Standard">
      <style:text-properties style:font-name="Liberation Serif" fo:font-size="12pt" style:text-underline-style="none" fo:font-weight="normal" officeooo:rsid="06422d0a" officeooo:paragraph-rsid="06422d0a" style:font-size-asian="12pt" style:font-weight-asian="normal" style:font-size-complex="12pt" style:font-weight-complex="normal"/>
    </style:style>
    <style:style style:name="P530" style:family="paragraph" style:parent-style-name="Standard">
      <style:text-properties style:font-name="Liberation Serif" fo:font-size="12pt" style:text-underline-style="none" fo:font-weight="normal" officeooo:rsid="06446072" officeooo:paragraph-rsid="06446072" style:font-size-asian="12pt" style:font-weight-asian="normal" style:font-size-complex="12pt" style:font-weight-complex="normal"/>
    </style:style>
    <style:style style:name="P531" style:family="paragraph" style:parent-style-name="Standard">
      <style:text-properties style:font-name="Liberation Serif" fo:font-size="12pt" style:text-underline-style="none" fo:font-weight="normal" officeooo:rsid="0644adb7" officeooo:paragraph-rsid="0644adb7" style:font-size-asian="12pt" style:font-weight-asian="normal" style:font-size-complex="12pt" style:font-weight-complex="normal"/>
    </style:style>
    <style:style style:name="P532" style:family="paragraph" style:parent-style-name="Standard">
      <style:text-properties style:font-name="Liberation Serif" fo:font-size="12pt" style:text-underline-style="none" fo:font-weight="normal" officeooo:rsid="06465cc0" officeooo:paragraph-rsid="06465cc0" style:font-size-asian="12pt" style:font-weight-asian="normal" style:font-size-complex="12pt" style:font-weight-complex="normal"/>
    </style:style>
    <style:style style:name="P533" style:family="paragraph" style:parent-style-name="Standard">
      <style:text-properties style:font-name="Liberation Serif" fo:font-size="12pt" style:text-underline-style="none" fo:font-weight="normal" officeooo:rsid="0647cbf3" officeooo:paragraph-rsid="0647cbf3" style:font-size-asian="12pt" style:font-weight-asian="normal" style:font-size-complex="12pt" style:font-weight-complex="normal"/>
    </style:style>
    <style:style style:name="P534" style:family="paragraph" style:parent-style-name="Standard">
      <style:text-properties style:font-name="Liberation Serif" fo:font-size="12pt" style:text-underline-style="none" fo:font-weight="normal" officeooo:rsid="064902a5" officeooo:paragraph-rsid="064902a5" style:font-size-asian="12pt" style:font-weight-asian="normal" style:font-size-complex="12pt" style:font-weight-complex="normal"/>
    </style:style>
    <style:style style:name="P535" style:family="paragraph" style:parent-style-name="Standard">
      <style:text-properties style:font-name="Liberation Serif" fo:font-size="12pt" style:text-underline-style="none" fo:font-weight="normal" officeooo:rsid="06491297" officeooo:paragraph-rsid="06491297" style:font-size-asian="12pt" style:font-weight-asian="normal" style:font-size-complex="12pt" style:font-weight-complex="normal"/>
    </style:style>
    <style:style style:name="P536" style:family="paragraph" style:parent-style-name="Standard">
      <style:text-properties style:font-name="Liberation Serif" fo:font-size="12pt" style:text-underline-style="none" fo:font-weight="normal" officeooo:rsid="06491297" officeooo:paragraph-rsid="0649c0e3" style:font-size-asian="12pt" style:font-weight-asian="normal" style:font-size-complex="12pt" style:font-weight-complex="normal"/>
    </style:style>
    <style:style style:name="P537" style:family="paragraph" style:parent-style-name="Standard">
      <style:text-properties style:font-name="Liberation Serif" fo:font-size="12pt" style:text-underline-style="none" fo:font-weight="normal" officeooo:rsid="064e1c2f" officeooo:paragraph-rsid="064e1c2f" style:font-size-asian="12pt" style:font-weight-asian="normal" style:font-size-complex="12pt" style:font-weight-complex="normal"/>
    </style:style>
    <style:style style:name="P538" style:family="paragraph" style:parent-style-name="Standard">
      <style:text-properties style:font-name="Liberation Serif" fo:font-size="12pt" style:text-underline-style="none" fo:font-weight="normal" officeooo:rsid="064ff918" officeooo:paragraph-rsid="064ff918" style:font-size-asian="12pt" style:font-weight-asian="normal" style:font-size-complex="12pt" style:font-weight-complex="normal"/>
    </style:style>
    <style:style style:name="P539" style:family="paragraph" style:parent-style-name="Standard">
      <style:text-properties style:font-name="Liberation Serif" fo:font-size="12pt" style:text-underline-style="none" fo:font-weight="normal" officeooo:rsid="0651d3e3" officeooo:paragraph-rsid="0651d3e3" style:font-size-asian="12pt" style:font-weight-asian="normal" style:font-size-complex="12pt" style:font-weight-complex="normal"/>
    </style:style>
    <style:style style:name="P540" style:family="paragraph" style:parent-style-name="Standard">
      <style:text-properties style:font-name="Liberation Serif" fo:font-size="12pt" style:text-underline-style="none" fo:font-weight="normal" officeooo:rsid="0652633e" officeooo:paragraph-rsid="0652633e" style:font-size-asian="12pt" style:font-weight-asian="normal" style:font-size-complex="12pt" style:font-weight-complex="normal"/>
    </style:style>
    <style:style style:name="P541" style:family="paragraph" style:parent-style-name="Standard">
      <style:text-properties style:font-name="Liberation Serif" fo:font-size="12pt" style:text-underline-style="none" fo:font-weight="normal" officeooo:rsid="0654c8be" officeooo:paragraph-rsid="0654c8be" style:font-size-asian="12pt" style:font-weight-asian="normal" style:font-size-complex="12pt" style:font-weight-complex="normal"/>
    </style:style>
    <style:style style:name="P542" style:family="paragraph" style:parent-style-name="Standard">
      <style:text-properties style:font-name="Liberation Serif" fo:font-size="12pt" style:text-underline-style="none" fo:font-weight="normal" officeooo:rsid="0654d259" officeooo:paragraph-rsid="0654d259" style:font-size-asian="12pt" style:font-weight-asian="normal" style:font-size-complex="12pt" style:font-weight-complex="normal"/>
    </style:style>
    <style:style style:name="P543" style:family="paragraph" style:parent-style-name="Standard">
      <style:text-properties style:font-name="Liberation Serif" fo:font-size="12pt" style:text-underline-style="none" fo:font-weight="normal" officeooo:rsid="06556318" officeooo:paragraph-rsid="06556318" style:font-size-asian="12pt" style:font-weight-asian="normal" style:font-size-complex="12pt" style:font-weight-complex="normal"/>
    </style:style>
    <style:style style:name="P544" style:family="paragraph" style:parent-style-name="Standard">
      <style:text-properties style:font-name="Liberation Serif" fo:font-size="12pt" style:text-underline-style="none" fo:font-weight="normal" officeooo:rsid="06567a26" officeooo:paragraph-rsid="06567a26" style:font-size-asian="12pt" style:font-weight-asian="normal" style:font-size-complex="12pt" style:font-weight-complex="normal"/>
    </style:style>
    <style:style style:name="P545" style:family="paragraph" style:parent-style-name="Standard">
      <style:text-properties style:font-name="Liberation Serif" fo:font-size="12pt" style:text-underline-style="none" fo:font-weight="normal" officeooo:rsid="065a53ed" officeooo:paragraph-rsid="065a53ed" style:font-size-asian="12pt" style:font-weight-asian="normal" style:font-size-complex="12pt" style:font-weight-complex="normal"/>
    </style:style>
    <style:style style:name="P546" style:family="paragraph" style:parent-style-name="Standard">
      <style:text-properties style:font-name="Liberation Serif" fo:font-size="12pt" style:text-underline-style="none" fo:font-weight="normal" officeooo:rsid="065b9c60" officeooo:paragraph-rsid="065b9c60" style:font-size-asian="12pt" style:font-weight-asian="normal" style:font-size-complex="12pt" style:font-weight-complex="normal"/>
    </style:style>
    <style:style style:name="P547" style:family="paragraph" style:parent-style-name="Standard">
      <style:text-properties style:font-name="Liberation Serif" fo:font-size="12pt" style:text-underline-style="none" fo:font-weight="normal" officeooo:rsid="065bec4d" officeooo:paragraph-rsid="065bec4d" style:font-size-asian="12pt" style:font-weight-asian="normal" style:font-size-complex="12pt" style:font-weight-complex="normal"/>
    </style:style>
    <style:style style:name="P548" style:family="paragraph" style:parent-style-name="Standard">
      <style:text-properties style:font-name="Liberation Serif" fo:font-size="12pt" style:text-underline-style="none" fo:font-weight="normal" officeooo:rsid="065fd2f8" officeooo:paragraph-rsid="065fd2f8" style:font-size-asian="12pt" style:font-weight-asian="normal" style:font-size-complex="12pt" style:font-weight-complex="normal"/>
    </style:style>
    <style:style style:name="P549" style:family="paragraph" style:parent-style-name="Standard">
      <style:text-properties style:font-name="Liberation Serif" fo:font-size="12pt" style:text-underline-style="none" fo:font-weight="normal" officeooo:rsid="0661440f" officeooo:paragraph-rsid="0661440f" style:font-size-asian="12pt" style:font-weight-asian="normal" style:font-size-complex="12pt" style:font-weight-complex="normal"/>
    </style:style>
    <style:style style:name="P550" style:family="paragraph" style:parent-style-name="Standard">
      <style:text-properties style:font-name="Liberation Serif" fo:font-size="12pt" style:text-underline-style="none" fo:font-weight="normal" officeooo:rsid="066164db" officeooo:paragraph-rsid="066164db" style:font-size-asian="12pt" style:font-weight-asian="normal" style:font-size-complex="12pt" style:font-weight-complex="normal"/>
    </style:style>
    <style:style style:name="P551" style:family="paragraph" style:parent-style-name="Standard">
      <style:text-properties style:font-name="Liberation Serif" fo:font-size="12pt" style:text-underline-style="none" fo:font-weight="normal" officeooo:rsid="0662346e" officeooo:paragraph-rsid="0662346e" style:font-size-asian="12pt" style:font-weight-asian="normal" style:font-size-complex="12pt" style:font-weight-complex="normal"/>
    </style:style>
    <style:style style:name="P552" style:family="paragraph" style:parent-style-name="Standard">
      <style:text-properties style:font-name="Liberation Serif" fo:font-size="12pt" style:text-underline-style="none" fo:font-weight="normal" officeooo:rsid="06624a0e" officeooo:paragraph-rsid="06624a0e" style:font-size-asian="12pt" style:font-weight-asian="normal" style:font-size-complex="12pt" style:font-weight-complex="normal"/>
    </style:style>
    <style:style style:name="P553" style:family="paragraph" style:parent-style-name="Standard">
      <style:text-properties style:font-name="Liberation Serif" fo:font-size="12pt" style:text-underline-style="none" fo:font-weight="normal" officeooo:rsid="0662cab0" officeooo:paragraph-rsid="0662cab0" style:font-size-asian="12pt" style:font-weight-asian="normal" style:font-size-complex="12pt" style:font-weight-complex="normal"/>
    </style:style>
    <style:style style:name="P554" style:family="paragraph" style:parent-style-name="Standard">
      <style:text-properties style:font-name="Liberation Serif" fo:font-size="12pt" style:text-underline-style="none" fo:font-weight="normal" officeooo:rsid="0664b768" officeooo:paragraph-rsid="0664b768" style:font-size-asian="12pt" style:font-weight-asian="normal" style:font-size-complex="12pt" style:font-weight-complex="normal"/>
    </style:style>
    <style:style style:name="P555" style:family="paragraph" style:parent-style-name="Standard">
      <style:text-properties style:font-name="Liberation Serif" fo:font-size="12pt" style:text-underline-style="none" fo:font-weight="normal" officeooo:rsid="06687fed" officeooo:paragraph-rsid="06687fed" style:font-size-asian="12pt" style:font-weight-asian="normal" style:font-size-complex="12pt" style:font-weight-complex="normal"/>
    </style:style>
    <style:style style:name="P556" style:family="paragraph" style:parent-style-name="Standard">
      <style:text-properties style:font-name="Liberation Serif" fo:font-size="12pt" style:text-underline-style="none" fo:font-weight="normal" officeooo:rsid="0649c0e3" officeooo:paragraph-rsid="0649c0e3" style:font-size-asian="12pt" style:font-weight-asian="normal" style:font-size-complex="12pt" style:font-weight-complex="normal"/>
    </style:style>
    <style:style style:name="P557" style:family="paragraph" style:parent-style-name="Standard">
      <style:text-properties style:font-name="Liberation Serif" fo:font-size="12pt" style:text-underline-style="none" fo:font-weight="normal" officeooo:rsid="066bf2c3" officeooo:paragraph-rsid="066bf2c3" style:font-size-asian="12pt" style:font-weight-asian="normal" style:font-size-complex="12pt" style:font-weight-complex="normal"/>
    </style:style>
    <style:style style:name="P558" style:family="paragraph" style:parent-style-name="Standard">
      <style:text-properties style:font-name="Liberation Serif" fo:font-size="12pt" style:text-underline-style="none" fo:font-weight="normal" officeooo:rsid="066fc912" officeooo:paragraph-rsid="066fc912" style:font-size-asian="12pt" style:font-weight-asian="normal" style:font-size-complex="12pt" style:font-weight-complex="normal"/>
    </style:style>
    <style:style style:name="P559" style:family="paragraph" style:parent-style-name="Standard">
      <style:text-properties style:font-name="Liberation Serif" fo:font-size="12pt" style:text-underline-style="none" fo:font-weight="normal" officeooo:rsid="06785ded" officeooo:paragraph-rsid="06785ded" style:font-size-asian="12pt" style:font-weight-asian="normal" style:font-size-complex="12pt" style:font-weight-complex="normal"/>
    </style:style>
    <style:style style:name="P560" style:family="paragraph" style:parent-style-name="Standard">
      <style:text-properties style:font-name="Liberation Serif" fo:font-size="12pt" style:text-underline-style="none" fo:font-weight="normal" officeooo:rsid="067f88fe" officeooo:paragraph-rsid="067f88fe" style:font-size-asian="12pt" style:font-weight-asian="normal" style:font-size-complex="12pt" style:font-weight-complex="normal"/>
    </style:style>
    <style:style style:name="P561" style:family="paragraph" style:parent-style-name="Standard">
      <style:text-properties style:font-name="Liberation Serif" fo:font-size="12pt" style:text-underline-style="none" fo:font-weight="normal" officeooo:rsid="0681b9ea" officeooo:paragraph-rsid="0681b9ea" style:font-size-asian="12pt" style:font-weight-asian="normal" style:font-size-complex="12pt" style:font-weight-complex="normal"/>
    </style:style>
    <style:style style:name="P562" style:family="paragraph" style:parent-style-name="Standard">
      <style:text-properties style:font-name="Liberation Serif" fo:font-size="12pt" style:text-underline-style="none" fo:font-weight="normal" officeooo:rsid="0682309f" officeooo:paragraph-rsid="0682309f" style:font-size-asian="12pt" style:font-weight-asian="normal" style:font-size-complex="12pt" style:font-weight-complex="normal"/>
    </style:style>
    <style:style style:name="P563" style:family="paragraph" style:parent-style-name="Standard">
      <style:text-properties style:font-name="Liberation Serif" fo:font-size="12pt" style:text-underline-style="none" fo:font-weight="normal" officeooo:rsid="0689c552" officeooo:paragraph-rsid="0689c552" style:font-size-asian="12pt" style:font-weight-asian="normal" style:font-size-complex="12pt" style:font-weight-complex="normal"/>
    </style:style>
    <style:style style:name="P564" style:family="paragraph" style:parent-style-name="Standard">
      <style:text-properties style:font-name="Liberation Serif" fo:font-size="12pt" style:text-underline-style="none" fo:font-weight="normal" officeooo:rsid="068f5753" officeooo:paragraph-rsid="068f5753" style:font-size-asian="12pt" style:font-weight-asian="normal" style:font-size-complex="12pt" style:font-weight-complex="normal"/>
    </style:style>
    <style:style style:name="P565" style:family="paragraph" style:parent-style-name="Standard">
      <style:text-properties style:font-name="Liberation Serif" fo:font-size="12pt" style:text-underline-style="none" fo:font-weight="normal" officeooo:rsid="06910aef" officeooo:paragraph-rsid="06910aef" style:font-size-asian="12pt" style:font-weight-asian="normal" style:font-size-complex="12pt" style:font-weight-complex="normal"/>
    </style:style>
    <style:style style:name="P566" style:family="paragraph" style:parent-style-name="Standard">
      <style:text-properties style:font-name="Liberation Serif" fo:font-size="12pt" style:text-underline-style="none" fo:font-weight="normal" officeooo:rsid="06956974" officeooo:paragraph-rsid="06956974" style:font-size-asian="12pt" style:font-weight-asian="normal" style:font-size-complex="12pt" style:font-weight-complex="normal"/>
    </style:style>
    <style:style style:name="P567" style:family="paragraph" style:parent-style-name="Standard">
      <style:text-properties style:font-name="Liberation Serif" fo:font-size="12pt" style:text-underline-style="none" fo:font-weight="normal" officeooo:rsid="0695c700" officeooo:paragraph-rsid="0695c700" style:font-size-asian="12pt" style:font-weight-asian="normal" style:font-size-complex="12pt" style:font-weight-complex="normal"/>
    </style:style>
    <style:style style:name="P568" style:family="paragraph" style:parent-style-name="Standard">
      <style:text-properties style:font-name="Liberation Serif" fo:font-size="12pt" style:text-underline-style="none" fo:font-weight="normal" officeooo:rsid="06980cc3" officeooo:paragraph-rsid="06980cc3" style:font-size-asian="12pt" style:font-weight-asian="normal" style:font-size-complex="12pt" style:font-weight-complex="normal"/>
    </style:style>
    <style:style style:name="P569" style:family="paragraph" style:parent-style-name="Standard">
      <style:text-properties style:font-name="Liberation Serif" fo:font-size="12pt" style:text-underline-style="none" fo:font-weight="normal" officeooo:rsid="069cdede" officeooo:paragraph-rsid="069cdede" style:font-size-asian="12pt" style:font-weight-asian="normal" style:font-size-complex="12pt" style:font-weight-complex="normal"/>
    </style:style>
    <style:style style:name="P570" style:family="paragraph" style:parent-style-name="Standard">
      <style:text-properties style:font-name="Liberation Serif" fo:font-size="12pt" style:text-underline-style="none" fo:font-weight="normal" officeooo:rsid="06ac7291" officeooo:paragraph-rsid="06ac7291" style:font-size-asian="12pt" style:font-weight-asian="normal" style:font-size-complex="12pt" style:font-weight-complex="normal"/>
    </style:style>
    <style:style style:name="P571" style:family="paragraph" style:parent-style-name="Standard">
      <style:text-properties style:font-name="Liberation Serif" fo:font-size="12pt" style:text-underline-style="none" fo:font-weight="normal" officeooo:rsid="06aa0f88" officeooo:paragraph-rsid="06aa0f88" style:font-size-asian="12pt" style:font-weight-asian="normal" style:font-size-complex="12pt" style:font-weight-complex="normal"/>
    </style:style>
    <style:style style:name="P572" style:family="paragraph" style:parent-style-name="Standard">
      <style:text-properties style:font-name="Liberation Serif" fo:font-size="12pt" style:text-underline-style="none" fo:font-weight="normal" officeooo:rsid="06b3dfd4" officeooo:paragraph-rsid="06b3dfd4" style:font-size-asian="12pt" style:font-weight-asian="normal" style:font-size-complex="12pt" style:font-weight-complex="normal"/>
    </style:style>
    <style:style style:name="P573" style:family="paragraph" style:parent-style-name="Standard">
      <style:text-properties style:font-name="Liberation Serif" fo:font-size="12pt" style:text-underline-style="none" fo:font-weight="normal" officeooo:rsid="06b59c1c" officeooo:paragraph-rsid="06b59c1c" style:font-size-asian="12pt" style:font-weight-asian="normal" style:font-size-complex="12pt" style:font-weight-complex="normal"/>
    </style:style>
    <style:style style:name="P574" style:family="paragraph" style:parent-style-name="Standard">
      <style:text-properties style:font-name="Liberation Serif" fo:font-size="12pt" style:text-underline-style="none" fo:font-weight="normal" officeooo:rsid="06b72188" officeooo:paragraph-rsid="06b72188" style:font-size-asian="12pt" style:font-weight-asian="normal" style:font-size-complex="12pt" style:font-weight-complex="normal"/>
    </style:style>
    <style:style style:name="P575" style:family="paragraph" style:parent-style-name="Standard">
      <style:text-properties style:font-name="Liberation Serif" fo:font-size="12pt" style:text-underline-style="none" fo:font-weight="normal" officeooo:rsid="06b8f5be" officeooo:paragraph-rsid="06b8f5be" style:font-size-asian="12pt" style:font-weight-asian="normal" style:font-size-complex="12pt" style:font-weight-complex="normal"/>
    </style:style>
    <style:style style:name="P576" style:family="paragraph" style:parent-style-name="Standard">
      <style:text-properties style:font-name="Liberation Serif" fo:font-size="12pt" style:text-underline-style="none" fo:font-weight="normal" officeooo:rsid="06bce10c" officeooo:paragraph-rsid="06bce10c" style:font-size-asian="12pt" style:font-weight-asian="normal" style:font-size-complex="12pt" style:font-weight-complex="normal"/>
    </style:style>
    <style:style style:name="P577" style:family="paragraph" style:parent-style-name="Standard">
      <style:text-properties style:font-name="Liberation Serif" fo:font-size="12pt" style:text-underline-style="none" fo:font-weight="normal" officeooo:rsid="06bf2bf6" officeooo:paragraph-rsid="06bf2bf6" style:font-size-asian="12pt" style:font-weight-asian="normal" style:font-size-complex="12pt" style:font-weight-complex="normal"/>
    </style:style>
    <style:style style:name="P578" style:family="paragraph" style:parent-style-name="Standard">
      <style:text-properties style:font-name="Liberation Serif" fo:font-size="12pt" style:text-underline-style="none" fo:font-weight="normal" officeooo:rsid="06bf2bf6" officeooo:paragraph-rsid="06d23e97" style:font-size-asian="12pt" style:font-weight-asian="normal" style:font-size-complex="12pt" style:font-weight-complex="normal"/>
    </style:style>
    <style:style style:name="P579" style:family="paragraph" style:parent-style-name="Standard">
      <style:text-properties style:font-name="Liberation Serif" fo:font-size="12pt" style:text-underline-style="none" fo:font-weight="normal" officeooo:rsid="06bf2bf6" officeooo:paragraph-rsid="06db0783" style:font-size-asian="12pt" style:font-weight-asian="normal" style:font-size-complex="12pt" style:font-weight-complex="normal"/>
    </style:style>
    <style:style style:name="P580" style:family="paragraph" style:parent-style-name="Standard">
      <style:text-properties style:font-name="Liberation Serif" fo:font-size="12pt" style:text-underline-style="none" fo:font-weight="normal" officeooo:rsid="06bf2bf6" officeooo:paragraph-rsid="06e3ad72" style:font-size-asian="12pt" style:font-weight-asian="normal" style:font-size-complex="12pt" style:font-weight-complex="normal"/>
    </style:style>
    <style:style style:name="P581" style:family="paragraph" style:parent-style-name="Standard">
      <style:text-properties style:font-name="Liberation Serif" fo:font-size="12pt" style:text-underline-style="none" fo:font-weight="normal" officeooo:rsid="06bf2bf6" officeooo:paragraph-rsid="06e89557" style:font-size-asian="12pt" style:font-weight-asian="normal" style:font-size-complex="12pt" style:font-weight-complex="normal"/>
    </style:style>
    <style:style style:name="P582" style:family="paragraph" style:parent-style-name="Standard">
      <style:text-properties style:font-name="Liberation Serif" fo:font-size="12pt" style:text-underline-style="none" fo:font-weight="normal" officeooo:rsid="06bf2bf6" officeooo:paragraph-rsid="06f35153" style:font-size-asian="12pt" style:font-weight-asian="normal" style:font-size-complex="12pt" style:font-weight-complex="normal"/>
    </style:style>
    <style:style style:name="P583" style:family="paragraph" style:parent-style-name="Standard">
      <style:text-properties style:font-name="Liberation Serif" fo:font-size="12pt" style:text-underline-style="none" fo:font-weight="normal" officeooo:rsid="06c05d99" officeooo:paragraph-rsid="06c05d99" style:font-size-asian="12pt" style:font-weight-asian="normal" style:font-size-complex="12pt" style:font-weight-complex="normal"/>
    </style:style>
    <style:style style:name="P584" style:family="paragraph" style:parent-style-name="Standard">
      <style:text-properties style:font-name="Liberation Serif" fo:font-size="12pt" style:text-underline-style="none" fo:font-weight="normal" officeooo:rsid="06c05d99" officeooo:paragraph-rsid="06d23e97" style:font-size-asian="12pt" style:font-weight-asian="normal" style:font-size-complex="12pt" style:font-weight-complex="normal"/>
    </style:style>
    <style:style style:name="P585" style:family="paragraph" style:parent-style-name="Standard">
      <style:text-properties style:font-name="Liberation Serif" fo:font-size="12pt" style:text-underline-style="none" fo:font-weight="normal" officeooo:rsid="06c05d99" officeooo:paragraph-rsid="06db0783" style:font-size-asian="12pt" style:font-weight-asian="normal" style:font-size-complex="12pt" style:font-weight-complex="normal"/>
    </style:style>
    <style:style style:name="P586" style:family="paragraph" style:parent-style-name="Standard">
      <style:text-properties style:font-name="Liberation Serif" fo:font-size="12pt" style:text-underline-style="none" fo:font-weight="normal" officeooo:rsid="06c05d99" officeooo:paragraph-rsid="06e3ad72" style:font-size-asian="12pt" style:font-weight-asian="normal" style:font-size-complex="12pt" style:font-weight-complex="normal"/>
    </style:style>
    <style:style style:name="P587" style:family="paragraph" style:parent-style-name="Standard">
      <style:text-properties style:font-name="Liberation Serif" fo:font-size="12pt" style:text-underline-style="none" fo:font-weight="normal" officeooo:rsid="06c05d99" officeooo:paragraph-rsid="06e89557" style:font-size-asian="12pt" style:font-weight-asian="normal" style:font-size-complex="12pt" style:font-weight-complex="normal"/>
    </style:style>
    <style:style style:name="P588" style:family="paragraph" style:parent-style-name="Standard">
      <style:text-properties style:font-name="Liberation Serif" fo:font-size="12pt" style:text-underline-style="none" fo:font-weight="normal" officeooo:rsid="06c05d99" officeooo:paragraph-rsid="06f35153" style:font-size-asian="12pt" style:font-weight-asian="normal" style:font-size-complex="12pt" style:font-weight-complex="normal"/>
    </style:style>
    <style:style style:name="P589" style:family="paragraph" style:parent-style-name="Standard">
      <style:text-properties style:font-name="Liberation Serif" fo:font-size="12pt" style:text-underline-style="none" fo:font-weight="normal" officeooo:rsid="06c13378" officeooo:paragraph-rsid="06c13378" style:font-size-asian="12pt" style:font-weight-asian="normal" style:font-size-complex="12pt" style:font-weight-complex="normal"/>
    </style:style>
    <style:style style:name="P590" style:family="paragraph" style:parent-style-name="Standard">
      <style:text-properties style:font-name="Liberation Serif" fo:font-size="12pt" style:text-underline-style="none" fo:font-weight="normal" officeooo:rsid="06c5b969" officeooo:paragraph-rsid="06c5b969" style:font-size-asian="12pt" style:font-weight-asian="normal" style:font-size-complex="12pt" style:font-weight-complex="normal"/>
    </style:style>
    <style:style style:name="P591" style:family="paragraph" style:parent-style-name="Standard">
      <style:text-properties style:font-name="Liberation Serif" fo:font-size="12pt" style:text-underline-style="none" fo:font-weight="normal" officeooo:rsid="06c5b969" officeooo:paragraph-rsid="06d23e97" style:font-size-asian="12pt" style:font-weight-asian="normal" style:font-size-complex="12pt" style:font-weight-complex="normal"/>
    </style:style>
    <style:style style:name="P592" style:family="paragraph" style:parent-style-name="Standard">
      <style:text-properties style:font-name="Liberation Serif" fo:font-size="12pt" style:text-underline-style="none" fo:font-weight="normal" officeooo:rsid="06c5b969" officeooo:paragraph-rsid="06db0783" style:font-size-asian="12pt" style:font-weight-asian="normal" style:font-size-complex="12pt" style:font-weight-complex="normal"/>
    </style:style>
    <style:style style:name="P593" style:family="paragraph" style:parent-style-name="Standard">
      <style:text-properties style:font-name="Liberation Serif" fo:font-size="12pt" style:text-underline-style="none" fo:font-weight="normal" officeooo:rsid="06c5b969" officeooo:paragraph-rsid="06e3ad72" style:font-size-asian="12pt" style:font-weight-asian="normal" style:font-size-complex="12pt" style:font-weight-complex="normal"/>
    </style:style>
    <style:style style:name="P594" style:family="paragraph" style:parent-style-name="Standard">
      <style:text-properties style:font-name="Liberation Serif" fo:font-size="12pt" style:text-underline-style="none" fo:font-weight="normal" officeooo:rsid="06c5b969" officeooo:paragraph-rsid="06e89557" style:font-size-asian="12pt" style:font-weight-asian="normal" style:font-size-complex="12pt" style:font-weight-complex="normal"/>
    </style:style>
    <style:style style:name="P595" style:family="paragraph" style:parent-style-name="Standard">
      <style:text-properties style:font-name="Liberation Serif" fo:font-size="12pt" style:text-underline-style="none" fo:font-weight="normal" officeooo:rsid="06c5b969" officeooo:paragraph-rsid="06f35153" style:font-size-asian="12pt" style:font-weight-asian="normal" style:font-size-complex="12pt" style:font-weight-complex="normal"/>
    </style:style>
    <style:style style:name="P596" style:family="paragraph" style:parent-style-name="Standard">
      <style:text-properties style:font-name="Liberation Serif" fo:font-size="12pt" style:text-underline-style="none" fo:font-weight="normal" officeooo:rsid="06c5fbcf" officeooo:paragraph-rsid="06c5fbcf" style:font-size-asian="12pt" style:font-weight-asian="normal" style:font-size-complex="12pt" style:font-weight-complex="normal"/>
    </style:style>
    <style:style style:name="P597" style:family="paragraph" style:parent-style-name="Standard">
      <style:text-properties style:font-name="Liberation Serif" fo:font-size="12pt" style:text-underline-style="none" fo:font-weight="normal" officeooo:rsid="06c5fbcf" officeooo:paragraph-rsid="06d23e97" style:font-size-asian="12pt" style:font-weight-asian="normal" style:font-size-complex="12pt" style:font-weight-complex="normal"/>
    </style:style>
    <style:style style:name="P598" style:family="paragraph" style:parent-style-name="Standard">
      <style:text-properties style:font-name="Liberation Serif" fo:font-size="12pt" style:text-underline-style="none" fo:font-weight="normal" officeooo:rsid="06c5fbcf" officeooo:paragraph-rsid="06db0783" style:font-size-asian="12pt" style:font-weight-asian="normal" style:font-size-complex="12pt" style:font-weight-complex="normal"/>
    </style:style>
    <style:style style:name="P599" style:family="paragraph" style:parent-style-name="Standard">
      <style:text-properties style:font-name="Liberation Serif" fo:font-size="12pt" style:text-underline-style="none" fo:font-weight="normal" officeooo:rsid="06c5fbcf" officeooo:paragraph-rsid="06e3ad72" style:font-size-asian="12pt" style:font-weight-asian="normal" style:font-size-complex="12pt" style:font-weight-complex="normal"/>
    </style:style>
    <style:style style:name="P600" style:family="paragraph" style:parent-style-name="Standard">
      <style:text-properties style:font-name="Liberation Serif" fo:font-size="12pt" style:text-underline-style="none" fo:font-weight="normal" officeooo:rsid="06c5fbcf" officeooo:paragraph-rsid="06e89557" style:font-size-asian="12pt" style:font-weight-asian="normal" style:font-size-complex="12pt" style:font-weight-complex="normal"/>
    </style:style>
    <style:style style:name="P601" style:family="paragraph" style:parent-style-name="Standard">
      <style:text-properties style:font-name="Liberation Serif" fo:font-size="12pt" style:text-underline-style="none" fo:font-weight="normal" officeooo:rsid="06c5fbcf" officeooo:paragraph-rsid="06ea3c63" style:font-size-asian="12pt" style:font-weight-asian="normal" style:font-size-complex="12pt" style:font-weight-complex="normal"/>
    </style:style>
    <style:style style:name="P602" style:family="paragraph" style:parent-style-name="Standard">
      <style:text-properties style:font-name="Liberation Serif" fo:font-size="12pt" style:text-underline-style="none" fo:font-weight="normal" officeooo:rsid="06c5fbcf" officeooo:paragraph-rsid="06f35153" style:font-size-asian="12pt" style:font-weight-asian="normal" style:font-size-complex="12pt" style:font-weight-complex="normal"/>
    </style:style>
    <style:style style:name="P603" style:family="paragraph" style:parent-style-name="Standard">
      <style:text-properties style:font-name="Liberation Serif" fo:font-size="12pt" style:text-underline-style="none" fo:font-weight="normal" officeooo:rsid="06c70893" officeooo:paragraph-rsid="06c70893" style:font-size-asian="12pt" style:font-weight-asian="normal" style:font-size-complex="12pt" style:font-weight-complex="normal"/>
    </style:style>
    <style:style style:name="P604" style:family="paragraph" style:parent-style-name="Standard">
      <style:text-properties style:font-name="Liberation Serif" fo:font-size="12pt" style:text-underline-style="none" fo:font-weight="normal" officeooo:rsid="06c70893" officeooo:paragraph-rsid="06d23e97" style:font-size-asian="12pt" style:font-weight-asian="normal" style:font-size-complex="12pt" style:font-weight-complex="normal"/>
    </style:style>
    <style:style style:name="P605" style:family="paragraph" style:parent-style-name="Standard">
      <style:text-properties style:font-name="Liberation Serif" fo:font-size="12pt" style:text-underline-style="none" fo:font-weight="normal" officeooo:rsid="06c70893" officeooo:paragraph-rsid="06db0783" style:font-size-asian="12pt" style:font-weight-asian="normal" style:font-size-complex="12pt" style:font-weight-complex="normal"/>
    </style:style>
    <style:style style:name="P606" style:family="paragraph" style:parent-style-name="Standard">
      <style:text-properties style:font-name="Liberation Serif" fo:font-size="12pt" style:text-underline-style="none" fo:font-weight="normal" officeooo:rsid="06c70893" officeooo:paragraph-rsid="06e3ad72" style:font-size-asian="12pt" style:font-weight-asian="normal" style:font-size-complex="12pt" style:font-weight-complex="normal"/>
    </style:style>
    <style:style style:name="P607" style:family="paragraph" style:parent-style-name="Standard">
      <style:text-properties style:font-name="Liberation Serif" fo:font-size="12pt" style:text-underline-style="none" fo:font-weight="normal" officeooo:rsid="06c70893" officeooo:paragraph-rsid="06e89557" style:font-size-asian="12pt" style:font-weight-asian="normal" style:font-size-complex="12pt" style:font-weight-complex="normal"/>
    </style:style>
    <style:style style:name="P608" style:family="paragraph" style:parent-style-name="Standard">
      <style:text-properties style:font-name="Liberation Serif" fo:font-size="12pt" style:text-underline-style="none" fo:font-weight="normal" officeooo:rsid="06c70893" officeooo:paragraph-rsid="06f35153" style:font-size-asian="12pt" style:font-weight-asian="normal" style:font-size-complex="12pt" style:font-weight-complex="normal"/>
    </style:style>
    <style:style style:name="P609" style:family="paragraph" style:parent-style-name="Standard">
      <style:text-properties style:font-name="Liberation Serif" fo:font-size="12pt" style:text-underline-style="none" fo:font-weight="normal" officeooo:rsid="06caec45" officeooo:paragraph-rsid="06caec45" style:font-size-asian="12pt" style:font-weight-asian="normal" style:font-size-complex="12pt" style:font-weight-complex="normal"/>
    </style:style>
    <style:style style:name="P610" style:family="paragraph" style:parent-style-name="Standard">
      <style:text-properties style:font-name="Liberation Serif" fo:font-size="12pt" style:text-underline-style="none" fo:font-weight="normal" officeooo:rsid="06cc7954" officeooo:paragraph-rsid="06cc7954" style:font-size-asian="12pt" style:font-weight-asian="normal" style:font-size-complex="12pt" style:font-weight-complex="normal"/>
    </style:style>
    <style:style style:name="P611" style:family="paragraph" style:parent-style-name="Standard">
      <style:text-properties style:font-name="Liberation Serif" fo:font-size="12pt" style:text-underline-style="none" fo:font-weight="normal" officeooo:rsid="06cc7954" officeooo:paragraph-rsid="06d01ae3" style:font-size-asian="12pt" style:font-weight-asian="normal" style:font-size-complex="12pt" style:font-weight-complex="normal"/>
    </style:style>
    <style:style style:name="P612" style:family="paragraph" style:parent-style-name="Standard">
      <style:text-properties style:font-name="Liberation Serif" fo:font-size="12pt" style:text-underline-style="none" fo:font-weight="normal" officeooo:rsid="06cc7954" officeooo:paragraph-rsid="06d23e97" style:font-size-asian="12pt" style:font-weight-asian="normal" style:font-size-complex="12pt" style:font-weight-complex="normal"/>
    </style:style>
    <style:style style:name="P613" style:family="paragraph" style:parent-style-name="Standard">
      <style:text-properties style:font-name="Liberation Serif" fo:font-size="12pt" style:text-underline-style="none" fo:font-weight="normal" officeooo:rsid="06cf8b6a" officeooo:paragraph-rsid="06cf8b6a" style:font-size-asian="12pt" style:font-weight-asian="normal" style:font-size-complex="12pt" style:font-weight-complex="normal"/>
    </style:style>
    <style:style style:name="P614" style:family="paragraph" style:parent-style-name="Standard">
      <style:text-properties style:font-name="Liberation Serif" fo:font-size="12pt" style:text-underline-style="none" fo:font-weight="normal" officeooo:rsid="06d42515" officeooo:paragraph-rsid="06d42515" style:font-size-asian="12pt" style:font-weight-asian="normal" style:font-size-complex="12pt" style:font-weight-complex="normal"/>
    </style:style>
    <style:style style:name="P615" style:family="paragraph" style:parent-style-name="Standard">
      <style:text-properties style:font-name="Liberation Serif" fo:font-size="12pt" style:text-underline-style="none" fo:font-weight="normal" officeooo:rsid="06d56078" officeooo:paragraph-rsid="06d56078" style:font-size-asian="12pt" style:font-weight-asian="normal" style:font-size-complex="12pt" style:font-weight-complex="normal"/>
    </style:style>
    <style:style style:name="P616" style:family="paragraph" style:parent-style-name="Standard">
      <style:text-properties style:font-name="Liberation Serif" fo:font-size="12pt" style:text-underline-style="none" fo:font-weight="normal" officeooo:rsid="06d73cdc" officeooo:paragraph-rsid="06d73cdc" style:font-size-asian="12pt" style:font-weight-asian="normal" style:font-size-complex="12pt" style:font-weight-complex="normal"/>
    </style:style>
    <style:style style:name="P617" style:family="paragraph" style:parent-style-name="Standard">
      <style:text-properties style:font-name="Liberation Serif" fo:font-size="12pt" style:text-underline-style="none" fo:font-weight="normal" officeooo:rsid="06e03e3f" officeooo:paragraph-rsid="06e03e3f" style:font-size-asian="12pt" style:font-weight-asian="normal" style:font-size-complex="12pt" style:font-weight-complex="normal"/>
    </style:style>
    <style:style style:name="P618" style:family="paragraph" style:parent-style-name="Standard">
      <style:text-properties style:font-name="Liberation Serif" fo:font-size="12pt" style:text-underline-style="none" fo:font-weight="normal" officeooo:rsid="06e03e3f" officeooo:paragraph-rsid="06e89557" style:font-size-asian="12pt" style:font-weight-asian="normal" style:font-size-complex="12pt" style:font-weight-complex="normal"/>
    </style:style>
    <style:style style:name="P619" style:family="paragraph" style:parent-style-name="Standard">
      <style:text-properties style:font-name="Liberation Serif" fo:font-size="12pt" style:text-underline-style="none" fo:font-weight="normal" officeooo:rsid="06e55a9d" officeooo:paragraph-rsid="06e55a9d" style:font-size-asian="12pt" style:font-weight-asian="normal" style:font-size-complex="12pt" style:font-weight-complex="normal"/>
    </style:style>
    <style:style style:name="P620" style:family="paragraph" style:parent-style-name="Standard">
      <style:text-properties style:font-name="Liberation Serif" fo:font-size="12pt" style:text-underline-style="none" fo:font-weight="normal" officeooo:rsid="06ee28df" officeooo:paragraph-rsid="06ee28df" style:font-size-asian="12pt" style:font-weight-asian="normal" style:font-size-complex="12pt" style:font-weight-complex="normal"/>
    </style:style>
    <style:style style:name="P621" style:family="paragraph" style:parent-style-name="Standard">
      <style:text-properties style:font-name="Liberation Serif" fo:font-size="12pt" style:text-underline-style="none" fo:font-weight="normal" officeooo:rsid="06f4e01b" officeooo:paragraph-rsid="06f4e01b" style:font-size-asian="12pt" style:font-weight-asian="normal" style:font-size-complex="12pt" style:font-weight-complex="normal"/>
    </style:style>
    <style:style style:name="P622" style:family="paragraph" style:parent-style-name="Standard">
      <style:text-properties style:font-name="Liberation Serif" fo:font-size="12pt" style:text-underline-style="none" fo:font-weight="normal" officeooo:rsid="06f86dbd" officeooo:paragraph-rsid="06f86dbd" style:font-size-asian="12pt" style:font-weight-asian="normal" style:font-size-complex="12pt" style:font-weight-complex="normal"/>
    </style:style>
    <style:style style:name="P623" style:family="paragraph" style:parent-style-name="Standard">
      <style:text-properties style:font-name="Liberation Serif" fo:font-size="12pt" style:text-underline-style="none" fo:font-weight="normal" officeooo:rsid="06a5a787" officeooo:paragraph-rsid="06a01fac" style:font-size-asian="12pt" style:font-weight-asian="normal" style:font-size-complex="12pt" style:font-weight-complex="normal"/>
    </style:style>
    <style:style style:name="P624" style:family="paragraph" style:parent-style-name="Standard">
      <style:text-properties style:font-name="Liberation Serif" fo:font-size="12pt" style:text-underline-style="none" fo:font-weight="normal" officeooo:rsid="06d01ae3" officeooo:paragraph-rsid="06d01ae3" style:font-size-asian="12pt" style:font-weight-asian="normal" style:font-size-complex="12pt" style:font-weight-complex="normal"/>
    </style:style>
    <style:style style:name="P625" style:family="paragraph" style:parent-style-name="Standard">
      <style:text-properties style:font-name="Liberation Serif" fo:font-size="12pt" style:text-underline-style="none" fo:font-weight="normal" officeooo:rsid="06d01ae3" officeooo:paragraph-rsid="06d0749b" style:font-size-asian="12pt" style:font-weight-asian="normal" style:font-size-complex="12pt" style:font-weight-complex="normal"/>
    </style:style>
    <style:style style:name="P626" style:family="paragraph" style:parent-style-name="Standard">
      <style:text-properties style:font-name="Liberation Serif" fo:font-size="12pt" style:text-underline-style="none" fo:font-weight="normal" officeooo:rsid="06d01ae3" officeooo:paragraph-rsid="06d23e97" style:font-size-asian="12pt" style:font-weight-asian="normal" style:font-size-complex="12pt" style:font-weight-complex="normal"/>
    </style:style>
    <style:style style:name="P627" style:family="paragraph" style:parent-style-name="Standard">
      <style:text-properties style:font-name="Liberation Serif" fo:font-size="12pt" style:text-underline-style="none" fo:font-weight="normal" officeooo:rsid="06ff0439" officeooo:paragraph-rsid="06ff0439" style:font-size-asian="12pt" style:font-weight-asian="normal" style:font-size-complex="12pt" style:font-weight-complex="normal"/>
    </style:style>
    <style:style style:name="P628" style:family="paragraph" style:parent-style-name="Standard">
      <style:text-properties style:font-name="Liberation Serif" fo:font-size="12pt" style:text-underline-style="none" fo:font-weight="normal" officeooo:rsid="07019c4c" officeooo:paragraph-rsid="07019c4c" style:font-size-asian="12pt" style:font-weight-asian="normal" style:font-size-complex="12pt" style:font-weight-complex="normal"/>
    </style:style>
    <style:style style:name="P629" style:family="paragraph" style:parent-style-name="Standard">
      <style:text-properties style:font-name="Liberation Serif" fo:font-size="12pt" style:text-underline-style="none" fo:font-weight="normal" officeooo:rsid="07036eda" officeooo:paragraph-rsid="07036eda" style:font-size-asian="12pt" style:font-weight-asian="normal" style:font-size-complex="12pt" style:font-weight-complex="normal"/>
    </style:style>
    <style:style style:name="P630" style:family="paragraph" style:parent-style-name="Standard">
      <style:text-properties style:font-name="Liberation Serif" fo:font-size="12pt" style:text-underline-style="none" fo:font-weight="normal" officeooo:rsid="0703d807" officeooo:paragraph-rsid="0703d807" style:font-size-asian="12pt" style:font-weight-asian="normal" style:font-size-complex="12pt" style:font-weight-complex="normal"/>
    </style:style>
    <style:style style:name="P631" style:family="paragraph" style:parent-style-name="Standard">
      <style:text-properties style:font-name="Liberation Serif" fo:font-size="12pt" style:text-underline-style="none" fo:font-weight="normal" officeooo:rsid="07049a24" officeooo:paragraph-rsid="07049a24" style:font-size-asian="12pt" style:font-weight-asian="normal" style:font-size-complex="12pt" style:font-weight-complex="normal"/>
    </style:style>
    <style:style style:name="P632" style:family="paragraph" style:parent-style-name="Standard">
      <style:text-properties style:font-name="Liberation Serif" fo:font-size="12pt" style:text-underline-style="none" fo:font-weight="normal" officeooo:rsid="0707df5f" officeooo:paragraph-rsid="0707df5f" style:font-size-asian="12pt" style:font-weight-asian="normal" style:font-size-complex="12pt" style:font-weight-complex="normal"/>
    </style:style>
    <style:style style:name="P633" style:family="paragraph" style:parent-style-name="Standard">
      <style:text-properties style:font-name="Liberation Serif" fo:font-size="12pt" style:text-underline-style="none" fo:font-weight="normal" officeooo:rsid="0707eccd" officeooo:paragraph-rsid="0707eccd" style:font-size-asian="12pt" style:font-weight-asian="normal" style:font-size-complex="12pt" style:font-weight-complex="normal"/>
    </style:style>
    <style:style style:name="P634" style:family="paragraph" style:parent-style-name="Standard">
      <style:text-properties style:font-name="Liberation Serif" fo:font-size="12pt" style:text-underline-style="none" fo:font-weight="normal" officeooo:rsid="07090381" officeooo:paragraph-rsid="07090381" style:font-size-asian="12pt" style:font-weight-asian="normal" style:font-size-complex="12pt" style:font-weight-complex="normal"/>
    </style:style>
    <style:style style:name="P635" style:family="paragraph" style:parent-style-name="Standard">
      <style:text-properties style:font-name="Liberation Serif" fo:font-size="12pt" style:text-underline-style="none" fo:font-weight="normal" officeooo:rsid="070af983" officeooo:paragraph-rsid="070af983" style:font-size-asian="12pt" style:font-weight-asian="normal" style:font-size-complex="12pt" style:font-weight-complex="normal"/>
    </style:style>
    <style:style style:name="P636" style:family="paragraph" style:parent-style-name="Standard">
      <style:text-properties style:font-name="Liberation Serif" fo:font-size="12pt" style:text-underline-style="none" fo:font-weight="normal" officeooo:rsid="070b4eb3" officeooo:paragraph-rsid="070b4eb3" style:font-size-asian="12pt" style:font-weight-asian="normal" style:font-size-complex="12pt" style:font-weight-complex="normal"/>
    </style:style>
    <style:style style:name="P637" style:family="paragraph" style:parent-style-name="Standard">
      <style:text-properties style:font-name="Liberation Serif" fo:font-size="12pt" style:text-underline-style="none" fo:font-weight="normal" officeooo:rsid="071008a8" officeooo:paragraph-rsid="071008a8" style:font-size-asian="12pt" style:font-weight-asian="normal" style:font-size-complex="12pt" style:font-weight-complex="normal"/>
    </style:style>
    <style:style style:name="P638" style:family="paragraph" style:parent-style-name="Standard">
      <style:text-properties style:font-name="Liberation Serif" fo:font-size="12pt" style:text-underline-style="none" fo:font-weight="normal" officeooo:rsid="07138a01" officeooo:paragraph-rsid="07138a01" style:font-size-asian="12pt" style:font-weight-asian="normal" style:font-size-complex="12pt" style:font-weight-complex="normal"/>
    </style:style>
    <style:style style:name="P639" style:family="paragraph" style:parent-style-name="Standard">
      <style:text-properties style:font-name="Liberation Serif" fo:font-size="12pt" style:text-underline-style="none" fo:font-weight="normal" officeooo:rsid="072060c7" officeooo:paragraph-rsid="072060c7" style:font-size-asian="12pt" style:font-weight-asian="normal" style:font-size-complex="12pt" style:font-weight-complex="normal"/>
    </style:style>
    <style:style style:name="P640" style:family="paragraph" style:parent-style-name="Standard">
      <style:text-properties style:font-name="Liberation Serif" fo:font-size="12pt" style:text-underline-style="none" fo:font-weight="normal" officeooo:rsid="072113bd" officeooo:paragraph-rsid="072113bd" style:font-size-asian="12pt" style:font-weight-asian="normal" style:font-size-complex="12pt" style:font-weight-complex="normal"/>
    </style:style>
    <style:style style:name="P641" style:family="paragraph" style:parent-style-name="Standard">
      <style:text-properties style:font-name="Liberation Serif" fo:font-size="12pt" style:text-underline-style="none" fo:font-weight="normal" officeooo:rsid="0721cbee" officeooo:paragraph-rsid="0721cbee" style:font-size-asian="12pt" style:font-weight-asian="normal" style:font-size-complex="12pt" style:font-weight-complex="normal"/>
    </style:style>
    <style:style style:name="P642" style:family="paragraph" style:parent-style-name="Standard">
      <style:text-properties style:font-name="Liberation Serif" fo:font-size="12pt" style:text-underline-style="none" fo:font-weight="normal" officeooo:rsid="0723212d" officeooo:paragraph-rsid="0723212d" style:font-size-asian="12pt" style:font-weight-asian="normal" style:font-size-complex="12pt" style:font-weight-complex="normal"/>
    </style:style>
    <style:style style:name="P643" style:family="paragraph" style:parent-style-name="Standard">
      <style:text-properties style:font-name="Liberation Serif" fo:font-size="12pt" style:text-underline-style="none" fo:font-weight="normal" officeooo:rsid="0726f242" officeooo:paragraph-rsid="0726f242" style:font-size-asian="12pt" style:font-weight-asian="normal" style:font-size-complex="12pt" style:font-weight-complex="normal"/>
    </style:style>
    <style:style style:name="P644" style:family="paragraph" style:parent-style-name="Standard">
      <style:text-properties style:font-name="Liberation Serif" fo:font-size="12pt" style:text-underline-style="none" fo:font-weight="normal" officeooo:rsid="07293ad6" officeooo:paragraph-rsid="07293ad6" style:font-size-asian="12pt" style:font-weight-asian="normal" style:font-size-complex="12pt" style:font-weight-complex="normal"/>
    </style:style>
    <style:style style:name="P645" style:family="paragraph" style:parent-style-name="Standard">
      <style:text-properties style:font-name="Liberation Serif" fo:font-size="12pt" style:text-underline-style="none" fo:font-weight="normal" officeooo:rsid="072f733a" officeooo:paragraph-rsid="072f733a" style:font-size-asian="12pt" style:font-weight-asian="normal" style:font-size-complex="12pt" style:font-weight-complex="normal"/>
    </style:style>
    <style:style style:name="P646" style:family="paragraph" style:parent-style-name="Standard">
      <style:text-properties style:font-name="Liberation Serif" fo:font-size="12pt" style:text-underline-style="none" fo:font-weight="normal" officeooo:rsid="07327cb0" officeooo:paragraph-rsid="07327cb0" style:font-size-asian="12pt" style:font-weight-asian="normal" style:font-size-complex="12pt" style:font-weight-complex="normal"/>
    </style:style>
    <style:style style:name="P647" style:family="paragraph" style:parent-style-name="Standard">
      <style:text-properties style:font-name="Liberation Serif" fo:font-size="12pt" style:text-underline-style="none" fo:font-weight="normal" officeooo:rsid="0733a312" officeooo:paragraph-rsid="0733a312" style:font-size-asian="12pt" style:font-weight-asian="normal" style:font-size-complex="12pt" style:font-weight-complex="normal"/>
    </style:style>
    <style:style style:name="P648" style:family="paragraph" style:parent-style-name="Standard">
      <style:text-properties style:font-name="Liberation Serif" fo:font-size="12pt" style:text-underline-style="none" fo:font-weight="normal" officeooo:rsid="07348b9d" officeooo:paragraph-rsid="07348b9d" style:font-size-asian="12pt" style:font-weight-asian="normal" style:font-size-complex="12pt" style:font-weight-complex="normal"/>
    </style:style>
    <style:style style:name="P649" style:family="paragraph" style:parent-style-name="Standard">
      <style:text-properties style:font-name="Liberation Serif" fo:font-size="12pt" style:text-underline-style="none" fo:font-weight="normal" officeooo:rsid="073678d9" officeooo:paragraph-rsid="073678d9" style:font-size-asian="12pt" style:font-weight-asian="normal" style:font-size-complex="12pt" style:font-weight-complex="normal"/>
    </style:style>
    <style:style style:name="P650" style:family="paragraph" style:parent-style-name="Standard">
      <style:text-properties style:font-name="Liberation Serif" fo:font-size="12pt" style:text-underline-style="none" fo:font-weight="normal" officeooo:rsid="0736de0e" officeooo:paragraph-rsid="0736de0e" style:font-size-asian="12pt" style:font-weight-asian="normal" style:font-size-complex="12pt" style:font-weight-complex="normal"/>
    </style:style>
    <style:style style:name="P651" style:family="paragraph" style:parent-style-name="Standard">
      <style:text-properties style:font-name="Liberation Serif" fo:font-size="12pt" style:text-underline-style="none" fo:font-weight="normal" officeooo:rsid="07373cdc" officeooo:paragraph-rsid="07373cdc" style:font-size-asian="12pt" style:font-weight-asian="normal" style:font-size-complex="12pt" style:font-weight-complex="normal"/>
    </style:style>
    <style:style style:name="P652" style:family="paragraph" style:parent-style-name="Standard">
      <style:text-properties style:font-name="Liberation Serif" fo:font-size="12pt" style:text-underline-style="none" fo:font-weight="normal" officeooo:rsid="0738fb2e" officeooo:paragraph-rsid="0738fb2e" style:font-size-asian="12pt" style:font-weight-asian="normal" style:font-size-complex="12pt" style:font-weight-complex="normal"/>
    </style:style>
    <style:style style:name="P653" style:family="paragraph" style:parent-style-name="Standard">
      <style:text-properties style:font-name="Liberation Serif" fo:font-size="12pt" style:text-underline-style="none" fo:font-weight="normal" officeooo:rsid="0738fb2e" officeooo:paragraph-rsid="073d3665" style:font-size-asian="12pt" style:font-weight-asian="normal" style:font-size-complex="12pt" style:font-weight-complex="normal"/>
    </style:style>
    <style:style style:name="P654" style:family="paragraph" style:parent-style-name="Standard">
      <style:text-properties style:font-name="Liberation Serif" fo:font-size="12pt" style:text-underline-style="none" fo:font-weight="normal" officeooo:rsid="0738fb2e" officeooo:paragraph-rsid="073f64a6" style:font-size-asian="12pt" style:font-weight-asian="normal" style:font-size-complex="12pt" style:font-weight-complex="normal"/>
    </style:style>
    <style:style style:name="P655" style:family="paragraph" style:parent-style-name="Standard">
      <style:text-properties style:font-name="Liberation Serif" fo:font-size="12pt" style:text-underline-style="none" fo:font-weight="normal" officeooo:rsid="073af233" officeooo:paragraph-rsid="073af233" style:font-size-asian="12pt" style:font-weight-asian="normal" style:font-size-complex="12pt" style:font-weight-complex="normal"/>
    </style:style>
    <style:style style:name="P656" style:family="paragraph" style:parent-style-name="Standard">
      <style:text-properties style:font-name="Liberation Serif" fo:font-size="12pt" style:text-underline-style="none" fo:font-weight="normal" officeooo:rsid="073b0557" officeooo:paragraph-rsid="073b0557" style:font-size-asian="12pt" style:font-weight-asian="normal" style:font-size-complex="12pt" style:font-weight-complex="normal"/>
    </style:style>
    <style:style style:name="P657" style:family="paragraph" style:parent-style-name="Standard">
      <style:text-properties style:font-name="Liberation Serif" fo:font-size="12pt" style:text-underline-style="none" fo:font-weight="normal" officeooo:rsid="073deffd" officeooo:paragraph-rsid="073deffd" style:font-size-asian="12pt" style:font-weight-asian="normal" style:font-size-complex="12pt" style:font-weight-complex="normal"/>
    </style:style>
    <style:style style:name="P658" style:family="paragraph" style:parent-style-name="Standard">
      <style:text-properties style:font-name="Liberation Serif" fo:font-size="12pt" style:text-underline-style="none" fo:font-weight="normal" officeooo:rsid="074025c9" officeooo:paragraph-rsid="074025c9" style:font-size-asian="12pt" style:font-weight-asian="normal" style:font-size-complex="12pt" style:font-weight-complex="normal"/>
    </style:style>
    <style:style style:name="P659" style:family="paragraph" style:parent-style-name="Standard">
      <style:text-properties style:font-name="Liberation Serif" fo:font-size="12pt" style:text-underline-style="none" fo:font-weight="normal" officeooo:rsid="0743f81e" officeooo:paragraph-rsid="0743f81e" style:font-size-asian="12pt" style:font-weight-asian="normal" style:font-size-complex="12pt" style:font-weight-complex="normal"/>
    </style:style>
    <style:style style:name="P660" style:family="paragraph" style:parent-style-name="Standard">
      <style:text-properties style:font-name="Liberation Serif" fo:font-size="12pt" style:text-underline-style="none" fo:font-weight="normal" officeooo:rsid="07448d3a" officeooo:paragraph-rsid="07448d3a" style:font-size-asian="12pt" style:font-weight-asian="normal" style:font-size-complex="12pt" style:font-weight-complex="normal"/>
    </style:style>
    <style:style style:name="P661" style:family="paragraph" style:parent-style-name="Standard">
      <style:text-properties style:font-name="Liberation Serif" fo:font-size="12pt" style:text-underline-style="none" fo:font-weight="normal" officeooo:rsid="07465246" officeooo:paragraph-rsid="07465246" style:font-size-asian="12pt" style:font-weight-asian="normal" style:font-size-complex="12pt" style:font-weight-complex="normal"/>
    </style:style>
    <style:style style:name="P662" style:family="paragraph" style:parent-style-name="Standard">
      <style:text-properties style:font-name="Liberation Serif" fo:font-size="12pt" style:text-underline-style="none" fo:font-weight="normal" officeooo:rsid="0747a1b8" officeooo:paragraph-rsid="0747a1b8" style:font-size-asian="12pt" style:font-weight-asian="normal" style:font-size-complex="12pt" style:font-weight-complex="normal"/>
    </style:style>
    <style:style style:name="P663" style:family="paragraph" style:parent-style-name="Standard">
      <style:text-properties style:font-name="Liberation Serif" fo:font-size="12pt" style:text-underline-style="none" fo:font-weight="normal" officeooo:rsid="0747f61a" officeooo:paragraph-rsid="0747f61a" style:font-size-asian="12pt" style:font-weight-asian="normal" style:font-size-complex="12pt" style:font-weight-complex="normal"/>
    </style:style>
    <style:style style:name="P664" style:family="paragraph" style:parent-style-name="Standard">
      <style:text-properties style:font-name="Liberation Serif" fo:font-size="12pt" style:text-underline-style="none" fo:font-weight="normal" officeooo:rsid="0749047c" officeooo:paragraph-rsid="0749047c" style:font-size-asian="12pt" style:font-weight-asian="normal" style:font-size-complex="12pt" style:font-weight-complex="normal"/>
    </style:style>
    <style:style style:name="P665" style:family="paragraph" style:parent-style-name="Standard">
      <style:text-properties style:font-name="Liberation Serif" fo:font-size="12pt" style:text-underline-style="none" fo:font-weight="normal" officeooo:rsid="0749e3e0" officeooo:paragraph-rsid="0749e3e0" style:font-size-asian="12pt" style:font-weight-asian="normal" style:font-size-complex="12pt" style:font-weight-complex="normal"/>
    </style:style>
    <style:style style:name="P666" style:family="paragraph" style:parent-style-name="Standard">
      <style:text-properties style:font-name="Liberation Serif" fo:font-size="12pt" style:text-underline-style="none" fo:font-weight="normal" officeooo:rsid="074b93a0" officeooo:paragraph-rsid="074b93a0" style:font-size-asian="12pt" style:font-weight-asian="normal" style:font-size-complex="12pt" style:font-weight-complex="normal"/>
    </style:style>
    <style:style style:name="P667" style:family="paragraph" style:parent-style-name="Standard">
      <style:text-properties style:font-name="Liberation Serif" fo:font-size="12pt" style:text-underline-style="none" fo:font-weight="normal" officeooo:rsid="074c3c0e" officeooo:paragraph-rsid="074c3c0e" style:font-size-asian="12pt" style:font-weight-asian="normal" style:font-size-complex="12pt" style:font-weight-complex="normal"/>
    </style:style>
    <style:style style:name="P668" style:family="paragraph" style:parent-style-name="Standard">
      <style:text-properties style:font-name="Liberation Serif" fo:font-size="12pt" style:text-underline-style="none" fo:font-weight="normal" officeooo:rsid="074da989" officeooo:paragraph-rsid="074da989" style:font-size-asian="12pt" style:font-weight-asian="normal" style:font-size-complex="12pt" style:font-weight-complex="normal"/>
    </style:style>
    <style:style style:name="P669" style:family="paragraph" style:parent-style-name="Standard">
      <style:text-properties style:font-name="Liberation Serif" fo:font-size="12pt" style:text-underline-style="none" fo:font-weight="normal" officeooo:rsid="074f4479" officeooo:paragraph-rsid="074f4479" style:font-size-asian="12pt" style:font-weight-asian="normal" style:font-size-complex="12pt" style:font-weight-complex="normal"/>
    </style:style>
    <style:style style:name="P670" style:family="paragraph" style:parent-style-name="Standard">
      <style:text-properties style:font-name="Liberation Serif" fo:font-size="12pt" style:text-underline-style="none" fo:font-weight="normal" officeooo:rsid="075016e9" officeooo:paragraph-rsid="075016e9" style:font-size-asian="12pt" style:font-weight-asian="normal" style:font-size-complex="12pt" style:font-weight-complex="normal"/>
    </style:style>
    <style:style style:name="P671" style:family="paragraph" style:parent-style-name="Standard">
      <style:text-properties style:font-name="Liberation Serif" fo:font-size="12pt" style:text-underline-style="none" fo:font-weight="normal" officeooo:rsid="0753d391" officeooo:paragraph-rsid="0753d391" style:font-size-asian="12pt" style:font-weight-asian="normal" style:font-size-complex="12pt" style:font-weight-complex="normal"/>
    </style:style>
    <style:style style:name="P672" style:family="paragraph" style:parent-style-name="Standard">
      <style:text-properties style:font-name="Liberation Serif" fo:font-size="12pt" style:text-underline-style="none" fo:font-weight="normal" officeooo:rsid="07540d76" officeooo:paragraph-rsid="07540d76" style:font-size-asian="12pt" style:font-weight-asian="normal" style:font-size-complex="12pt" style:font-weight-complex="normal"/>
    </style:style>
    <style:style style:name="P673" style:family="paragraph" style:parent-style-name="Standard">
      <style:text-properties style:font-name="Liberation Serif" fo:font-size="12pt" style:text-underline-style="none" fo:font-weight="normal" officeooo:rsid="075745cf" officeooo:paragraph-rsid="075745cf" style:font-size-asian="12pt" style:font-weight-asian="normal" style:font-size-complex="12pt" style:font-weight-complex="normal"/>
    </style:style>
    <style:style style:name="P674" style:family="paragraph" style:parent-style-name="Standard">
      <style:text-properties style:font-name="Liberation Serif" fo:font-size="12pt" style:text-underline-style="none" fo:font-weight="normal" officeooo:rsid="0758e699" officeooo:paragraph-rsid="0758e699" style:font-size-asian="12pt" style:font-weight-asian="normal" style:font-size-complex="12pt" style:font-weight-complex="normal"/>
    </style:style>
    <style:style style:name="P675" style:family="paragraph" style:parent-style-name="Standard">
      <style:text-properties style:font-name="Liberation Serif" fo:font-size="12pt" style:text-underline-style="none" fo:font-weight="normal" officeooo:rsid="075a2d47" officeooo:paragraph-rsid="075a2d47" style:font-size-asian="12pt" style:font-weight-asian="normal" style:font-size-complex="12pt" style:font-weight-complex="normal"/>
    </style:style>
    <style:style style:name="P676" style:family="paragraph" style:parent-style-name="Standard">
      <style:text-properties style:font-name="Liberation Serif" fo:font-size="12pt" style:text-underline-style="none" fo:font-weight="normal" officeooo:rsid="075ce15f" officeooo:paragraph-rsid="075ce15f" style:font-size-asian="12pt" style:font-weight-asian="normal" style:font-size-complex="12pt" style:font-weight-complex="normal"/>
    </style:style>
    <style:style style:name="P677" style:family="paragraph" style:parent-style-name="Standard">
      <style:text-properties style:font-name="Liberation Serif" fo:font-size="12pt" style:text-underline-style="none" fo:font-weight="normal" officeooo:rsid="075e30bd" officeooo:paragraph-rsid="075e30bd" style:font-size-asian="12pt" style:font-weight-asian="normal" style:font-size-complex="12pt" style:font-weight-complex="normal"/>
    </style:style>
    <style:style style:name="P678" style:family="paragraph" style:parent-style-name="Standard">
      <style:text-properties style:font-name="Liberation Serif" fo:font-size="12pt" style:text-underline-style="none" fo:font-weight="normal" officeooo:rsid="0760707e" officeooo:paragraph-rsid="0760707e" style:font-size-asian="12pt" style:font-weight-asian="normal" style:font-size-complex="12pt" style:font-weight-complex="normal"/>
    </style:style>
    <style:style style:name="P679" style:family="paragraph" style:parent-style-name="Standard">
      <style:text-properties style:font-name="Liberation Serif" fo:font-size="12pt" style:text-underline-style="none" fo:font-weight="normal" officeooo:rsid="0761e521" officeooo:paragraph-rsid="0761e521" style:font-size-asian="12pt" style:font-weight-asian="normal" style:font-size-complex="12pt" style:font-weight-complex="normal"/>
    </style:style>
    <style:style style:name="P680" style:family="paragraph" style:parent-style-name="Standard">
      <style:text-properties style:font-name="Liberation Serif" fo:font-size="12pt" style:text-underline-style="none" fo:font-weight="normal" officeooo:rsid="076499b6" officeooo:paragraph-rsid="076499b6" style:font-size-asian="12pt" style:font-weight-asian="normal" style:font-size-complex="12pt" style:font-weight-complex="normal"/>
    </style:style>
    <style:style style:name="P681" style:family="paragraph" style:parent-style-name="Standard">
      <style:text-properties style:font-name="Liberation Serif" fo:font-size="12pt" style:text-underline-style="none" fo:font-weight="normal" officeooo:rsid="07652208" officeooo:paragraph-rsid="07652208" style:font-size-asian="12pt" style:font-weight-asian="normal" style:font-size-complex="12pt" style:font-weight-complex="normal"/>
    </style:style>
    <style:style style:name="P682" style:family="paragraph" style:parent-style-name="Standard">
      <style:text-properties style:font-name="Liberation Serif" fo:font-size="12pt" style:text-underline-style="none" fo:font-weight="normal" officeooo:rsid="0780a339" officeooo:paragraph-rsid="0780a339" style:font-size-asian="12pt" style:font-weight-asian="normal" style:font-size-complex="12pt" style:font-weight-complex="normal"/>
    </style:style>
    <style:style style:name="P683" style:family="paragraph" style:parent-style-name="Standard">
      <style:text-properties style:font-name="Liberation Serif" fo:font-size="12pt" style:text-underline-style="none" fo:font-weight="normal" officeooo:rsid="07827216" officeooo:paragraph-rsid="07827216" style:font-size-asian="12pt" style:font-weight-asian="normal" style:font-size-complex="12pt" style:font-weight-complex="normal"/>
    </style:style>
    <style:style style:name="P684" style:family="paragraph" style:parent-style-name="Standard">
      <style:text-properties style:font-name="Liberation Serif" fo:font-size="12pt" style:text-underline-style="none" fo:font-weight="normal" officeooo:rsid="07842516" officeooo:paragraph-rsid="07842516" style:font-size-asian="12pt" style:font-weight-asian="normal" style:font-size-complex="12pt" style:font-weight-complex="normal"/>
    </style:style>
    <style:style style:name="P685" style:family="paragraph" style:parent-style-name="Standard">
      <style:text-properties style:font-name="Liberation Serif" fo:font-size="12pt" style:text-underline-style="none" fo:font-weight="normal" officeooo:rsid="0786f515" officeooo:paragraph-rsid="0786f515" style:font-size-asian="12pt" style:font-weight-asian="normal" style:font-size-complex="12pt" style:font-weight-complex="normal"/>
    </style:style>
    <style:style style:name="P686" style:family="paragraph" style:parent-style-name="Standard">
      <style:text-properties style:font-name="Liberation Serif" fo:font-size="12pt" style:text-underline-style="none" fo:font-weight="normal" officeooo:rsid="0787b729" officeooo:paragraph-rsid="0787b729" style:font-size-asian="12pt" style:font-weight-asian="normal" style:font-size-complex="12pt" style:font-weight-complex="normal"/>
    </style:style>
    <style:style style:name="P687" style:family="paragraph" style:parent-style-name="Standard">
      <style:text-properties style:font-name="Liberation Serif" fo:font-size="12pt" style:text-underline-style="none" fo:font-weight="normal" officeooo:rsid="0787b81e" officeooo:paragraph-rsid="0787b81e" style:font-size-asian="12pt" style:font-weight-asian="normal" style:font-size-complex="12pt" style:font-weight-complex="normal"/>
    </style:style>
    <style:style style:name="P688" style:family="paragraph" style:parent-style-name="Standard">
      <style:text-properties style:font-name="Liberation Serif" fo:font-size="12pt" style:text-underline-style="none" fo:font-weight="normal" officeooo:rsid="0788db8d" officeooo:paragraph-rsid="0788db8d" style:font-size-asian="12pt" style:font-weight-asian="normal" style:font-size-complex="12pt" style:font-weight-complex="normal"/>
    </style:style>
    <style:style style:name="P689" style:family="paragraph" style:parent-style-name="Standard">
      <style:text-properties style:font-name="Liberation Serif" fo:font-size="12pt" style:text-underline-style="none" fo:font-weight="normal" officeooo:rsid="078aa3ac" officeooo:paragraph-rsid="078aa3ac" style:font-size-asian="12pt" style:font-weight-asian="normal" style:font-size-complex="12pt" style:font-weight-complex="normal"/>
    </style:style>
    <style:style style:name="P690" style:family="paragraph" style:parent-style-name="Standard">
      <style:text-properties style:font-name="Liberation Serif" fo:font-size="12pt" style:text-underline-style="none" fo:font-weight="normal" officeooo:rsid="078aa3ac" officeooo:paragraph-rsid="07950637" style:font-size-asian="12pt" style:font-weight-asian="normal" style:font-size-complex="12pt" style:font-weight-complex="normal"/>
    </style:style>
    <style:style style:name="P691" style:family="paragraph" style:parent-style-name="Standard">
      <style:text-properties style:font-name="Liberation Serif" fo:font-size="12pt" style:text-underline-style="none" fo:font-weight="normal" officeooo:rsid="078aa3ac" officeooo:paragraph-rsid="07a15d95" style:font-size-asian="12pt" style:font-weight-asian="normal" style:font-size-complex="12pt" style:font-weight-complex="normal"/>
    </style:style>
    <style:style style:name="P692" style:family="paragraph" style:parent-style-name="Standard">
      <style:text-properties style:font-name="Liberation Serif" fo:font-size="12pt" style:text-underline-style="none" fo:font-weight="normal" officeooo:rsid="078b485c" officeooo:paragraph-rsid="078b485c" style:font-size-asian="12pt" style:font-weight-asian="normal" style:font-size-complex="12pt" style:font-weight-complex="normal"/>
    </style:style>
    <style:style style:name="P693" style:family="paragraph" style:parent-style-name="Standard">
      <style:text-properties style:font-name="Liberation Serif" fo:font-size="12pt" style:text-underline-style="none" fo:font-weight="normal" officeooo:rsid="078b485c" officeooo:paragraph-rsid="07950637" style:font-size-asian="12pt" style:font-weight-asian="normal" style:font-size-complex="12pt" style:font-weight-complex="normal"/>
    </style:style>
    <style:style style:name="P694" style:family="paragraph" style:parent-style-name="Standard">
      <style:text-properties style:font-name="Liberation Serif" fo:font-size="12pt" style:text-underline-style="none" fo:font-weight="normal" officeooo:rsid="078b485c" officeooo:paragraph-rsid="07a15d95" style:font-size-asian="12pt" style:font-weight-asian="normal" style:font-size-complex="12pt" style:font-weight-complex="normal"/>
    </style:style>
    <style:style style:name="P695" style:family="paragraph" style:parent-style-name="Standard">
      <style:text-properties style:font-name="Liberation Serif" fo:font-size="12pt" style:text-underline-style="none" fo:font-weight="normal" officeooo:rsid="078bbc45" officeooo:paragraph-rsid="078bbc45" style:font-size-asian="12pt" style:font-weight-asian="normal" style:font-size-complex="12pt" style:font-weight-complex="normal"/>
    </style:style>
    <style:style style:name="P696" style:family="paragraph" style:parent-style-name="Standard">
      <style:text-properties style:font-name="Liberation Serif" fo:font-size="12pt" style:text-underline-style="none" fo:font-weight="normal" officeooo:rsid="078bbc45" officeooo:paragraph-rsid="07950637" style:font-size-asian="12pt" style:font-weight-asian="normal" style:font-size-complex="12pt" style:font-weight-complex="normal"/>
    </style:style>
    <style:style style:name="P697" style:family="paragraph" style:parent-style-name="Standard">
      <style:text-properties style:font-name="Liberation Serif" fo:font-size="12pt" style:text-underline-style="none" fo:font-weight="normal" officeooo:rsid="078bbc45" officeooo:paragraph-rsid="07a15d95" style:font-size-asian="12pt" style:font-weight-asian="normal" style:font-size-complex="12pt" style:font-weight-complex="normal"/>
    </style:style>
    <style:style style:name="P698" style:family="paragraph" style:parent-style-name="Standard">
      <style:text-properties style:font-name="Liberation Serif" fo:font-size="12pt" style:text-underline-style="none" fo:font-weight="normal" officeooo:rsid="078ce810" officeooo:paragraph-rsid="078ce810" style:font-size-asian="12pt" style:font-weight-asian="normal" style:font-size-complex="12pt" style:font-weight-complex="normal"/>
    </style:style>
    <style:style style:name="P699" style:family="paragraph" style:parent-style-name="Standard">
      <style:text-properties style:font-name="Liberation Serif" fo:font-size="12pt" style:text-underline-style="none" fo:font-weight="normal" officeooo:rsid="078ce810" officeooo:paragraph-rsid="07950637" style:font-size-asian="12pt" style:font-weight-asian="normal" style:font-size-complex="12pt" style:font-weight-complex="normal"/>
    </style:style>
    <style:style style:name="P700" style:family="paragraph" style:parent-style-name="Standard">
      <style:text-properties style:font-name="Liberation Serif" fo:font-size="12pt" style:text-underline-style="none" fo:font-weight="normal" officeooo:rsid="078ce810" officeooo:paragraph-rsid="07a15d95" style:font-size-asian="12pt" style:font-weight-asian="normal" style:font-size-complex="12pt" style:font-weight-complex="normal"/>
    </style:style>
    <style:style style:name="P701" style:family="paragraph" style:parent-style-name="Standard">
      <style:text-properties style:font-name="Liberation Serif" fo:font-size="12pt" style:text-underline-style="none" fo:font-weight="normal" officeooo:rsid="078e962c" officeooo:paragraph-rsid="078e962c" style:font-size-asian="12pt" style:font-weight-asian="normal" style:font-size-complex="12pt" style:font-weight-complex="normal"/>
    </style:style>
    <style:style style:name="P702" style:family="paragraph" style:parent-style-name="Standard">
      <style:text-properties style:font-name="Liberation Serif" fo:font-size="12pt" style:text-underline-style="none" fo:font-weight="normal" officeooo:rsid="078e962c" officeooo:paragraph-rsid="07950637" style:font-size-asian="12pt" style:font-weight-asian="normal" style:font-size-complex="12pt" style:font-weight-complex="normal"/>
    </style:style>
    <style:style style:name="P703" style:family="paragraph" style:parent-style-name="Standard">
      <style:text-properties style:font-name="Liberation Serif" fo:font-size="12pt" style:text-underline-style="none" fo:font-weight="normal" officeooo:rsid="078e962c" officeooo:paragraph-rsid="07a15d95" style:font-size-asian="12pt" style:font-weight-asian="normal" style:font-size-complex="12pt" style:font-weight-complex="normal"/>
    </style:style>
    <style:style style:name="P704" style:family="paragraph" style:parent-style-name="Standard">
      <style:text-properties style:font-name="Liberation Serif" fo:font-size="12pt" style:text-underline-style="none" fo:font-weight="normal" officeooo:rsid="078f43d5" officeooo:paragraph-rsid="078f43d5" style:font-size-asian="12pt" style:font-weight-asian="normal" style:font-size-complex="12pt" style:font-weight-complex="normal"/>
    </style:style>
    <style:style style:name="P705" style:family="paragraph" style:parent-style-name="Standard">
      <style:text-properties style:font-name="Liberation Serif" fo:font-size="12pt" style:text-underline-style="none" fo:font-weight="normal" officeooo:rsid="078f43d5" officeooo:paragraph-rsid="07950637" style:font-size-asian="12pt" style:font-weight-asian="normal" style:font-size-complex="12pt" style:font-weight-complex="normal"/>
    </style:style>
    <style:style style:name="P706" style:family="paragraph" style:parent-style-name="Standard">
      <style:text-properties style:font-name="Liberation Serif" fo:font-size="12pt" style:text-underline-style="none" fo:font-weight="normal" officeooo:rsid="078f43d5" officeooo:paragraph-rsid="07a15d95" style:font-size-asian="12pt" style:font-weight-asian="normal" style:font-size-complex="12pt" style:font-weight-complex="normal"/>
    </style:style>
    <style:style style:name="P707" style:family="paragraph" style:parent-style-name="Standard">
      <style:text-properties style:font-name="Liberation Serif" fo:font-size="12pt" style:text-underline-style="none" fo:font-weight="normal" officeooo:rsid="0791292d" officeooo:paragraph-rsid="0791292d" style:font-size-asian="12pt" style:font-weight-asian="normal" style:font-size-complex="12pt" style:font-weight-complex="normal"/>
    </style:style>
    <style:style style:name="P708" style:family="paragraph" style:parent-style-name="Standard">
      <style:text-properties style:font-name="Liberation Serif" fo:font-size="12pt" style:text-underline-style="none" fo:font-weight="normal" officeooo:rsid="0791292d" officeooo:paragraph-rsid="07950637" style:font-size-asian="12pt" style:font-weight-asian="normal" style:font-size-complex="12pt" style:font-weight-complex="normal"/>
    </style:style>
    <style:style style:name="P709" style:family="paragraph" style:parent-style-name="Standard">
      <style:text-properties style:font-name="Liberation Serif" fo:font-size="12pt" style:text-underline-style="none" fo:font-weight="normal" officeooo:rsid="0791292d" officeooo:paragraph-rsid="07a15d95" style:font-size-asian="12pt" style:font-weight-asian="normal" style:font-size-complex="12pt" style:font-weight-complex="normal"/>
    </style:style>
    <style:style style:name="P710" style:family="paragraph" style:parent-style-name="Standard">
      <style:text-properties style:font-name="Liberation Serif" fo:font-size="12pt" style:text-underline-style="none" fo:font-weight="normal" officeooo:rsid="07926d13" officeooo:paragraph-rsid="07926d13" style:font-size-asian="12pt" style:font-weight-asian="normal" style:font-size-complex="12pt" style:font-weight-complex="normal"/>
    </style:style>
    <style:style style:name="P711" style:family="paragraph" style:parent-style-name="Standard">
      <style:text-properties style:font-name="Liberation Serif" fo:font-size="12pt" style:text-underline-style="none" fo:font-weight="normal" officeooo:rsid="07926d13" officeooo:paragraph-rsid="07950637" style:font-size-asian="12pt" style:font-weight-asian="normal" style:font-size-complex="12pt" style:font-weight-complex="normal"/>
    </style:style>
    <style:style style:name="P712" style:family="paragraph" style:parent-style-name="Standard">
      <style:text-properties style:font-name="Liberation Serif" fo:font-size="12pt" style:text-underline-style="none" fo:font-weight="normal" officeooo:rsid="07926d13" officeooo:paragraph-rsid="07a15d95" style:font-size-asian="12pt" style:font-weight-asian="normal" style:font-size-complex="12pt" style:font-weight-complex="normal"/>
    </style:style>
    <style:style style:name="P713" style:family="paragraph" style:parent-style-name="Standard">
      <style:text-properties style:font-name="Liberation Serif" fo:font-size="12pt" style:text-underline-style="none" fo:font-weight="normal" officeooo:rsid="07942059" officeooo:paragraph-rsid="07942059" style:font-size-asian="12pt" style:font-weight-asian="normal" style:font-size-complex="12pt" style:font-weight-complex="normal"/>
    </style:style>
    <style:style style:name="P714" style:family="paragraph" style:parent-style-name="Standard">
      <style:text-properties style:font-name="Liberation Serif" fo:font-size="12pt" style:text-underline-style="none" fo:font-weight="normal" officeooo:rsid="07942059" officeooo:paragraph-rsid="07950637" style:font-size-asian="12pt" style:font-weight-asian="normal" style:font-size-complex="12pt" style:font-weight-complex="normal"/>
    </style:style>
    <style:style style:name="P715" style:family="paragraph" style:parent-style-name="Standard">
      <style:text-properties style:font-name="Liberation Serif" fo:font-size="12pt" style:text-underline-style="none" fo:font-weight="normal" officeooo:rsid="07942059" officeooo:paragraph-rsid="07a15d95" style:font-size-asian="12pt" style:font-weight-asian="normal" style:font-size-complex="12pt" style:font-weight-complex="normal"/>
    </style:style>
    <style:style style:name="P716" style:family="paragraph" style:parent-style-name="Standard">
      <style:text-properties style:font-name="Liberation Serif" fo:font-size="12pt" style:text-underline-style="none" fo:font-weight="normal" officeooo:rsid="079a24c5" officeooo:paragraph-rsid="079a24c5" style:font-size-asian="12pt" style:font-weight-asian="normal" style:font-size-complex="12pt" style:font-weight-complex="normal"/>
    </style:style>
    <style:style style:name="P717" style:family="paragraph" style:parent-style-name="Standard">
      <style:text-properties style:font-name="Liberation Serif" fo:font-size="12pt" style:text-underline-style="none" fo:font-weight="normal" officeooo:rsid="079b9916" officeooo:paragraph-rsid="079b9916" style:font-size-asian="12pt" style:font-weight-asian="normal" style:font-size-complex="12pt" style:font-weight-complex="normal"/>
    </style:style>
    <style:style style:name="P718" style:family="paragraph" style:parent-style-name="Standard">
      <style:text-properties style:font-name="Liberation Serif" fo:font-size="12pt" style:text-underline-style="none" fo:font-weight="normal" officeooo:rsid="079f147d" officeooo:paragraph-rsid="079f147d" style:font-size-asian="12pt" style:font-weight-asian="normal" style:font-size-complex="12pt" style:font-weight-complex="normal"/>
    </style:style>
    <style:style style:name="P719" style:family="paragraph" style:parent-style-name="Standard">
      <style:text-properties style:font-name="Liberation Serif" fo:font-size="12pt" style:text-underline-style="none" fo:font-weight="normal" officeooo:rsid="07a05c2c" officeooo:paragraph-rsid="07a05c2c" style:font-size-asian="12pt" style:font-weight-asian="normal" style:font-size-complex="12pt" style:font-weight-complex="normal"/>
    </style:style>
    <style:style style:name="P720" style:family="paragraph" style:parent-style-name="Standard">
      <style:text-properties style:font-name="Liberation Serif" fo:font-size="12pt" style:text-underline-style="none" fo:font-weight="normal" officeooo:rsid="07a472a1" officeooo:paragraph-rsid="07a472a1" style:font-size-asian="12pt" style:font-weight-asian="normal" style:font-size-complex="12pt" style:font-weight-complex="normal"/>
    </style:style>
    <style:style style:name="P721" style:family="paragraph" style:parent-style-name="Standard">
      <style:text-properties style:font-name="Liberation Serif" fo:font-size="12pt" style:text-underline-style="none" fo:font-weight="normal" officeooo:rsid="07a83b64" officeooo:paragraph-rsid="07a83b64" style:font-size-asian="12pt" style:font-weight-asian="normal" style:font-size-complex="12pt" style:font-weight-complex="normal"/>
    </style:style>
    <style:style style:name="P722" style:family="paragraph" style:parent-style-name="Standard">
      <style:text-properties style:font-name="Liberation Serif" fo:font-size="12pt" style:text-underline-style="none" fo:font-weight="normal" officeooo:rsid="07aaed6b" officeooo:paragraph-rsid="07aaed6b" style:font-size-asian="12pt" style:font-weight-asian="normal" style:font-size-complex="12pt" style:font-weight-complex="normal"/>
    </style:style>
    <style:style style:name="P723" style:family="paragraph" style:parent-style-name="Standard">
      <style:text-properties style:font-name="Liberation Serif" fo:font-size="12pt" style:text-underline-style="none" fo:font-weight="normal" officeooo:rsid="07aaff67" officeooo:paragraph-rsid="07aaff67" style:font-size-asian="12pt" style:font-weight-asian="normal" style:font-size-complex="12pt" style:font-weight-complex="normal"/>
    </style:style>
    <style:style style:name="P724" style:family="paragraph" style:parent-style-name="Standard">
      <style:text-properties style:font-name="Liberation Serif" fo:font-size="12pt" style:text-underline-style="none" fo:font-weight="normal" officeooo:rsid="07af7098" officeooo:paragraph-rsid="07af7098" style:font-size-asian="12pt" style:font-weight-asian="normal" style:font-size-complex="12pt" style:font-weight-complex="normal"/>
    </style:style>
    <style:style style:name="P725" style:family="paragraph" style:parent-style-name="Standard">
      <style:text-properties style:font-name="Liberation Serif" fo:font-size="12pt" style:text-underline-style="none" fo:font-weight="normal" officeooo:rsid="07b4dc1f" officeooo:paragraph-rsid="07b4dc1f" style:font-size-asian="12pt" style:font-weight-asian="normal" style:font-size-complex="12pt" style:font-weight-complex="normal"/>
    </style:style>
    <style:style style:name="P726" style:family="paragraph" style:parent-style-name="Standard">
      <style:text-properties style:font-name="Liberation Serif" fo:font-size="12pt" style:text-underline-style="none" fo:font-weight="normal" officeooo:rsid="07b674d8" officeooo:paragraph-rsid="07b674d8" style:font-size-asian="12pt" style:font-weight-asian="normal" style:font-size-complex="12pt" style:font-weight-complex="normal"/>
    </style:style>
    <style:style style:name="P727" style:family="paragraph" style:parent-style-name="Standard">
      <style:text-properties style:font-name="Liberation Serif" fo:font-size="12pt" style:text-underline-style="none" fo:font-weight="normal" officeooo:rsid="07b719e4" officeooo:paragraph-rsid="07b719e4" style:font-size-asian="12pt" style:font-weight-asian="normal" style:font-size-complex="12pt" style:font-weight-complex="normal"/>
    </style:style>
    <style:style style:name="P728" style:family="paragraph" style:parent-style-name="Standard">
      <style:text-properties style:font-name="Liberation Serif" fo:font-size="12pt" style:text-underline-style="none" fo:font-weight="normal" officeooo:rsid="07b719e4" officeooo:paragraph-rsid="07b7aa49" style:font-size-asian="12pt" style:font-weight-asian="normal" style:font-size-complex="12pt" style:font-weight-complex="normal"/>
    </style:style>
    <style:style style:name="P729" style:family="paragraph" style:parent-style-name="Standard">
      <style:text-properties style:font-name="Liberation Serif" fo:font-size="12pt" style:text-underline-style="none" fo:font-weight="normal" officeooo:rsid="07b719e4" officeooo:paragraph-rsid="07b8eb21" style:font-size-asian="12pt" style:font-weight-asian="normal" style:font-size-complex="12pt" style:font-weight-complex="normal"/>
    </style:style>
    <style:style style:name="P730" style:family="paragraph" style:parent-style-name="Standard">
      <style:text-properties style:font-name="Liberation Serif" fo:font-size="12pt" style:text-underline-style="none" fo:font-weight="normal" officeooo:rsid="07dd6c20" officeooo:paragraph-rsid="07dd6c20" style:font-size-asian="12pt" style:font-weight-asian="normal" style:font-size-complex="12pt" style:font-weight-complex="normal"/>
    </style:style>
    <style:style style:name="P731" style:family="paragraph" style:parent-style-name="Standard">
      <style:text-properties style:font-name="Liberation Serif" fo:font-size="12pt" style:text-underline-style="none" fo:font-weight="normal" officeooo:rsid="07dee2d4" officeooo:paragraph-rsid="07dee2d4" style:font-size-asian="12pt" style:font-weight-asian="normal" style:font-size-complex="12pt" style:font-weight-complex="normal"/>
    </style:style>
    <style:style style:name="P732" style:family="paragraph" style:parent-style-name="Standard">
      <style:text-properties style:font-name="Liberation Serif" fo:font-size="12pt" style:text-underline-style="none" fo:font-weight="normal" officeooo:rsid="07c518b3" officeooo:paragraph-rsid="07c518b3" style:font-size-asian="12pt" style:font-weight-asian="normal" style:font-size-complex="12pt" style:font-weight-complex="normal"/>
    </style:style>
    <style:style style:name="P733" style:family="paragraph" style:parent-style-name="Standard">
      <style:text-properties style:font-name="Liberation Serif" fo:font-size="12pt" style:text-underline-style="none" fo:font-weight="normal" officeooo:rsid="07c6e8d3" officeooo:paragraph-rsid="07c6e8d3" style:font-size-asian="12pt" style:font-weight-asian="normal" style:font-size-complex="12pt" style:font-weight-complex="normal"/>
    </style:style>
    <style:style style:name="P734" style:family="paragraph" style:parent-style-name="Standard">
      <style:text-properties style:font-name="Liberation Serif" fo:font-size="12pt" style:text-underline-style="none" fo:font-weight="normal" officeooo:rsid="07c73616" officeooo:paragraph-rsid="07c73616" style:font-size-asian="12pt" style:font-weight-asian="normal" style:font-size-complex="12pt" style:font-weight-complex="normal"/>
    </style:style>
    <style:style style:name="P735" style:family="paragraph" style:parent-style-name="Standard">
      <style:text-properties style:font-name="Liberation Serif" fo:font-size="12pt" style:text-underline-style="none" fo:font-weight="normal" officeooo:rsid="07c7dd0d" officeooo:paragraph-rsid="07c7dd0d" style:font-size-asian="12pt" style:font-weight-asian="normal" style:font-size-complex="12pt" style:font-weight-complex="normal"/>
    </style:style>
    <style:style style:name="P736" style:family="paragraph" style:parent-style-name="Standard">
      <style:text-properties style:font-name="Liberation Serif" fo:font-size="12pt" style:text-underline-style="none" fo:font-weight="normal" officeooo:rsid="07c90be6" officeooo:paragraph-rsid="07c90be6" style:font-size-asian="12pt" style:font-weight-asian="normal" style:font-size-complex="12pt" style:font-weight-complex="normal"/>
    </style:style>
    <style:style style:name="P737" style:family="paragraph" style:parent-style-name="Standard">
      <style:text-properties style:font-name="Liberation Serif" fo:font-size="12pt" style:text-underline-style="none" fo:font-weight="normal" officeooo:rsid="07c9e3c2" officeooo:paragraph-rsid="07c9e3c2" style:font-size-asian="12pt" style:font-weight-asian="normal" style:font-size-complex="12pt" style:font-weight-complex="normal"/>
    </style:style>
    <style:style style:name="P738" style:family="paragraph" style:parent-style-name="Standard">
      <style:text-properties style:font-name="Liberation Serif" fo:font-size="12pt" style:text-underline-style="none" fo:font-weight="normal" officeooo:rsid="07cab6b8" officeooo:paragraph-rsid="07cab6b8" style:font-size-asian="12pt" style:font-weight-asian="normal" style:font-size-complex="12pt" style:font-weight-complex="normal"/>
    </style:style>
    <style:style style:name="P739" style:family="paragraph" style:parent-style-name="Standard">
      <style:text-properties style:font-name="Liberation Serif" fo:font-size="12pt" style:text-underline-style="none" fo:font-weight="normal" officeooo:rsid="07cad81e" officeooo:paragraph-rsid="07cad81e" style:font-size-asian="12pt" style:font-weight-asian="normal" style:font-size-complex="12pt" style:font-weight-complex="normal"/>
    </style:style>
    <style:style style:name="P740" style:family="paragraph" style:parent-style-name="Standard">
      <style:text-properties style:font-name="Liberation Serif" fo:font-size="12pt" style:text-underline-style="none" fo:font-weight="normal" officeooo:rsid="07ccb7f9" officeooo:paragraph-rsid="07ccb7f9" style:font-size-asian="12pt" style:font-weight-asian="normal" style:font-size-complex="12pt" style:font-weight-complex="normal"/>
    </style:style>
    <style:style style:name="P741" style:family="paragraph" style:parent-style-name="Standard">
      <style:text-properties style:font-name="Liberation Serif" fo:font-size="12pt" style:text-underline-style="none" fo:font-weight="normal" officeooo:rsid="07cf6d54" officeooo:paragraph-rsid="07cf6d54" style:font-size-asian="12pt" style:font-weight-asian="normal" style:font-size-complex="12pt" style:font-weight-complex="normal"/>
    </style:style>
    <style:style style:name="P742" style:family="paragraph" style:parent-style-name="Standard">
      <style:text-properties style:font-name="Liberation Serif" fo:font-size="12pt" style:text-underline-style="none" fo:font-weight="normal" officeooo:rsid="07d32bfa" officeooo:paragraph-rsid="07d32bfa" style:font-size-asian="12pt" style:font-weight-asian="normal" style:font-size-complex="12pt" style:font-weight-complex="normal"/>
    </style:style>
    <style:style style:name="P743" style:family="paragraph" style:parent-style-name="Standard">
      <style:text-properties style:font-name="Liberation Serif" fo:font-size="12pt" style:text-underline-style="none" fo:font-weight="normal" officeooo:rsid="07d88926" officeooo:paragraph-rsid="07d88926" style:font-size-asian="12pt" style:font-weight-asian="normal" style:font-size-complex="12pt" style:font-weight-complex="normal"/>
    </style:style>
    <style:style style:name="P744" style:family="paragraph" style:parent-style-name="Standard">
      <style:text-properties style:font-name="Liberation Serif" fo:font-size="12pt" style:text-underline-style="none" fo:font-weight="normal" officeooo:rsid="07e0cdc1" officeooo:paragraph-rsid="07e0cdc1" style:font-size-asian="12pt" style:font-weight-asian="normal" style:font-size-complex="12pt" style:font-weight-complex="normal"/>
    </style:style>
    <style:style style:name="P745" style:family="paragraph" style:parent-style-name="Standard">
      <style:text-properties style:font-name="Liberation Serif" fo:font-size="12pt" style:text-underline-style="none" fo:font-weight="normal" officeooo:rsid="07e307e6" officeooo:paragraph-rsid="07e307e6" style:font-size-asian="12pt" style:font-weight-asian="normal" style:font-size-complex="12pt" style:font-weight-complex="normal"/>
    </style:style>
    <style:style style:name="P746" style:family="paragraph" style:parent-style-name="Standard">
      <style:text-properties style:font-name="Liberation Serif" fo:font-size="12pt" style:text-underline-style="none" fo:font-weight="normal" officeooo:rsid="07e44f10" officeooo:paragraph-rsid="07e44f10" style:font-size-asian="12pt" style:font-weight-asian="normal" style:font-size-complex="12pt" style:font-weight-complex="normal"/>
    </style:style>
    <style:style style:name="P747" style:family="paragraph" style:parent-style-name="Standard">
      <style:text-properties style:font-name="Liberation Serif" fo:font-size="12pt" style:text-underline-style="none" fo:font-weight="normal" officeooo:rsid="07e5c8ac" officeooo:paragraph-rsid="07e5c8ac" style:font-size-asian="12pt" style:font-weight-asian="normal" style:font-size-complex="12pt" style:font-weight-complex="normal"/>
    </style:style>
    <style:style style:name="P748" style:family="paragraph" style:parent-style-name="Standard">
      <style:text-properties style:font-name="Liberation Serif" fo:font-size="12pt" style:text-underline-style="none" fo:font-weight="normal" officeooo:rsid="07e77d67" officeooo:paragraph-rsid="07e77d67" style:font-size-asian="12pt" style:font-weight-asian="normal" style:font-size-complex="12pt" style:font-weight-complex="normal"/>
    </style:style>
    <style:style style:name="P749" style:family="paragraph" style:parent-style-name="Standard">
      <style:text-properties style:font-name="Liberation Serif" fo:font-size="12pt" style:text-underline-style="none" fo:font-weight="normal" officeooo:rsid="07e0f2f1" officeooo:paragraph-rsid="07e0f2f1" style:font-size-asian="12pt" style:font-weight-asian="normal" style:font-size-complex="12pt" style:font-weight-complex="normal"/>
    </style:style>
    <style:style style:name="P750" style:family="paragraph" style:parent-style-name="Standard">
      <style:text-properties style:font-name="Liberation Serif" fo:font-size="12pt" style:text-underline-style="none" fo:font-weight="normal" officeooo:rsid="07e8be77" officeooo:paragraph-rsid="07e8be77" style:font-size-asian="12pt" style:font-weight-asian="normal" style:font-size-complex="12pt" style:font-weight-complex="normal"/>
    </style:style>
    <style:style style:name="P751" style:family="paragraph" style:parent-style-name="Standard">
      <style:text-properties style:font-name="Liberation Serif" fo:font-size="12pt" style:text-underline-style="none" fo:font-weight="normal" officeooo:rsid="07e9b9c5" officeooo:paragraph-rsid="07e9b9c5" style:font-size-asian="12pt" style:font-weight-asian="normal" style:font-size-complex="12pt" style:font-weight-complex="normal"/>
    </style:style>
    <style:style style:name="P752" style:family="paragraph" style:parent-style-name="Standard">
      <style:text-properties style:font-name="Liberation Serif" fo:font-size="12pt" style:text-underline-style="none" fo:font-weight="normal" officeooo:rsid="07eb88ac" officeooo:paragraph-rsid="07eb88ac" style:font-size-asian="12pt" style:font-weight-asian="normal" style:font-size-complex="12pt" style:font-weight-complex="normal"/>
    </style:style>
    <style:style style:name="P753" style:family="paragraph" style:parent-style-name="Standard">
      <style:text-properties style:font-name="Liberation Serif" fo:font-size="12pt" style:text-underline-style="none" fo:font-weight="normal" officeooo:rsid="07f04789" officeooo:paragraph-rsid="07f04789" style:font-size-asian="12pt" style:font-weight-asian="normal" style:font-size-complex="12pt" style:font-weight-complex="normal"/>
    </style:style>
    <style:style style:name="P754" style:family="paragraph" style:parent-style-name="Standard">
      <style:text-properties style:font-name="Liberation Serif" fo:font-size="12pt" style:text-underline-style="none" fo:font-weight="normal" officeooo:rsid="07f9f1f9" officeooo:paragraph-rsid="07f9f1f9" style:font-size-asian="12pt" style:font-weight-asian="normal" style:font-size-complex="12pt" style:font-weight-complex="normal"/>
    </style:style>
    <style:style style:name="P755" style:family="paragraph" style:parent-style-name="Standard">
      <style:text-properties style:font-name="Liberation Serif" fo:font-size="12pt" style:text-underline-style="none" fo:font-weight="normal" officeooo:rsid="07fbc72f" officeooo:paragraph-rsid="07fbc72f" style:font-size-asian="12pt" style:font-weight-asian="normal" style:font-size-complex="12pt" style:font-weight-complex="normal"/>
    </style:style>
    <style:style style:name="P756" style:family="paragraph" style:parent-style-name="Standard">
      <style:text-properties style:font-name="Liberation Serif" fo:font-size="12pt" style:text-underline-style="none" fo:font-weight="normal" officeooo:rsid="07fb6c06" officeooo:paragraph-rsid="07fb6c06" style:font-size-asian="12pt" style:font-weight-asian="normal" style:font-size-complex="12pt" style:font-weight-complex="normal"/>
    </style:style>
    <style:style style:name="P757" style:family="paragraph" style:parent-style-name="Standard">
      <style:text-properties style:font-name="Liberation Serif" fo:font-size="12pt" style:text-underline-style="none" fo:font-weight="normal" officeooo:rsid="08052d0a" officeooo:paragraph-rsid="08052d0a" style:font-size-asian="12pt" style:font-weight-asian="normal" style:font-size-complex="12pt" style:font-weight-complex="normal"/>
    </style:style>
    <style:style style:name="P758" style:family="paragraph" style:parent-style-name="Standard">
      <style:text-properties style:font-name="Liberation Serif" fo:font-size="12pt" style:text-underline-style="none" fo:font-weight="normal" officeooo:rsid="0806b8c6" officeooo:paragraph-rsid="0806b8c6" style:font-size-asian="12pt" style:font-weight-asian="normal" style:font-size-complex="12pt" style:font-weight-complex="normal"/>
    </style:style>
    <style:style style:name="P759" style:family="paragraph" style:parent-style-name="Standard">
      <style:text-properties style:font-name="Liberation Serif" fo:font-size="12pt" style:text-underline-style="none" fo:font-weight="normal" officeooo:rsid="08097a9f" officeooo:paragraph-rsid="08097a9f" style:font-size-asian="12pt" style:font-weight-asian="normal" style:font-size-complex="12pt" style:font-weight-complex="normal"/>
    </style:style>
    <style:style style:name="P760" style:family="paragraph" style:parent-style-name="Standard">
      <style:text-properties style:font-name="Liberation Serif" fo:font-size="12pt" style:text-underline-style="none" fo:font-weight="normal" officeooo:rsid="080bff61" officeooo:paragraph-rsid="080bff61" style:font-size-asian="12pt" style:font-weight-asian="normal" style:font-size-complex="12pt" style:font-weight-complex="normal"/>
    </style:style>
    <style:style style:name="P761" style:family="paragraph" style:parent-style-name="Standard">
      <style:text-properties style:font-name="Liberation Serif" fo:font-size="12pt" style:text-underline-style="none" fo:font-weight="normal" officeooo:rsid="080dc302" officeooo:paragraph-rsid="080dc302" style:font-size-asian="12pt" style:font-weight-asian="normal" style:font-size-complex="12pt" style:font-weight-complex="normal"/>
    </style:style>
    <style:style style:name="P762" style:family="paragraph" style:parent-style-name="Standard">
      <style:text-properties style:font-name="Liberation Serif" fo:font-size="12pt" style:text-underline-style="none" fo:font-weight="normal" officeooo:rsid="080e8914" officeooo:paragraph-rsid="080e8914" style:font-size-asian="12pt" style:font-weight-asian="normal" style:font-size-complex="12pt" style:font-weight-complex="normal"/>
    </style:style>
    <style:style style:name="P763" style:family="paragraph" style:parent-style-name="Standard">
      <style:text-properties style:font-name="Liberation Serif" fo:font-size="12pt" style:text-underline-style="none" fo:font-weight="normal" officeooo:rsid="08101a62" officeooo:paragraph-rsid="08101a62" style:font-size-asian="12pt" style:font-weight-asian="normal" style:font-size-complex="12pt" style:font-weight-complex="normal"/>
    </style:style>
    <style:style style:name="P764" style:family="paragraph" style:parent-style-name="Standard">
      <style:text-properties style:font-name="Liberation Serif" fo:font-size="12pt" style:text-underline-style="none" fo:font-weight="normal" officeooo:rsid="0811b205" officeooo:paragraph-rsid="0811b205" style:font-size-asian="12pt" style:font-weight-asian="normal" style:font-size-complex="12pt" style:font-weight-complex="normal"/>
    </style:style>
    <style:style style:name="P765" style:family="paragraph" style:parent-style-name="Standard">
      <style:text-properties style:font-name="Liberation Serif" fo:font-size="12pt" style:text-underline-style="none" fo:font-weight="normal" officeooo:rsid="0812e08b" officeooo:paragraph-rsid="0812e08b" style:font-size-asian="12pt" style:font-weight-asian="normal" style:font-size-complex="12pt" style:font-weight-complex="normal"/>
    </style:style>
    <style:style style:name="P766" style:family="paragraph" style:parent-style-name="Standard">
      <style:text-properties style:font-name="Liberation Serif" fo:font-size="12pt" style:text-underline-style="none" fo:font-weight="normal" officeooo:rsid="0814159d" officeooo:paragraph-rsid="0814159d" style:font-size-asian="12pt" style:font-weight-asian="normal" style:font-size-complex="12pt" style:font-weight-complex="normal"/>
    </style:style>
    <style:style style:name="P767" style:family="paragraph" style:parent-style-name="Standard">
      <style:text-properties style:font-name="Liberation Serif" fo:font-size="12pt" style:text-underline-style="none" fo:font-weight="normal" officeooo:rsid="0815ccb0" officeooo:paragraph-rsid="0815ccb0" style:font-size-asian="12pt" style:font-weight-asian="normal" style:font-size-complex="12pt" style:font-weight-complex="normal"/>
    </style:style>
    <style:style style:name="P768" style:family="paragraph" style:parent-style-name="Standard">
      <style:text-properties style:font-name="Liberation Serif" fo:font-size="12pt" style:text-underline-style="none" fo:font-weight="normal" officeooo:rsid="08172fa8" officeooo:paragraph-rsid="08172fa8" style:font-size-asian="12pt" style:font-weight-asian="normal" style:font-size-complex="12pt" style:font-weight-complex="normal"/>
    </style:style>
    <style:style style:name="P769" style:family="paragraph" style:parent-style-name="Standard">
      <style:text-properties style:font-name="Liberation Serif" fo:font-size="12pt" style:text-underline-style="none" fo:font-weight="normal" officeooo:rsid="081a1c4a" officeooo:paragraph-rsid="081a1c4a" style:font-size-asian="12pt" style:font-weight-asian="normal" style:font-size-complex="12pt" style:font-weight-complex="normal"/>
    </style:style>
    <style:style style:name="P770" style:family="paragraph" style:parent-style-name="Standard">
      <style:text-properties style:font-name="Liberation Serif" fo:font-size="12pt" style:text-underline-style="none" fo:font-weight="normal" officeooo:rsid="081bddae" officeooo:paragraph-rsid="081bddae" style:font-size-asian="12pt" style:font-weight-asian="normal" style:font-size-complex="12pt" style:font-weight-complex="normal"/>
    </style:style>
    <style:style style:name="P771" style:family="paragraph" style:parent-style-name="Standard">
      <style:text-properties style:font-name="Liberation Serif" fo:font-size="12pt" style:text-underline-style="none" fo:font-weight="normal" officeooo:rsid="081d7d01" officeooo:paragraph-rsid="081d7d01" style:font-size-asian="12pt" style:font-weight-asian="normal" style:font-size-complex="12pt" style:font-weight-complex="normal"/>
    </style:style>
    <style:style style:name="P772" style:family="paragraph" style:parent-style-name="Standard">
      <style:text-properties style:font-name="Liberation Serif" fo:font-size="12pt" style:text-underline-style="none" fo:font-weight="normal" officeooo:rsid="0820e07a" officeooo:paragraph-rsid="0820e07a" style:font-size-asian="12pt" style:font-weight-asian="normal" style:font-size-complex="12pt" style:font-weight-complex="normal"/>
    </style:style>
    <style:style style:name="P773" style:family="paragraph" style:parent-style-name="Standard">
      <style:text-properties style:font-name="Liberation Serif" fo:font-size="12pt" style:text-underline-style="none" fo:font-weight="normal" officeooo:rsid="0820f731" officeooo:paragraph-rsid="0820f731" style:font-size-asian="12pt" style:font-weight-asian="normal" style:font-size-complex="12pt" style:font-weight-complex="normal"/>
    </style:style>
    <style:style style:name="P774" style:family="paragraph" style:parent-style-name="Standard">
      <style:text-properties style:font-name="Liberation Serif" fo:font-size="12pt" style:text-underline-style="none" fo:font-weight="normal" officeooo:rsid="08226a6a" officeooo:paragraph-rsid="08226a6a" style:font-size-asian="12pt" style:font-weight-asian="normal" style:font-size-complex="12pt" style:font-weight-complex="normal"/>
    </style:style>
    <style:style style:name="P775" style:family="paragraph" style:parent-style-name="Standard">
      <style:text-properties style:font-name="Liberation Serif" fo:font-size="12pt" style:text-underline-style="none" fo:font-weight="normal" officeooo:rsid="08228506" officeooo:paragraph-rsid="08228506" style:font-size-asian="12pt" style:font-weight-asian="normal" style:font-size-complex="12pt" style:font-weight-complex="normal"/>
    </style:style>
    <style:style style:name="P776" style:family="paragraph" style:parent-style-name="Standard">
      <style:text-properties style:font-name="Liberation Serif" fo:font-size="12pt" style:text-underline-style="none" fo:font-weight="normal" officeooo:rsid="08245a04" officeooo:paragraph-rsid="08245a04" style:font-size-asian="12pt" style:font-weight-asian="normal" style:font-size-complex="12pt" style:font-weight-complex="normal"/>
    </style:style>
    <style:style style:name="P777" style:family="paragraph" style:parent-style-name="Standard">
      <style:text-properties style:font-name="Liberation Serif" fo:font-size="12pt" style:text-underline-style="none" fo:font-weight="normal" officeooo:rsid="082656b5" officeooo:paragraph-rsid="082656b5" style:font-size-asian="12pt" style:font-weight-asian="normal" style:font-size-complex="12pt" style:font-weight-complex="normal"/>
    </style:style>
    <style:style style:name="P778" style:family="paragraph" style:parent-style-name="Standard">
      <style:text-properties style:font-name="Liberation Serif" fo:font-size="12pt" style:text-underline-style="none" fo:font-weight="normal" officeooo:rsid="0826a08a" officeooo:paragraph-rsid="0826a08a" style:font-size-asian="12pt" style:font-weight-asian="normal" style:font-size-complex="12pt" style:font-weight-complex="normal"/>
    </style:style>
    <style:style style:name="P779" style:family="paragraph" style:parent-style-name="Standard">
      <style:text-properties style:font-name="Liberation Serif" fo:font-size="12pt" style:text-underline-style="none" fo:font-weight="normal" officeooo:rsid="0828357d" officeooo:paragraph-rsid="0828357d" style:font-size-asian="12pt" style:font-weight-asian="normal" style:font-size-complex="12pt" style:font-weight-complex="normal"/>
    </style:style>
    <style:style style:name="P780" style:family="paragraph" style:parent-style-name="Standard">
      <style:text-properties style:font-name="Liberation Serif" fo:font-size="12pt" style:text-underline-style="none" fo:font-weight="normal" officeooo:rsid="082ace25" officeooo:paragraph-rsid="082ace25" style:font-size-asian="12pt" style:font-weight-asian="normal" style:font-size-complex="12pt" style:font-weight-complex="normal"/>
    </style:style>
    <style:style style:name="P781" style:family="paragraph" style:parent-style-name="Standard">
      <style:text-properties style:font-name="Liberation Serif" fo:font-size="12pt" style:text-underline-style="none" fo:font-weight="normal" officeooo:rsid="082ad867" officeooo:paragraph-rsid="082ad867" style:font-size-asian="12pt" style:font-weight-asian="normal" style:font-size-complex="12pt" style:font-weight-complex="normal"/>
    </style:style>
    <style:style style:name="P782" style:family="paragraph" style:parent-style-name="Standard">
      <style:text-properties style:font-name="Liberation Serif" fo:font-size="12pt" style:text-underline-style="none" fo:font-weight="normal" officeooo:rsid="082bdf65" officeooo:paragraph-rsid="082bdf65" style:font-size-asian="12pt" style:font-weight-asian="normal" style:font-size-complex="12pt" style:font-weight-complex="normal"/>
    </style:style>
    <style:style style:name="P783" style:family="paragraph" style:parent-style-name="Standard">
      <style:text-properties style:font-name="Liberation Serif" fo:font-size="12pt" style:text-underline-style="none" fo:font-weight="normal" officeooo:rsid="082bdf65" officeooo:paragraph-rsid="084dbd43" style:font-size-asian="12pt" style:font-weight-asian="normal" style:font-size-complex="12pt" style:font-weight-complex="normal"/>
    </style:style>
    <style:style style:name="P784" style:family="paragraph" style:parent-style-name="Standard">
      <style:text-properties style:font-name="Liberation Serif" fo:font-size="12pt" style:text-underline-style="none" fo:font-weight="normal" officeooo:rsid="082fe903" officeooo:paragraph-rsid="082fe903" style:font-size-asian="12pt" style:font-weight-asian="normal" style:font-size-complex="12pt" style:font-weight-complex="normal"/>
    </style:style>
    <style:style style:name="P785" style:family="paragraph" style:parent-style-name="Standard">
      <style:text-properties style:font-name="Liberation Serif" fo:font-size="12pt" style:text-underline-style="none" fo:font-weight="normal" officeooo:rsid="0831d29f" officeooo:paragraph-rsid="0831d29f" style:font-size-asian="12pt" style:font-weight-asian="normal" style:font-size-complex="12pt" style:font-weight-complex="normal"/>
    </style:style>
    <style:style style:name="P786" style:family="paragraph" style:parent-style-name="Standard">
      <style:text-properties style:font-name="Liberation Serif" fo:font-size="12pt" style:text-underline-style="none" fo:font-weight="normal" officeooo:rsid="0833b116" officeooo:paragraph-rsid="0833b116" style:font-size-asian="12pt" style:font-weight-asian="normal" style:font-size-complex="12pt" style:font-weight-complex="normal"/>
    </style:style>
    <style:style style:name="P787" style:family="paragraph" style:parent-style-name="Standard">
      <style:text-properties style:font-name="Liberation Serif" fo:font-size="12pt" style:text-underline-style="none" fo:font-weight="normal" officeooo:rsid="08351358" officeooo:paragraph-rsid="08351358" style:font-size-asian="12pt" style:font-weight-asian="normal" style:font-size-complex="12pt" style:font-weight-complex="normal"/>
    </style:style>
    <style:style style:name="P788" style:family="paragraph" style:parent-style-name="Standard">
      <style:text-properties style:font-name="Liberation Serif" fo:font-size="12pt" style:text-underline-style="none" fo:font-weight="normal" officeooo:rsid="0835a86d" officeooo:paragraph-rsid="0835a86d" style:font-size-asian="12pt" style:font-weight-asian="normal" style:font-size-complex="12pt" style:font-weight-complex="normal"/>
    </style:style>
    <style:style style:name="P789" style:family="paragraph" style:parent-style-name="Standard">
      <style:text-properties style:font-name="Liberation Serif" fo:font-size="12pt" style:text-underline-style="none" fo:font-weight="normal" officeooo:rsid="08369998" officeooo:paragraph-rsid="08369998" style:font-size-asian="12pt" style:font-weight-asian="normal" style:font-size-complex="12pt" style:font-weight-complex="normal"/>
    </style:style>
    <style:style style:name="P790" style:family="paragraph" style:parent-style-name="Standard">
      <style:text-properties style:font-name="Liberation Serif" fo:font-size="12pt" style:text-underline-style="none" fo:font-weight="normal" officeooo:rsid="083bb398" officeooo:paragraph-rsid="083bb398" style:font-size-asian="12pt" style:font-weight-asian="normal" style:font-size-complex="12pt" style:font-weight-complex="normal"/>
    </style:style>
    <style:style style:name="P791" style:family="paragraph" style:parent-style-name="Standard">
      <style:text-properties style:font-name="Liberation Serif" fo:font-size="12pt" style:text-underline-style="none" fo:font-weight="normal" officeooo:rsid="083d1721" officeooo:paragraph-rsid="083d1721" style:font-size-asian="12pt" style:font-weight-asian="normal" style:font-size-complex="12pt" style:font-weight-complex="normal"/>
    </style:style>
    <style:style style:name="P792" style:family="paragraph" style:parent-style-name="Standard">
      <style:text-properties style:font-name="Liberation Serif" fo:font-size="12pt" style:text-underline-style="none" fo:font-weight="normal" officeooo:rsid="083db6ed" officeooo:paragraph-rsid="083db6ed" style:font-size-asian="12pt" style:font-weight-asian="normal" style:font-size-complex="12pt" style:font-weight-complex="normal"/>
    </style:style>
    <style:style style:name="P793" style:family="paragraph" style:parent-style-name="Standard">
      <style:text-properties style:font-name="Liberation Serif" fo:font-size="12pt" style:text-underline-style="none" fo:font-weight="normal" officeooo:rsid="084113d5" officeooo:paragraph-rsid="084113d5" style:font-size-asian="12pt" style:font-weight-asian="normal" style:font-size-complex="12pt" style:font-weight-complex="normal"/>
    </style:style>
    <style:style style:name="P794" style:family="paragraph" style:parent-style-name="Standard">
      <style:text-properties style:font-name="Liberation Serif" fo:font-size="12pt" style:text-underline-style="none" fo:font-weight="normal" officeooo:rsid="08430fde" officeooo:paragraph-rsid="08430fde" style:font-size-asian="12pt" style:font-weight-asian="normal" style:font-size-complex="12pt" style:font-weight-complex="normal"/>
    </style:style>
    <style:style style:name="P795" style:family="paragraph" style:parent-style-name="Standard">
      <style:text-properties style:font-name="Liberation Serif" fo:font-size="12pt" style:text-underline-style="none" fo:font-weight="normal" officeooo:rsid="08446832" officeooo:paragraph-rsid="08446832" style:font-size-asian="12pt" style:font-weight-asian="normal" style:font-size-complex="12pt" style:font-weight-complex="normal"/>
    </style:style>
    <style:style style:name="P796" style:family="paragraph" style:parent-style-name="Standard">
      <style:text-properties style:font-name="Liberation Serif" fo:font-size="12pt" style:text-underline-style="none" fo:font-weight="normal" officeooo:rsid="0845b195" officeooo:paragraph-rsid="0845b195" style:font-size-asian="12pt" style:font-weight-asian="normal" style:font-size-complex="12pt" style:font-weight-complex="normal"/>
    </style:style>
    <style:style style:name="P797" style:family="paragraph" style:parent-style-name="Standard">
      <style:text-properties style:font-name="Liberation Serif" fo:font-size="12pt" style:text-underline-style="none" fo:font-weight="normal" officeooo:rsid="085d5109" officeooo:paragraph-rsid="085d5109" style:font-size-asian="12pt" style:font-weight-asian="normal" style:font-size-complex="12pt" style:font-weight-complex="normal"/>
    </style:style>
    <style:style style:name="P798" style:family="paragraph" style:parent-style-name="Standard">
      <style:text-properties style:font-name="Liberation Serif" fo:font-size="12pt" style:text-underline-style="none" fo:font-weight="normal" officeooo:rsid="085e6d09" officeooo:paragraph-rsid="085e6d09" style:font-size-asian="12pt" style:font-weight-asian="normal" style:font-size-complex="12pt" style:font-weight-complex="normal"/>
    </style:style>
    <style:style style:name="P799" style:family="paragraph" style:parent-style-name="Standard">
      <style:text-properties style:font-name="Liberation Serif" fo:font-size="12pt" style:text-underline-style="none" fo:font-weight="normal" officeooo:rsid="07b7aa49" officeooo:paragraph-rsid="07b8eb21" style:font-size-asian="12pt" style:font-weight-asian="normal" style:font-size-complex="12pt" style:font-weight-complex="normal"/>
    </style:style>
    <style:style style:name="P800" style:family="paragraph" style:parent-style-name="Standard">
      <style:text-properties style:font-name="Liberation Serif" fo:font-size="12pt" style:text-underline-style="none" fo:font-weight="normal" officeooo:rsid="07b8eb21" officeooo:paragraph-rsid="07b8eb21" style:font-size-asian="12pt" style:font-weight-asian="normal" style:font-size-complex="12pt" style:font-weight-complex="normal"/>
    </style:style>
    <style:style style:name="P801" style:family="paragraph" style:parent-style-name="Standard">
      <style:text-properties style:font-name="Liberation Serif" fo:font-size="12pt" style:text-underline-style="none" fo:font-weight="normal" officeooo:rsid="08627e26" officeooo:paragraph-rsid="08627e26" style:font-size-asian="12pt" style:font-weight-asian="normal" style:font-size-complex="12pt" style:font-weight-complex="normal"/>
    </style:style>
    <style:style style:name="P802" style:family="paragraph" style:parent-style-name="Standard">
      <style:text-properties style:font-name="Liberation Serif" fo:font-size="11pt" fo:font-weight="bold" officeooo:rsid="00ce544e" officeooo:paragraph-rsid="00ce544e" style:font-size-asian="11pt" style:font-weight-asian="bold" style:font-size-complex="11pt" style:font-weight-complex="bold"/>
    </style:style>
    <style:style style:name="P803" style:family="paragraph" style:parent-style-name="Standard">
      <style:text-properties style:font-name="Liberation Serif" fo:font-size="11pt" fo:font-weight="bold" officeooo:rsid="00f537fc" officeooo:paragraph-rsid="00f537fc" style:font-size-asian="11pt" style:font-weight-asian="bold" style:font-size-complex="11pt" style:font-weight-complex="bold"/>
    </style:style>
    <style:style style:name="P804" style:family="paragraph" style:parent-style-name="Standard">
      <style:text-properties style:font-name="Liberation Serif" fo:font-size="11pt" fo:font-weight="bold" officeooo:rsid="00f6597d" officeooo:paragraph-rsid="00f6597d" style:font-size-asian="11pt" style:font-weight-asian="bold" style:font-size-complex="11pt" style:font-weight-complex="bold"/>
    </style:style>
    <style:style style:name="P805" style:family="paragraph" style:parent-style-name="Standard">
      <style:text-properties style:font-name="Liberation Serif" fo:font-size="11pt" fo:font-weight="bold" officeooo:rsid="00f7c796" officeooo:paragraph-rsid="00f7c796" style:font-size-asian="11pt" style:font-weight-asian="bold" style:font-size-complex="11pt" style:font-weight-complex="bold"/>
    </style:style>
    <style:style style:name="P806" style:family="paragraph" style:parent-style-name="Standard">
      <style:text-properties style:font-name="Liberation Serif" fo:font-size="11pt" fo:font-weight="bold" officeooo:rsid="00f813c0" officeooo:paragraph-rsid="00f813c0" style:font-size-asian="11pt" style:font-weight-asian="bold" style:font-size-complex="11pt" style:font-weight-complex="bold"/>
    </style:style>
    <style:style style:name="P807" style:family="paragraph" style:parent-style-name="Standard">
      <style:text-properties style:font-name="Liberation Serif" fo:font-size="11pt" fo:font-weight="bold" officeooo:rsid="0109efc0" officeooo:paragraph-rsid="0109efc0" style:font-size-asian="11pt" style:font-weight-asian="bold" style:font-size-complex="11pt" style:font-weight-complex="bold"/>
    </style:style>
    <style:style style:name="P808" style:family="paragraph" style:parent-style-name="Standard">
      <style:text-properties style:font-name="Liberation Serif" fo:font-size="11pt" fo:font-weight="bold" officeooo:rsid="012a2d43" officeooo:paragraph-rsid="012a2d43" style:font-size-asian="11pt" style:font-weight-asian="bold" style:font-size-complex="11pt" style:font-weight-complex="bold"/>
    </style:style>
    <style:style style:name="P809" style:family="paragraph" style:parent-style-name="Standard">
      <style:text-properties style:font-name="Liberation Serif" fo:font-size="11pt" fo:font-weight="bold" officeooo:rsid="0132f529" officeooo:paragraph-rsid="01348bdd" style:font-size-asian="11pt" style:font-weight-asian="bold" style:font-size-complex="11pt" style:font-weight-complex="bold"/>
    </style:style>
    <style:style style:name="P810" style:family="paragraph" style:parent-style-name="Standard">
      <style:text-properties style:font-name="Liberation Serif" fo:font-size="11pt" fo:font-weight="bold" officeooo:rsid="0138c038" officeooo:paragraph-rsid="01376e62" style:font-size-asian="11pt" style:font-weight-asian="bold" style:font-size-complex="11pt" style:font-weight-complex="bold"/>
    </style:style>
    <style:style style:name="P811" style:family="paragraph" style:parent-style-name="Standard">
      <style:text-properties style:font-name="Liberation Serif" fo:font-size="11pt" fo:font-weight="bold" officeooo:rsid="013ace13" officeooo:paragraph-rsid="013ace13" style:font-size-asian="11pt" style:font-weight-asian="bold" style:font-size-complex="11pt" style:font-weight-complex="bold"/>
    </style:style>
    <style:style style:name="P812" style:family="paragraph" style:parent-style-name="Standard">
      <style:text-properties style:font-name="Liberation Serif" fo:font-size="11pt" fo:font-weight="bold" officeooo:rsid="01440138" officeooo:paragraph-rsid="01440138" style:font-size-asian="11pt" style:font-weight-asian="bold" style:font-size-complex="11pt" style:font-weight-complex="bold"/>
    </style:style>
    <style:style style:name="P813" style:family="paragraph" style:parent-style-name="Standard">
      <style:text-properties style:font-name="Liberation Serif" fo:font-size="11pt" fo:font-weight="bold" officeooo:rsid="01477e57" officeooo:paragraph-rsid="01477e57" style:font-size-asian="11pt" style:font-weight-asian="bold" style:font-size-complex="11pt" style:font-weight-complex="bold"/>
    </style:style>
    <style:style style:name="P814" style:family="paragraph" style:parent-style-name="Standard">
      <style:text-properties style:font-name="Liberation Serif" fo:font-size="11pt" fo:font-weight="bold" officeooo:rsid="01508421" officeooo:paragraph-rsid="01508421" style:font-size-asian="11pt" style:font-weight-asian="bold" style:font-size-complex="11pt" style:font-weight-complex="bold"/>
    </style:style>
    <style:style style:name="P815" style:family="paragraph" style:parent-style-name="Standard">
      <style:text-properties style:font-name="Liberation Serif" fo:font-size="11pt" fo:font-weight="normal" officeooo:rsid="00ce544e" officeooo:paragraph-rsid="00ce544e" style:font-size-asian="11pt" style:font-weight-asian="normal" style:font-size-complex="11pt" style:font-weight-complex="normal"/>
    </style:style>
    <style:style style:name="P816" style:family="paragraph" style:parent-style-name="Standard">
      <style:text-properties style:font-name="Liberation Serif" fo:font-size="11pt" fo:font-weight="normal" officeooo:rsid="010b5bcc" officeooo:paragraph-rsid="010b5bcc" style:font-size-asian="11pt" style:font-weight-asian="normal" style:font-size-complex="11pt" style:font-weight-complex="normal"/>
    </style:style>
    <style:style style:name="P817" style:family="paragraph" style:parent-style-name="Standard">
      <style:text-properties style:font-name="Liberation Serif" fo:font-size="11pt" fo:font-weight="normal" officeooo:rsid="0115724f" officeooo:paragraph-rsid="0115724f" style:font-size-asian="11pt" style:font-weight-asian="normal" style:font-size-complex="11pt" style:font-weight-complex="normal"/>
    </style:style>
    <style:style style:name="P818" style:family="paragraph" style:parent-style-name="Standard">
      <style:text-properties style:font-name="Liberation Serif" fo:font-size="11pt" fo:font-weight="normal" officeooo:rsid="01150904" officeooo:paragraph-rsid="0115724f" style:font-size-asian="11pt" style:font-weight-asian="normal" style:font-size-complex="11pt" style:font-weight-complex="normal"/>
    </style:style>
    <style:style style:name="P819" style:family="paragraph" style:parent-style-name="Standard">
      <style:paragraph-properties fo:text-align="start" style:justify-single-word="false"/>
      <style:text-properties style:font-name="Liberation Serif" fo:font-size="11pt" fo:font-weight="normal" officeooo:rsid="0118bcfe" officeooo:paragraph-rsid="0122647b" style:font-size-asian="11pt" style:font-weight-asian="normal" style:font-size-complex="11pt" style:font-weight-complex="normal"/>
    </style:style>
    <style:style style:name="P820" style:family="paragraph" style:parent-style-name="Standard">
      <style:paragraph-properties fo:text-align="start" style:justify-single-word="false"/>
      <style:text-properties style:font-name="Liberation Serif" fo:font-size="11pt" fo:font-weight="normal" officeooo:rsid="011cd46b" officeooo:paragraph-rsid="0122647b" style:font-size-asian="11pt" style:font-weight-asian="normal" style:font-size-complex="11pt" style:font-weight-complex="normal"/>
    </style:style>
    <style:style style:name="P821" style:family="paragraph" style:parent-style-name="Standard">
      <style:text-properties style:font-name="Liberation Serif" fo:font-size="11pt" fo:font-weight="normal" officeooo:rsid="012a2d43" officeooo:paragraph-rsid="012a2d43" style:font-size-asian="11pt" style:font-weight-asian="normal" style:font-size-complex="11pt" style:font-weight-complex="normal"/>
    </style:style>
    <style:style style:name="P822" style:family="paragraph" style:parent-style-name="Standard">
      <style:text-properties style:font-name="Liberation Serif" fo:font-size="11pt" fo:font-weight="normal" officeooo:rsid="012b855d" officeooo:paragraph-rsid="012a2d43" style:font-size-asian="11pt" style:font-weight-asian="normal" style:font-size-complex="11pt" style:font-weight-complex="normal"/>
    </style:style>
    <style:style style:name="P823" style:family="paragraph" style:parent-style-name="Standard">
      <style:text-properties style:font-name="Liberation Serif" fo:font-size="11pt" fo:font-weight="normal" officeooo:rsid="0135af52" officeooo:paragraph-rsid="0135af52" style:font-size-asian="11pt" style:font-weight-asian="normal" style:font-size-complex="11pt" style:font-weight-complex="normal"/>
    </style:style>
    <style:style style:name="P824" style:family="paragraph" style:parent-style-name="Standard">
      <style:text-properties style:font-name="Liberation Serif" fo:font-size="11pt" fo:font-weight="normal" officeooo:rsid="0135af52" officeooo:paragraph-rsid="01376e62" style:font-size-asian="11pt" style:font-weight-asian="normal" style:font-size-complex="11pt" style:font-weight-complex="normal"/>
    </style:style>
    <style:style style:name="P825" style:family="paragraph" style:parent-style-name="Standard">
      <style:text-properties style:font-name="Liberation Serif" fo:font-size="11pt" fo:font-weight="normal" officeooo:rsid="0132f529" officeooo:paragraph-rsid="01376e62" style:font-size-asian="11pt" style:font-weight-asian="normal" style:font-size-complex="11pt" style:font-weight-complex="normal"/>
    </style:style>
    <style:style style:name="P826" style:family="paragraph" style:parent-style-name="Standard">
      <style:text-properties style:font-name="Liberation Serif" fo:font-size="11pt" fo:font-weight="normal" officeooo:rsid="01436214" officeooo:paragraph-rsid="013ace13" style:font-size-asian="11pt" style:font-weight-asian="normal" style:font-size-complex="11pt" style:font-weight-complex="normal"/>
    </style:style>
    <style:style style:name="P827" style:family="paragraph" style:parent-style-name="Standard">
      <style:text-properties style:font-name="Liberation Serif" fo:font-size="11pt" fo:font-weight="normal" officeooo:rsid="01440138" officeooo:paragraph-rsid="01440138" style:font-size-asian="11pt" style:font-weight-asian="normal" style:font-size-complex="11pt" style:font-weight-complex="normal"/>
    </style:style>
    <style:style style:name="P828" style:family="paragraph" style:parent-style-name="Standard">
      <style:text-properties style:font-name="Liberation Serif" fo:font-size="11pt" fo:font-weight="normal" officeooo:rsid="01508421" officeooo:paragraph-rsid="01508421" style:font-size-asian="11pt" style:font-weight-asian="normal" style:font-size-complex="11pt" style:font-weight-complex="normal"/>
    </style:style>
    <style:style style:name="P829" style:family="paragraph" style:parent-style-name="Standard">
      <style:text-properties style:font-name="Liberation Serif" fo:font-size="11pt" fo:font-weight="normal" officeooo:rsid="0154566c" officeooo:paragraph-rsid="0154566c" style:font-size-asian="11pt" style:font-weight-asian="normal" style:font-size-complex="11pt" style:font-weight-complex="normal"/>
    </style:style>
    <style:style style:name="P830" style:family="paragraph" style:parent-style-name="Standard">
      <style:text-properties style:font-name="Liberation Serif" fo:font-size="11pt" style:text-underline-style="none" fo:font-weight="bold" officeooo:rsid="015ee454" officeooo:paragraph-rsid="015ee454" style:font-size-asian="11pt" style:font-weight-asian="bold" style:font-size-complex="11pt" style:font-weight-complex="bold"/>
    </style:style>
    <style:style style:name="P831" style:family="paragraph" style:parent-style-name="Standard">
      <style:text-properties style:font-name="Liberation Serif" fo:font-size="11pt" style:text-underline-style="none" fo:font-weight="bold" officeooo:rsid="017b1ec6" officeooo:paragraph-rsid="017b1ec6" style:font-size-asian="11pt" style:font-weight-asian="bold" style:font-size-complex="11pt" style:font-weight-complex="bold"/>
    </style:style>
    <style:style style:name="P832" style:family="paragraph" style:parent-style-name="Standard">
      <style:text-properties style:font-name="Liberation Serif" fo:font-size="11pt" style:text-underline-style="none" fo:font-weight="bold" officeooo:rsid="018a1147" officeooo:paragraph-rsid="018a1147" style:font-size-asian="11pt" style:font-weight-asian="bold" style:font-size-complex="11pt" style:font-weight-complex="bold"/>
    </style:style>
    <style:style style:name="P833" style:family="paragraph" style:parent-style-name="Standard">
      <style:text-properties style:font-name="Liberation Serif" fo:font-size="11pt" style:text-underline-style="none" fo:font-weight="bold" officeooo:rsid="018dd424" officeooo:paragraph-rsid="018dd424" style:font-size-asian="11pt" style:font-weight-asian="bold" style:font-size-complex="11pt" style:font-weight-complex="bold"/>
    </style:style>
    <style:style style:name="P834" style:family="paragraph" style:parent-style-name="Standard">
      <style:text-properties style:font-name="Liberation Serif" fo:font-size="11pt" style:text-underline-style="none" fo:font-weight="bold" officeooo:rsid="019688ee" officeooo:paragraph-rsid="019688ee" style:font-size-asian="11pt" style:font-weight-asian="bold" style:font-size-complex="11pt" style:font-weight-complex="bold"/>
    </style:style>
    <style:style style:name="P835" style:family="paragraph" style:parent-style-name="Standard">
      <style:text-properties style:font-name="Liberation Serif" fo:font-size="11pt" style:text-underline-style="none" fo:font-weight="bold" officeooo:rsid="019831b6" officeooo:paragraph-rsid="019831b6" style:font-size-asian="11pt" style:font-weight-asian="bold" style:font-size-complex="11pt" style:font-weight-complex="bold"/>
    </style:style>
    <style:style style:name="P836" style:family="paragraph" style:parent-style-name="Standard">
      <style:text-properties style:font-name="Liberation Serif" fo:font-size="11pt" style:text-underline-style="none" fo:font-weight="bold" officeooo:rsid="0199f71e" officeooo:paragraph-rsid="0199f71e" style:font-size-asian="11pt" style:font-weight-asian="bold" style:font-size-complex="11pt" style:font-weight-complex="bold"/>
    </style:style>
    <style:style style:name="P837" style:family="paragraph" style:parent-style-name="Standard">
      <style:text-properties style:font-name="Liberation Serif" fo:font-size="11pt" style:text-underline-style="none" fo:font-weight="bold" officeooo:rsid="01a385e3" officeooo:paragraph-rsid="01a385e3" style:font-size-asian="11pt" style:font-weight-asian="bold" style:font-size-complex="11pt" style:font-weight-complex="bold"/>
    </style:style>
    <style:style style:name="P838" style:family="paragraph" style:parent-style-name="Standard">
      <style:text-properties style:font-name="Liberation Serif" fo:font-size="11pt" style:text-underline-style="none" fo:font-weight="bold" officeooo:rsid="01a70821" officeooo:paragraph-rsid="01a70821" style:font-size-asian="11pt" style:font-weight-asian="bold" style:font-size-complex="11pt" style:font-weight-complex="bold"/>
    </style:style>
    <style:style style:name="P839" style:family="paragraph" style:parent-style-name="Standard">
      <style:text-properties style:font-name="Liberation Serif" fo:font-size="11pt" style:text-underline-style="none" fo:font-weight="bold" officeooo:rsid="01ad389c" officeooo:paragraph-rsid="01ae1ebe" style:font-size-asian="11pt" style:font-weight-asian="bold" style:font-size-complex="11pt" style:font-weight-complex="bold"/>
    </style:style>
    <style:style style:name="P840" style:family="paragraph" style:parent-style-name="Standard">
      <style:text-properties style:font-name="Liberation Serif" fo:font-size="11pt" style:text-underline-style="none" fo:font-weight="bold" officeooo:rsid="01b5b744" officeooo:paragraph-rsid="01b5b744" style:font-size-asian="11pt" style:font-weight-asian="bold" style:font-size-complex="11pt" style:font-weight-complex="bold"/>
    </style:style>
    <style:style style:name="P841" style:family="paragraph" style:parent-style-name="Standard">
      <style:text-properties style:font-name="Liberation Serif" fo:font-size="11pt" style:text-underline-style="none" fo:font-weight="bold" officeooo:rsid="01c217be" officeooo:paragraph-rsid="01c217be" style:font-size-asian="11pt" style:font-weight-asian="bold" style:font-size-complex="11pt" style:font-weight-complex="bold"/>
    </style:style>
    <style:style style:name="P842" style:family="paragraph" style:parent-style-name="Standard">
      <style:text-properties style:font-name="Liberation Serif" fo:font-size="11pt" style:text-underline-style="none" fo:font-weight="bold" officeooo:rsid="01f0d78b" officeooo:paragraph-rsid="01f0d78b" style:font-size-asian="11pt" style:font-weight-asian="bold" style:font-size-complex="11pt" style:font-weight-complex="bold"/>
    </style:style>
    <style:style style:name="P843" style:family="paragraph" style:parent-style-name="Standard">
      <style:text-properties style:font-name="Liberation Serif" fo:font-size="11pt" style:text-underline-style="none" fo:font-weight="bold" officeooo:rsid="01f48a7e" officeooo:paragraph-rsid="01f48a7e" style:font-size-asian="11pt" style:font-weight-asian="bold" style:font-size-complex="11pt" style:font-weight-complex="bold"/>
    </style:style>
    <style:style style:name="P844" style:family="paragraph" style:parent-style-name="Standard">
      <style:text-properties style:font-name="Liberation Serif" fo:font-size="11pt" style:text-underline-style="none" fo:font-weight="bold" officeooo:rsid="020512ec" officeooo:paragraph-rsid="020512ec" style:font-size-asian="11pt" style:font-weight-asian="bold" style:font-size-complex="11pt" style:font-weight-complex="bold"/>
    </style:style>
    <style:style style:name="P845" style:family="paragraph" style:parent-style-name="Standard">
      <style:text-properties style:font-name="Liberation Serif" fo:font-size="11pt" style:text-underline-style="none" fo:font-weight="bold" officeooo:rsid="02069693" officeooo:paragraph-rsid="02069693" style:font-size-asian="11pt" style:font-weight-asian="bold" style:font-size-complex="11pt" style:font-weight-complex="bold"/>
    </style:style>
    <style:style style:name="P846" style:family="paragraph" style:parent-style-name="Standard">
      <style:text-properties style:font-name="Liberation Serif" fo:font-size="11pt" style:text-underline-style="none" fo:font-weight="bold" officeooo:rsid="02101679" officeooo:paragraph-rsid="02101679" style:font-size-asian="11pt" style:font-weight-asian="bold" style:font-size-complex="11pt" style:font-weight-complex="bold"/>
    </style:style>
    <style:style style:name="P847" style:family="paragraph" style:parent-style-name="Standard">
      <style:text-properties style:font-name="Liberation Serif" fo:font-size="11pt" style:text-underline-style="none" fo:font-weight="bold" officeooo:rsid="021570c6" officeooo:paragraph-rsid="021570c6" style:font-size-asian="11pt" style:font-weight-asian="bold" style:font-size-complex="11pt" style:font-weight-complex="bold"/>
    </style:style>
    <style:style style:name="P848" style:family="paragraph" style:parent-style-name="Standard">
      <style:text-properties style:font-name="Liberation Serif" fo:font-size="11pt" style:text-underline-style="none" fo:font-weight="bold" officeooo:rsid="021916fa" officeooo:paragraph-rsid="021916fa" style:font-size-asian="11pt" style:font-weight-asian="bold" style:font-size-complex="11pt" style:font-weight-complex="bold"/>
    </style:style>
    <style:style style:name="P849" style:family="paragraph" style:parent-style-name="Standard">
      <style:text-properties style:font-name="Liberation Serif" fo:font-size="11pt" style:text-underline-style="none" fo:font-weight="bold" officeooo:rsid="0217493f" officeooo:paragraph-rsid="0217493f" style:font-size-asian="11pt" style:font-weight-asian="bold" style:font-size-complex="11pt" style:font-weight-complex="bold"/>
    </style:style>
    <style:style style:name="P850" style:family="paragraph" style:parent-style-name="Standard">
      <style:text-properties style:font-name="Liberation Serif" fo:font-size="11pt" style:text-underline-style="none" fo:font-weight="bold" officeooo:rsid="0219cfe7" officeooo:paragraph-rsid="0219cfe7" style:font-size-asian="11pt" style:font-weight-asian="bold" style:font-size-complex="11pt" style:font-weight-complex="bold"/>
    </style:style>
    <style:style style:name="P851" style:family="paragraph" style:parent-style-name="Standard">
      <style:text-properties style:font-name="Liberation Serif" fo:font-size="11pt" style:text-underline-style="none" fo:font-weight="bold" officeooo:rsid="02245b4f" officeooo:paragraph-rsid="02245b4f" style:font-size-asian="11pt" style:font-weight-asian="bold" style:font-size-complex="11pt" style:font-weight-complex="bold"/>
    </style:style>
    <style:style style:name="P852" style:family="paragraph" style:parent-style-name="Standard">
      <style:text-properties style:font-name="Liberation Serif" fo:font-size="11pt" style:text-underline-style="none" fo:font-weight="bold" officeooo:rsid="02262265" officeooo:paragraph-rsid="02262265" style:font-size-asian="11pt" style:font-weight-asian="bold" style:font-size-complex="11pt" style:font-weight-complex="bold"/>
    </style:style>
    <style:style style:name="P853" style:family="paragraph" style:parent-style-name="Standard">
      <style:text-properties style:font-name="Liberation Serif" fo:font-size="11pt" style:text-underline-style="none" fo:font-weight="bold" officeooo:rsid="022c2ea2" officeooo:paragraph-rsid="022c2ea2" style:font-size-asian="11pt" style:font-weight-asian="bold" style:font-size-complex="11pt" style:font-weight-complex="bold"/>
    </style:style>
    <style:style style:name="P854" style:family="paragraph" style:parent-style-name="Standard">
      <style:text-properties style:font-name="Liberation Serif" fo:font-size="11pt" style:text-underline-style="none" fo:font-weight="bold" officeooo:rsid="0238bd83" officeooo:paragraph-rsid="0238bd83" style:font-size-asian="11pt" style:font-weight-asian="bold" style:font-size-complex="11pt" style:font-weight-complex="bold"/>
    </style:style>
    <style:style style:name="P855" style:family="paragraph" style:parent-style-name="Standard">
      <style:text-properties style:font-name="Liberation Serif" fo:font-size="11pt" style:text-underline-style="none" fo:font-weight="bold" officeooo:rsid="0239f3b4" officeooo:paragraph-rsid="0239f3b4" style:font-size-asian="11pt" style:font-weight-asian="bold" style:font-size-complex="11pt" style:font-weight-complex="bold"/>
    </style:style>
    <style:style style:name="P856" style:family="paragraph" style:parent-style-name="Standard">
      <style:text-properties style:font-name="Liberation Serif" fo:font-size="11pt" style:text-underline-style="none" fo:font-weight="bold" officeooo:rsid="024e6a3e" officeooo:paragraph-rsid="024e6a3e" style:font-size-asian="11pt" style:font-weight-asian="bold" style:font-size-complex="11pt" style:font-weight-complex="bold"/>
    </style:style>
    <style:style style:name="P857" style:family="paragraph" style:parent-style-name="Standard">
      <style:text-properties style:font-name="Liberation Serif" fo:font-size="11pt" style:text-underline-style="none" fo:font-weight="bold" officeooo:rsid="01eec40e" officeooo:paragraph-rsid="01eec40e" style:font-size-asian="9.60000038146973pt" style:font-weight-asian="bold" style:font-size-complex="11pt" style:font-weight-complex="bold"/>
    </style:style>
    <style:style style:name="P858" style:family="paragraph" style:parent-style-name="Standard">
      <style:text-properties style:font-name="Liberation Serif" fo:font-size="11pt" style:text-underline-style="none" fo:font-weight="normal" officeooo:rsid="0158975b" officeooo:paragraph-rsid="015aa61b" style:font-size-asian="11pt" style:font-weight-asian="normal" style:font-size-complex="11pt" style:font-weight-complex="normal"/>
    </style:style>
    <style:style style:name="P859" style:family="paragraph" style:parent-style-name="Standard">
      <style:text-properties style:font-name="Liberation Serif" fo:font-size="11pt" style:text-underline-style="none" fo:font-weight="normal" officeooo:rsid="016dbc20" officeooo:paragraph-rsid="016dbc20" style:font-size-asian="11pt" style:font-weight-asian="normal" style:font-size-complex="11pt" style:font-weight-complex="normal"/>
    </style:style>
    <style:style style:name="P860" style:family="paragraph" style:parent-style-name="Standard">
      <style:text-properties style:font-name="Liberation Serif" fo:font-size="11pt" style:text-underline-style="none" fo:font-weight="normal" officeooo:rsid="017b1ec6" officeooo:paragraph-rsid="017b1ec6" style:font-size-asian="11pt" style:font-weight-asian="normal" style:font-size-complex="11pt" style:font-weight-complex="normal"/>
    </style:style>
    <style:style style:name="P861" style:family="paragraph" style:parent-style-name="Standard">
      <style:text-properties style:font-name="Liberation Serif" fo:font-size="11pt" style:text-underline-style="none" fo:font-weight="normal" officeooo:rsid="018f92c3" officeooo:paragraph-rsid="018f92c3" style:font-size-asian="11pt" style:font-weight-asian="normal" style:font-size-complex="11pt" style:font-weight-complex="normal"/>
    </style:style>
    <style:style style:name="P862" style:family="paragraph" style:parent-style-name="Standard">
      <style:text-properties style:font-name="Liberation Serif" fo:font-size="11pt" style:text-underline-style="none" fo:font-weight="normal" officeooo:rsid="0193c1f4" officeooo:paragraph-rsid="0193c1f4" style:font-size-asian="11pt" style:font-weight-asian="normal" style:font-size-complex="11pt" style:font-weight-complex="normal"/>
    </style:style>
    <style:style style:name="P863" style:family="paragraph" style:parent-style-name="Standard">
      <style:text-properties style:font-name="Liberation Serif" fo:font-size="11pt" style:text-underline-style="none" fo:font-weight="normal" officeooo:rsid="019688ee" officeooo:paragraph-rsid="019688ee" style:font-size-asian="11pt" style:font-weight-asian="normal" style:font-size-complex="11pt" style:font-weight-complex="normal"/>
    </style:style>
    <style:style style:name="P864" style:family="paragraph" style:parent-style-name="Standard">
      <style:text-properties style:font-name="Liberation Serif" fo:font-size="11pt" style:text-underline-style="none" fo:font-weight="normal" officeooo:rsid="019eeaf9" officeooo:paragraph-rsid="019eeaf9" style:font-size-asian="11pt" style:font-weight-asian="normal" style:font-size-complex="11pt" style:font-weight-complex="normal"/>
    </style:style>
    <style:style style:name="P865" style:family="paragraph" style:parent-style-name="Standard">
      <style:text-properties style:font-name="Liberation Serif" fo:font-size="11pt" style:text-underline-style="none" fo:font-weight="normal" officeooo:rsid="01a08113" officeooo:paragraph-rsid="01a08113" style:font-size-asian="11pt" style:font-weight-asian="normal" style:font-size-complex="11pt" style:font-weight-complex="normal"/>
    </style:style>
    <style:style style:name="P866" style:family="paragraph" style:parent-style-name="Standard">
      <style:text-properties style:font-name="Liberation Serif" fo:font-size="11pt" style:text-underline-style="none" fo:font-weight="normal" officeooo:rsid="01c66240" officeooo:paragraph-rsid="01c66240" style:font-size-asian="11pt" style:font-weight-asian="normal" style:font-size-complex="11pt" style:font-weight-complex="normal"/>
    </style:style>
    <style:style style:name="P867" style:family="paragraph" style:parent-style-name="Standard">
      <style:text-properties style:font-name="Liberation Serif" fo:font-size="11pt" style:text-underline-style="none" fo:font-weight="normal" officeooo:rsid="01da5cb4" officeooo:paragraph-rsid="01da5cb4" style:font-size-asian="11pt" style:font-weight-asian="normal" style:font-size-complex="11pt" style:font-weight-complex="normal"/>
    </style:style>
    <style:style style:name="P868" style:family="paragraph" style:parent-style-name="Standard">
      <style:text-properties style:font-name="Liberation Serif" fo:font-size="11pt" style:text-underline-style="none" fo:font-weight="normal" officeooo:rsid="01e0177c" officeooo:paragraph-rsid="01e0177c" style:font-size-asian="11pt" style:font-weight-asian="normal" style:font-size-complex="11pt" style:font-weight-complex="normal"/>
    </style:style>
    <style:style style:name="P869" style:family="paragraph" style:parent-style-name="Standard">
      <style:text-properties style:font-name="Liberation Serif" fo:font-size="11pt" style:text-underline-style="none" fo:font-weight="normal" officeooo:rsid="01e4cd33" officeooo:paragraph-rsid="01e4cd33" style:font-size-asian="11pt" style:font-weight-asian="normal" style:font-size-complex="11pt" style:font-weight-complex="normal"/>
    </style:style>
    <style:style style:name="P870" style:family="paragraph" style:parent-style-name="Standard">
      <style:text-properties style:font-name="Liberation Serif" fo:font-size="11pt" style:text-underline-style="none" fo:font-weight="normal" officeooo:rsid="01f48a7e" officeooo:paragraph-rsid="01f48a7e" style:font-size-asian="11pt" style:font-weight-asian="normal" style:font-size-complex="11pt" style:font-weight-complex="normal"/>
    </style:style>
    <style:style style:name="P871" style:family="paragraph" style:parent-style-name="Standard">
      <style:text-properties style:font-name="Liberation Serif" fo:font-size="11pt" style:text-underline-style="none" fo:font-weight="normal" officeooo:rsid="01f842a9" officeooo:paragraph-rsid="01f842a9" style:font-size-asian="11pt" style:font-weight-asian="normal" style:font-size-complex="11pt" style:font-weight-complex="normal"/>
    </style:style>
    <style:style style:name="P872" style:family="paragraph" style:parent-style-name="Standard">
      <style:text-properties style:font-name="Liberation Serif" fo:font-size="11pt" style:text-underline-style="none" fo:font-weight="normal" officeooo:rsid="01fe5964" officeooo:paragraph-rsid="01fe5964" style:font-size-asian="11pt" style:font-weight-asian="normal" style:font-size-complex="11pt" style:font-weight-complex="normal"/>
    </style:style>
    <style:style style:name="P873" style:family="paragraph" style:parent-style-name="Standard">
      <style:text-properties style:font-name="Liberation Serif" fo:font-size="11pt" style:text-underline-style="none" fo:font-weight="normal" officeooo:rsid="01fe6170" officeooo:paragraph-rsid="01fe6170" style:font-size-asian="11pt" style:font-weight-asian="normal" style:font-size-complex="11pt" style:font-weight-complex="normal"/>
    </style:style>
    <style:style style:name="P874" style:family="paragraph" style:parent-style-name="Standard">
      <style:text-properties style:font-name="Liberation Serif" fo:font-size="11pt" style:text-underline-style="none" fo:font-weight="normal" officeooo:rsid="02069693" officeooo:paragraph-rsid="02069693" style:font-size-asian="11pt" style:font-weight-asian="normal" style:font-size-complex="11pt" style:font-weight-complex="normal"/>
    </style:style>
    <style:style style:name="P875" style:family="paragraph" style:parent-style-name="Standard">
      <style:text-properties style:font-name="Liberation Serif" fo:font-size="11pt" style:text-underline-style="none" fo:font-weight="normal" officeooo:rsid="0207b631" officeooo:paragraph-rsid="0207b631" style:font-size-asian="11pt" style:font-weight-asian="normal" style:font-size-complex="11pt" style:font-weight-complex="normal"/>
    </style:style>
    <style:style style:name="P876" style:family="paragraph" style:parent-style-name="Standard">
      <style:text-properties style:font-name="Liberation Serif" fo:font-size="11pt" style:text-underline-style="none" fo:font-weight="normal" officeooo:rsid="020968ab" officeooo:paragraph-rsid="020968ab" style:font-size-asian="11pt" style:font-weight-asian="normal" style:font-size-complex="11pt" style:font-weight-complex="normal"/>
    </style:style>
    <style:style style:name="P877" style:family="paragraph" style:parent-style-name="Standard">
      <style:text-properties style:font-name="Liberation Serif" fo:font-size="11pt" style:text-underline-style="none" fo:font-weight="normal" officeooo:rsid="02101679" officeooo:paragraph-rsid="02101679" style:font-size-asian="11pt" style:font-weight-asian="normal" style:font-size-complex="11pt" style:font-weight-complex="normal"/>
    </style:style>
    <style:style style:name="P878" style:family="paragraph" style:parent-style-name="Standard">
      <style:text-properties style:font-name="Liberation Serif" fo:font-size="11pt" style:text-underline-style="none" fo:font-weight="normal" officeooo:rsid="021570c6" officeooo:paragraph-rsid="021570c6" style:font-size-asian="11pt" style:font-weight-asian="normal" style:font-size-complex="11pt" style:font-weight-complex="normal"/>
    </style:style>
    <style:style style:name="P879" style:family="paragraph" style:parent-style-name="Standard">
      <style:text-properties style:font-name="Liberation Serif" fo:font-size="11pt" style:text-underline-style="none" fo:font-weight="normal" officeooo:rsid="0219cfe7" officeooo:paragraph-rsid="0219cfe7" style:font-size-asian="11pt" style:font-weight-asian="normal" style:font-size-complex="11pt" style:font-weight-complex="normal"/>
    </style:style>
    <style:style style:name="P880" style:family="paragraph" style:parent-style-name="Standard">
      <style:text-properties style:font-name="Liberation Serif" fo:font-size="11pt" style:text-underline-style="none" fo:font-weight="normal" officeooo:rsid="021cfab9" officeooo:paragraph-rsid="021cfab9" style:font-size-asian="11pt" style:font-weight-asian="normal" style:font-size-complex="11pt" style:font-weight-complex="normal"/>
    </style:style>
    <style:style style:name="P881" style:family="paragraph" style:parent-style-name="Standard">
      <style:text-properties style:font-name="Liberation Serif" fo:font-size="11pt" style:text-underline-style="none" fo:font-weight="normal" officeooo:rsid="021ddc8e" officeooo:paragraph-rsid="021ddc8e" style:font-size-asian="11pt" style:font-weight-asian="normal" style:font-size-complex="11pt" style:font-weight-complex="normal"/>
    </style:style>
    <style:style style:name="P882" style:family="paragraph" style:parent-style-name="Standard">
      <style:text-properties style:font-name="Liberation Serif" fo:font-size="11pt" style:text-underline-style="none" fo:font-weight="normal" officeooo:rsid="0220295c" officeooo:paragraph-rsid="0220295c" style:font-size-asian="11pt" style:font-weight-asian="normal" style:font-size-complex="11pt" style:font-weight-complex="normal"/>
    </style:style>
    <style:style style:name="P883" style:family="paragraph" style:parent-style-name="Standard">
      <style:text-properties style:font-name="Liberation Serif" fo:font-size="11pt" style:text-underline-style="none" fo:font-weight="normal" officeooo:rsid="02202c3d" officeooo:paragraph-rsid="02202c3d" style:font-size-asian="11pt" style:font-weight-asian="normal" style:font-size-complex="11pt" style:font-weight-complex="normal"/>
    </style:style>
    <style:style style:name="P884" style:family="paragraph" style:parent-style-name="Standard">
      <style:text-properties style:font-name="Liberation Serif" fo:font-size="11pt" style:text-underline-style="none" fo:font-weight="normal" officeooo:rsid="022113b2" officeooo:paragraph-rsid="022113b2" style:font-size-asian="11pt" style:font-weight-asian="normal" style:font-size-complex="11pt" style:font-weight-complex="normal"/>
    </style:style>
    <style:style style:name="P885" style:family="paragraph" style:parent-style-name="Standard">
      <style:text-properties style:font-name="Liberation Serif" fo:font-size="11pt" style:text-underline-style="none" fo:font-weight="normal" officeooo:rsid="02222ccf" officeooo:paragraph-rsid="02222ccf" style:font-size-asian="11pt" style:font-weight-asian="normal" style:font-size-complex="11pt" style:font-weight-complex="normal"/>
    </style:style>
    <style:style style:name="P886" style:family="paragraph" style:parent-style-name="Standard">
      <style:text-properties style:font-name="Liberation Serif" fo:font-size="11pt" style:text-underline-style="none" fo:font-weight="normal" officeooo:rsid="02245b4f" officeooo:paragraph-rsid="02245b4f" style:font-size-asian="11pt" style:font-weight-asian="normal" style:font-size-complex="11pt" style:font-weight-complex="normal"/>
    </style:style>
    <style:style style:name="P887" style:family="paragraph" style:parent-style-name="Standard">
      <style:text-properties style:font-name="Liberation Serif" fo:font-size="11pt" style:text-underline-style="none" fo:font-weight="normal" officeooo:rsid="02262265" officeooo:paragraph-rsid="02262265" style:font-size-asian="11pt" style:font-weight-asian="normal" style:font-size-complex="11pt" style:font-weight-complex="normal"/>
    </style:style>
    <style:style style:name="P888" style:family="paragraph" style:parent-style-name="Standard">
      <style:text-properties style:font-name="Liberation Serif" fo:font-size="11pt" style:text-underline-style="none" fo:font-weight="normal" officeooo:rsid="022ac177" officeooo:paragraph-rsid="022ac177" style:font-size-asian="11pt" style:font-weight-asian="normal" style:font-size-complex="11pt" style:font-weight-complex="normal"/>
    </style:style>
    <style:style style:name="P889" style:family="paragraph" style:parent-style-name="Standard">
      <style:text-properties style:font-name="Liberation Serif" fo:font-size="11pt" style:text-underline-style="none" fo:font-weight="normal" officeooo:rsid="022cce40" officeooo:paragraph-rsid="022cce40" style:font-size-asian="11pt" style:font-weight-asian="normal" style:font-size-complex="11pt" style:font-weight-complex="normal"/>
    </style:style>
    <style:style style:name="P890" style:family="paragraph" style:parent-style-name="Standard">
      <style:text-properties style:font-name="Liberation Serif" fo:font-size="11pt" style:text-underline-style="none" fo:font-weight="normal" officeooo:rsid="022ea5db" officeooo:paragraph-rsid="022ebe9a" style:font-size-asian="11pt" style:font-weight-asian="normal" style:font-size-complex="11pt" style:font-weight-complex="normal"/>
    </style:style>
    <style:style style:name="P891" style:family="paragraph" style:parent-style-name="Standard">
      <style:text-properties style:font-name="Liberation Serif" fo:font-size="11pt" style:text-underline-style="none" fo:font-weight="normal" officeooo:rsid="022ea5db" officeooo:paragraph-rsid="022ea5db" style:font-size-asian="11pt" style:font-weight-asian="normal" style:font-size-complex="11pt" style:font-weight-complex="normal"/>
    </style:style>
    <style:style style:name="P892" style:family="paragraph" style:parent-style-name="Standard">
      <style:text-properties style:font-name="Liberation Serif" fo:font-size="11pt" style:text-underline-style="none" fo:font-weight="normal" officeooo:rsid="022ebe9a" officeooo:paragraph-rsid="022ebe9a" style:font-size-asian="11pt" style:font-weight-asian="normal" style:font-size-complex="11pt" style:font-weight-complex="normal"/>
    </style:style>
    <style:style style:name="P893" style:family="paragraph" style:parent-style-name="Standard">
      <style:text-properties style:font-name="Liberation Serif" fo:font-size="11pt" style:text-underline-style="none" fo:font-weight="normal" officeooo:rsid="0230e4a8" officeooo:paragraph-rsid="0232613e" style:font-size-asian="11pt" style:font-weight-asian="normal" style:font-size-complex="11pt" style:font-weight-complex="normal"/>
    </style:style>
    <style:style style:name="P894" style:family="paragraph" style:parent-style-name="Standard">
      <style:text-properties style:font-name="Liberation Serif" fo:font-size="11pt" style:text-underline-style="none" fo:font-weight="normal" officeooo:rsid="0230e4a8" officeooo:paragraph-rsid="02344859" style:font-size-asian="11pt" style:font-weight-asian="normal" style:font-size-complex="11pt" style:font-weight-complex="normal"/>
    </style:style>
    <style:style style:name="P895" style:family="paragraph" style:parent-style-name="Standard">
      <style:text-properties style:font-name="Liberation Serif" fo:font-size="11pt" style:text-underline-style="none" fo:font-weight="normal" officeooo:rsid="0232613e" officeooo:paragraph-rsid="02344859" style:font-size-asian="11pt" style:font-weight-asian="normal" style:font-size-complex="11pt" style:font-weight-complex="normal"/>
    </style:style>
    <style:style style:name="P896" style:family="paragraph" style:parent-style-name="Standard">
      <style:text-properties style:font-name="Liberation Serif" fo:font-size="11pt" style:text-underline-style="none" fo:font-weight="normal" officeooo:rsid="0239f3b4" officeooo:paragraph-rsid="0239f3b4" style:font-size-asian="11pt" style:font-weight-asian="normal" style:font-size-complex="11pt" style:font-weight-complex="normal"/>
    </style:style>
    <style:style style:name="P897" style:family="paragraph" style:parent-style-name="Standard">
      <style:text-properties style:font-name="Liberation Serif" fo:font-size="11pt" style:text-underline-style="none" fo:font-weight="normal" officeooo:rsid="023ff08c" officeooo:paragraph-rsid="023ff08c" style:font-size-asian="11pt" style:font-weight-asian="normal" style:font-size-complex="11pt" style:font-weight-complex="normal"/>
    </style:style>
    <style:style style:name="P898" style:family="paragraph" style:parent-style-name="Standard">
      <style:text-properties style:font-name="Liberation Serif" fo:font-size="11pt" style:text-underline-style="none" fo:font-weight="normal" officeooo:rsid="024412ba" officeooo:paragraph-rsid="024412ba" style:font-size-asian="11pt" style:font-weight-asian="normal" style:font-size-complex="11pt" style:font-weight-complex="normal"/>
    </style:style>
    <style:style style:name="P899" style:family="paragraph" style:parent-style-name="Standard">
      <style:text-properties style:font-name="Liberation Serif" fo:font-size="10pt" fo:font-weight="normal" officeooo:rsid="01150904" officeooo:paragraph-rsid="01150904" style:font-size-asian="10pt" style:font-weight-asian="normal" style:font-size-complex="10pt" style:font-weight-complex="normal"/>
    </style:style>
    <style:style style:name="P900" style:family="paragraph" style:parent-style-name="Standard">
      <style:text-properties style:font-name="Liberation Serif" fo:font-size="10pt" fo:font-weight="normal" officeooo:rsid="01477e57" officeooo:paragraph-rsid="01477e57" style:font-size-asian="10pt" style:font-weight-asian="normal" style:font-size-complex="10pt" style:font-weight-complex="normal"/>
    </style:style>
    <style:style style:name="P901" style:family="paragraph" style:parent-style-name="Standard">
      <style:text-properties style:font-name="Liberation Serif" fo:font-size="10pt" fo:font-weight="normal" officeooo:rsid="0148f451" officeooo:paragraph-rsid="0148f451" style:font-size-asian="10pt" style:font-weight-asian="normal" style:font-size-complex="10pt" style:font-weight-complex="normal"/>
    </style:style>
    <style:style style:name="P902" style:family="paragraph" style:parent-style-name="Standard">
      <style:text-properties style:font-name="Liberation Serif" fo:font-size="10pt" fo:font-weight="bold" officeooo:rsid="01257fe0" officeooo:paragraph-rsid="01257fe0" style:font-size-asian="10pt" style:font-weight-asian="bold" style:font-size-complex="10pt" style:font-weight-complex="bold"/>
    </style:style>
    <style:style style:name="P903" style:family="paragraph" style:parent-style-name="Standard">
      <style:text-properties style:font-name="Liberation Serif" fo:font-size="10pt" fo:font-weight="bold" officeooo:rsid="0154566c" officeooo:paragraph-rsid="0154566c" style:font-size-asian="10pt" style:font-weight-asian="bold" style:font-size-complex="10pt" style:font-weight-complex="bold"/>
    </style:style>
    <style:style style:name="P904" style:family="paragraph" style:parent-style-name="Standard">
      <style:text-properties style:font-name="Liberation Serif" fo:font-size="10pt" fo:font-weight="bold" officeooo:rsid="01573577" officeooo:paragraph-rsid="01573577" style:font-size-asian="10pt" style:font-weight-asian="bold" style:font-size-complex="10pt" style:font-weight-complex="bold"/>
    </style:style>
    <style:style style:name="P905" style:family="paragraph" style:parent-style-name="Standard">
      <style:text-properties style:font-name="Liberation Serif" fo:font-size="10pt" style:text-underline-style="none" fo:font-weight="bold" officeooo:rsid="01585ad3" officeooo:paragraph-rsid="01585ad3" style:font-size-asian="10pt" style:font-weight-asian="bold" style:font-size-complex="10pt" style:font-weight-complex="bold"/>
    </style:style>
    <style:style style:name="P906" style:family="paragraph" style:parent-style-name="Standard">
      <style:text-properties style:font-name="Liberation Serif" fo:font-size="10pt" style:text-underline-style="none" fo:font-weight="bold" officeooo:rsid="0158975b" officeooo:paragraph-rsid="0158975b" style:font-size-asian="10pt" style:font-weight-asian="bold" style:font-size-complex="10pt" style:font-weight-complex="bold"/>
    </style:style>
    <style:style style:name="P907" style:family="paragraph" style:parent-style-name="Standard">
      <style:text-properties style:font-name="Liberation Serif" fo:font-size="10pt" style:text-underline-style="none" fo:font-weight="bold" officeooo:rsid="0158975b" officeooo:paragraph-rsid="015a1e49" style:font-size-asian="10pt" style:font-weight-asian="bold" style:font-size-complex="10pt" style:font-weight-complex="bold"/>
    </style:style>
    <style:style style:name="P908" style:family="paragraph" style:parent-style-name="Standard">
      <style:text-properties style:font-name="Liberation Serif" fo:font-size="10pt" style:text-underline-style="none" fo:font-weight="bold" officeooo:rsid="0158975b" officeooo:paragraph-rsid="015aa61b" style:font-size-asian="10pt" style:font-weight-asian="bold" style:font-size-complex="10pt" style:font-weight-complex="bold"/>
    </style:style>
    <style:style style:name="P909" style:family="paragraph" style:parent-style-name="Standard">
      <style:text-properties style:font-name="Liberation Serif" fo:font-size="10pt" style:text-underline-style="none" fo:font-weight="bold" officeooo:rsid="015e04cd" officeooo:paragraph-rsid="015e04cd" style:font-size-asian="10pt" style:font-weight-asian="bold" style:font-size-complex="10pt" style:font-weight-complex="bold"/>
    </style:style>
    <style:style style:name="P910" style:family="paragraph" style:parent-style-name="Standard">
      <style:text-properties style:font-name="Liberation Serif" fo:font-size="10pt" style:text-underline-style="none" fo:font-weight="bold" officeooo:rsid="0168a1e1" officeooo:paragraph-rsid="0168a1e1" style:font-size-asian="10pt" style:font-weight-asian="bold" style:font-size-complex="10pt" style:font-weight-complex="bold"/>
    </style:style>
    <style:style style:name="P911" style:family="paragraph" style:parent-style-name="Standard">
      <style:text-properties style:font-name="Liberation Serif" fo:font-size="10pt" style:text-underline-style="none" fo:font-weight="bold" officeooo:rsid="015ee454" officeooo:paragraph-rsid="015ee454" style:font-size-asian="10pt" style:font-weight-asian="bold" style:font-size-complex="10pt" style:font-weight-complex="bold"/>
    </style:style>
    <style:style style:name="P912" style:family="paragraph" style:parent-style-name="Standard">
      <style:text-properties style:font-name="Liberation Serif" fo:font-size="10pt" style:text-underline-style="none" fo:font-weight="bold" officeooo:rsid="015aa61b" officeooo:paragraph-rsid="015aa61b" style:font-size-asian="10pt" style:font-weight-asian="bold" style:font-size-complex="10pt" style:font-weight-complex="bold"/>
    </style:style>
    <style:style style:name="P913" style:family="paragraph" style:parent-style-name="Standard">
      <style:text-properties style:font-name="Liberation Serif" fo:font-size="10pt" style:text-underline-style="none" fo:font-weight="bold" officeooo:rsid="025fbf6d" officeooo:paragraph-rsid="025fbf6d" style:font-size-asian="10pt" style:font-weight-asian="bold" style:font-size-complex="10pt" style:font-weight-complex="bold"/>
    </style:style>
    <style:style style:name="P914" style:family="paragraph" style:parent-style-name="Standard">
      <style:text-properties style:font-name="Liberation Serif" fo:font-size="14pt" style:text-underline-style="none" fo:font-weight="normal" officeooo:rsid="0268a0e4" officeooo:paragraph-rsid="02701c33" style:font-size-asian="14pt" style:font-weight-asian="normal" style:font-size-complex="14pt" style:font-weight-complex="normal"/>
    </style:style>
    <style:style style:name="P915" style:family="paragraph" style:parent-style-name="Standard">
      <style:text-properties style:font-name="Liberation Serif" fo:font-size="14pt" style:text-underline-style="none" fo:font-weight="bold" officeooo:rsid="02a440bd" officeooo:paragraph-rsid="02a440bd" style:font-size-asian="14pt" style:font-weight-asian="bold" style:font-size-complex="14pt" style:font-weight-complex="bold"/>
    </style:style>
    <style:style style:name="P916" style:family="paragraph" style:parent-style-name="Standard">
      <style:text-properties fo:font-size="11pt" fo:font-weight="bold" officeooo:rsid="00208ff1" officeooo:paragraph-rsid="00208ff1" style:font-size-asian="11pt" style:font-weight-asian="bold" style:font-size-complex="11pt" style:font-weight-complex="bold"/>
    </style:style>
    <style:style style:name="P917" style:family="paragraph" style:parent-style-name="Standard">
      <style:text-properties fo:font-size="11pt" fo:font-weight="bold" officeooo:rsid="002331c4" officeooo:paragraph-rsid="002331c4" style:font-size-asian="11pt" style:font-weight-asian="bold" style:font-size-complex="11pt" style:font-weight-complex="bold"/>
    </style:style>
    <style:style style:name="P918" style:family="paragraph" style:parent-style-name="Standard">
      <style:text-properties fo:font-size="11pt" fo:font-weight="bold" officeooo:rsid="0024fb1e" officeooo:paragraph-rsid="0024fb1e" style:font-size-asian="11pt" style:font-weight-asian="bold" style:font-size-complex="11pt" style:font-weight-complex="bold"/>
    </style:style>
    <style:style style:name="P919" style:family="paragraph" style:parent-style-name="Standard">
      <style:text-properties fo:font-size="11pt" fo:font-weight="bold" officeooo:rsid="0039c8b6" officeooo:paragraph-rsid="0039c8b6" style:font-size-asian="11pt" style:font-weight-asian="bold" style:font-size-complex="11pt" style:font-weight-complex="bold"/>
    </style:style>
    <style:style style:name="P920" style:family="paragraph" style:parent-style-name="Standard">
      <style:text-properties fo:font-size="11pt" fo:font-weight="bold" officeooo:rsid="0041c0c8" officeooo:paragraph-rsid="0041c0c8" style:font-size-asian="11pt" style:font-weight-asian="bold" style:font-size-complex="11pt" style:font-weight-complex="bold"/>
    </style:style>
    <style:style style:name="P921" style:family="paragraph" style:parent-style-name="Standard">
      <style:text-properties fo:font-size="11pt" fo:font-weight="bold" officeooo:rsid="00499c24" officeooo:paragraph-rsid="004929da" style:font-size-asian="11pt" style:font-weight-asian="bold" style:font-size-complex="11pt" style:font-weight-complex="bold"/>
    </style:style>
    <style:style style:name="P922" style:family="paragraph" style:parent-style-name="Standard">
      <style:text-properties fo:font-size="11pt" fo:font-weight="bold" officeooo:rsid="00515121" officeooo:paragraph-rsid="00515121" style:font-size-asian="11pt" style:font-weight-asian="bold" style:font-size-complex="11pt" style:font-weight-complex="bold"/>
    </style:style>
    <style:style style:name="P923" style:family="paragraph" style:parent-style-name="Standard">
      <style:text-properties fo:font-size="11pt" fo:font-weight="bold" officeooo:rsid="0061e800" officeooo:paragraph-rsid="0061e800" style:font-size-asian="11pt" style:font-weight-asian="bold" style:font-size-complex="11pt" style:font-weight-complex="bold"/>
    </style:style>
    <style:style style:name="P924" style:family="paragraph" style:parent-style-name="Standard">
      <style:text-properties fo:font-size="11pt" fo:font-weight="bold" officeooo:rsid="0036288e" officeooo:paragraph-rsid="0036288e" style:font-size-asian="11pt" style:font-weight-asian="bold" style:font-size-complex="11pt" style:font-weight-complex="bold"/>
    </style:style>
    <style:style style:name="P925" style:family="paragraph" style:parent-style-name="Standard">
      <style:text-properties fo:font-size="11pt" fo:font-weight="bold" officeooo:rsid="0070c22f" officeooo:paragraph-rsid="0070c22f" style:font-size-asian="11pt" style:font-weight-asian="bold" style:font-size-complex="11pt" style:font-weight-complex="bold"/>
    </style:style>
    <style:style style:name="P926" style:family="paragraph" style:parent-style-name="Standard">
      <style:text-properties fo:font-size="11pt" fo:font-weight="bold" officeooo:rsid="007bda74" officeooo:paragraph-rsid="007bda74" style:font-size-asian="11pt" style:font-weight-asian="bold" style:font-size-complex="11pt" style:font-weight-complex="bold"/>
    </style:style>
    <style:style style:name="P927" style:family="paragraph" style:parent-style-name="Standard">
      <style:text-properties fo:font-size="11pt" fo:font-weight="bold" officeooo:rsid="00852df8" officeooo:paragraph-rsid="00852df8" style:font-size-asian="11pt" style:font-weight-asian="bold" style:font-size-complex="11pt" style:font-weight-complex="bold"/>
    </style:style>
    <style:style style:name="P928" style:family="paragraph" style:parent-style-name="Standard">
      <style:text-properties fo:font-size="11pt" fo:font-weight="bold" officeooo:rsid="008be490" officeooo:paragraph-rsid="008be490" style:font-size-asian="11pt" style:font-weight-asian="bold" style:font-size-complex="11pt" style:font-weight-complex="bold"/>
    </style:style>
    <style:style style:name="P929" style:family="paragraph" style:parent-style-name="Standard">
      <style:text-properties fo:font-size="11pt" fo:font-weight="bold" officeooo:rsid="008be490" officeooo:paragraph-rsid="00904b8c" style:font-size-asian="11pt" style:font-weight-asian="bold" style:font-size-complex="11pt" style:font-weight-complex="bold"/>
    </style:style>
    <style:style style:name="P930" style:family="paragraph" style:parent-style-name="Standard">
      <style:text-properties fo:font-size="11pt" fo:font-weight="bold" officeooo:rsid="008dbb33" officeooo:paragraph-rsid="00904b8c" style:font-size-asian="11pt" style:font-weight-asian="bold" style:font-size-complex="11pt" style:font-weight-complex="bold"/>
    </style:style>
    <style:style style:name="P931" style:family="paragraph" style:parent-style-name="Standard">
      <style:text-properties fo:font-size="11pt" fo:font-weight="bold" officeooo:rsid="00904b8c" officeooo:paragraph-rsid="00904b8c" style:font-size-asian="11pt" style:font-weight-asian="bold" style:font-size-complex="11pt" style:font-weight-complex="bold"/>
    </style:style>
    <style:style style:name="P932" style:family="paragraph" style:parent-style-name="Standard">
      <style:text-properties fo:font-size="11pt" fo:font-weight="bold" officeooo:rsid="00a2c761" officeooo:paragraph-rsid="00a2c761" style:font-size-asian="11pt" style:font-weight-asian="bold" style:font-size-complex="11pt" style:font-weight-complex="bold"/>
    </style:style>
    <style:style style:name="P933" style:family="paragraph" style:parent-style-name="Standard">
      <style:text-properties fo:font-size="11pt" fo:font-weight="bold" officeooo:rsid="00adde13" officeooo:paragraph-rsid="00adde13" style:font-size-asian="11pt" style:font-weight-asian="bold" style:font-size-complex="11pt" style:font-weight-complex="bold"/>
    </style:style>
    <style:style style:name="P934" style:family="paragraph" style:parent-style-name="Standard">
      <style:text-properties fo:font-size="11pt" fo:font-weight="bold" officeooo:rsid="00b07f67" officeooo:paragraph-rsid="00b07f67" style:font-size-asian="11pt" style:font-weight-asian="bold" style:font-size-complex="11pt" style:font-weight-complex="bold"/>
    </style:style>
    <style:style style:name="P935" style:family="paragraph" style:parent-style-name="Standard">
      <style:text-properties fo:font-size="11pt" fo:font-weight="bold" officeooo:rsid="00bfe8ce" officeooo:paragraph-rsid="00bfe8ce" style:font-size-asian="11pt" style:font-weight-asian="bold" style:font-size-complex="11pt" style:font-weight-complex="bold"/>
    </style:style>
    <style:style style:name="P936" style:family="paragraph" style:parent-style-name="Standard">
      <style:text-properties fo:font-size="11pt" fo:font-weight="bold" officeooo:rsid="00c54e86" officeooo:paragraph-rsid="00c54e86" style:font-size-asian="11pt" style:font-weight-asian="bold" style:font-size-complex="11pt" style:font-weight-complex="bold"/>
    </style:style>
    <style:style style:name="P937" style:family="paragraph" style:parent-style-name="Standard">
      <style:text-properties fo:font-size="11pt" fo:font-weight="bold" officeooo:rsid="00ce544e" officeooo:paragraph-rsid="00ce544e" style:font-size-asian="11pt" style:font-weight-asian="bold" style:font-size-complex="11pt" style:font-weight-complex="bold"/>
    </style:style>
    <style:style style:name="P938" style:family="paragraph" style:parent-style-name="Standard">
      <style:text-properties fo:font-size="11pt" officeooo:rsid="00208ff1" officeooo:paragraph-rsid="00208ff1" style:font-size-asian="11pt" style:font-size-complex="11pt"/>
    </style:style>
    <style:style style:name="P939" style:family="paragraph" style:parent-style-name="Standard">
      <style:text-properties fo:font-size="11pt" officeooo:rsid="00249771" officeooo:paragraph-rsid="00249771" style:font-size-asian="11pt" style:font-size-complex="11pt"/>
    </style:style>
    <style:style style:name="P940" style:family="paragraph" style:parent-style-name="Standard">
      <style:text-properties fo:font-size="11pt" officeooo:rsid="0026b6fc" officeooo:paragraph-rsid="0026b6fc" style:font-size-asian="11pt" style:font-size-complex="11pt"/>
    </style:style>
    <style:style style:name="P941" style:family="paragraph" style:parent-style-name="Standard">
      <style:text-properties fo:font-size="11pt" officeooo:rsid="002baacb" officeooo:paragraph-rsid="002baacb" style:font-size-asian="11pt" style:font-size-complex="11pt"/>
    </style:style>
    <style:style style:name="P942" style:family="paragraph" style:parent-style-name="Standard">
      <style:text-properties fo:font-size="11pt" officeooo:rsid="002cff3a" officeooo:paragraph-rsid="002cff3a" style:font-size-asian="11pt" style:font-size-complex="11pt"/>
    </style:style>
    <style:style style:name="P943" style:family="paragraph" style:parent-style-name="Standard">
      <style:text-properties fo:font-size="11pt" officeooo:rsid="002dac9a" officeooo:paragraph-rsid="002dac9a" style:font-size-asian="11pt" style:font-size-complex="11pt"/>
    </style:style>
    <style:style style:name="P944" style:family="paragraph" style:parent-style-name="Standard">
      <style:text-properties fo:font-size="11pt" officeooo:rsid="002db35e" officeooo:paragraph-rsid="002db35e" style:font-size-asian="11pt" style:font-size-complex="11pt"/>
    </style:style>
    <style:style style:name="P945" style:family="paragraph" style:parent-style-name="Standard">
      <style:text-properties fo:font-size="11pt" officeooo:rsid="0030036d" officeooo:paragraph-rsid="0030036d" style:font-size-asian="11pt" style:font-size-complex="11pt"/>
    </style:style>
    <style:style style:name="P946" style:family="paragraph" style:parent-style-name="Standard">
      <style:text-properties fo:font-size="11pt" officeooo:rsid="0035ca02" officeooo:paragraph-rsid="0035ca02" style:font-size-asian="11pt" style:font-size-complex="11pt"/>
    </style:style>
    <style:style style:name="P947" style:family="paragraph" style:parent-style-name="Standard">
      <style:text-properties fo:font-size="11pt" officeooo:rsid="0036288e" officeooo:paragraph-rsid="0036288e" style:font-size-asian="11pt" style:font-size-complex="11pt"/>
    </style:style>
    <style:style style:name="P948" style:family="paragraph" style:parent-style-name="Standard">
      <style:text-properties fo:font-size="11pt" fo:font-weight="normal" officeooo:rsid="0039c8b6" officeooo:paragraph-rsid="0039c8b6" style:font-size-asian="11pt" style:font-weight-asian="normal" style:font-size-complex="11pt" style:font-weight-complex="normal"/>
    </style:style>
    <style:style style:name="P949" style:family="paragraph" style:parent-style-name="Standard">
      <style:text-properties fo:font-size="11pt" fo:font-weight="normal" officeooo:rsid="0039c8b6" officeooo:paragraph-rsid="0048261d" style:font-size-asian="11pt" style:font-weight-asian="normal" style:font-size-complex="11pt" style:font-weight-complex="normal"/>
    </style:style>
    <style:style style:name="P950" style:family="paragraph" style:parent-style-name="Standard">
      <style:text-properties fo:font-size="11pt" fo:font-weight="normal" officeooo:rsid="0039c8b6" officeooo:paragraph-rsid="004929da" style:font-size-asian="11pt" style:font-weight-asian="normal" style:font-size-complex="11pt" style:font-weight-complex="normal"/>
    </style:style>
    <style:style style:name="P951" style:family="paragraph" style:parent-style-name="Standard">
      <style:text-properties fo:font-size="11pt" fo:font-weight="normal" officeooo:rsid="00468902" officeooo:paragraph-rsid="004929da" style:font-size-asian="11pt" style:font-weight-asian="normal" style:font-size-complex="11pt" style:font-weight-complex="normal"/>
    </style:style>
    <style:style style:name="P952" style:family="paragraph" style:parent-style-name="Standard">
      <style:text-properties fo:font-size="11pt" fo:font-weight="normal" officeooo:rsid="004c08e1" officeooo:paragraph-rsid="004c08e1" style:font-size-asian="11pt" style:font-weight-asian="normal" style:font-size-complex="11pt" style:font-weight-complex="normal"/>
    </style:style>
    <style:style style:name="P953" style:family="paragraph" style:parent-style-name="Standard">
      <style:text-properties fo:font-size="11pt" fo:font-weight="normal" officeooo:rsid="0051efec" officeooo:paragraph-rsid="0051efec" style:font-size-asian="11pt" style:font-weight-asian="normal" style:font-size-complex="11pt" style:font-weight-complex="normal"/>
    </style:style>
    <style:style style:name="P954" style:family="paragraph" style:parent-style-name="Standard">
      <style:text-properties fo:font-size="11pt" fo:font-weight="normal" officeooo:rsid="0053278d" officeooo:paragraph-rsid="0053278d" style:font-size-asian="11pt" style:font-weight-asian="normal" style:font-size-complex="11pt" style:font-weight-complex="normal"/>
    </style:style>
    <style:style style:name="P955" style:family="paragraph" style:parent-style-name="Standard">
      <style:text-properties fo:font-size="11pt" fo:font-weight="normal" officeooo:rsid="0055abc4" officeooo:paragraph-rsid="0055abc4" style:font-size-asian="11pt" style:font-weight-asian="normal" style:font-size-complex="11pt" style:font-weight-complex="normal"/>
    </style:style>
    <style:style style:name="P956" style:family="paragraph" style:parent-style-name="Standard">
      <style:text-properties fo:font-size="11pt" fo:font-weight="normal" officeooo:rsid="00574a02" officeooo:paragraph-rsid="00574a02" style:font-size-asian="11pt" style:font-weight-asian="normal" style:font-size-complex="11pt" style:font-weight-complex="normal"/>
    </style:style>
    <style:style style:name="P957" style:family="paragraph" style:parent-style-name="Standard">
      <style:text-properties fo:font-size="11pt" fo:font-weight="normal" officeooo:rsid="00585b8f" officeooo:paragraph-rsid="00585b8f" style:font-size-asian="11pt" style:font-weight-asian="normal" style:font-size-complex="11pt" style:font-weight-complex="normal"/>
    </style:style>
    <style:style style:name="P958" style:family="paragraph" style:parent-style-name="Standard">
      <style:text-properties fo:font-size="11pt" fo:font-weight="normal" officeooo:rsid="005a2988" officeooo:paragraph-rsid="005a2988" style:font-size-asian="11pt" style:font-weight-asian="normal" style:font-size-complex="11pt" style:font-weight-complex="normal"/>
    </style:style>
    <style:style style:name="P959" style:family="paragraph" style:parent-style-name="Standard">
      <style:text-properties fo:font-size="11pt" fo:font-weight="normal" officeooo:rsid="005c4bcc" officeooo:paragraph-rsid="005c4bcc" style:font-size-asian="11pt" style:font-weight-asian="normal" style:font-size-complex="11pt" style:font-weight-complex="normal"/>
    </style:style>
    <style:style style:name="P960" style:family="paragraph" style:parent-style-name="Standard">
      <style:text-properties fo:font-size="11pt" fo:font-weight="normal" officeooo:rsid="005f2dd9" officeooo:paragraph-rsid="005f2dd9" style:font-size-asian="11pt" style:font-weight-asian="normal" style:font-size-complex="11pt" style:font-weight-complex="normal"/>
    </style:style>
    <style:style style:name="P961" style:family="paragraph" style:parent-style-name="Standard">
      <style:text-properties fo:font-size="11pt" fo:font-weight="normal" officeooo:rsid="005ff0cd" officeooo:paragraph-rsid="005ff0cd" style:font-size-asian="11pt" style:font-weight-asian="normal" style:font-size-complex="11pt" style:font-weight-complex="normal"/>
    </style:style>
    <style:style style:name="P962" style:family="paragraph" style:parent-style-name="Standard">
      <style:text-properties fo:font-size="11pt" fo:font-weight="normal" officeooo:rsid="0061e800" officeooo:paragraph-rsid="0061e800" style:font-size-asian="11pt" style:font-weight-asian="normal" style:font-size-complex="11pt" style:font-weight-complex="normal"/>
    </style:style>
    <style:style style:name="P963" style:family="paragraph" style:parent-style-name="Standard">
      <style:text-properties fo:font-size="11pt" fo:font-weight="normal" officeooo:rsid="00667a3b" officeooo:paragraph-rsid="00667a3b" style:font-size-asian="11pt" style:font-weight-asian="normal" style:font-size-complex="11pt" style:font-weight-complex="normal"/>
    </style:style>
    <style:style style:name="P964" style:family="paragraph" style:parent-style-name="Standard">
      <style:text-properties fo:font-size="11pt" fo:font-weight="normal" officeooo:rsid="0067ce20" officeooo:paragraph-rsid="0067ce20" style:font-size-asian="11pt" style:font-weight-asian="normal" style:font-size-complex="11pt" style:font-weight-complex="normal"/>
    </style:style>
    <style:style style:name="P965" style:family="paragraph" style:parent-style-name="Standard">
      <style:text-properties fo:font-size="11pt" fo:font-weight="normal" officeooo:rsid="0036288e" officeooo:paragraph-rsid="0036288e" style:font-size-asian="11pt" style:font-weight-asian="normal" style:font-size-complex="11pt" style:font-weight-complex="normal"/>
    </style:style>
    <style:style style:name="P966" style:family="paragraph" style:parent-style-name="Standard">
      <style:text-properties fo:font-size="11pt" fo:font-weight="normal" officeooo:rsid="0070c22f" officeooo:paragraph-rsid="0070c22f" style:font-size-asian="11pt" style:font-weight-asian="normal" style:font-size-complex="11pt" style:font-weight-complex="normal"/>
    </style:style>
    <style:style style:name="P967" style:family="paragraph" style:parent-style-name="Standard">
      <style:text-properties fo:font-size="11pt" fo:font-weight="normal" officeooo:rsid="00729a0b" officeooo:paragraph-rsid="00729a0b" style:font-size-asian="11pt" style:font-weight-asian="normal" style:font-size-complex="11pt" style:font-weight-complex="normal"/>
    </style:style>
    <style:style style:name="P968" style:family="paragraph" style:parent-style-name="Standard">
      <style:text-properties fo:font-size="11pt" fo:font-weight="normal" officeooo:rsid="007edce8" officeooo:paragraph-rsid="007edce8" style:font-size-asian="11pt" style:font-weight-asian="normal" style:font-size-complex="11pt" style:font-weight-complex="normal"/>
    </style:style>
    <style:style style:name="P969" style:family="paragraph" style:parent-style-name="Standard">
      <style:text-properties fo:font-size="11pt" fo:font-weight="normal" officeooo:rsid="007edce8" officeooo:paragraph-rsid="00961ab2" style:font-size-asian="11pt" style:font-weight-asian="normal" style:font-size-complex="11pt" style:font-weight-complex="normal"/>
    </style:style>
    <style:style style:name="P970" style:family="paragraph" style:parent-style-name="Standard">
      <style:text-properties fo:font-size="11pt" fo:font-weight="normal" officeooo:rsid="00813fd7" officeooo:paragraph-rsid="00813fd7" style:font-size-asian="11pt" style:font-weight-asian="normal" style:font-size-complex="11pt" style:font-weight-complex="normal"/>
    </style:style>
    <style:style style:name="P971" style:family="paragraph" style:parent-style-name="Standard">
      <style:text-properties fo:font-size="11pt" fo:font-weight="normal" officeooo:rsid="00854f37" officeooo:paragraph-rsid="00854f37" style:font-size-asian="11pt" style:font-weight-asian="normal" style:font-size-complex="11pt" style:font-weight-complex="normal"/>
    </style:style>
    <style:style style:name="P972" style:family="paragraph" style:parent-style-name="Standard">
      <style:text-properties fo:font-size="11pt" fo:font-weight="normal" officeooo:rsid="00878e52" officeooo:paragraph-rsid="00878e52" style:font-size-asian="11pt" style:font-weight-asian="normal" style:font-size-complex="11pt" style:font-weight-complex="normal"/>
    </style:style>
    <style:style style:name="P973" style:family="paragraph" style:parent-style-name="Standard">
      <style:text-properties fo:font-size="11pt" fo:font-weight="normal" officeooo:rsid="008ac8df" officeooo:paragraph-rsid="008ac8df" style:font-size-asian="11pt" style:font-weight-asian="normal" style:font-size-complex="11pt" style:font-weight-complex="normal"/>
    </style:style>
    <style:style style:name="P974" style:family="paragraph" style:parent-style-name="Standard">
      <style:text-properties fo:font-size="11pt" fo:font-weight="normal" officeooo:rsid="008be490" officeooo:paragraph-rsid="00904b8c" style:font-size-asian="11pt" style:font-weight-asian="normal" style:font-size-complex="11pt" style:font-weight-complex="normal"/>
    </style:style>
    <style:style style:name="P975" style:family="paragraph" style:parent-style-name="Standard">
      <style:text-properties fo:font-size="11pt" fo:font-weight="normal" officeooo:rsid="008dbb33" officeooo:paragraph-rsid="008dbb33" style:font-size-asian="11pt" style:font-weight-asian="normal" style:font-size-complex="11pt" style:font-weight-complex="normal"/>
    </style:style>
    <style:style style:name="P976" style:family="paragraph" style:parent-style-name="Standard">
      <style:text-properties fo:font-size="11pt" fo:font-weight="normal" officeooo:rsid="008dbb33" officeooo:paragraph-rsid="00904b8c" style:font-size-asian="11pt" style:font-weight-asian="normal" style:font-size-complex="11pt" style:font-weight-complex="normal"/>
    </style:style>
    <style:style style:name="P977" style:family="paragraph" style:parent-style-name="Standard">
      <style:text-properties fo:font-size="11pt" fo:font-weight="normal" officeooo:rsid="00904b8c" officeooo:paragraph-rsid="00904b8c" style:font-size-asian="11pt" style:font-weight-asian="normal" style:font-size-complex="11pt" style:font-weight-complex="normal"/>
    </style:style>
    <style:style style:name="P978" style:family="paragraph" style:parent-style-name="Standard">
      <style:text-properties fo:font-size="11pt" fo:font-weight="normal" officeooo:rsid="00904b8c" officeooo:paragraph-rsid="0092c83e" style:font-size-asian="11pt" style:font-weight-asian="normal" style:font-size-complex="11pt" style:font-weight-complex="normal"/>
    </style:style>
    <style:style style:name="P979" style:family="paragraph" style:parent-style-name="Standard">
      <style:text-properties fo:font-size="11pt" fo:font-weight="normal" officeooo:rsid="00a4b2bb" officeooo:paragraph-rsid="00a4b2bb" style:font-size-asian="11pt" style:font-weight-asian="normal" style:font-size-complex="11pt" style:font-weight-complex="normal"/>
    </style:style>
    <style:style style:name="P980" style:family="paragraph" style:parent-style-name="Standard">
      <style:text-properties fo:font-size="11pt" fo:font-weight="normal" officeooo:rsid="00a64217" officeooo:paragraph-rsid="00a64217" style:font-size-asian="11pt" style:font-weight-asian="normal" style:font-size-complex="11pt" style:font-weight-complex="normal"/>
    </style:style>
    <style:style style:name="P981" style:family="paragraph" style:parent-style-name="Standard">
      <style:text-properties fo:font-size="11pt" fo:font-weight="normal" officeooo:rsid="00a7bcb2" officeooo:paragraph-rsid="00a7bcb2" style:font-size-asian="11pt" style:font-weight-asian="normal" style:font-size-complex="11pt" style:font-weight-complex="normal"/>
    </style:style>
    <style:style style:name="P982" style:family="paragraph" style:parent-style-name="Standard">
      <style:text-properties fo:font-size="11pt" fo:font-weight="normal" officeooo:rsid="00aa712c" officeooo:paragraph-rsid="00aa712c" style:font-size-asian="11pt" style:font-weight-asian="normal" style:font-size-complex="11pt" style:font-weight-complex="normal"/>
    </style:style>
    <style:style style:name="P983" style:family="paragraph" style:parent-style-name="Standard">
      <style:text-properties fo:font-size="11pt" fo:font-weight="normal" officeooo:rsid="00acdce3" officeooo:paragraph-rsid="00acdce3" style:font-size-asian="11pt" style:font-weight-asian="normal" style:font-size-complex="11pt" style:font-weight-complex="normal"/>
    </style:style>
    <style:style style:name="P984" style:family="paragraph" style:parent-style-name="Standard">
      <style:text-properties fo:font-size="11pt" fo:font-weight="normal" officeooo:rsid="00ad7d18" officeooo:paragraph-rsid="00ad7d18" style:font-size-asian="11pt" style:font-weight-asian="normal" style:font-size-complex="11pt" style:font-weight-complex="normal"/>
    </style:style>
    <style:style style:name="P985" style:family="paragraph" style:parent-style-name="Standard">
      <style:text-properties fo:font-size="11pt" fo:font-weight="normal" officeooo:rsid="00adde13" officeooo:paragraph-rsid="00adde13" style:font-size-asian="11pt" style:font-weight-asian="normal" style:font-size-complex="11pt" style:font-weight-complex="normal"/>
    </style:style>
    <style:style style:name="P986" style:family="paragraph" style:parent-style-name="Standard">
      <style:text-properties fo:font-size="11pt" fo:font-weight="normal" officeooo:rsid="00b29e61" officeooo:paragraph-rsid="00b29e61" style:font-size-asian="11pt" style:font-weight-asian="normal" style:font-size-complex="11pt" style:font-weight-complex="normal"/>
    </style:style>
    <style:style style:name="P987" style:family="paragraph" style:parent-style-name="Standard">
      <style:text-properties fo:font-size="11pt" fo:font-weight="normal" officeooo:rsid="00b25845" officeooo:paragraph-rsid="00b25845" style:font-size-asian="11pt" style:font-weight-asian="normal" style:font-size-complex="11pt" style:font-weight-complex="normal"/>
    </style:style>
    <style:style style:name="P988" style:family="paragraph" style:parent-style-name="Standard">
      <style:text-properties fo:font-size="11pt" fo:font-weight="normal" officeooo:rsid="00b5068c" officeooo:paragraph-rsid="00b5068c" style:font-size-asian="11pt" style:font-weight-asian="normal" style:font-size-complex="11pt" style:font-weight-complex="normal"/>
    </style:style>
    <style:style style:name="P989" style:family="paragraph" style:parent-style-name="Standard">
      <style:text-properties fo:font-size="11pt" fo:font-weight="normal" officeooo:rsid="00b74740" officeooo:paragraph-rsid="00b74740" style:font-size-asian="11pt" style:font-weight-asian="normal" style:font-size-complex="11pt" style:font-weight-complex="normal"/>
    </style:style>
    <style:style style:name="P990" style:family="paragraph" style:parent-style-name="Standard">
      <style:text-properties fo:font-size="11pt" fo:font-weight="normal" officeooo:rsid="00bfe8ce" officeooo:paragraph-rsid="00bfe8ce" style:font-size-asian="11pt" style:font-weight-asian="normal" style:font-size-complex="11pt" style:font-weight-complex="normal"/>
    </style:style>
    <style:style style:name="P991" style:family="paragraph" style:parent-style-name="Standard">
      <style:text-properties fo:font-size="11pt" fo:font-weight="normal" officeooo:rsid="00c54e86" officeooo:paragraph-rsid="00c54e86" style:font-size-asian="11pt" style:font-weight-asian="normal" style:font-size-complex="11pt" style:font-weight-complex="normal"/>
    </style:style>
    <style:style style:name="P992" style:family="paragraph" style:parent-style-name="Standard">
      <style:text-properties fo:font-size="11pt" fo:font-weight="normal" officeooo:rsid="00c8937b" officeooo:paragraph-rsid="00c8937b" style:font-size-asian="11pt" style:font-weight-asian="normal" style:font-size-complex="11pt" style:font-weight-complex="normal"/>
    </style:style>
    <style:style style:name="P993" style:family="paragraph" style:parent-style-name="Standard">
      <style:text-properties fo:font-size="11pt" fo:font-weight="normal" officeooo:rsid="00c8c8b4" officeooo:paragraph-rsid="00c8c8b4" style:font-size-asian="11pt" style:font-weight-asian="normal" style:font-size-complex="11pt" style:font-weight-complex="normal"/>
    </style:style>
    <style:style style:name="P994" style:family="paragraph" style:parent-style-name="Standard">
      <style:text-properties fo:font-size="11pt" fo:font-weight="normal" officeooo:rsid="00cc5e2b" officeooo:paragraph-rsid="00cc5e2b" style:font-size-asian="11pt" style:font-weight-asian="normal" style:font-size-complex="11pt" style:font-weight-complex="normal"/>
    </style:style>
    <style:style style:name="P995" style:family="paragraph" style:parent-style-name="Standard">
      <style:text-properties fo:font-size="11pt" fo:font-weight="normal" officeooo:rsid="00cdf936" officeooo:paragraph-rsid="00cdf936" style:font-size-asian="11pt" style:font-weight-asian="normal" style:font-size-complex="11pt" style:font-weight-complex="normal"/>
    </style:style>
    <style:style style:name="P996" style:family="paragraph" style:parent-style-name="Standard">
      <style:text-properties fo:font-size="11pt" style:text-underline-style="solid" style:text-underline-type="double" style:text-underline-width="auto" style:text-underline-color="font-color" fo:font-weight="normal" officeooo:rsid="0053278d" officeooo:paragraph-rsid="0053278d" style:font-size-asian="11pt" style:font-weight-asian="normal" style:font-size-complex="11pt" style:font-weight-complex="normal"/>
    </style:style>
    <style:style style:name="P997" style:family="paragraph" style:parent-style-name="Standard">
      <style:text-properties style:font-name="DejaVu Sans Light" fo:font-size="10pt" fo:font-weight="normal" officeooo:rsid="007ec018" officeooo:paragraph-rsid="007ec018" style:font-size-asian="10pt" style:font-weight-asian="normal" style:font-size-complex="10pt" style:font-weight-complex="normal"/>
    </style:style>
    <style:style style:name="P998" style:family="paragraph" style:parent-style-name="Standard">
      <style:text-properties style:font-name="DejaVu Sans Light" fo:font-size="10pt" fo:font-weight="normal" officeooo:rsid="007ec018" officeooo:paragraph-rsid="009463ba" style:font-size-asian="10pt" style:font-weight-asian="normal" style:font-size-complex="10pt" style:font-weight-complex="normal"/>
    </style:style>
    <style:style style:name="P999" style:family="paragraph" style:parent-style-name="Standard">
      <style:text-properties style:font-name="DejaVu Sans Light" fo:font-size="10pt" fo:font-weight="normal" officeooo:rsid="007ec018" officeooo:paragraph-rsid="00961ab2" style:font-size-asian="10pt" style:font-weight-asian="normal" style:font-size-complex="10pt" style:font-weight-complex="normal"/>
    </style:style>
    <style:style style:name="P1000" style:family="paragraph" style:parent-style-name="Standard">
      <style:text-properties style:font-name="DejaVu Sans Light" fo:font-size="10pt" fo:font-weight="normal" officeooo:rsid="007edce8" officeooo:paragraph-rsid="007edce8" style:font-size-asian="10pt" style:font-weight-asian="normal" style:font-size-complex="10pt" style:font-weight-complex="normal"/>
    </style:style>
    <style:style style:name="P1001" style:family="paragraph" style:parent-style-name="Standard">
      <style:text-properties style:font-name="DejaVu Sans Light" fo:font-size="10pt" fo:font-weight="normal" officeooo:rsid="007edce8" officeooo:paragraph-rsid="009463ba" style:font-size-asian="10pt" style:font-weight-asian="normal" style:font-size-complex="10pt" style:font-weight-complex="normal"/>
    </style:style>
    <style:style style:name="P1002" style:family="paragraph" style:parent-style-name="Standard">
      <style:text-properties style:font-name="DejaVu Sans Light" fo:font-size="10pt" fo:font-weight="normal" officeooo:rsid="007edce8" officeooo:paragraph-rsid="00961ab2" style:font-size-asian="10pt" style:font-weight-asian="normal" style:font-size-complex="10pt" style:font-weight-complex="normal"/>
    </style:style>
    <style:style style:name="P1003" style:family="paragraph" style:parent-style-name="Standard">
      <style:text-properties style:font-name="DejaVu Sans Light" fo:font-size="10pt" fo:font-weight="normal" officeooo:rsid="00904b8c" officeooo:paragraph-rsid="00904b8c" style:font-size-asian="10pt" style:font-weight-asian="normal" style:font-size-complex="10pt" style:font-weight-complex="normal"/>
    </style:style>
    <style:style style:name="P1004" style:family="paragraph" style:parent-style-name="Standard">
      <style:text-properties style:font-name="DejaVu Sans Light" fo:font-size="10pt" fo:font-weight="normal" officeooo:rsid="00bfe8ce" officeooo:paragraph-rsid="00bfe8ce" style:font-size-asian="10pt" style:font-weight-asian="normal" style:font-size-complex="10pt" style:font-weight-complex="normal"/>
    </style:style>
    <style:style style:name="P1005" style:family="paragraph" style:parent-style-name="Standard">
      <style:text-properties style:font-name="DejaVu Sans Light" fo:font-size="10pt" fo:font-weight="normal" officeooo:rsid="00cdf936" officeooo:paragraph-rsid="00cdf936" style:font-size-asian="10pt" style:font-weight-asian="normal" style:font-size-complex="10pt" style:font-weight-complex="normal"/>
    </style:style>
    <style:style style:name="P1006" style:family="paragraph" style:parent-style-name="Standard">
      <style:text-properties style:font-name="DejaVu Sans Light" fo:font-size="10pt" fo:font-weight="normal" officeooo:rsid="00d0ea77" officeooo:paragraph-rsid="00d0ea77" style:font-size-asian="10pt" style:font-weight-asian="normal" style:font-size-complex="10pt" style:font-weight-complex="normal"/>
    </style:style>
    <style:style style:name="P1007" style:family="paragraph" style:parent-style-name="Standard">
      <style:text-properties style:font-name="DejaVu Sans Light" fo:font-size="10pt" fo:font-weight="normal" officeooo:rsid="00da5740" officeooo:paragraph-rsid="00da5740" style:font-size-asian="10pt" style:font-weight-asian="normal" style:font-size-complex="10pt" style:font-weight-complex="normal"/>
    </style:style>
    <style:style style:name="P1008" style:family="paragraph" style:parent-style-name="Standard">
      <style:text-properties style:font-name="DejaVu Sans Light" fo:font-size="10pt" fo:font-weight="normal" officeooo:rsid="00db78c8" officeooo:paragraph-rsid="00db78c8" style:font-size-asian="10pt" style:font-weight-asian="normal" style:font-size-complex="10pt" style:font-weight-complex="normal"/>
    </style:style>
    <style:style style:name="P1009" style:family="paragraph" style:parent-style-name="Standard">
      <style:text-properties style:font-name="DejaVu Sans Light" fo:font-size="10pt" fo:font-weight="normal" officeooo:rsid="00db78c8" officeooo:paragraph-rsid="00df1cbd" style:font-size-asian="10pt" style:font-weight-asian="normal" style:font-size-complex="10pt" style:font-weight-complex="normal"/>
    </style:style>
    <style:style style:name="P1010" style:family="paragraph" style:parent-style-name="Standard">
      <style:text-properties style:font-name="DejaVu Sans Light" fo:font-size="10pt" fo:font-weight="normal" officeooo:rsid="00ddf1c6" officeooo:paragraph-rsid="00ddf1c6" style:font-size-asian="10pt" style:font-weight-asian="normal" style:font-size-complex="10pt" style:font-weight-complex="normal"/>
    </style:style>
    <style:style style:name="P1011" style:family="paragraph" style:parent-style-name="Standard">
      <style:text-properties style:font-name="DejaVu Sans Light" fo:font-size="10pt" fo:font-weight="normal" officeooo:rsid="00e87cef" officeooo:paragraph-rsid="00e87cef" style:font-size-asian="10pt" style:font-weight-asian="normal" style:font-size-complex="10pt" style:font-weight-complex="normal"/>
    </style:style>
    <style:style style:name="P1012" style:family="paragraph" style:parent-style-name="Standard">
      <style:text-properties style:font-name="DejaVu Sans Light" fo:font-size="10pt" fo:font-weight="normal" officeooo:rsid="00e87cef" officeooo:paragraph-rsid="00f81dc7" style:font-size-asian="10pt" style:font-weight-asian="normal" style:font-size-complex="10pt" style:font-weight-complex="normal"/>
    </style:style>
    <style:style style:name="P1013" style:family="paragraph" style:parent-style-name="Standard">
      <style:paragraph-properties fo:text-align="start" style:justify-single-word="false"/>
      <style:text-properties style:font-name="DejaVu Sans Light" fo:font-size="10pt" fo:font-weight="normal" officeooo:rsid="00e87cef" officeooo:paragraph-rsid="00f81dc7" style:font-size-asian="10pt" style:font-weight-asian="normal" style:font-size-complex="10pt" style:font-weight-complex="normal"/>
    </style:style>
    <style:style style:name="P1014" style:family="paragraph" style:parent-style-name="Standard">
      <style:text-properties style:font-name="DejaVu Sans Light" fo:font-size="10pt" fo:font-weight="normal" officeooo:rsid="00fd682e" officeooo:paragraph-rsid="00fd682e" style:font-size-asian="10pt" style:font-weight-asian="normal" style:font-size-complex="10pt" style:font-weight-complex="normal"/>
    </style:style>
    <style:style style:name="P1015" style:family="paragraph" style:parent-style-name="Standard">
      <style:text-properties style:font-name="DejaVu Sans Light" fo:font-size="10pt" fo:font-weight="normal" officeooo:rsid="00f8b785" officeooo:paragraph-rsid="00f8b785" style:font-size-asian="10pt" style:font-weight-asian="normal" style:font-size-complex="10pt" style:font-weight-complex="normal"/>
    </style:style>
    <style:style style:name="P1016" style:family="paragraph" style:parent-style-name="Standard">
      <style:text-properties style:font-name="DejaVu Sans Light" fo:font-size="10pt" fo:font-weight="normal" officeooo:rsid="00fa541a" officeooo:paragraph-rsid="00fa541a" style:font-size-asian="10pt" style:font-weight-asian="normal" style:font-size-complex="10pt" style:font-weight-complex="normal"/>
    </style:style>
    <style:style style:name="P1017" style:family="paragraph" style:parent-style-name="Standard">
      <style:text-properties style:font-name="DejaVu Sans Light" fo:font-size="10pt" fo:font-weight="normal" officeooo:rsid="01150904" officeooo:paragraph-rsid="0115724f" style:font-size-asian="10pt" style:font-weight-asian="normal" style:font-size-complex="10pt" style:font-weight-complex="normal"/>
    </style:style>
    <style:style style:name="P1018" style:family="paragraph" style:parent-style-name="Standard">
      <style:text-properties style:font-name="DejaVu Sans Light" fo:font-size="10pt" fo:font-weight="normal" officeooo:rsid="01150904" officeooo:paragraph-rsid="0115d762" style:font-size-asian="10pt" style:font-weight-asian="normal" style:font-size-complex="10pt" style:font-weight-complex="normal"/>
    </style:style>
    <style:style style:name="P1019" style:family="paragraph" style:parent-style-name="Standard">
      <style:text-properties style:font-name="DejaVu Sans Light" fo:font-size="10pt" fo:font-weight="normal" officeooo:rsid="01150904" officeooo:paragraph-rsid="0116c550" style:font-size-asian="10pt" style:font-weight-asian="normal" style:font-size-complex="10pt" style:font-weight-complex="normal"/>
    </style:style>
    <style:style style:name="P1020" style:family="paragraph" style:parent-style-name="Standard">
      <style:text-properties style:font-name="DejaVu Sans Light" fo:font-size="10pt" fo:font-weight="normal" officeooo:rsid="01150904" officeooo:paragraph-rsid="01150904" style:font-size-asian="10pt" style:font-weight-asian="normal" style:font-size-complex="10pt" style:font-weight-complex="normal"/>
    </style:style>
    <style:style style:name="P1021" style:family="paragraph" style:parent-style-name="Standard">
      <style:text-properties style:font-name="DejaVu Sans Light" fo:font-size="10pt" fo:font-weight="normal" officeooo:rsid="01269058" officeooo:paragraph-rsid="01269058" style:font-size-asian="10pt" style:font-weight-asian="normal" style:font-size-complex="10pt" style:font-weight-complex="normal"/>
    </style:style>
    <style:style style:name="P1022" style:family="paragraph" style:parent-style-name="Standard">
      <style:text-properties style:font-name="DejaVu Sans Light" fo:font-size="10pt" fo:font-weight="normal" officeooo:rsid="01440138" officeooo:paragraph-rsid="01440138" style:font-size-asian="10pt" style:font-weight-asian="normal" style:font-size-complex="10pt" style:font-weight-complex="normal"/>
    </style:style>
    <style:style style:name="P1023" style:family="paragraph" style:parent-style-name="Standard">
      <style:text-properties style:font-name="DejaVu Sans Light" fo:font-size="10pt" fo:font-weight="normal" officeooo:rsid="01477e57" officeooo:paragraph-rsid="01440138" style:font-size-asian="10pt" style:font-weight-asian="normal" style:font-size-complex="10pt" style:font-weight-complex="normal"/>
    </style:style>
    <style:style style:name="P1024" style:family="paragraph" style:parent-style-name="Standard">
      <style:text-properties style:font-name="DejaVu Sans Light" fo:font-size="10pt" fo:font-weight="normal" officeooo:rsid="01477e57" officeooo:paragraph-rsid="01477e57" style:font-size-asian="10pt" style:font-weight-asian="normal" style:font-size-complex="10pt" style:font-weight-complex="normal"/>
    </style:style>
    <style:style style:name="P1025" style:family="paragraph" style:parent-style-name="Standard">
      <style:text-properties style:font-name="DejaVu Sans Light" fo:font-size="10pt" fo:font-weight="normal" officeooo:rsid="014deae2" officeooo:paragraph-rsid="014deae2" style:font-size-asian="10pt" style:font-weight-asian="normal" style:font-size-complex="10pt" style:font-weight-complex="normal"/>
    </style:style>
    <style:style style:name="P1026" style:family="paragraph" style:parent-style-name="Standard">
      <style:text-properties style:font-name="DejaVu Sans Light" fo:font-size="10pt" fo:font-weight="normal" officeooo:rsid="0154566c" officeooo:paragraph-rsid="0154566c" style:font-size-asian="10pt" style:font-weight-asian="normal" style:font-size-complex="10pt" style:font-weight-complex="normal"/>
    </style:style>
    <style:style style:name="P1027" style:family="paragraph" style:parent-style-name="Standard">
      <style:text-properties style:font-name="DejaVu Sans Light" fo:font-size="10pt" fo:font-weight="bold" officeooo:rsid="00d0ea77" officeooo:paragraph-rsid="00d0ea77" style:font-size-asian="10pt" style:font-weight-asian="bold" style:font-size-complex="10pt" style:font-weight-complex="bold"/>
    </style:style>
    <style:style style:name="P1028" style:family="paragraph" style:parent-style-name="Standard">
      <style:text-properties style:font-name="DejaVu Sans Light" fo:font-size="10pt" fo:font-weight="bold" officeooo:rsid="00da5740" officeooo:paragraph-rsid="00da5740" style:font-size-asian="10pt" style:font-weight-asian="bold" style:font-size-complex="10pt" style:font-weight-complex="bold"/>
    </style:style>
    <style:style style:name="P1029" style:family="paragraph" style:parent-style-name="Standard">
      <style:text-properties style:font-name="DejaVu Sans Light" fo:font-size="10pt" fo:font-weight="bold" officeooo:rsid="00db78c8" officeooo:paragraph-rsid="00db78c8" style:font-size-asian="10pt" style:font-weight-asian="bold" style:font-size-complex="10pt" style:font-weight-complex="bold"/>
    </style:style>
    <style:style style:name="P1030" style:family="paragraph" style:parent-style-name="Standard">
      <style:text-properties style:font-name="DejaVu Sans Light" fo:font-size="10pt" fo:font-weight="bold" officeooo:rsid="00db78c8" officeooo:paragraph-rsid="00df1cbd" style:font-size-asian="10pt" style:font-weight-asian="bold" style:font-size-complex="10pt" style:font-weight-complex="bold"/>
    </style:style>
    <style:style style:name="P1031" style:family="paragraph" style:parent-style-name="Standard">
      <style:text-properties style:font-name="DejaVu Sans Light" fo:font-size="10pt" fo:font-weight="bold" officeooo:rsid="00ddf1c6" officeooo:paragraph-rsid="00ddf1c6" style:font-size-asian="10pt" style:font-weight-asian="bold" style:font-size-complex="10pt" style:font-weight-complex="bold"/>
    </style:style>
    <style:style style:name="P1032" style:family="paragraph" style:parent-style-name="Standard">
      <style:text-properties style:font-name="DejaVu Sans Light" fo:font-size="10pt" fo:font-weight="bold" officeooo:rsid="00f34c54" officeooo:paragraph-rsid="00f34c54" style:font-size-asian="10pt" style:font-weight-asian="bold" style:font-size-complex="10pt" style:font-weight-complex="bold"/>
    </style:style>
    <style:style style:name="P1033" style:family="paragraph" style:parent-style-name="Standard">
      <style:text-properties style:font-name="DejaVu Sans Light" fo:font-size="10pt" fo:font-weight="bold" officeooo:rsid="00f537fc" officeooo:paragraph-rsid="00f537fc" style:font-size-asian="10pt" style:font-weight-asian="bold" style:font-size-complex="10pt" style:font-weight-complex="bold"/>
    </style:style>
    <style:style style:name="P1034" style:family="paragraph" style:parent-style-name="Standard">
      <style:text-properties style:font-name="DejaVu Sans Light" fo:font-size="10pt" fo:font-weight="bold" officeooo:rsid="00fd682e" officeooo:paragraph-rsid="00fd682e" style:font-size-asian="10pt" style:font-weight-asian="bold" style:font-size-complex="10pt" style:font-weight-complex="bold"/>
    </style:style>
    <style:style style:name="P1035" style:family="paragraph" style:parent-style-name="Standard">
      <style:text-properties style:font-name="DejaVu Sans Light" fo:font-size="10pt" fo:font-weight="bold" officeooo:rsid="00f813c0" officeooo:paragraph-rsid="00f813c0" style:font-size-asian="10pt" style:font-weight-asian="bold" style:font-size-complex="10pt" style:font-weight-complex="bold"/>
    </style:style>
    <style:style style:name="P1036" style:family="paragraph" style:parent-style-name="Standard">
      <style:text-properties style:font-name="DejaVu Sans Light" fo:font-size="10pt" fo:font-weight="bold" officeooo:rsid="01440138" officeooo:paragraph-rsid="01440138" style:font-size-asian="10pt" style:font-weight-asian="bold" style:font-size-complex="10pt" style:font-weight-complex="bold"/>
    </style:style>
    <style:style style:name="P1037" style:family="paragraph" style:parent-style-name="Standard">
      <style:text-properties style:font-name="DejaVu Sans Light" fo:font-size="10pt" fo:font-weight="bold" officeooo:rsid="01477e57" officeooo:paragraph-rsid="01477e57" style:font-size-asian="10pt" style:font-weight-asian="bold" style:font-size-complex="10pt" style:font-weight-complex="bold"/>
    </style:style>
    <style:style style:name="P1038" style:family="paragraph" style:parent-style-name="Standard">
      <style:text-properties style:font-name="DejaVu Sans Light" fo:font-size="10pt" style:text-underline-style="none" fo:font-weight="normal" officeooo:rsid="015aa61b" officeooo:paragraph-rsid="015aa61b" style:font-size-asian="10pt" style:font-weight-asian="normal" style:font-size-complex="10pt" style:font-weight-complex="normal"/>
    </style:style>
    <style:style style:name="P1039" style:family="paragraph" style:parent-style-name="Standard">
      <style:text-properties style:font-name="DejaVu Sans Light" fo:font-size="10pt" style:text-underline-style="none" fo:font-weight="normal" officeooo:rsid="0158975b" officeooo:paragraph-rsid="015aa61b" style:font-size-asian="10pt" style:font-weight-asian="normal" style:font-size-complex="10pt" style:font-weight-complex="normal"/>
    </style:style>
    <style:style style:name="P1040" style:family="paragraph" style:parent-style-name="Standard">
      <style:text-properties style:font-name="DejaVu Sans Light" fo:font-size="10pt" style:text-underline-style="none" fo:font-weight="normal" officeooo:rsid="01727ab6" officeooo:paragraph-rsid="01727ab6" style:font-size-asian="10pt" style:font-weight-asian="normal" style:font-size-complex="10pt" style:font-weight-complex="normal"/>
    </style:style>
    <style:style style:name="P1041" style:family="paragraph" style:parent-style-name="Standard">
      <style:text-properties style:font-name="DejaVu Sans Light" fo:font-size="10pt" style:text-underline-style="none" fo:font-weight="normal" officeooo:rsid="016dbc20" officeooo:paragraph-rsid="016dbc20" style:font-size-asian="10pt" style:font-weight-asian="normal" style:font-size-complex="10pt" style:font-weight-complex="normal"/>
    </style:style>
    <style:style style:name="P1042" style:family="paragraph" style:parent-style-name="Standard">
      <style:text-properties style:font-name="DejaVu Sans Light" fo:font-size="10pt" style:text-underline-style="none" fo:font-weight="normal" officeooo:rsid="018d9e09" officeooo:paragraph-rsid="018d9e09" style:font-size-asian="10pt" style:font-weight-asian="normal" style:font-size-complex="10pt" style:font-weight-complex="normal"/>
    </style:style>
    <style:style style:name="P1043" style:family="paragraph" style:parent-style-name="Standard">
      <style:text-properties style:font-name="DejaVu Sans Light" fo:font-size="10pt" style:text-underline-style="none" fo:font-weight="normal" officeooo:rsid="019ac4e2" officeooo:paragraph-rsid="019ac4e2" style:font-size-asian="10pt" style:font-weight-asian="normal" style:font-size-complex="10pt" style:font-weight-complex="normal"/>
    </style:style>
    <style:style style:name="P1044" style:family="paragraph" style:parent-style-name="Standard">
      <style:text-properties style:font-name="DejaVu Sans Light" fo:font-size="10pt" style:text-underline-style="none" fo:font-weight="normal" officeooo:rsid="018f92c3" officeooo:paragraph-rsid="018f92c3" style:font-size-asian="10pt" style:font-weight-asian="normal" style:font-size-complex="10pt" style:font-weight-complex="normal"/>
    </style:style>
    <style:style style:name="P1045" style:family="paragraph" style:parent-style-name="Standard">
      <style:text-properties style:font-name="DejaVu Sans Light" fo:font-size="10pt" style:text-underline-style="none" fo:font-weight="normal" officeooo:rsid="01a89caf" officeooo:paragraph-rsid="01a89caf" style:font-size-asian="10pt" style:font-weight-asian="normal" style:font-size-complex="10pt" style:font-weight-complex="normal"/>
    </style:style>
    <style:style style:name="P1046" style:family="paragraph" style:parent-style-name="Standard">
      <style:text-properties style:font-name="DejaVu Sans Light" fo:font-size="10pt" style:text-underline-style="none" fo:font-weight="normal" officeooo:rsid="01a89caf" officeooo:paragraph-rsid="01aa581d" style:font-size-asian="10pt" style:font-weight-asian="normal" style:font-size-complex="10pt" style:font-weight-complex="normal"/>
    </style:style>
    <style:style style:name="P1047" style:family="paragraph" style:parent-style-name="Standard">
      <style:text-properties style:font-name="DejaVu Sans Light" fo:font-size="10pt" style:text-underline-style="none" fo:font-weight="normal" officeooo:rsid="01a94dfb" officeooo:paragraph-rsid="01a94dfb" style:font-size-asian="10pt" style:font-weight-asian="normal" style:font-size-complex="10pt" style:font-weight-complex="normal"/>
    </style:style>
    <style:style style:name="P1048" style:family="paragraph" style:parent-style-name="Standard">
      <style:text-properties style:font-name="DejaVu Sans Light" fo:font-size="10pt" style:text-underline-style="none" fo:font-weight="normal" officeooo:rsid="01b2eeed" officeooo:paragraph-rsid="01b2eeed" style:font-size-asian="10pt" style:font-weight-asian="normal" style:font-size-complex="10pt" style:font-weight-complex="normal"/>
    </style:style>
    <style:style style:name="P1049" style:family="paragraph" style:parent-style-name="Standard">
      <style:text-properties style:font-name="DejaVu Sans Light" fo:font-size="10pt" style:text-underline-style="none" fo:font-weight="normal" officeooo:rsid="01b404b0" officeooo:paragraph-rsid="01b404b0" style:font-size-asian="10pt" style:font-weight-asian="normal" style:font-size-complex="10pt" style:font-weight-complex="normal"/>
    </style:style>
    <style:style style:name="P1050" style:family="paragraph" style:parent-style-name="Standard">
      <style:text-properties style:font-name="DejaVu Sans Light" fo:font-size="10pt" style:text-underline-style="none" fo:font-weight="normal" officeooo:rsid="01ad389c" officeooo:paragraph-rsid="01ae1ebe" style:font-size-asian="10pt" style:font-weight-asian="normal" style:font-size-complex="10pt" style:font-weight-complex="normal"/>
    </style:style>
    <style:style style:name="P1051" style:family="paragraph" style:parent-style-name="Standard">
      <style:text-properties style:font-name="DejaVu Sans Light" fo:font-size="10pt" style:text-underline-style="none" fo:font-weight="normal" officeooo:rsid="01b76cd0" officeooo:paragraph-rsid="01b76cd0" style:font-size-asian="10pt" style:font-weight-asian="normal" style:font-size-complex="10pt" style:font-weight-complex="normal"/>
    </style:style>
    <style:style style:name="P1052" style:family="paragraph" style:parent-style-name="Standard">
      <style:text-properties style:font-name="DejaVu Sans Light" fo:font-size="10pt" style:text-underline-style="none" fo:font-weight="normal" officeooo:rsid="01bb7a13" officeooo:paragraph-rsid="01bb7a13" style:font-size-asian="10pt" style:font-weight-asian="normal" style:font-size-complex="10pt" style:font-weight-complex="normal"/>
    </style:style>
    <style:style style:name="P1053" style:family="paragraph" style:parent-style-name="Standard">
      <style:text-properties style:font-name="DejaVu Sans Light" fo:font-size="10pt" style:text-underline-style="none" fo:font-weight="normal" officeooo:rsid="01bd8b0d" officeooo:paragraph-rsid="01bd8b0d" style:font-size-asian="10pt" style:font-weight-asian="normal" style:font-size-complex="10pt" style:font-weight-complex="normal"/>
    </style:style>
    <style:style style:name="P1054" style:family="paragraph" style:parent-style-name="Standard">
      <style:text-properties style:font-name="DejaVu Sans Light" fo:font-size="10pt" style:text-underline-style="none" fo:font-weight="normal" officeooo:rsid="01e4cd33" officeooo:paragraph-rsid="01e4cd33" style:font-size-asian="10pt" style:font-weight-asian="normal" style:font-size-complex="10pt" style:font-weight-complex="normal"/>
    </style:style>
    <style:style style:name="P1055" style:family="paragraph" style:parent-style-name="Standard">
      <style:text-properties style:font-name="DejaVu Sans Light" fo:font-size="10pt" style:text-underline-style="none" fo:font-weight="normal" officeooo:rsid="01e65feb" officeooo:paragraph-rsid="01e65feb" style:font-size-asian="10pt" style:font-weight-asian="normal" style:font-size-complex="10pt" style:font-weight-complex="normal"/>
    </style:style>
    <style:style style:name="P1056" style:family="paragraph" style:parent-style-name="Standard">
      <style:text-properties style:font-name="DejaVu Sans Light" fo:font-size="10pt" style:text-underline-style="none" fo:font-weight="normal" officeooo:rsid="01c66240" officeooo:paragraph-rsid="01c66240" style:font-size-asian="10pt" style:font-weight-asian="normal" style:font-size-complex="10pt" style:font-weight-complex="normal"/>
    </style:style>
    <style:style style:name="P1057" style:family="paragraph" style:parent-style-name="Standard">
      <style:text-properties style:font-name="DejaVu Sans Light" fo:font-size="10pt" style:text-underline-style="none" fo:font-weight="normal" officeooo:rsid="01f0d78b" officeooo:paragraph-rsid="01f0d78b" style:font-size-asian="10pt" style:font-weight-asian="normal" style:font-size-complex="10pt" style:font-weight-complex="normal"/>
    </style:style>
    <style:style style:name="P1058" style:family="paragraph" style:parent-style-name="Standard">
      <style:text-properties style:font-name="DejaVu Sans Light" fo:font-size="10pt" style:text-underline-style="none" fo:font-weight="normal" officeooo:rsid="01fa26b2" officeooo:paragraph-rsid="01fa26b2" style:font-size-asian="10pt" style:font-weight-asian="normal" style:font-size-complex="10pt" style:font-weight-complex="normal"/>
    </style:style>
    <style:style style:name="P1059" style:family="paragraph" style:parent-style-name="Standard">
      <style:text-properties style:font-name="DejaVu Sans Light" fo:font-size="10pt" style:text-underline-style="none" fo:font-weight="normal" officeooo:rsid="01fc1228" officeooo:paragraph-rsid="01fc1228" style:font-size-asian="10pt" style:font-weight-asian="normal" style:font-size-complex="10pt" style:font-weight-complex="normal"/>
    </style:style>
    <style:style style:name="P1060" style:family="paragraph" style:parent-style-name="Standard">
      <style:text-properties style:font-name="DejaVu Sans Light" fo:font-size="10pt" style:text-underline-style="none" fo:font-weight="normal" officeooo:rsid="01fe6170" officeooo:paragraph-rsid="01fe6170" style:font-size-asian="10pt" style:font-weight-asian="normal" style:font-size-complex="10pt" style:font-weight-complex="normal"/>
    </style:style>
    <style:style style:name="P1061" style:family="paragraph" style:parent-style-name="Standard">
      <style:text-properties style:font-name="DejaVu Sans Light" fo:font-size="10pt" style:text-underline-style="none" fo:font-weight="normal" officeooo:rsid="02031bd3" officeooo:paragraph-rsid="02031bd3" style:font-size-asian="10pt" style:font-weight-asian="normal" style:font-size-complex="10pt" style:font-weight-complex="normal"/>
    </style:style>
    <style:style style:name="P1062" style:family="paragraph" style:parent-style-name="Standard">
      <style:text-properties style:font-name="DejaVu Sans Light" fo:font-size="10pt" style:text-underline-style="none" fo:font-weight="normal" officeooo:rsid="0217493f" officeooo:paragraph-rsid="0217493f" style:font-size-asian="10pt" style:font-weight-asian="normal" style:font-size-complex="10pt" style:font-weight-complex="normal"/>
    </style:style>
    <style:style style:name="P1063" style:family="paragraph" style:parent-style-name="Standard">
      <style:text-properties style:font-name="DejaVu Sans Light" fo:font-size="10pt" style:text-underline-style="none" fo:font-weight="normal" officeooo:rsid="0218cced" officeooo:paragraph-rsid="0218cced" style:font-size-asian="10pt" style:font-weight-asian="normal" style:font-size-complex="10pt" style:font-weight-complex="normal"/>
    </style:style>
    <style:style style:name="P1064" style:family="paragraph" style:parent-style-name="Standard">
      <style:text-properties style:font-name="DejaVu Sans Light" fo:font-size="10pt" style:text-underline-style="none" fo:font-weight="normal" officeooo:rsid="021cfab9" officeooo:paragraph-rsid="021cfab9" style:font-size-asian="10pt" style:font-weight-asian="normal" style:font-size-complex="10pt" style:font-weight-complex="normal"/>
    </style:style>
    <style:style style:name="P1065" style:family="paragraph" style:parent-style-name="Standard">
      <style:text-properties style:font-name="DejaVu Sans Light" fo:font-size="10pt" style:text-underline-style="none" fo:font-weight="normal" officeooo:rsid="021cfab9" officeooo:paragraph-rsid="021ddc8e" style:font-size-asian="10pt" style:font-weight-asian="normal" style:font-size-complex="10pt" style:font-weight-complex="normal"/>
    </style:style>
    <style:style style:name="P1066" style:family="paragraph" style:parent-style-name="Standard">
      <style:text-properties style:font-name="DejaVu Sans Light" fo:font-size="10pt" style:text-underline-style="none" fo:font-weight="normal" officeooo:rsid="021ddc8e" officeooo:paragraph-rsid="021ddc8e" style:font-size-asian="10pt" style:font-weight-asian="normal" style:font-size-complex="10pt" style:font-weight-complex="normal"/>
    </style:style>
    <style:style style:name="P1067" style:family="paragraph" style:parent-style-name="Standard">
      <style:text-properties style:font-name="DejaVu Sans Light" fo:font-size="10pt" style:text-underline-style="none" fo:font-weight="normal" officeooo:rsid="0220295c" officeooo:paragraph-rsid="0220295c" style:font-size-asian="10pt" style:font-weight-asian="normal" style:font-size-complex="10pt" style:font-weight-complex="normal"/>
    </style:style>
    <style:style style:name="P1068" style:family="paragraph" style:parent-style-name="Standard">
      <style:text-properties style:font-name="DejaVu Sans Light" fo:font-size="10pt" style:text-underline-style="none" fo:font-weight="normal" officeooo:rsid="02202c3d" officeooo:paragraph-rsid="02202c3d" style:font-size-asian="10pt" style:font-weight-asian="normal" style:font-size-complex="10pt" style:font-weight-complex="normal"/>
    </style:style>
    <style:style style:name="P1069" style:family="paragraph" style:parent-style-name="Standard">
      <style:text-properties style:font-name="DejaVu Sans Light" fo:font-size="10pt" style:text-underline-style="none" fo:font-weight="normal" officeooo:rsid="02222ccf" officeooo:paragraph-rsid="02222ccf" style:font-size-asian="10pt" style:font-weight-asian="normal" style:font-size-complex="10pt" style:font-weight-complex="normal"/>
    </style:style>
    <style:style style:name="P1070" style:family="paragraph" style:parent-style-name="Standard">
      <style:text-properties style:font-name="DejaVu Sans Light" fo:font-size="10pt" style:text-underline-style="none" fo:font-weight="normal" officeooo:rsid="022ac177" officeooo:paragraph-rsid="022ac177" style:font-size-asian="10pt" style:font-weight-asian="normal" style:font-size-complex="10pt" style:font-weight-complex="normal"/>
    </style:style>
    <style:style style:name="P1071" style:family="paragraph" style:parent-style-name="Standard">
      <style:text-properties style:font-name="DejaVu Sans Light" fo:font-size="10pt" style:text-underline-style="none" fo:font-weight="normal" officeooo:rsid="02484800" officeooo:paragraph-rsid="02484800" style:font-size-asian="10pt" style:font-weight-asian="normal" style:font-size-complex="10pt" style:font-weight-complex="normal"/>
    </style:style>
    <style:style style:name="P1072" style:family="paragraph" style:parent-style-name="Standard">
      <style:text-properties style:font-name="DejaVu Sans Light" fo:font-size="10pt" style:text-underline-style="none" fo:font-weight="normal" officeooo:rsid="0249fbf9" officeooo:paragraph-rsid="0249fbf9" style:font-size-asian="10pt" style:font-weight-asian="normal" style:font-size-complex="10pt" style:font-weight-complex="normal"/>
    </style:style>
    <style:style style:name="P1073" style:family="paragraph" style:parent-style-name="Standard">
      <style:text-properties style:font-name="DejaVu Sans Light" fo:font-size="10pt" style:text-underline-style="none" fo:font-weight="normal" officeooo:rsid="024e6a3e" officeooo:paragraph-rsid="024e6a3e" style:font-size-asian="10pt" style:font-weight-asian="normal" style:font-size-complex="10pt" style:font-weight-complex="normal"/>
    </style:style>
    <style:style style:name="P1074" style:family="paragraph" style:parent-style-name="Standard">
      <style:text-properties style:font-name="DejaVu Sans Light" fo:font-size="10pt" style:text-underline-style="none" fo:font-weight="normal" officeooo:rsid="02565f5d" officeooo:paragraph-rsid="02565f5d" style:font-size-asian="10pt" style:font-weight-asian="normal" style:font-size-complex="10pt" style:font-weight-complex="normal"/>
    </style:style>
    <style:style style:name="P1075" style:family="paragraph" style:parent-style-name="Standard">
      <style:text-properties style:font-name="DejaVu Sans Light" fo:font-size="10pt" style:text-underline-style="none" fo:font-weight="normal" officeooo:rsid="025fbf6d" officeooo:paragraph-rsid="025fbf6d" style:font-size-asian="10pt" style:font-weight-asian="normal" style:font-size-complex="10pt" style:font-weight-complex="normal"/>
    </style:style>
    <style:style style:name="P1076" style:family="paragraph" style:parent-style-name="Standard">
      <style:text-properties style:font-name="DejaVu Sans Light" fo:font-size="10pt" style:text-underline-style="none" fo:font-weight="normal" officeooo:rsid="02601974" officeooo:paragraph-rsid="02601974" style:font-size-asian="10pt" style:font-weight-asian="normal" style:font-size-complex="10pt" style:font-weight-complex="normal"/>
    </style:style>
    <style:style style:name="P1077" style:family="paragraph" style:parent-style-name="Standard">
      <style:text-properties style:font-name="DejaVu Sans Light" fo:font-size="10pt" style:text-underline-style="none" fo:font-weight="bold" officeooo:rsid="01a385e3" officeooo:paragraph-rsid="01a385e3" style:font-size-asian="10pt" style:font-weight-asian="bold" style:font-size-complex="10pt" style:font-weight-complex="bold"/>
    </style:style>
    <style:style style:name="P1078" style:family="paragraph" style:parent-style-name="Standard">
      <style:text-properties style:font-name="DejaVu Sans Light" fo:font-size="10pt" style:text-underline-style="none" fo:font-weight="bold" officeooo:rsid="01bd8b0d" officeooo:paragraph-rsid="01bd8b0d" style:font-size-asian="10pt" style:font-weight-asian="bold" style:font-size-complex="10pt" style:font-weight-complex="bold"/>
    </style:style>
    <style:style style:name="P1079" style:family="paragraph" style:parent-style-name="Standard">
      <style:text-properties style:font-name="DejaVu Sans Light" fo:font-size="10pt" style:text-underline-style="none" fo:font-weight="bold" officeooo:rsid="01f0d78b" officeooo:paragraph-rsid="01f0d78b" style:font-size-asian="10pt" style:font-weight-asian="bold" style:font-size-complex="10pt" style:font-weight-complex="bold"/>
    </style:style>
    <style:style style:name="P1080" style:family="paragraph" style:parent-style-name="Standard">
      <style:text-properties style:font-name="DejaVu Sans Light" fo:font-size="11pt" fo:font-weight="normal" officeooo:rsid="00e87cef" officeooo:paragraph-rsid="00f81dc7" style:font-size-asian="11pt" style:font-weight-asian="normal" style:font-size-complex="11pt" style:font-weight-complex="normal"/>
    </style:style>
    <style:style style:name="P1081" style:family="paragraph" style:parent-style-name="Standard">
      <style:text-properties style:font-name="DejaVu Sans Light" fo:font-size="11pt" fo:font-weight="bold" officeooo:rsid="00e87cef" officeooo:paragraph-rsid="00f81dc7" style:font-size-asian="11pt" style:font-weight-asian="bold" style:font-size-complex="11pt" style:font-weight-complex="bold"/>
    </style:style>
    <style:style style:name="P1082" style:family="paragraph" style:parent-style-name="Standard">
      <style:text-properties style:font-name="DejaVu Serif" fo:font-size="10pt" style:text-underline-style="none" fo:font-weight="bold" officeooo:rsid="01fc1228" officeooo:paragraph-rsid="01fc1228" style:font-size-asian="10pt" style:font-weight-asian="bold" style:font-size-complex="10pt" style:font-weight-complex="bold"/>
    </style:style>
    <style:style style:name="P1083" style:family="paragraph" style:parent-style-name="Standard">
      <style:text-properties style:font-name="DejaVu Serif" fo:font-size="11pt" style:text-underline-style="none" fo:font-weight="bold" officeooo:rsid="01fe5964" officeooo:paragraph-rsid="01fe5964" style:font-size-asian="11pt" style:font-weight-asian="bold" style:font-size-complex="11pt" style:font-weight-complex="bold"/>
    </style:style>
    <style:style style:name="P1084" style:family="paragraph" style:parent-style-name="Standard">
      <style:text-properties style:font-name="DejaVu Sans Mono" fo:font-size="11pt" style:text-underline-style="none" fo:font-weight="normal" officeooo:rsid="0268a0e4" officeooo:paragraph-rsid="0268a0e4" style:font-size-asian="11pt" style:font-weight-asian="normal" style:font-size-complex="11pt" style:font-weight-complex="normal"/>
    </style:style>
    <style:style style:name="P1085" style:family="paragraph" style:parent-style-name="Standard">
      <style:text-properties style:font-name="DejaVu Sans Mono" fo:font-size="11pt" style:text-underline-style="none" fo:font-weight="normal" officeooo:rsid="0268a0e4" officeooo:paragraph-rsid="02701c33" style:font-size-asian="11pt" style:font-weight-asian="normal" style:font-size-complex="11pt" style:font-weight-complex="normal"/>
    </style:style>
    <style:style style:name="P1086" style:family="paragraph" style:parent-style-name="Standard">
      <style:text-properties style:font-name="DejaVu Sans Mono" fo:font-size="11pt" style:text-underline-style="none" fo:font-weight="normal" officeooo:rsid="0272a7bb" officeooo:paragraph-rsid="0272a7bb" style:font-size-asian="11pt" style:font-weight-asian="normal" style:font-size-complex="11pt" style:font-weight-complex="normal"/>
    </style:style>
    <style:style style:name="P1087" style:family="paragraph" style:parent-style-name="Standard">
      <style:text-properties style:font-name="DejaVu Sans Mono" fo:font-size="12pt" style:text-underline-style="none" fo:font-weight="normal" officeooo:rsid="02b99ba7" officeooo:paragraph-rsid="02b99ba7" style:font-size-asian="12pt" style:font-weight-asian="normal" style:font-size-complex="12pt" style:font-weight-complex="normal"/>
    </style:style>
    <style:style style:name="P1088" style:family="paragraph" style:parent-style-name="Standard">
      <style:text-properties style:font-name="DejaVu Sans Mono" fo:font-size="12pt" style:text-underline-style="none" fo:font-weight="normal" officeooo:rsid="02ca7502" officeooo:paragraph-rsid="02ca7502" style:font-size-asian="12pt" style:font-weight-asian="normal" style:font-size-complex="12pt" style:font-weight-complex="normal"/>
    </style:style>
    <style:style style:name="P1089" style:family="paragraph" style:parent-style-name="Standard">
      <style:text-properties style:font-name="DejaVu Sans Mono" fo:font-size="12pt" style:text-underline-style="none" fo:font-weight="normal" officeooo:rsid="02d0383c" officeooo:paragraph-rsid="02d0383c" style:font-size-asian="12pt" style:font-weight-asian="normal" style:font-size-complex="12pt" style:font-weight-complex="normal"/>
    </style:style>
    <style:style style:name="P1090" style:family="paragraph" style:parent-style-name="Standard">
      <style:text-properties style:font-name="DejaVu Sans Mono" fo:font-size="12pt" style:text-underline-style="none" fo:font-weight="normal" officeooo:rsid="02d1f0f1" officeooo:paragraph-rsid="02d1f0f1" style:font-size-asian="12pt" style:font-weight-asian="normal" style:font-size-complex="12pt" style:font-weight-complex="normal"/>
    </style:style>
    <style:style style:name="P1091" style:family="paragraph" style:parent-style-name="Standard">
      <style:text-properties style:font-name="DejaVu Sans Mono" fo:font-size="12pt" style:text-underline-style="none" fo:font-weight="normal" officeooo:rsid="02d3e66e" officeooo:paragraph-rsid="02d3e66e" style:font-size-asian="12pt" style:font-weight-asian="normal" style:font-size-complex="12pt" style:font-weight-complex="normal"/>
    </style:style>
    <style:style style:name="P1092" style:family="paragraph" style:parent-style-name="Standard">
      <style:text-properties style:font-name="DejaVu Sans Mono" fo:font-size="12pt" style:text-underline-style="none" fo:font-weight="normal" officeooo:rsid="02daf2e4" officeooo:paragraph-rsid="02daf2e4" style:font-size-asian="12pt" style:font-weight-asian="normal" style:font-size-complex="12pt" style:font-weight-complex="normal"/>
    </style:style>
    <style:style style:name="P1093" style:family="paragraph" style:parent-style-name="Standard">
      <style:text-properties style:font-name="DejaVu Sans Mono" fo:font-size="12pt" style:text-underline-style="none" fo:font-weight="normal" officeooo:rsid="02dc3e93" officeooo:paragraph-rsid="02dc3e93" style:font-size-asian="12pt" style:font-weight-asian="normal" style:font-size-complex="12pt" style:font-weight-complex="normal"/>
    </style:style>
    <style:style style:name="P1094" style:family="paragraph" style:parent-style-name="Standard">
      <style:text-properties style:font-name="DejaVu Sans Mono" fo:font-size="12pt" style:text-underline-style="none" fo:font-weight="normal" officeooo:rsid="02dd4759" officeooo:paragraph-rsid="02dd4759" style:font-size-asian="12pt" style:font-weight-asian="normal" style:font-size-complex="12pt" style:font-weight-complex="normal"/>
    </style:style>
    <style:style style:name="P109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a21fa5" officeooo:paragraph-rsid="00a21fa5" style:font-size-asian="15pt" style:font-weight-asian="bold" style:font-size-complex="15pt" style:font-weight-complex="bold"/>
    </style:style>
    <style:style style:name="P1096" style:family="paragraph" style:parent-style-name="Standard">
      <style:paragraph-properties fo:padding="0.074cm" fo:border-left="none" fo:border-right="none" fo:border-top="none" fo:border-bottom="0.06pt solid #000000" style:join-border="false"/>
      <style:text-properties style:font-name="Liberation Serif" fo:font-size="12pt" style:text-underline-style="none" fo:font-weight="normal" officeooo:rsid="05de41c2" officeooo:paragraph-rsid="05dc891d" style:font-size-asian="12pt" style:font-weight-asian="normal" style:font-size-complex="12pt" style:font-weight-complex="normal"/>
    </style:style>
    <style:style style:name="P1097" style:family="paragraph" style:parent-style-name="Standard">
      <style:paragraph-properties fo:break-before="page"/>
      <style:text-properties style:font-name="Liberation Serif" fo:font-size="12pt" style:text-underline-style="none" fo:font-weight="bold" officeooo:rsid="0860fa82" officeooo:paragraph-rsid="0860fa82" style:font-size-asian="12pt" style:font-weight-asian="bold" style:font-size-complex="12pt" style:font-weight-complex="bold"/>
    </style:style>
    <style:style style:name="T1" style:family="text">
      <style:text-properties officeooo:rsid="002102fa"/>
    </style:style>
    <style:style style:name="T2" style:family="text">
      <style:text-properties officeooo:rsid="00225f71"/>
    </style:style>
    <style:style style:name="T3" style:family="text">
      <style:text-properties officeooo:rsid="0022e422"/>
    </style:style>
    <style:style style:name="T4" style:family="text">
      <style:text-properties officeooo:rsid="002b50d3"/>
    </style:style>
    <style:style style:name="T5" style:family="text">
      <style:text-properties officeooo:rsid="002ea572"/>
    </style:style>
    <style:style style:name="T6" style:family="text">
      <style:text-properties officeooo:rsid="00309fb0"/>
    </style:style>
    <style:style style:name="T7" style:family="text">
      <style:text-properties fo:font-weight="bold" style:font-weight-asian="bold" style:font-weight-complex="bold"/>
    </style:style>
    <style:style style:name="T8" style:family="text">
      <style:text-properties fo:font-weight="bold" officeooo:rsid="00309fb0" style:font-weight-asian="bold" style:font-weight-complex="bold"/>
    </style:style>
    <style:style style:name="T9" style:family="text">
      <style:text-properties officeooo:rsid="0037be26"/>
    </style:style>
    <style:style style:name="T10" style:family="text">
      <style:text-properties officeooo:rsid="003ca0b8"/>
    </style:style>
    <style:style style:name="T11" style:family="text">
      <style:text-properties officeooo:rsid="003d3155"/>
    </style:style>
    <style:style style:name="T12" style:family="text">
      <style:text-properties officeooo:rsid="003fe676"/>
    </style:style>
    <style:style style:name="T13" style:family="text">
      <style:text-properties officeooo:rsid="003feac4"/>
    </style:style>
    <style:style style:name="T14" style:family="text">
      <style:text-properties officeooo:rsid="004303eb"/>
    </style:style>
    <style:style style:name="T15" style:family="text">
      <style:text-properties officeooo:rsid="004617b6"/>
    </style:style>
    <style:style style:name="T16" style:family="text">
      <style:text-properties officeooo:rsid="00468902"/>
    </style:style>
    <style:style style:name="T17" style:family="text">
      <style:text-properties officeooo:rsid="004ab402"/>
    </style:style>
    <style:style style:name="T18" style:family="text">
      <style:text-properties officeooo:rsid="004dde3d"/>
    </style:style>
    <style:style style:name="T19" style:family="text">
      <style:text-properties officeooo:rsid="005dae3c"/>
    </style:style>
    <style:style style:name="T20" style:family="text">
      <style:text-properties officeooo:rsid="00645c6c"/>
    </style:style>
    <style:style style:name="T21" style:family="text">
      <style:text-properties officeooo:rsid="0068727e"/>
    </style:style>
    <style:style style:name="T22" style:family="text">
      <style:text-properties officeooo:rsid="0069b241"/>
    </style:style>
    <style:style style:name="T23" style:family="text">
      <style:text-properties officeooo:rsid="006addfc"/>
    </style:style>
    <style:style style:name="T24" style:family="text">
      <style:text-properties officeooo:rsid="006c23ed"/>
    </style:style>
    <style:style style:name="T25" style:family="text">
      <style:text-properties officeooo:rsid="006ca9f7"/>
    </style:style>
    <style:style style:name="T26" style:family="text">
      <style:text-properties officeooo:rsid="0073c626"/>
    </style:style>
    <style:style style:name="T27" style:family="text">
      <style:text-properties officeooo:rsid="00776735"/>
    </style:style>
    <style:style style:name="T28" style:family="text">
      <style:text-properties officeooo:rsid="00784d2b"/>
    </style:style>
    <style:style style:name="T29" style:family="text">
      <style:text-properties officeooo:rsid="0080c070"/>
    </style:style>
    <style:style style:name="T30" style:family="text">
      <style:text-properties officeooo:rsid="0081a83f"/>
    </style:style>
    <style:style style:name="T31" style:family="text">
      <style:text-properties officeooo:rsid="0085cd48"/>
    </style:style>
    <style:style style:name="T32" style:family="text">
      <style:text-properties officeooo:rsid="00890600"/>
    </style:style>
    <style:style style:name="T33" style:family="text">
      <style:text-properties officeooo:rsid="008dbb33"/>
    </style:style>
    <style:style style:name="T34" style:family="text">
      <style:text-properties officeooo:rsid="008e5008"/>
    </style:style>
    <style:style style:name="T35" style:family="text">
      <style:text-properties officeooo:rsid="008f3999"/>
    </style:style>
    <style:style style:name="T36" style:family="text">
      <style:text-properties officeooo:rsid="008f6eff"/>
    </style:style>
    <style:style style:name="T37" style:family="text">
      <style:text-properties officeooo:rsid="00913fcc"/>
    </style:style>
    <style:style style:name="T38" style:family="text">
      <style:text-properties officeooo:rsid="009463ba"/>
    </style:style>
    <style:style style:name="T39" style:family="text">
      <style:text-properties officeooo:rsid="00961ab2"/>
    </style:style>
    <style:style style:name="T40" style:family="text">
      <style:text-properties officeooo:rsid="00a5bf25"/>
    </style:style>
    <style:style style:name="T41" style:family="text">
      <style:text-properties officeooo:rsid="00a64217"/>
    </style:style>
    <style:style style:name="T42" style:family="text">
      <style:text-properties officeooo:rsid="00a7bcb2"/>
    </style:style>
    <style:style style:name="T43" style:family="text">
      <style:text-properties officeooo:rsid="00a88de3"/>
    </style:style>
    <style:style style:name="T44" style:family="text">
      <style:text-properties officeooo:rsid="00abfba2"/>
    </style:style>
    <style:style style:name="T45" style:family="text">
      <style:text-properties officeooo:rsid="00b306d1"/>
    </style:style>
    <style:style style:name="T46" style:family="text">
      <style:text-properties officeooo:rsid="00b3db9e"/>
    </style:style>
    <style:style style:name="T47" style:family="text">
      <style:text-properties officeooo:rsid="00b58d79"/>
    </style:style>
    <style:style style:name="T48" style:family="text">
      <style:text-properties officeooo:rsid="00b8effa"/>
    </style:style>
    <style:style style:name="T49" style:family="text">
      <style:text-properties style:font-name="DejaVu Sans Light" fo:font-size="10pt" style:font-size-asian="10pt" style:font-size-complex="10pt"/>
    </style:style>
    <style:style style:name="T50" style:family="text">
      <style:text-properties officeooo:rsid="00c40cd9"/>
    </style:style>
    <style:style style:name="T51" style:family="text">
      <style:text-properties officeooo:rsid="00c70e3d"/>
    </style:style>
    <style:style style:name="T52" style:family="text">
      <style:text-properties officeooo:rsid="00cb51ad"/>
    </style:style>
    <style:style style:name="T53" style:family="text">
      <style:text-properties officeooo:rsid="00cc99fe"/>
    </style:style>
    <style:style style:name="T54" style:family="text">
      <style:text-properties officeooo:rsid="00cdac03"/>
    </style:style>
    <style:style style:name="T55" style:family="text">
      <style:text-properties officeooo:rsid="00d02836"/>
    </style:style>
    <style:style style:name="T56" style:family="text">
      <style:text-properties officeooo:rsid="00d2707a"/>
    </style:style>
    <style:style style:name="T57" style:family="text">
      <style:text-properties officeooo:rsid="00e974af"/>
    </style:style>
    <style:style style:name="T58" style:family="text">
      <style:text-properties officeooo:rsid="00f00496"/>
    </style:style>
    <style:style style:name="T59" style:family="text">
      <style:text-properties officeooo:rsid="00f56c7d"/>
    </style:style>
    <style:style style:name="T60" style:family="text">
      <style:text-properties officeooo:rsid="00f7f928"/>
    </style:style>
    <style:style style:name="T61" style:family="text">
      <style:text-properties officeooo:rsid="00fe663b"/>
    </style:style>
    <style:style style:name="T62" style:family="text">
      <style:text-properties officeooo:rsid="010be0e9"/>
    </style:style>
    <style:style style:name="T63" style:family="text">
      <style:text-properties officeooo:rsid="011ed3fc"/>
    </style:style>
    <style:style style:name="T64" style:family="text">
      <style:text-properties officeooo:rsid="012b536f"/>
    </style:style>
    <style:style style:name="T65" style:family="text">
      <style:text-properties officeooo:rsid="012b855d"/>
    </style:style>
    <style:style style:name="T66" style:family="text">
      <style:text-properties officeooo:rsid="012fa74d"/>
    </style:style>
    <style:style style:name="T67" style:family="text">
      <style:text-properties officeooo:rsid="0138c45d"/>
    </style:style>
    <style:style style:name="T68" style:family="text">
      <style:text-properties officeooo:rsid="0139ef7a"/>
    </style:style>
    <style:style style:name="T69" style:family="text">
      <style:text-properties fo:font-weight="normal" style:font-weight-asian="normal" style:font-weight-complex="normal"/>
    </style:style>
    <style:style style:name="T70" style:family="text">
      <style:text-properties fo:font-weight="normal" officeooo:rsid="013d3c8c" style:font-weight-asian="normal" style:font-weight-complex="normal"/>
    </style:style>
    <style:style style:name="T71" style:family="text">
      <style:text-properties fo:font-weight="normal" officeooo:rsid="013d8192" style:font-weight-asian="normal" style:font-weight-complex="normal"/>
    </style:style>
    <style:style style:name="T72" style:family="text">
      <style:text-properties fo:font-weight="normal" officeooo:rsid="013efcb9" style:font-weight-asian="normal" style:font-weight-complex="normal"/>
    </style:style>
    <style:style style:name="T73" style:family="text">
      <style:text-properties fo:font-weight="normal" officeooo:rsid="013fdd9f" style:font-weight-asian="normal" style:font-weight-complex="normal"/>
    </style:style>
    <style:style style:name="T74" style:family="text">
      <style:text-properties fo:font-weight="normal" officeooo:rsid="01415f1b" style:font-weight-asian="normal" style:font-weight-complex="normal"/>
    </style:style>
    <style:style style:name="T75" style:family="text">
      <style:text-properties fo:font-weight="normal" officeooo:rsid="01425ac1" style:font-weight-asian="normal" style:font-weight-complex="normal"/>
    </style:style>
    <style:style style:name="T76" style:family="text">
      <style:text-properties fo:font-weight="normal" officeooo:rsid="01436214" style:font-weight-asian="normal" style:font-weight-complex="normal"/>
    </style:style>
    <style:style style:name="T77" style:family="text">
      <style:text-properties fo:font-weight="normal" officeooo:rsid="01446a86" style:font-weight-asian="normal" style:font-weight-complex="normal"/>
    </style:style>
    <style:style style:name="T78" style:family="text">
      <style:text-properties fo:font-weight="normal" officeooo:rsid="014518dd" style:font-weight-asian="normal" style:font-weight-complex="normal"/>
    </style:style>
    <style:style style:name="T79" style:family="text">
      <style:text-properties fo:font-weight="normal" officeooo:rsid="048ee02a" style:font-weight-asian="normal" style:font-weight-complex="normal"/>
    </style:style>
    <style:style style:name="T80" style:family="text">
      <style:text-properties fo:font-weight="normal" officeooo:rsid="04901f03" style:font-weight-asian="normal" style:font-weight-complex="normal"/>
    </style:style>
    <style:style style:name="T81" style:family="text">
      <style:text-properties fo:font-weight="normal" officeooo:rsid="06a01fac" style:font-weight-asian="normal" style:font-weight-complex="normal"/>
    </style:style>
    <style:style style:name="T82" style:family="text">
      <style:text-properties fo:font-weight="normal" officeooo:rsid="06a095d3" style:font-weight-asian="normal" style:font-weight-complex="normal"/>
    </style:style>
    <style:style style:name="T83" style:family="text">
      <style:text-properties fo:font-weight="normal" officeooo:rsid="06a48ccb" style:font-weight-asian="normal" style:font-weight-complex="normal"/>
    </style:style>
    <style:style style:name="T84" style:family="text">
      <style:text-properties fo:font-weight="normal" officeooo:rsid="06a5a787" style:font-weight-asian="normal" style:font-weight-complex="normal"/>
    </style:style>
    <style:style style:name="T85" style:family="text">
      <style:text-properties officeooo:rsid="0149910f"/>
    </style:style>
    <style:style style:name="T86" style:family="text">
      <style:text-properties officeooo:rsid="014a7a1e"/>
    </style:style>
    <style:style style:name="T87" style:family="text">
      <style:text-properties officeooo:rsid="01509948"/>
    </style:style>
    <style:style style:name="T88" style:family="text">
      <style:text-properties officeooo:rsid="01514baf"/>
    </style:style>
    <style:style style:name="T89" style:family="text">
      <style:text-properties officeooo:rsid="01515930"/>
    </style:style>
    <style:style style:name="T90" style:family="text">
      <style:text-properties officeooo:rsid="01530e81"/>
    </style:style>
    <style:style style:name="T91" style:family="text">
      <style:text-properties officeooo:rsid="0158975b"/>
    </style:style>
    <style:style style:name="T92" style:family="text">
      <style:text-properties officeooo:rsid="015aa61b"/>
    </style:style>
    <style:style style:name="T93" style:family="text">
      <style:text-properties fo:font-size="11pt" style:font-size-asian="11pt" style:font-size-complex="11pt"/>
    </style:style>
    <style:style style:name="T94" style:family="text">
      <style:text-properties fo:font-size="11pt" fo:font-weight="normal" style:font-size-asian="11pt" style:font-weight-asian="normal" style:font-size-complex="11pt" style:font-weight-complex="normal"/>
    </style:style>
    <style:style style:name="T95" style:family="text">
      <style:text-properties fo:font-size="11pt" fo:font-weight="normal" officeooo:rsid="016ac6f7" style:font-size-asian="11pt" style:font-weight-asian="normal" style:font-size-complex="11pt" style:font-weight-complex="normal"/>
    </style:style>
    <style:style style:name="T96" style:family="text">
      <style:text-properties officeooo:rsid="017248d1"/>
    </style:style>
    <style:style style:name="T97" style:family="text">
      <style:text-properties officeooo:rsid="017c0654"/>
    </style:style>
    <style:style style:name="T98" style:family="text">
      <style:text-properties officeooo:rsid="017f86b6"/>
    </style:style>
    <style:style style:name="T99" style:family="text">
      <style:text-properties officeooo:rsid="017fb587"/>
    </style:style>
    <style:style style:name="T100" style:family="text">
      <style:text-properties officeooo:rsid="01813757"/>
    </style:style>
    <style:style style:name="T101" style:family="text">
      <style:text-properties officeooo:rsid="01821f62"/>
    </style:style>
    <style:style style:name="T102" style:family="text">
      <style:text-properties officeooo:rsid="0187b9a0"/>
    </style:style>
    <style:style style:name="T103" style:family="text">
      <style:text-properties officeooo:rsid="018b58dc"/>
    </style:style>
    <style:style style:name="T104" style:family="text">
      <style:text-properties officeooo:rsid="01926ca8"/>
    </style:style>
    <style:style style:name="T105" style:family="text">
      <style:text-properties officeooo:rsid="01951909"/>
    </style:style>
    <style:style style:name="T106" style:family="text">
      <style:text-properties officeooo:rsid="01a87c41"/>
    </style:style>
    <style:style style:name="T107" style:family="text">
      <style:text-properties officeooo:rsid="01aa581d"/>
    </style:style>
    <style:style style:name="T108" style:family="text">
      <style:text-properties officeooo:rsid="01aff056"/>
    </style:style>
    <style:style style:name="T109" style:family="text">
      <style:text-properties officeooo:rsid="01b5667b"/>
    </style:style>
    <style:style style:name="T110" style:family="text">
      <style:text-properties officeooo:rsid="01cb639d"/>
    </style:style>
    <style:style style:name="T111" style:family="text">
      <style:text-properties officeooo:rsid="01d2560c"/>
    </style:style>
    <style:style style:name="T112" style:family="text">
      <style:text-properties officeooo:rsid="01d3cbdd"/>
    </style:style>
    <style:style style:name="T113" style:family="text">
      <style:text-properties officeooo:rsid="01d4e986"/>
    </style:style>
    <style:style style:name="T114" style:family="text">
      <style:text-properties officeooo:rsid="01d526c1"/>
    </style:style>
    <style:style style:name="T115" style:family="text">
      <style:text-properties officeooo:rsid="01d7bd9c"/>
    </style:style>
    <style:style style:name="T116" style:family="text">
      <style:text-properties officeooo:rsid="01d9dd16"/>
    </style:style>
    <style:style style:name="T117" style:family="text">
      <style:text-properties officeooo:rsid="01db192c"/>
    </style:style>
    <style:style style:name="T118" style:family="text">
      <style:text-properties officeooo:rsid="01de2a09"/>
    </style:style>
    <style:style style:name="T119" style:family="text">
      <style:text-properties officeooo:rsid="01e325c4"/>
    </style:style>
    <style:style style:name="T120" style:family="text">
      <style:text-properties officeooo:rsid="01ff62c2"/>
    </style:style>
    <style:style style:name="T121" style:family="text">
      <style:text-properties officeooo:rsid="020407ff"/>
    </style:style>
    <style:style style:name="T122" style:family="text">
      <style:text-properties officeooo:rsid="020af40d"/>
    </style:style>
    <style:style style:name="T123" style:family="text">
      <style:text-properties officeooo:rsid="0212cf3c"/>
    </style:style>
    <style:style style:name="T124" style:family="text">
      <style:text-properties officeooo:rsid="0213880d"/>
    </style:style>
    <style:style style:name="T125" style:family="text">
      <style:text-properties officeooo:rsid="02140af8"/>
    </style:style>
    <style:style style:name="T126" style:family="text">
      <style:text-properties officeooo:rsid="021570c6"/>
    </style:style>
    <style:style style:name="T127" style:family="text">
      <style:text-properties officeooo:rsid="021cfab9"/>
    </style:style>
    <style:style style:name="T128" style:family="text">
      <style:text-properties officeooo:rsid="022345a4"/>
    </style:style>
    <style:style style:name="T129" style:family="text">
      <style:text-properties officeooo:rsid="022466dd"/>
    </style:style>
    <style:style style:name="T130" style:family="text">
      <style:text-properties officeooo:rsid="0228d81e"/>
    </style:style>
    <style:style style:name="T131" style:family="text">
      <style:text-properties officeooo:rsid="022ea5db"/>
    </style:style>
    <style:style style:name="T132" style:family="text">
      <style:text-properties officeooo:rsid="022ebe9a"/>
    </style:style>
    <style:style style:name="T133" style:family="text">
      <style:text-properties officeooo:rsid="022fea42"/>
    </style:style>
    <style:style style:name="T134" style:family="text">
      <style:text-properties officeooo:rsid="02344859"/>
    </style:style>
    <style:style style:name="T135" style:family="text">
      <style:text-properties officeooo:rsid="023982c5"/>
    </style:style>
    <style:style style:name="T136" style:family="text">
      <style:text-properties officeooo:rsid="023a9eb2"/>
    </style:style>
    <style:style style:name="T137" style:family="text">
      <style:text-properties officeooo:rsid="023df901"/>
    </style:style>
    <style:style style:name="T138" style:family="text">
      <style:text-properties officeooo:rsid="0240196c"/>
    </style:style>
    <style:style style:name="T139" style:family="text">
      <style:text-properties officeooo:rsid="024412ba"/>
    </style:style>
    <style:style style:name="T140" style:family="text">
      <style:text-properties officeooo:rsid="0245bb6e"/>
    </style:style>
    <style:style style:name="T141" style:family="text">
      <style:text-properties officeooo:rsid="024c8dd3"/>
    </style:style>
    <style:style style:name="T142" style:family="text">
      <style:text-properties officeooo:rsid="0250770d"/>
    </style:style>
    <style:style style:name="T143" style:family="text">
      <style:text-properties officeooo:rsid="02606a5b"/>
    </style:style>
    <style:style style:name="T144" style:family="text">
      <style:text-properties officeooo:rsid="02649c97"/>
    </style:style>
    <style:style style:name="T145" style:family="text">
      <style:text-properties officeooo:rsid="02695ef9"/>
    </style:style>
    <style:style style:name="T146" style:family="text">
      <style:text-properties officeooo:rsid="026d5cda"/>
    </style:style>
    <style:style style:name="T147" style:family="text">
      <style:text-properties officeooo:rsid="02701c33"/>
    </style:style>
    <style:style style:name="T148" style:family="text">
      <style:text-properties officeooo:rsid="0271a6ff"/>
    </style:style>
    <style:style style:name="T149" style:family="text">
      <style:text-properties officeooo:rsid="02735636"/>
    </style:style>
    <style:style style:name="T150" style:family="text">
      <style:text-properties officeooo:rsid="028d1256"/>
    </style:style>
    <style:style style:name="T151" style:family="text">
      <style:text-properties officeooo:rsid="0291de2b"/>
    </style:style>
    <style:style style:name="T152" style:family="text">
      <style:text-properties officeooo:rsid="02956202"/>
    </style:style>
    <style:style style:name="T153" style:family="text">
      <style:text-properties officeooo:rsid="02a9a58c"/>
    </style:style>
    <style:style style:name="T154" style:family="text">
      <style:text-properties officeooo:rsid="02b1f2d1"/>
    </style:style>
    <style:style style:name="T155" style:family="text">
      <style:text-properties officeooo:rsid="02bc8b55"/>
    </style:style>
    <style:style style:name="T156" style:family="text">
      <style:text-properties officeooo:rsid="02c76d9d"/>
    </style:style>
    <style:style style:name="T157" style:family="text">
      <style:text-properties officeooo:rsid="02d54005"/>
    </style:style>
    <style:style style:name="T158" style:family="text">
      <style:text-properties officeooo:rsid="02d6a92e"/>
    </style:style>
    <style:style style:name="T159" style:family="text">
      <style:text-properties officeooo:rsid="02df2dd9"/>
    </style:style>
    <style:style style:name="T160" style:family="text">
      <style:text-properties officeooo:rsid="02ea0863"/>
    </style:style>
    <style:style style:name="T161" style:family="text">
      <style:text-properties officeooo:rsid="02edf4e9"/>
    </style:style>
    <style:style style:name="T162" style:family="text">
      <style:text-properties officeooo:rsid="02f09fad"/>
    </style:style>
    <style:style style:name="T163" style:family="text">
      <style:text-properties officeooo:rsid="0301e574"/>
    </style:style>
    <style:style style:name="T164" style:family="text">
      <style:text-properties officeooo:rsid="030541f6"/>
    </style:style>
    <style:style style:name="T165" style:family="text">
      <style:text-properties officeooo:rsid="030e3d2a"/>
    </style:style>
    <style:style style:name="T166" style:family="text">
      <style:text-properties officeooo:rsid="03141253"/>
    </style:style>
    <style:style style:name="T167" style:family="text">
      <style:text-properties officeooo:rsid="0316b1ec"/>
    </style:style>
    <style:style style:name="T168" style:family="text">
      <style:text-properties officeooo:rsid="032168d0"/>
    </style:style>
    <style:style style:name="T169" style:family="text">
      <style:text-properties officeooo:rsid="032eeda2"/>
    </style:style>
    <style:style style:name="T170" style:family="text">
      <style:text-properties officeooo:rsid="03307504"/>
    </style:style>
    <style:style style:name="T171" style:family="text">
      <style:text-properties officeooo:rsid="0331e3fb"/>
    </style:style>
    <style:style style:name="T172" style:family="text">
      <style:text-properties officeooo:rsid="033cee28"/>
    </style:style>
    <style:style style:name="T173" style:family="text">
      <style:text-properties officeooo:rsid="033f0dcb"/>
    </style:style>
    <style:style style:name="T174" style:family="text">
      <style:text-properties officeooo:rsid="0346f64e"/>
    </style:style>
    <style:style style:name="T175" style:family="text">
      <style:text-properties officeooo:rsid="0347f34e"/>
    </style:style>
    <style:style style:name="T176" style:family="text">
      <style:text-properties officeooo:rsid="03539479"/>
    </style:style>
    <style:style style:name="T177" style:family="text">
      <style:text-properties officeooo:rsid="03575cc9"/>
    </style:style>
    <style:style style:name="T178" style:family="text">
      <style:text-properties officeooo:rsid="035d5711"/>
    </style:style>
    <style:style style:name="T179" style:family="text">
      <style:text-properties officeooo:rsid="036b7ed7"/>
    </style:style>
    <style:style style:name="T180" style:family="text">
      <style:text-properties officeooo:rsid="0378e91e"/>
    </style:style>
    <style:style style:name="T181" style:family="text">
      <style:text-properties officeooo:rsid="037a96ca"/>
    </style:style>
    <style:style style:name="T182" style:family="text">
      <style:text-properties officeooo:rsid="037aeda1"/>
    </style:style>
    <style:style style:name="T183" style:family="text">
      <style:text-properties officeooo:rsid="037c55be"/>
    </style:style>
    <style:style style:name="T184" style:family="text">
      <style:text-properties officeooo:rsid="037ea4bc"/>
    </style:style>
    <style:style style:name="T185" style:family="text">
      <style:text-properties officeooo:rsid="038f82d3"/>
    </style:style>
    <style:style style:name="T186" style:family="text">
      <style:text-properties officeooo:rsid="03909589"/>
    </style:style>
    <style:style style:name="T187" style:family="text">
      <style:text-properties officeooo:rsid="0391532f"/>
    </style:style>
    <style:style style:name="T188" style:family="text">
      <style:text-properties officeooo:rsid="039230e9"/>
    </style:style>
    <style:style style:name="T189" style:family="text">
      <style:text-properties officeooo:rsid="03932594"/>
    </style:style>
    <style:style style:name="T190" style:family="text">
      <style:text-properties officeooo:rsid="03996eb0"/>
    </style:style>
    <style:style style:name="T191" style:family="text">
      <style:text-properties officeooo:rsid="03a54b8e"/>
    </style:style>
    <style:style style:name="T192" style:family="text">
      <style:text-properties officeooo:rsid="03a7b487"/>
    </style:style>
    <style:style style:name="T193" style:family="text">
      <style:text-properties officeooo:rsid="03a9877d"/>
    </style:style>
    <style:style style:name="T194" style:family="text">
      <style:text-properties officeooo:rsid="03aa76ef"/>
    </style:style>
    <style:style style:name="T195" style:family="text">
      <style:text-properties officeooo:rsid="03ad1d17"/>
    </style:style>
    <style:style style:name="T196" style:family="text">
      <style:text-properties officeooo:rsid="03b4d339"/>
    </style:style>
    <style:style style:name="T197" style:family="text">
      <style:text-properties officeooo:rsid="03b61360"/>
    </style:style>
    <style:style style:name="T198" style:family="text">
      <style:text-properties officeooo:rsid="03c408dd"/>
    </style:style>
    <style:style style:name="T199" style:family="text">
      <style:text-properties officeooo:rsid="03c716cc"/>
    </style:style>
    <style:style style:name="T200" style:family="text">
      <style:text-properties officeooo:rsid="03cbf612"/>
    </style:style>
    <style:style style:name="T201" style:family="text">
      <style:text-properties officeooo:rsid="03cc3e84"/>
    </style:style>
    <style:style style:name="T202" style:family="text">
      <style:text-properties officeooo:rsid="03cc7adb"/>
    </style:style>
    <style:style style:name="T203" style:family="text">
      <style:text-properties officeooo:rsid="03de1edd"/>
    </style:style>
    <style:style style:name="T204" style:family="text">
      <style:text-properties officeooo:rsid="03e9fbdb"/>
    </style:style>
    <style:style style:name="T205" style:family="text">
      <style:text-properties officeooo:rsid="03ebc655"/>
    </style:style>
    <style:style style:name="T206" style:family="text">
      <style:text-properties officeooo:rsid="03ebcd20"/>
    </style:style>
    <style:style style:name="T207" style:family="text">
      <style:text-properties officeooo:rsid="03eebb74"/>
    </style:style>
    <style:style style:name="T208" style:family="text">
      <style:text-properties officeooo:rsid="03ef6174"/>
    </style:style>
    <style:style style:name="T209" style:family="text">
      <style:text-properties officeooo:rsid="03f2dfba"/>
    </style:style>
    <style:style style:name="T210" style:family="text">
      <style:text-properties officeooo:rsid="03f3560c"/>
    </style:style>
    <style:style style:name="T211" style:family="text">
      <style:text-properties officeooo:rsid="03fbd72b"/>
    </style:style>
    <style:style style:name="T212" style:family="text">
      <style:text-properties officeooo:rsid="03fdb6e4"/>
    </style:style>
    <style:style style:name="T213" style:family="text">
      <style:text-properties officeooo:rsid="040419ee"/>
    </style:style>
    <style:style style:name="T214" style:family="text">
      <style:text-properties officeooo:rsid="040a54d9"/>
    </style:style>
    <style:style style:name="T215" style:family="text">
      <style:text-properties officeooo:rsid="040cd9c2"/>
    </style:style>
    <style:style style:name="T216" style:family="text">
      <style:text-properties officeooo:rsid="040e9a03"/>
    </style:style>
    <style:style style:name="T217" style:family="text">
      <style:text-properties officeooo:rsid="0410a7f2"/>
    </style:style>
    <style:style style:name="T218" style:family="text">
      <style:text-properties officeooo:rsid="041c1640"/>
    </style:style>
    <style:style style:name="T219" style:family="text">
      <style:text-properties officeooo:rsid="041c74ea"/>
    </style:style>
    <style:style style:name="T220" style:family="text">
      <style:text-properties officeooo:rsid="0422af60"/>
    </style:style>
    <style:style style:name="T221" style:family="text">
      <style:text-properties officeooo:rsid="0438b7f0"/>
    </style:style>
    <style:style style:name="T222" style:family="text">
      <style:text-properties officeooo:rsid="043bca95"/>
    </style:style>
    <style:style style:name="T223" style:family="text">
      <style:text-properties officeooo:rsid="043d88c5"/>
    </style:style>
    <style:style style:name="T224" style:family="text">
      <style:text-properties officeooo:rsid="0440b148"/>
    </style:style>
    <style:style style:name="T225" style:family="text">
      <style:text-properties officeooo:rsid="04423330"/>
    </style:style>
    <style:style style:name="T226" style:family="text">
      <style:text-properties officeooo:rsid="0445b039"/>
    </style:style>
    <style:style style:name="T227" style:family="text">
      <style:text-properties officeooo:rsid="0448195c"/>
    </style:style>
    <style:style style:name="T228" style:family="text">
      <style:text-properties officeooo:rsid="044db8a9"/>
    </style:style>
    <style:style style:name="T229" style:family="text">
      <style:text-properties officeooo:rsid="0458c74b"/>
    </style:style>
    <style:style style:name="T230" style:family="text">
      <style:text-properties officeooo:rsid="04605026"/>
    </style:style>
    <style:style style:name="T231" style:family="text">
      <style:text-properties officeooo:rsid="04627749"/>
    </style:style>
    <style:style style:name="T232" style:family="text">
      <style:text-properties officeooo:rsid="04634013"/>
    </style:style>
    <style:style style:name="T233" style:family="text">
      <style:text-properties officeooo:rsid="0467a3fe"/>
    </style:style>
    <style:style style:name="T234" style:family="text">
      <style:text-properties officeooo:rsid="046cbd55"/>
    </style:style>
    <style:style style:name="T235" style:family="text">
      <style:text-properties officeooo:rsid="046fae1f"/>
    </style:style>
    <style:style style:name="T236" style:family="text">
      <style:text-properties officeooo:rsid="04702a1c"/>
    </style:style>
    <style:style style:name="T237" style:family="text">
      <style:text-properties officeooo:rsid="0478ae67"/>
    </style:style>
    <style:style style:name="T238" style:family="text">
      <style:text-properties officeooo:rsid="047c5527"/>
    </style:style>
    <style:style style:name="T239" style:family="text">
      <style:text-properties officeooo:rsid="048c7adb"/>
    </style:style>
    <style:style style:name="T240" style:family="text">
      <style:text-properties officeooo:rsid="04901f03"/>
    </style:style>
    <style:style style:name="T241" style:family="text">
      <style:text-properties officeooo:rsid="04947501"/>
    </style:style>
    <style:style style:name="T242" style:family="text">
      <style:text-properties officeooo:rsid="04b2ba24"/>
    </style:style>
    <style:style style:name="T243" style:family="text">
      <style:text-properties officeooo:rsid="04b7dbbc"/>
    </style:style>
    <style:style style:name="T244" style:family="text">
      <style:text-properties officeooo:rsid="04bac881"/>
    </style:style>
    <style:style style:name="T245" style:family="text">
      <style:text-properties officeooo:rsid="04bb755d"/>
    </style:style>
    <style:style style:name="T246" style:family="text">
      <style:text-properties officeooo:rsid="04cb029c"/>
    </style:style>
    <style:style style:name="T247" style:family="text">
      <style:text-properties officeooo:rsid="04cc4646"/>
    </style:style>
    <style:style style:name="T248" style:family="text">
      <style:text-properties officeooo:rsid="04d0b026"/>
    </style:style>
    <style:style style:name="T249" style:family="text">
      <style:text-properties officeooo:rsid="04d31d9f"/>
    </style:style>
    <style:style style:name="T250" style:family="text">
      <style:text-properties officeooo:rsid="04d8f4ca"/>
    </style:style>
    <style:style style:name="T251" style:family="text">
      <style:text-properties officeooo:rsid="04d9f9f9"/>
    </style:style>
    <style:style style:name="T252" style:family="text">
      <style:text-properties officeooo:rsid="04e05c40"/>
    </style:style>
    <style:style style:name="T253" style:family="text">
      <style:text-properties officeooo:rsid="04e318d0"/>
    </style:style>
    <style:style style:name="T254" style:family="text">
      <style:text-properties officeooo:rsid="04e3d3ad"/>
    </style:style>
    <style:style style:name="T255" style:family="text">
      <style:text-properties officeooo:rsid="05008f49"/>
    </style:style>
    <style:style style:name="T256" style:family="text">
      <style:text-properties officeooo:rsid="0503a6a9"/>
    </style:style>
    <style:style style:name="T257" style:family="text">
      <style:text-properties officeooo:rsid="050cb401"/>
    </style:style>
    <style:style style:name="T258" style:family="text">
      <style:text-properties officeooo:rsid="050ef3f1"/>
    </style:style>
    <style:style style:name="T259" style:family="text">
      <style:text-properties officeooo:rsid="05106ffb"/>
    </style:style>
    <style:style style:name="T260" style:family="text">
      <style:text-properties officeooo:rsid="0523b320"/>
    </style:style>
    <style:style style:name="T261" style:family="text">
      <style:text-properties officeooo:rsid="05289ba8"/>
    </style:style>
    <style:style style:name="T262" style:family="text">
      <style:text-properties officeooo:rsid="052bc851"/>
    </style:style>
    <style:style style:name="T263" style:family="text">
      <style:text-properties officeooo:rsid="05302421"/>
    </style:style>
    <style:style style:name="T264" style:family="text">
      <style:text-properties officeooo:rsid="05324cd9"/>
    </style:style>
    <style:style style:name="T265" style:family="text">
      <style:text-properties officeooo:rsid="05346252"/>
    </style:style>
    <style:style style:name="T266" style:family="text">
      <style:text-properties officeooo:rsid="053ea157"/>
    </style:style>
    <style:style style:name="T267" style:family="text">
      <style:text-properties officeooo:rsid="0543e975"/>
    </style:style>
    <style:style style:name="T268" style:family="text">
      <style:text-properties officeooo:rsid="0548fdc9"/>
    </style:style>
    <style:style style:name="T269" style:family="text">
      <style:text-properties officeooo:rsid="054d3fe0"/>
    </style:style>
    <style:style style:name="T270" style:family="text">
      <style:text-properties officeooo:rsid="05503df0"/>
    </style:style>
    <style:style style:name="T271" style:family="text">
      <style:text-properties officeooo:rsid="055acd92"/>
    </style:style>
    <style:style style:name="T272" style:family="text">
      <style:text-properties officeooo:rsid="055d32ff"/>
    </style:style>
    <style:style style:name="T273" style:family="text">
      <style:text-properties officeooo:rsid="0564dea5"/>
    </style:style>
    <style:style style:name="T274" style:family="text">
      <style:text-properties officeooo:rsid="056b9396"/>
    </style:style>
    <style:style style:name="T275" style:family="text">
      <style:text-properties officeooo:rsid="056ebdc5"/>
    </style:style>
    <style:style style:name="T276" style:family="text">
      <style:text-properties officeooo:rsid="05720d6c"/>
    </style:style>
    <style:style style:name="T277" style:family="text">
      <style:text-properties officeooo:rsid="057c71cc"/>
    </style:style>
    <style:style style:name="T278" style:family="text">
      <style:text-properties officeooo:rsid="057e09ce"/>
    </style:style>
    <style:style style:name="T279" style:family="text">
      <style:text-properties officeooo:rsid="05894c27"/>
    </style:style>
    <style:style style:name="T280" style:family="text">
      <style:text-properties officeooo:rsid="058a69c9"/>
    </style:style>
    <style:style style:name="T281" style:family="text">
      <style:text-properties officeooo:rsid="058aaa97"/>
    </style:style>
    <style:style style:name="T282" style:family="text">
      <style:text-properties officeooo:rsid="058ae011"/>
    </style:style>
    <style:style style:name="T283" style:family="text">
      <style:text-properties officeooo:rsid="059078e4"/>
    </style:style>
    <style:style style:name="T284" style:family="text">
      <style:text-properties officeooo:rsid="0591ebde"/>
    </style:style>
    <style:style style:name="T285" style:family="text">
      <style:text-properties officeooo:rsid="05928bc4"/>
    </style:style>
    <style:style style:name="T286" style:family="text">
      <style:text-properties officeooo:rsid="05a72c81"/>
    </style:style>
    <style:style style:name="T287" style:family="text">
      <style:text-properties officeooo:rsid="05b76c64"/>
    </style:style>
    <style:style style:name="T288" style:family="text">
      <style:text-properties officeooo:rsid="05bb93f4"/>
    </style:style>
    <style:style style:name="T289" style:family="text">
      <style:text-properties officeooo:rsid="05d3c244"/>
    </style:style>
    <style:style style:name="T290" style:family="text">
      <style:text-properties officeooo:rsid="05e9d5c4"/>
    </style:style>
    <style:style style:name="T291" style:family="text">
      <style:text-properties officeooo:rsid="05f81ff2"/>
    </style:style>
    <style:style style:name="T292" style:family="text">
      <style:text-properties officeooo:rsid="06042277"/>
    </style:style>
    <style:style style:name="T293" style:family="text">
      <style:text-properties officeooo:rsid="0604e482"/>
    </style:style>
    <style:style style:name="T294" style:family="text">
      <style:text-properties officeooo:rsid="06109a3f"/>
    </style:style>
    <style:style style:name="T295" style:family="text">
      <style:text-properties officeooo:rsid="0612ea95"/>
    </style:style>
    <style:style style:name="T296" style:family="text">
      <style:text-properties officeooo:rsid="0619f64c"/>
    </style:style>
    <style:style style:name="T297" style:family="text">
      <style:text-properties officeooo:rsid="061bfc98"/>
    </style:style>
    <style:style style:name="T298" style:family="text">
      <style:text-properties officeooo:rsid="061ce4b8"/>
    </style:style>
    <style:style style:name="T299" style:family="text">
      <style:text-properties officeooo:rsid="06244f37"/>
    </style:style>
    <style:style style:name="T300" style:family="text">
      <style:text-properties officeooo:rsid="0633985e"/>
    </style:style>
    <style:style style:name="T301" style:family="text">
      <style:text-properties officeooo:rsid="063c5993"/>
    </style:style>
    <style:style style:name="T302" style:family="text">
      <style:text-properties officeooo:rsid="06465cc0"/>
    </style:style>
    <style:style style:name="T303" style:family="text">
      <style:text-properties officeooo:rsid="0652d341"/>
    </style:style>
    <style:style style:name="T304" style:family="text">
      <style:text-properties officeooo:rsid="0655d8d4"/>
    </style:style>
    <style:style style:name="T305" style:family="text">
      <style:text-properties officeooo:rsid="0658616f"/>
    </style:style>
    <style:style style:name="T306" style:family="text">
      <style:text-properties officeooo:rsid="0662346e"/>
    </style:style>
    <style:style style:name="T307" style:family="text">
      <style:text-properties officeooo:rsid="066284e8"/>
    </style:style>
    <style:style style:name="T308" style:family="text">
      <style:text-properties officeooo:rsid="06635d7f"/>
    </style:style>
    <style:style style:name="T309" style:family="text">
      <style:text-properties officeooo:rsid="0665cc77"/>
    </style:style>
    <style:style style:name="T310" style:family="text">
      <style:text-properties officeooo:rsid="066a7acf"/>
    </style:style>
    <style:style style:name="T311" style:family="text">
      <style:text-properties officeooo:rsid="067113fc"/>
    </style:style>
    <style:style style:name="T312" style:family="text">
      <style:text-properties officeooo:rsid="0674f206"/>
    </style:style>
    <style:style style:name="T313" style:family="text">
      <style:text-properties officeooo:rsid="0676db21"/>
    </style:style>
    <style:style style:name="T314" style:family="text">
      <style:text-properties officeooo:rsid="067aa8ef"/>
    </style:style>
    <style:style style:name="T315" style:family="text">
      <style:text-properties officeooo:rsid="067ee921"/>
    </style:style>
    <style:style style:name="T316" style:family="text">
      <style:text-properties officeooo:rsid="0683d75d"/>
    </style:style>
    <style:style style:name="T317" style:family="text">
      <style:text-properties officeooo:rsid="068542fd"/>
    </style:style>
    <style:style style:name="T318" style:family="text">
      <style:text-properties officeooo:rsid="068b753b"/>
    </style:style>
    <style:style style:name="T319" style:family="text">
      <style:text-properties officeooo:rsid="068d1c45"/>
    </style:style>
    <style:style style:name="T320" style:family="text">
      <style:text-properties officeooo:rsid="068f67fa"/>
    </style:style>
    <style:style style:name="T321" style:family="text">
      <style:text-properties officeooo:rsid="0693956d"/>
    </style:style>
    <style:style style:name="T322" style:family="text">
      <style:text-properties officeooo:rsid="069605ab"/>
    </style:style>
    <style:style style:name="T323" style:family="text">
      <style:text-properties officeooo:rsid="0699c333"/>
    </style:style>
    <style:style style:name="T324" style:family="text">
      <style:text-properties officeooo:rsid="069af7c0"/>
    </style:style>
    <style:style style:name="T325" style:family="text">
      <style:text-properties officeooo:rsid="069d30eb"/>
    </style:style>
    <style:style style:name="T326" style:family="text">
      <style:text-properties officeooo:rsid="069eca8b"/>
    </style:style>
    <style:style style:name="T327" style:family="text">
      <style:text-properties officeooo:rsid="06a01fac"/>
    </style:style>
    <style:style style:name="T328" style:family="text">
      <style:text-properties officeooo:rsid="06a095d3"/>
    </style:style>
    <style:style style:name="T329" style:family="text">
      <style:text-properties officeooo:rsid="06a48ccb"/>
    </style:style>
    <style:style style:name="T330" style:family="text">
      <style:text-properties officeooo:rsid="06a5a787"/>
    </style:style>
    <style:style style:name="T331" style:family="text">
      <style:text-properties officeooo:rsid="06aa7c31"/>
    </style:style>
    <style:style style:name="T332" style:family="text">
      <style:text-properties officeooo:rsid="06acaf54"/>
    </style:style>
    <style:style style:name="T333" style:family="text">
      <style:text-properties officeooo:rsid="06ae5892"/>
    </style:style>
    <style:style style:name="T334" style:family="text">
      <style:text-properties officeooo:rsid="06af5e55"/>
    </style:style>
    <style:style style:name="T335" style:family="text">
      <style:text-properties officeooo:rsid="06be47ad"/>
    </style:style>
    <style:style style:name="T336" style:family="text">
      <style:text-properties officeooo:rsid="06bf2bf6"/>
    </style:style>
    <style:style style:name="T337" style:family="text">
      <style:text-properties officeooo:rsid="06c917c8"/>
    </style:style>
    <style:style style:name="T338" style:family="text">
      <style:text-properties officeooo:rsid="06d01ae3"/>
    </style:style>
    <style:style style:name="T339" style:family="text">
      <style:text-properties officeooo:rsid="06d290a0"/>
    </style:style>
    <style:style style:name="T340" style:family="text">
      <style:text-properties officeooo:rsid="06d7a5ea"/>
    </style:style>
    <style:style style:name="T341" style:family="text">
      <style:text-properties officeooo:rsid="06d802d8"/>
    </style:style>
    <style:style style:name="T342" style:family="text">
      <style:text-properties officeooo:rsid="06dcd319"/>
    </style:style>
    <style:style style:name="T343" style:family="text">
      <style:text-properties officeooo:rsid="06ea3c63"/>
    </style:style>
    <style:style style:name="T344" style:family="text">
      <style:text-properties officeooo:rsid="06ed7136"/>
    </style:style>
    <style:style style:name="T345" style:family="text">
      <style:text-properties officeooo:rsid="06ee28df"/>
    </style:style>
    <style:style style:name="T346" style:family="text">
      <style:text-properties officeooo:rsid="07017c18"/>
    </style:style>
    <style:style style:name="T347" style:family="text">
      <style:text-properties officeooo:rsid="071547ec"/>
    </style:style>
    <style:style style:name="T348" style:family="text">
      <style:text-properties officeooo:rsid="07182f20"/>
    </style:style>
    <style:style style:name="T349" style:family="text">
      <style:text-properties officeooo:rsid="071a0ff4"/>
    </style:style>
    <style:style style:name="T350" style:family="text">
      <style:text-properties officeooo:rsid="071b0e91"/>
    </style:style>
    <style:style style:name="T351" style:family="text">
      <style:text-properties officeooo:rsid="071b70ef"/>
    </style:style>
    <style:style style:name="T352" style:family="text">
      <style:text-properties officeooo:rsid="071cd89e"/>
    </style:style>
    <style:style style:name="T353" style:family="text">
      <style:text-properties officeooo:rsid="07652208"/>
    </style:style>
    <style:style style:name="T354" style:family="text">
      <style:text-properties officeooo:rsid="0769012b"/>
    </style:style>
    <style:style style:name="T355" style:family="text">
      <style:text-properties officeooo:rsid="076987e1"/>
    </style:style>
    <style:style style:name="T356" style:family="text">
      <style:text-properties officeooo:rsid="076b5277"/>
    </style:style>
    <style:style style:name="T357" style:family="text">
      <style:text-properties officeooo:rsid="0774230e"/>
    </style:style>
    <style:style style:name="T358" style:family="text">
      <style:text-properties officeooo:rsid="07777030"/>
    </style:style>
    <style:style style:name="T359" style:family="text">
      <style:text-properties officeooo:rsid="077abd5b"/>
    </style:style>
    <style:style style:name="T360" style:family="text">
      <style:text-properties officeooo:rsid="077cedb0"/>
    </style:style>
    <style:style style:name="T361" style:family="text">
      <style:text-properties officeooo:rsid="07804648"/>
    </style:style>
    <style:style style:name="T362" style:family="text">
      <style:text-properties officeooo:rsid="0783333e"/>
    </style:style>
    <style:style style:name="T363" style:family="text">
      <style:text-properties officeooo:rsid="07856030"/>
    </style:style>
    <style:style style:name="T364" style:family="text">
      <style:text-properties officeooo:rsid="07870321"/>
    </style:style>
    <style:style style:name="T365" style:family="text">
      <style:text-properties officeooo:rsid="0787b81e"/>
    </style:style>
    <style:style style:name="T366" style:family="text">
      <style:text-properties officeooo:rsid="0791c2e0"/>
    </style:style>
    <style:style style:name="T367" style:family="text">
      <style:text-properties officeooo:rsid="07950f71"/>
    </style:style>
    <style:style style:name="T368" style:family="text">
      <style:text-properties officeooo:rsid="0795f86d"/>
    </style:style>
    <style:style style:name="T369" style:family="text">
      <style:text-properties officeooo:rsid="079b9916"/>
    </style:style>
    <style:style style:name="T370" style:family="text">
      <style:text-properties officeooo:rsid="079d21aa"/>
    </style:style>
    <style:style style:name="T371" style:family="text">
      <style:text-properties officeooo:rsid="07a218f2"/>
    </style:style>
    <style:style style:name="T372" style:family="text">
      <style:text-properties officeooo:rsid="07a60d82"/>
    </style:style>
    <style:style style:name="T373" style:family="text">
      <style:text-properties officeooo:rsid="07a6eef2"/>
    </style:style>
    <style:style style:name="T374" style:family="text">
      <style:text-properties officeooo:rsid="07afbd90"/>
    </style:style>
    <style:style style:name="T375" style:family="text">
      <style:text-properties officeooo:rsid="07b24686"/>
    </style:style>
    <style:style style:name="T376" style:family="text">
      <style:text-properties officeooo:rsid="07b7aa49"/>
    </style:style>
    <style:style style:name="T377" style:family="text">
      <style:text-properties officeooo:rsid="07b8eb21"/>
    </style:style>
    <style:style style:name="T378" style:family="text">
      <style:text-properties officeooo:rsid="07bd8a6f"/>
    </style:style>
    <style:style style:name="T379" style:family="text">
      <style:text-properties officeooo:rsid="07c9e3c2"/>
    </style:style>
    <style:style style:name="T380" style:family="text">
      <style:text-properties officeooo:rsid="07ccb7f9"/>
    </style:style>
    <style:style style:name="T381" style:family="text">
      <style:text-properties officeooo:rsid="07cf6d54"/>
    </style:style>
    <style:style style:name="T382" style:family="text">
      <style:text-properties officeooo:rsid="07d05688"/>
    </style:style>
    <style:style style:name="T383" style:family="text">
      <style:text-properties officeooo:rsid="07d9cc23"/>
    </style:style>
    <style:style style:name="T384" style:family="text">
      <style:text-properties officeooo:rsid="07eb88ac"/>
    </style:style>
    <style:style style:name="T385" style:family="text">
      <style:text-properties officeooo:rsid="07ec2d3b"/>
    </style:style>
    <style:style style:name="T386" style:family="text">
      <style:text-properties officeooo:rsid="07f41ab4"/>
    </style:style>
    <style:style style:name="T387" style:family="text">
      <style:text-properties officeooo:rsid="07fba874"/>
    </style:style>
    <style:style style:name="T388" style:family="text">
      <style:text-properties officeooo:rsid="07fe7b11"/>
    </style:style>
    <style:style style:name="T389" style:family="text">
      <style:text-properties officeooo:rsid="080831e9"/>
    </style:style>
    <style:style style:name="T390" style:family="text">
      <style:text-properties officeooo:rsid="0809c180"/>
    </style:style>
    <style:style style:name="T391" style:family="text">
      <style:text-properties officeooo:rsid="080e8914"/>
    </style:style>
    <style:style style:name="T392" style:family="text">
      <style:text-properties officeooo:rsid="0813b370"/>
    </style:style>
    <style:style style:name="T393" style:family="text">
      <style:text-properties officeooo:rsid="081607db"/>
    </style:style>
    <style:style style:name="T394" style:family="text">
      <style:text-properties officeooo:rsid="081896ed"/>
    </style:style>
    <style:style style:name="T395" style:family="text">
      <style:text-properties officeooo:rsid="081a3dae"/>
    </style:style>
    <style:style style:name="T396" style:family="text">
      <style:text-properties officeooo:rsid="081debea"/>
    </style:style>
    <style:style style:name="T397" style:family="text">
      <style:text-properties officeooo:rsid="081f2321"/>
    </style:style>
    <style:style style:name="T398" style:family="text">
      <style:text-properties officeooo:rsid="082dc7d6"/>
    </style:style>
    <style:style style:name="T399" style:family="text">
      <style:text-properties officeooo:rsid="085a8be3"/>
    </style:style>
    <style:style style:name="T400" style:family="text">
      <style:text-properties officeooo:rsid="0862d6a5"/>
    </style:style>
    <style:style style:name="T401" style:family="text">
      <style:text-properties officeooo:rsid="086e1213"/>
    </style:style>
    <style:style style:name="T402" style:family="text">
      <style:text-properties officeooo:rsid="086fc0af"/>
    </style:style>
    <style:style style:name="T403" style:family="text">
      <style:text-properties officeooo:rsid="0875b556"/>
    </style:style>
    <style:style style:name="T404" style:family="text">
      <style:text-properties officeooo:rsid="0876de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5"/>
      <text:p text:style-name="P1095">Tutorial of C++</text:p>
      <text:p text:style-name="P916"/>
      <text:p text:style-name="P916"/>
      <text:p text:style-name="P916">History of cpp:</text:p>
      <text:p text:style-name="P938">- Discoverer of C++ is Bjarne Stroustrup <text:span text:style-name="T1">in 1983.</text:span></text:p>
      <text:p text:style-name="P938">- <text:span text:style-name="T2">Implemented the concept C with classes</text:span></text:p>
      <text:p text:style-name="P938">- <text:span text:style-name="T3">first object orented programing language is Simula67.</text:span></text:p>
      <text:p text:style-name="P938"/>
      <text:p text:style-name="P917">Feature of C++:</text:p>
      <text:p text:style-name="P939">1. C++ is a middle level language</text:p>
      <text:p text:style-name="P939">2. C++ supports principle of object oriented concept.</text:p>
      <text:p text:style-name="P939"/>
      <text:p text:style-name="P918">Comparision between C and C++:</text:p>
      <text:p text:style-name="P940">1.C ++ is a super set of C language</text:p>
      <text:p text:style-name="P940">2.<text:span text:style-name="T4">C++ can be use existing C software library</text:span></text:p>
      <text:p text:style-name="P941">3. C follow top-down approach of programming(main function first defined then all functions) <text:s/>but C++ follow bottom-<text:span text:style-name="T401">up </text:span><text:s/>approach of programming .</text:p>
      <text:p text:style-name="P942">4. C follows only procedure oriented programming but C++ follows object oriented and procedure oriented approach.</text:p>
      <text:p text:style-name="P942"/>
      <text:p text:style-name="P943">Objective <text:span text:style-name="T5">Oriented Programming </text:span>of C++:</text:p>
      <text:p text:style-name="P944">1. OOPs is a programming approach which resolves around the concept of “Object”.</text:p>
      <text:p text:style-name="P945">2.<text:span text:style-name="T8">Object:</text:span><text:span text:style-name="T6">Any entity in the system that can be defined as a set of properties and set of operations performed using entity properties set ,is known as object.</text:span></text:p>
      <text:p text:style-name="P945"/>
      <text:p text:style-name="P946">Object Oriented Key principles:</text:p>
      <text:p text:style-name="P946">1.Encapsulation<text:span text:style-name="T9">(Act of combing all properties and operation of an object)</text:span></text:p>
      <text:p text:style-name="P946">2.Data Hiding</text:p>
      <text:p text:style-name="P946">3.Abstraction</text:p>
      <text:p text:style-name="P947">4.Polymorphism</text:p>
      <text:p text:style-name="P947">5.Inheritance</text:p>
      <text:p text:style-name="P947"/>
      <text:p text:style-name="P919">Concept of Classes and Object:</text:p>
      <text:p text:style-name="P948">- <text:span text:style-name="T10">Class is a blue print of object.</text:span></text:p>
      <text:p text:style-name="P948">-<text:span text:style-name="T12">Object is a instance of class.</text:span></text:p>
      <text:p text:style-name="P948">-<text:span text:style-name="T11">Class is description of objects property set and set of object.</text:span></text:p>
      <text:p text:style-name="P948">- <text:span text:style-name="T13">Object is a run time entity.Memory will create when we create object ,class will not assign any merory.</text:span></text:p>
      <text:p text:style-name="P948"/>
      <text:p text:style-name="P920">Software development in c++:</text:p>
      <text:p text:style-name="P948">- <text:span text:style-name="T14">Create .cpp file</text:span></text:p>
      <text:p text:style-name="P948">-<text:span text:style-name="T14">first preprocessor will resolve all coding with included header file and will create extention (.i) file.</text:span></text:p>
      <text:p text:style-name="P948">-<text:span text:style-name="T15">Now compiler will create (.obj) file using (.i) file.</text:span></text:p>
      <text:p text:style-name="P949">-<text:span text:style-name="T16">A linker will add library file with object file and create .exe/a.out file.</text:span></text:p>
      <text:p text:style-name="P950"/>
      <text:p text:style-name="P950"/>
      <text:p text:style-name="P951">---------------------------------------------------------------------------------------------------- <text:s/></text:p>
      <text:p text:style-name="P950"/>
      <text:p text:style-name="P921">Identifiers :</text:p>
      <text:p text:style-name="P950"/>
      <text:p text:style-name="P950">-<text:span text:style-name="T17">Software makes to manage the data and information.</text:span></text:p>
      <text:p text:style-name="P952">Constants:</text:p>
      <text:p text:style-name="P952">1. Primary Constant <text:span text:style-name="T18">(Integer,Real,Character)</text:span></text:p>
      <text:p text:style-name="P952">2. Secondary Constant <text:span text:style-name="T18">(Array,String,Pointer,Union,Structure,Enumerator,Class)</text:span></text:p>
      <text:p text:style-name="P952"/>
      <text:p text:style-name="P922">Input and Output Instructions:</text:p>
      <text:p text:style-name="P953"><text:soft-page-break/>1. In C standard output device is monitor and printf()</text:p>
      <text:p text:style-name="P954">2. In C++ printf() and ‘cout’ both predefined function can be used.</text:p>
      <text:p text:style-name="P955">3 Operator ( &lt;&lt; ) is called insertion or ‘put to’ operator.</text:p>
      <text:p text:style-name="P956">4. In C standard input device is keyboard and scanf () is used to recieve data.</text:p>
      <text:p text:style-name="P957">5. scanf and cin are predefind object.</text:p>
      <text:p text:style-name="P958">6. We use (&gt;&gt;) extraction identifier.</text:p>
      <text:p text:style-name="P959">7. header files include declaration. &lt;iostream.h&gt; header flile include all the declaration of cin and cout ,’<text:span text:style-name="T19">&lt;&lt;’,’&gt;&gt;’ etc</text:span>.</text:p>
      <text:p text:style-name="P960">8. Identifires can be function name ,variable ,objects ,macros etc.</text:p>
      <text:p text:style-name="P961">9. endl (used for move cursor to the beginning of new linw) is a manupulator and it is declared in iostream.h</text:p>
      <text:p text:style-name="P961">----------------------------------------------------------------------------------------------------------------------- </text:p>
      <text:p text:style-name="P961"/>
      <text:p text:style-name="P923">Reference variable:</text:p>
      <text:p text:style-name="P962">-<text:span text:style-name="T22">Reference means address.</text:span></text:p>
      <text:p text:style-name="P962">-<text:span text:style-name="T23">Reference variable is a internal pointer.</text:span></text:p>
      <text:p text:style-name="P962">- <text:span text:style-name="T24">Declaration of reference variable is preceded with ‘&amp;’ symbol.</text:span></text:p>
      <text:p text:style-name="P962">-<text:span text:style-name="T20">It is neccessary to initialize reference variable at the time of declaration.</text:span></text:p>
      <text:p text:style-name="P963">-<text:span text:style-name="T24">It can be initialize with already declared variable.</text:span></text:p>
      <text:p text:style-name="P963">-<text:span text:style-name="T25">Reference variable cannot be updated.</text:span></text:p>
      <text:p text:style-name="P963"/>
      <text:p text:style-name="P963">Int x=5 (x is having address 1000)</text:p>
      <text:p text:style-name="P964">int &amp;y=x (here y will address to <text:s/>the same reference of x to y and y is reference variable<text:span text:style-name="T21">)</text:span></text:p>
      <text:p text:style-name="P996"><text:s/></text:p>
      <text:p text:style-name="P965">---------------------------------------------------------------------------------------------------------------------- </text:p>
      <text:p text:style-name="P924"/>
      <text:p text:style-name="P925">Function in C++ :</text:p>
      <text:p text:style-name="P966"/>
      <text:p text:style-name="P967">- Function <text:s/>is block of code performing a unit task.</text:p>
      <text:p text:style-name="P967">-<text:span text:style-name="T26">Function has a name,return type and argument.</text:span></text:p>
      <text:p text:style-name="P967">- <text:span text:style-name="T27">Function is a name to achieve modularization.</text:span></text:p>
      <text:p text:style-name="P967">- <text:span text:style-name="T28">Functions are pre-defined and user-defind.</text:span></text:p>
      <text:p text:style-name="P967">-<text:span text:style-name="T28">Predefined function are declared in header file and defined in library file.</text:span></text:p>
      <text:p text:style-name="P967"/>
      <text:p text:style-name="P926">Formal and actual argument:</text:p>
      <text:p text:style-name="P997">#include &lt;iostream.h&gt;</text:p>
      <text:p text:style-name="P997">int sum (int,int)</text:p>
      <text:p text:style-name="P997">void main()</text:p>
      <text:p text:style-name="P997">{</text:p>
      <text:p text:style-name="P997">int a=5,b=6;</text:p>
      <text:p text:style-name="P997">int s=sum(a,b); <text:s text:c="8"/>-----------<text:span text:style-name="T29">&lt;&lt; actual argument</text:span></text:p>
      <text:p text:style-name="P1000">cout&lt;&lt;”sum is “&lt;&lt;s;</text:p>
      <text:p text:style-name="P1000">}</text:p>
      <text:p text:style-name="P1000">int sum (int x,int y) <text:s text:c="4"/>-------------<text:span text:style-name="T29">&lt;&lt; formal argument</text:span></text:p>
      <text:p text:style-name="P1000">{</text:p>
      <text:p text:style-name="P968"><text:span text:style-name="T49">return (x+y</text:span>);</text:p>
      <text:p text:style-name="P968">}</text:p>
      <text:p text:style-name="P968"/>
      <text:p text:style-name="P970">**when memory will create using function sum() , for variable a and b and also for x and y memory will be created. <text:span text:style-name="T30">The value of a and b will pass to variable x and y.</text:span></text:p>
      <text:p text:style-name="P970"/>
      <text:p text:style-name="P927">Formal arguments can be of three types.</text:p>
      <text:p text:style-name="P971">1.<text:span text:style-name="T31">Ordinary variable of any type.</text:span></text:p>
      <text:p text:style-name="P972">2.<text:span text:style-name="T32">pointer variable </text:span></text:p>
      <text:p text:style-name="P973">3. Reference variable.</text:p>
      <text:p text:style-name="P928"/>
      <text:p text:style-name="P929"><text:span text:style-name="T35">(I) </text:span>Call by value</text:p>
      <text:p text:style-name="P974">(if formal variable is ordinary vriable and we have to pass the value <text:span text:style-name="T402">w</text:span>hen calling the function.<text:span text:style-name="T33">)</text:span></text:p>
      <text:p text:style-name="P975"/>
      <text:p text:style-name="P998"><text:soft-page-break/>#include &lt;iostream.h&gt;</text:p>
      <text:p text:style-name="P998">int sum (int,int)</text:p>
      <text:p text:style-name="P998">void main()</text:p>
      <text:p text:style-name="P998">{</text:p>
      <text:p text:style-name="P998">int a=5,b=6;</text:p>
      <text:p text:style-name="P998">int s=sum(a,b); <text:s text:c="8"/>-----------<text:span text:style-name="T29">&lt;&lt; actual argument (passing value)</text:span></text:p>
      <text:p text:style-name="P1001">cout&lt;&lt;”sum is “&lt;&lt;s;</text:p>
      <text:p text:style-name="P1001">}</text:p>
      <text:p text:style-name="P1001">int sum (int x,int y) <text:s text:c="4"/>-------------<text:span text:style-name="T29">&lt;&lt; formal argument</text:span></text:p>
      <text:p text:style-name="P1001">{</text:p>
      <text:p text:style-name="P1001">return (x+y);</text:p>
      <text:p text:style-name="P1001">}</text:p>
      <text:p text:style-name="P975"/>
      <text:p text:style-name="P930"><text:span text:style-name="T36">(II) </text:span>Call by address</text:p>
      <text:p text:style-name="P976">(when calling the function and in actual parameter paasing the address of variable <text:span text:style-name="T34">and in formal argument we are passing as pointer that will take assign address from call)</text:span></text:p>
      <text:p text:style-name="P977"/>
      <text:p text:style-name="P998">#include &lt;iostream.h&gt;</text:p>
      <text:p text:style-name="P998">int sum (int,int)</text:p>
      <text:p text:style-name="P998">void main()</text:p>
      <text:p text:style-name="P998">{</text:p>
      <text:p text:style-name="P998">int a=5,b=6;</text:p>
      <text:p text:style-name="P998">int s=sum(<text:span text:style-name="T38">&amp;</text:span>a,<text:span text:style-name="T38">&amp;</text:span>b); <text:s text:c="8"/>-----------<text:span text:style-name="T29">&lt;&lt; actual argument (passing pointer)</text:span></text:p>
      <text:p text:style-name="P1001">cout&lt;&lt;”sum is “&lt;&lt;s;</text:p>
      <text:p text:style-name="P1001">}</text:p>
      <text:p text:style-name="P1001">int sum (int *x,int *y) <text:s text:c="4"/>-------------<text:span text:style-name="T29">&lt;&lt; formal argument</text:span></text:p>
      <text:p text:style-name="P1001">{</text:p>
      <text:p text:style-name="P1001">return (*x+*y);</text:p>
      <text:p text:style-name="P1001">}</text:p>
      <text:p text:style-name="P1003"/>
      <text:p text:style-name="P931">(III) Call by reference :</text:p>
      <text:p text:style-name="P978">(In Actual argument if we are passing the <text:span text:style-name="T37">reference of the declared variable and in formal argument we are catching that using reference )</text:span></text:p>
      <text:p text:style-name="P978"><text:s/></text:p>
      <text:p text:style-name="P999">#include &lt;iostream.h&gt;</text:p>
      <text:p text:style-name="P999">int sum (int,int)</text:p>
      <text:p text:style-name="P999">void main()</text:p>
      <text:p text:style-name="P999">{</text:p>
      <text:p text:style-name="P999">int a=5,b=6;</text:p>
      <text:p text:style-name="P999">int s=sum(a,b); <text:s text:c="8"/>-----------<text:span text:style-name="T29">&lt;&lt; actual argument (passing refence)</text:span></text:p>
      <text:p text:style-name="P1002">cout&lt;&lt;”sum is “&lt;&lt;s;</text:p>
      <text:p text:style-name="P1002">}</text:p>
      <text:p text:style-name="P1002">int sum (int <text:span text:style-name="T39">&amp;</text:span>x,int <text:span text:style-name="T39">&amp;</text:span>y) <text:s text:c="4"/>-------------<text:span text:style-name="T29">&lt;&lt; formal argument</text:span></text:p>
      <text:p text:style-name="P1002">{</text:p>
      <text:p text:style-name="P1002">return (x+y);</text:p>
      <text:p text:style-name="P1002">}</text:p>
      <text:p text:style-name="P1002"/>
      <text:p text:style-name="P969"/>
      <text:p text:style-name="P969">------------------------------------------------------------------------------------------------------------------ <text:s text:c="2"/></text:p>
      <text:p text:style-name="P969"/>
      <text:p text:style-name="P932">Benifits of function:</text:p>
      <text:p text:style-name="P979">1. Easy to write</text:p>
      <text:p text:style-name="P979">2. Easy to <text:span text:style-name="T41">modify </text:span></text:p>
      <text:p text:style-name="P979">3. <text:span text:style-name="T40">Avoid rewritting of same code</text:span></text:p>
      <text:p text:style-name="P980">4.<text:span text:style-name="T42">Easy to debug</text:span></text:p>
      <text:p text:style-name="P981">5.<text:span text:style-name="T43">Better memory utilization.</text:span></text:p>
      <text:p text:style-name="P981"/>
      <text:p text:style-name="P982">Note : when function call memory is allocated when funtion end , memory gets deallocated.</text:p>
      <text:p text:style-name="P982">-<text:span text:style-name="T44">&gt; Function is time consuming </text:span></text:p>
      <text:p text:style-name="P983"><text:soft-page-break/>Every time a function is called .it takes a lot of time in executing a series of instruction for task such as jumping to the fucntion,saving register,pushing arguments into the stack and returning to the calling function.</text:p>
      <text:p text:style-name="P983"/>
      <text:p text:style-name="P984">Sol:</text:p>
      <text:p text:style-name="P984">If function is big in campare of time taking to execute the function then making of function is correct .</text:p>
      <text:p text:style-name="P985">But when function is small so its worthless to spent time for making a function.</text:p>
      <text:p text:style-name="P985"/>
      <text:p text:style-name="P985"/>
      <text:p text:style-name="P933"/>
      <text:p text:style-name="P934">Inline function:</text:p>
      <text:p text:style-name="P981"/>
      <text:p text:style-name="P986">To avoid the code repeatation for small size code and easy to debug,easy to modify ,we create function that is <text:s/>inline <text:span text:style-name="T45">function.</text:span></text:p>
      <text:p text:style-name="P986"/>
      <text:p text:style-name="P987">1. To eliminate the cost of call of small function , C++ include<text:span text:style-name="T46">s</text:span> a feature inline.</text:p>
      <text:p text:style-name="P987">2. Inline is a request to compiler </text:p>
      <text:p text:style-name="P987">3. If function size is small so we write as inline .</text:p>
      <text:p text:style-name="P988">4.<text:span text:style-name="T47">So compiler may ignor the request in some case.</text:span></text:p>
      <text:p text:style-name="P988">-<text:span text:style-name="T47">Function containing loop.</text:span></text:p>
      <text:p text:style-name="P988">-<text:span text:style-name="T47">Function with recursion</text:span></text:p>
      <text:p text:style-name="P988">-<text:span text:style-name="T47">Containing static variable</text:span></text:p>
      <text:p text:style-name="P989">In these satuation compiler will not create inline if function is required more memory <text:span text:style-name="T48">consumption.</text:span></text:p>
      <text:p text:style-name="P989"/>
      <text:p text:style-name="P935">Default argument:</text:p>
      <text:p text:style-name="P990"/>
      <text:p text:style-name="P990"/>
      <text:p text:style-name="P1004">#include &lt;iostream&gt;</text:p>
      <text:p text:style-name="P1004">using namespace std;</text:p>
      <text:p text:style-name="P1004"/>
      <text:p text:style-name="P1004">int add(int,int,int=0); <text:s text:c="4"/>---------<text:span text:style-name="T50">&gt;&gt; default argument</text:span></text:p>
      <text:p text:style-name="P1004">int main ()</text:p>
      <text:p text:style-name="P1004">{</text:p>
      <text:p text:style-name="P1004"><text:tab/></text:p>
      <text:p text:style-name="P1004"><text:tab/>int a,b;</text:p>
      <text:p text:style-name="P1004"><text:tab/>cout&lt;&lt;"Enter two number"&lt;&lt;endl;</text:p>
      <text:p text:style-name="P1004"><text:tab/>cin&gt;&gt;a&gt;&gt;b;</text:p>
      <text:p text:style-name="P1004"><text:tab/>cout&lt;&lt;"sum is "&lt;&lt;add(a,b);</text:p>
      <text:p text:style-name="P1004"><text:tab/>int c;</text:p>
      <text:p text:style-name="P1004"><text:tab/>cout&lt;&lt;"Enter three number"&lt;&lt;endl;</text:p>
      <text:p text:style-name="P1004"><text:tab/>cin&gt;&gt;a&gt;&gt;b&gt;&gt;c;</text:p>
      <text:p text:style-name="P1004"><text:tab/>cout&lt;&lt;"sum of 3 number is "&lt;&lt;add(a,b,c);</text:p>
      <text:p text:style-name="P1004">}</text:p>
      <text:p text:style-name="P1004"/>
      <text:p text:style-name="P1004">/*</text:p>
      <text:p text:style-name="P1004">int add(int x,int y)</text:p>
      <text:p text:style-name="P1004">{</text:p>
      <text:p text:style-name="P1004"><text:tab/>return x+y;</text:p>
      <text:p text:style-name="P1004">}</text:p>
      <text:p text:style-name="P1004">*/</text:p>
      <text:p text:style-name="P1004">int add(int x,int y,int z)</text:p>
      <text:p text:style-name="P1004">{</text:p>
      <text:p text:style-name="P1004"><text:tab/>return x+y+z;<text:tab/></text:p>
      <text:p text:style-name="P1004">}</text:p>
      <text:p text:style-name="P1004"/>
      <text:p text:style-name="P990"/>
      <text:p text:style-name="P990">----------------------------------------------------------------------------------------------------------------------------- <text:s text:c="2"/></text:p>
      <text:p text:style-name="P990"/>
      <text:p text:style-name="P936">Function Overloading :</text:p>
      <text:p text:style-name="P991"/>
      <text:p text:style-name="P991"><text:soft-page-break/>-<text:span text:style-name="T51">&gt; </text:span>Function overloading is a technique to implement function overloading.</text:p>
      <text:p text:style-name="P991">-<text:span text:style-name="T51">&gt; This is called compile time polymorphism.</text:span></text:p>
      <text:p text:style-name="P992">Note : You can keep the same name of more than one function.But this has some rules.</text:p>
      <text:p text:style-name="P993">-<text:span text:style-name="T53">&gt; </text:span>Function Overloading means more then one function definition with the same function name <text:span text:style-name="T52">for same operation</text:span>.</text:p>
      <text:p text:style-name="P994">-<text:span text:style-name="T54">&gt; </text:span>If one function name is overloaded with same job is called function overloading.</text:p>
      <text:p text:style-name="P994"/>
      <text:p text:style-name="P995"/>
      <text:p text:style-name="P1005">#include &lt;iostream&gt;</text:p>
      <text:p text:style-name="P1005">using namespace std;</text:p>
      <text:p text:style-name="P1005">int area(int,int);</text:p>
      <text:p text:style-name="P1005">float area(int);</text:p>
      <text:p text:style-name="P1005">int main()</text:p>
      <text:p text:style-name="P1005">{</text:p>
      <text:p text:style-name="P1005"><text:s text:c="2"/>//clrscr();</text:p>
      <text:p text:style-name="P1005"><text:s text:c="2"/>int r;</text:p>
      <text:p text:style-name="P1005"><text:s text:c="2"/>cout&lt;&lt;"Enter radius of a circle\n";</text:p>
      <text:p text:style-name="P1005"><text:s text:c="2"/>cin&gt;&gt;r;</text:p>
      <text:p text:style-name="P1005"><text:s text:c="2"/>float A=area(r);</text:p>
      <text:p text:style-name="P1005"><text:s text:c="2"/>cout&lt;&lt;"\nArea of Circle is "&lt;&lt;A;</text:p>
      <text:p text:style-name="P1005"><text:s text:c="2"/>int l,b,a;</text:p>
      <text:p text:style-name="P1005"><text:s text:c="2"/>cout&lt;&lt;"Enter length and breath of rectangle";</text:p>
      <text:p text:style-name="P1005"><text:s text:c="2"/>cin&gt;&gt;l&gt;&gt;b;</text:p>
      <text:p text:style-name="P1005"><text:s text:c="2"/>a=area(l,b);</text:p>
      <text:p text:style-name="P1005"><text:s text:c="2"/>cout&lt;&lt;"area of rectangle is "&lt;&lt;a;</text:p>
      <text:p text:style-name="P1005"><text:s/>// getch();</text:p>
      <text:p text:style-name="P1005">}</text:p>
      <text:p text:style-name="P1005">float area(int R)</text:p>
      <text:p text:style-name="P1005">{</text:p>
      <text:p text:style-name="P1005">return (3.14*R*R);</text:p>
      <text:p text:style-name="P1005">}</text:p>
      <text:p text:style-name="P1005">int area(int L,int B)</text:p>
      <text:p text:style-name="P1005">{</text:p>
      <text:p text:style-name="P1005">return(L*B);</text:p>
      <text:p text:style-name="P1005">}</text:p>
      <text:p text:style-name="P990"/>
      <text:p text:style-name="P990">---------------------------------------------------------------------------------------------------------------------------- <text:s text:c="2"/></text:p>
      <text:p text:style-name="P802">Structure in C++ :</text:p>
      <text:p text:style-name="P815"/>
      <text:p text:style-name="P815">-<text:span text:style-name="T55">&gt; Structure is a collection of dissimilar elements</text:span></text:p>
      <text:p text:style-name="P815">-<text:span text:style-name="T55">&gt; Structure is a way to group variables</text:span></text:p>
      <text:p text:style-name="P815">-<text:span text:style-name="T55">&gt; Structure is a way to create data type</text:span></text:p>
      <text:p text:style-name="P937"/>
      <text:p text:style-name="P1006">#include &lt;iostream&gt;</text:p>
      <text:p text:style-name="P1006">using namespace std;</text:p>
      <text:p text:style-name="P1006"/>
      <text:p text:style-name="P1006">struct book</text:p>
      <text:p text:style-name="P1006">{</text:p>
      <text:p text:style-name="P1006">int bookid;</text:p>
      <text:p text:style-name="P1006">char title[20];</text:p>
      <text:p text:style-name="P1006">float price;</text:p>
      <text:p text:style-name="P1006">};</text:p>
      <text:p text:style-name="P1006">void display(book);</text:p>
      <text:p text:style-name="P1006">book input();</text:p>
      <text:p text:style-name="P1006">int main()</text:p>
      <text:p text:style-name="P1006">{</text:p>
      <text:p text:style-name="P1006">book b1; <text:s text:c="5"/>//<text:span text:style-name="T56">when you create <text:s/>a st varaiable of sructure memory will create</text:span></text:p>
      <text:p text:style-name="P1006">b1=input();</text:p>
      <text:p text:style-name="P1006">display(b1);</text:p>
      <text:p text:style-name="P1006">}</text:p>
      <text:p text:style-name="P1006">void display (book b)</text:p>
      <text:p text:style-name="P1006"><text:soft-page-break/>{</text:p>
      <text:p text:style-name="P1006">cout&lt;&lt;"\n"&lt;&lt;b.bookid&lt;&lt;" "&lt;&lt;b.title&lt;&lt;" "&lt;&lt;b.price;</text:p>
      <text:p text:style-name="P1006">}</text:p>
      <text:p text:style-name="P1006">book input()</text:p>
      <text:p text:style-name="P1006">{</text:p>
      <text:p text:style-name="P1006">book b;</text:p>
      <text:p text:style-name="P1006">cout&lt;&lt;"enter book id ,title and price";</text:p>
      <text:p text:style-name="P1006">cin&gt;&gt;b.bookid&gt;&gt;b.title&gt;&gt;b.price;</text:p>
      <text:p text:style-name="P1006">return(b);</text:p>
      <text:p text:style-name="P1006">}</text:p>
      <text:p text:style-name="P1006"/>
      <text:p text:style-name="P1006"/>
      <text:p text:style-name="P1027">--------------------------------------------------------------------------------------------------------------- <text:s/></text:p>
      <text:p text:style-name="P1027"/>
      <text:p text:style-name="P1007">#include &lt;iostream&gt;</text:p>
      <text:p text:style-name="P1007">#include &lt;string.h&gt;</text:p>
      <text:p text:style-name="P1007"/>
      <text:p text:style-name="P1007">using namespace std;</text:p>
      <text:p text:style-name="P1007"/>
      <text:p text:style-name="P1007">struct book</text:p>
      <text:p text:style-name="P1007">{</text:p>
      <text:p text:style-name="P1007"><text:tab/>int bookid;</text:p>
      <text:p text:style-name="P1007"><text:tab/>char title[20];</text:p>
      <text:p text:style-name="P1007"><text:tab/>float price;</text:p>
      <text:p text:style-name="P1007">};</text:p>
      <text:p text:style-name="P1007">void display(book b)</text:p>
      <text:p text:style-name="P1007">{</text:p>
      <text:p text:style-name="P1007"><text:tab/>cout&lt;&lt;b.bookid &lt;&lt;b.title &lt;&lt;b.price&lt;&lt;endl;</text:p>
      <text:p text:style-name="P1007">}</text:p>
      <text:p text:style-name="P1007"/>
      <text:p text:style-name="P1007">int <text:s/>main()</text:p>
      <text:p text:style-name="P1007">{</text:p>
      <text:p text:style-name="P1007"><text:tab/>{</text:p>
      <text:p text:style-name="P1007"><text:tab/><text:tab/>book b1={100,"brijesh",450.0};</text:p>
      <text:p text:style-name="P1007"><text:tab/><text:tab/>book b2;</text:p>
      <text:p text:style-name="P1007"><text:tab/><text:tab/>b2.bookid=101;</text:p>
      <text:p text:style-name="P1007"><text:tab/><text:tab/>strcpy(b2.title,"gupta");</text:p>
      <text:p text:style-name="P1007"><text:tab/><text:tab/>b2.price=350.0;</text:p>
      <text:p text:style-name="P1007"><text:tab/><text:tab/>display(b1);</text:p>
      <text:p text:style-name="P1007"><text:tab/><text:tab/>b1=b2;</text:p>
      <text:p text:style-name="P1007"><text:tab/><text:tab/>display(b2);</text:p>
      <text:p text:style-name="P1007"><text:tab/>}</text:p>
      <text:p text:style-name="P1007"><text:tab/>return 0;</text:p>
      <text:p text:style-name="P1007">}</text:p>
      <text:p text:style-name="P1007"/>
      <text:p text:style-name="P1007"/>
      <text:p text:style-name="P1028">---------------------------------------------------------------------------------------------------------------------- </text:p>
      <text:p text:style-name="P1028"/>
      <text:p text:style-name="P1008">#include &lt;iostream&gt;</text:p>
      <text:p text:style-name="P1008">using namespace std;</text:p>
      <text:p text:style-name="P1008"/>
      <text:p text:style-name="P1008">struct book</text:p>
      <text:p text:style-name="P1008">{</text:p>
      <text:p text:style-name="P1008">int bookid;</text:p>
      <text:p text:style-name="P1008">char title[20];</text:p>
      <text:p text:style-name="P1008">float price;</text:p>
      <text:p text:style-name="P1008">};</text:p>
      <text:p text:style-name="P1008">void display(book);</text:p>
      <text:p text:style-name="P1008">book input();</text:p>
      <text:p text:style-name="P1008">int main()</text:p>
      <text:p text:style-name="P1008">{</text:p>
      <text:p text:style-name="P1008"><text:soft-page-break/>book b1;</text:p>
      <text:p text:style-name="P1008">b1=input();</text:p>
      <text:p text:style-name="P1008">display(b1);</text:p>
      <text:p text:style-name="P1008">}</text:p>
      <text:p text:style-name="P1008">void display (book b)</text:p>
      <text:p text:style-name="P1008">{</text:p>
      <text:p text:style-name="P1008">cout&lt;&lt;"\n"&lt;&lt;b.bookid&lt;&lt;" "&lt;&lt;b.title&lt;&lt;" "&lt;&lt;b.price;</text:p>
      <text:p text:style-name="P1008">}</text:p>
      <text:p text:style-name="P1008">book input()</text:p>
      <text:p text:style-name="P1008">{</text:p>
      <text:p text:style-name="P1008">book b;</text:p>
      <text:p text:style-name="P1008">cout&lt;&lt;"enter book id ,title and price";</text:p>
      <text:p text:style-name="P1008">cin&gt;&gt;b.bookid&gt;&gt;b.title&gt;&gt;b.price;</text:p>
      <text:p text:style-name="P1008">return(b);</text:p>
      <text:p text:style-name="P1008">}</text:p>
      <text:p text:style-name="P1008"/>
      <text:p text:style-name="P1029"/>
      <text:p text:style-name="P1031">------------------------------------------------------------------------------------------------------------------- <text:s/></text:p>
      <text:p text:style-name="P1010"/>
      <text:p text:style-name="P1011">#include &lt;iostream&gt;</text:p>
      <text:p text:style-name="P1011">using namespace std;</text:p>
      <text:p text:style-name="P1011"/>
      <text:p text:style-name="P1011">struct book</text:p>
      <text:p text:style-name="P1011">{</text:p>
      <text:p text:style-name="P1011">int bookid; <text:s text:c="18"/>//<text:span text:style-name="T57">Structure have 5 member 3 member variable and 2 member function</text:span></text:p>
      <text:p text:style-name="P1011">char title[20];</text:p>
      <text:p text:style-name="P1011">float price;</text:p>
      <text:p text:style-name="P1011">void display ()</text:p>
      <text:p text:style-name="P1011">{</text:p>
      <text:p text:style-name="P1011">cout&lt;&lt;"\n"&lt;&lt;bookid&lt;&lt;title&lt;&lt;price;</text:p>
      <text:p text:style-name="P1011">}</text:p>
      <text:p text:style-name="P1011">void input()</text:p>
      <text:p text:style-name="P1011">{</text:p>
      <text:p text:style-name="P1011">cout&lt;&lt;"enter book id ,title and price";</text:p>
      <text:p text:style-name="P1011">cin&gt;&gt;bookid&gt;&gt;title&gt;&gt;price;</text:p>
      <text:p text:style-name="P1011">}</text:p>
      <text:p text:style-name="P1011">};</text:p>
      <text:p text:style-name="P1011">int main()</text:p>
      <text:p text:style-name="P1011">{</text:p>
      <text:p text:style-name="P1011">book b1; <text:s text:c="27"/>//<text:span text:style-name="T58">this is to achieve encapsulation to make a group of related subject</text:span></text:p>
      <text:p text:style-name="P1011">b1.input();</text:p>
      <text:p text:style-name="P1011">b1.display();</text:p>
      <text:p text:style-name="P1011">}</text:p>
      <text:p text:style-name="P1009"/>
      <text:p text:style-name="P1030">------------------------------------------------------------------------------------------------------------------- <text:s/></text:p>
      <text:p text:style-name="P1030"/>
      <text:p text:style-name="P1032">Note : Suppose in main function user are accessing bookid as -100 that is not correct.</text:p>
      <text:p text:style-name="P1033"/>
      <text:p text:style-name="P1014">int main()</text:p>
      <text:p text:style-name="P1014">{</text:p>
      <text:p text:style-name="P1014">book b1;</text:p>
      <text:p text:style-name="P1014">b1.bookid=-100; <text:s text:c="2"/>//<text:span text:style-name="T61">incorect assignment </text:span></text:p>
      <text:p text:style-name="P1014">b1.input();</text:p>
      <text:p text:style-name="P1014">b1.display();</text:p>
      <text:p text:style-name="P1014">}</text:p>
      <text:p text:style-name="P1034"/>
      <text:p text:style-name="P803">If you want that memeber should not access the member variable of structure ,so C++ gives a method that is “access specifier” .<text:span text:style-name="T59">Access Specifier can be use as concept of “Data Hiding “ in C++.</text:span></text:p>
      <text:p text:style-name="P804">There are following access specifier we can use.</text:p>
      <text:p text:style-name="P805">1.private</text:p>
      <text:p text:style-name="P805">2.protected</text:p>
      <text:p text:style-name="P805"><text:soft-page-break/>3.<text:span text:style-name="T60">public</text:span></text:p>
      <text:p text:style-name="P805"/>
      <text:p text:style-name="P806">Ex:</text:p>
      <text:p text:style-name="P1035"/>
      <text:p text:style-name="P1012">#include &lt;iostream&gt;</text:p>
      <text:p text:style-name="P1012">using namespace std;</text:p>
      <text:p text:style-name="P1012"/>
      <text:p text:style-name="P1012">struct book</text:p>
      <text:p text:style-name="P1012">{</text:p>
      <text:p text:style-name="P1015">private:</text:p>
      <text:p text:style-name="P1012">int bookid; <text:s text:c="18"/>//<text:span text:style-name="T57">Structure have 5 member 3 member variable and 2 member function</text:span></text:p>
      <text:p text:style-name="P1012">char title[20];</text:p>
      <text:p text:style-name="P1012">float price;</text:p>
      <text:p text:style-name="P1016">public:</text:p>
      <text:p text:style-name="P1012">void display ()</text:p>
      <text:p text:style-name="P1012">{</text:p>
      <text:p text:style-name="P1012">cout&lt;&lt;"\n"&lt;&lt;bookid&lt;&lt;title&lt;&lt;price;</text:p>
      <text:p text:style-name="P1012">}</text:p>
      <text:p text:style-name="P1012">void input()</text:p>
      <text:p text:style-name="P1012">{</text:p>
      <text:p text:style-name="P1012">cout&lt;&lt;"enter book id ,title and price";</text:p>
      <text:p text:style-name="P1012">cin&gt;&gt;bookid&gt;&gt;title&gt;&gt;price;</text:p>
      <text:p text:style-name="P1012">}</text:p>
      <text:p text:style-name="P1012">};</text:p>
      <text:p text:style-name="P1012">int main()</text:p>
      <text:p text:style-name="P1012">{</text:p>
      <text:p text:style-name="P1012">book b1; <text:s text:c="27"/>//<text:span text:style-name="T58">this is to achieve encapsulation to make a group of related subject</text:span></text:p>
      <text:p text:style-name="P1012">b1.input();</text:p>
      <text:p text:style-name="P1012">b1.display();</text:p>
      <text:p text:style-name="P1013">}</text:p>
      <text:p text:style-name="P1080"/>
      <text:p text:style-name="P1081">------------------------------------------------------------------------------------------------------------</text:p>
      <text:p text:style-name="P1080"/>
      <text:p text:style-name="P807">Difference between Structure and Class:</text:p>
      <text:p text:style-name="P807"/>
      <text:p text:style-name="P816">1. The member of structure is by default public</text:p>
      <text:p text:style-name="P816">2. <text:span text:style-name="T62">The member of class is by default private</text:span></text:p>
      <text:p text:style-name="P816"/>
      <text:p text:style-name="P817">Ex1:</text:p>
      <text:p text:style-name="P1017"/>
      <text:p text:style-name="P1018">#include&lt;iostream&gt;</text:p>
      <text:p text:style-name="P1018">using namespace std;</text:p>
      <text:p text:style-name="P1018">class complex</text:p>
      <text:p text:style-name="P1018">{</text:p>
      <text:p text:style-name="P1018"><text:tab/>private :</text:p>
      <text:p text:style-name="P1018"><text:tab/><text:tab/>int a,b;</text:p>
      <text:p text:style-name="P1018"><text:tab/>public:</text:p>
      <text:p text:style-name="P1019"><text:tab/>void <text:s/>setdata (int x,int y) <text:s text:c="6"/>//out of class - scope resolution operator of that class</text:p>
      <text:p text:style-name="P1019"><text:tab/><text:tab/>{</text:p>
      <text:p text:style-name="P1019"><text:tab/><text:tab/><text:tab/>a=x;</text:p>
      <text:p text:style-name="P1019"><text:tab/><text:tab/><text:tab/>b=y;</text:p>
      <text:p text:style-name="P1019"><text:tab/><text:tab/>}</text:p>
      <text:p text:style-name="P1018"><text:tab/><text:tab/>void display()</text:p>
      <text:p text:style-name="P1018"><text:tab/><text:tab/>{</text:p>
      <text:p text:style-name="P1018"><text:tab/><text:tab/><text:tab/>cout&lt;&lt;"\na="&lt;&lt;a&lt;&lt;"\nb="&lt;&lt;b;</text:p>
      <text:p text:style-name="P1018"><text:tab/><text:tab/>}</text:p>
      <text:p text:style-name="P1018">};</text:p>
      <text:p text:style-name="P1018">int main()</text:p>
      <text:p text:style-name="P1018">{</text:p>
      <text:p text:style-name="P1018"><text:tab/>complex c1,c2;</text:p>
      <text:p text:style-name="P1018"><text:soft-page-break/><text:tab/>c1.setdata(1,3);</text:p>
      <text:p text:style-name="P1018"><text:tab/>c2.setdata(2,4);</text:p>
      <text:p text:style-name="P1018"><text:tab/>c1.display();</text:p>
      <text:p text:style-name="P1018"><text:tab/>c2.display();</text:p>
      <text:p text:style-name="P1018">}</text:p>
      <text:p text:style-name="P818"/>
      <text:p text:style-name="P817">Ex2:</text:p>
      <text:p text:style-name="P819">If you are defining the member function out of class ,so you have to use scope resolution operator between return type and function name.</text:p>
      <text:p text:style-name="P820">If you are defining a function <text:s/>inside a class then that is <text:span text:style-name="T63">by default “inline” but if you are defining out of the class that we have to define as ‘inline’. </text:span></text:p>
      <text:p text:style-name="P817"/>
      <text:p text:style-name="P817"/>
      <text:p text:style-name="P1017">#include&lt;iostream&gt;</text:p>
      <text:p text:style-name="P1020">using namespace std;</text:p>
      <text:p text:style-name="P1020">class complex</text:p>
      <text:p text:style-name="P1020">{</text:p>
      <text:p text:style-name="P1020"><text:tab/>private :</text:p>
      <text:p text:style-name="P1020"><text:tab/><text:tab/>int a,b;</text:p>
      <text:p text:style-name="P1020"><text:tab/>public:</text:p>
      <text:p text:style-name="P1020"><text:tab/><text:tab/>void setdata(int,int);</text:p>
      <text:p text:style-name="P1020"><text:tab/><text:tab/>void display()</text:p>
      <text:p text:style-name="P1020"><text:tab/><text:tab/>{</text:p>
      <text:p text:style-name="P1020"><text:tab/><text:tab/><text:tab/>cout&lt;&lt;"\na="&lt;&lt;a&lt;&lt;"\nb="&lt;&lt;b;</text:p>
      <text:p text:style-name="P1020"><text:tab/><text:tab/>}</text:p>
      <text:p text:style-name="P1020">};</text:p>
      <text:p text:style-name="P1020"/>
      <text:p text:style-name="P1020">void complex :: setdata (int x,int y) <text:s text:c="6"/>//out of class - scope resolution operator of that class</text:p>
      <text:p text:style-name="P1020"><text:tab/><text:tab/>{</text:p>
      <text:p text:style-name="P1020"><text:tab/><text:tab/><text:tab/>a=x;</text:p>
      <text:p text:style-name="P1020"><text:tab/><text:tab/><text:tab/>b=y;</text:p>
      <text:p text:style-name="P1020"><text:tab/><text:tab/>}</text:p>
      <text:p text:style-name="P1020"/>
      <text:p text:style-name="P1020">int main()</text:p>
      <text:p text:style-name="P1020">{</text:p>
      <text:p text:style-name="P1020"><text:tab/>complex c1,c2;</text:p>
      <text:p text:style-name="P1020"><text:tab/>c1.setdata(1,3);</text:p>
      <text:p text:style-name="P1020"><text:tab/>c2.setdata(2,4);</text:p>
      <text:p text:style-name="P1020"><text:tab/>c1.display();</text:p>
      <text:p text:style-name="P1020"><text:tab/>c2.display();</text:p>
      <text:p text:style-name="P1020"><text:tab/></text:p>
      <text:p text:style-name="P1020">}</text:p>
      <text:p text:style-name="P1020"/>
      <text:p text:style-name="P899"/>
      <text:p text:style-name="P902">Ex3: Addition of complex number </text:p>
      <text:p text:style-name="P899"/>
      <text:p text:style-name="P1021">#include&lt;iostream&gt;</text:p>
      <text:p text:style-name="P1021">using namespace std;</text:p>
      <text:p text:style-name="P1021">class complex</text:p>
      <text:p text:style-name="P1021">{</text:p>
      <text:p text:style-name="P1021"><text:tab/>private :</text:p>
      <text:p text:style-name="P1021"><text:tab/><text:tab/>int a,b;</text:p>
      <text:p text:style-name="P1021"><text:tab/>public:</text:p>
      <text:p text:style-name="P1021"><text:tab/><text:tab/>//void setdata(int,int);</text:p>
      <text:p text:style-name="P1021"><text:tab/><text:tab/>void display()</text:p>
      <text:p text:style-name="P1021"><text:tab/><text:tab/>{</text:p>
      <text:p text:style-name="P1021"><text:tab/><text:tab/><text:tab/>cout&lt;&lt;"\na="&lt;&lt;a&lt;&lt;"\nb="&lt;&lt;b;</text:p>
      <text:p text:style-name="P1021"><text:tab/><text:tab/>}</text:p>
      <text:p text:style-name="P1021"/>
      <text:p text:style-name="P1021"><text:tab/>void setdata (int x,int y)</text:p>
      <text:p text:style-name="P1021"><text:tab/><text:tab/>{</text:p>
      <text:p text:style-name="P1021"><text:soft-page-break/><text:tab/><text:tab/><text:tab/>a=x;</text:p>
      <text:p text:style-name="P1021"><text:tab/><text:tab/><text:tab/>b=y;</text:p>
      <text:p text:style-name="P1021"><text:tab/><text:tab/>}<text:tab/><text:tab/></text:p>
      <text:p text:style-name="P1021"><text:tab/>complex add (complex c)</text:p>
      <text:p text:style-name="P1021"><text:tab/>{ </text:p>
      <text:p text:style-name="P1021"><text:tab/><text:tab/>/* complex r; <text:s text:c="4"/></text:p>
      <text:p text:style-name="P1021"><text:tab/><text:tab/>r.a=a+c.a;</text:p>
      <text:p text:style-name="P1021"><text:tab/><text:tab/>r.b=b+c.b;</text:p>
      <text:p text:style-name="P1021"><text:tab/><text:tab/>return r; */</text:p>
      <text:p text:style-name="P1021"/>
      <text:p text:style-name="P1021"><text:tab/><text:tab/><text:span text:style-name="T403">this-&gt;a += c.a;</text:span></text:p>
      <text:p text:style-name="P1021"><text:tab/><text:tab/><text:span text:style-name="T403">this-&gt;b+= c.b;</text:span></text:p>
      <text:p text:style-name="P1021"><text:tab/><text:tab/><text:span text:style-name="T404">return *this;</text:span></text:p>
      <text:p text:style-name="P1021"><text:tab/>}</text:p>
      <text:p text:style-name="P1021">};</text:p>
      <text:p text:style-name="P1021"/>
      <text:p text:style-name="P1021">int main()</text:p>
      <text:p text:style-name="P1021">{</text:p>
      <text:p text:style-name="P1021"><text:tab/>complex c1,c2,c3;</text:p>
      <text:p text:style-name="P1021"><text:tab/>c1.setdata(1,3);</text:p>
      <text:p text:style-name="P1021"><text:tab/>c2.setdata(2,4);</text:p>
      <text:p text:style-name="P1021"><text:tab/>c1.display();</text:p>
      <text:p text:style-name="P1021"><text:tab/>c2.display();</text:p>
      <text:p text:style-name="P1021"><text:tab/>c3=c1.add(c2); <text:s/>// <text:span text:style-name="T403">we can call by this pointer</text:span></text:p>
      <text:p text:style-name="P1021"><text:tab/>c3.display();</text:p>
      <text:p text:style-name="P1021">}</text:p>
      <text:p text:style-name="P1021"/>
      <text:p text:style-name="P1021"/>
      <text:p text:style-name="P808">Technical Jargons <text:s/>of Class:</text:p>
      <text:p text:style-name="P821">- <text:span text:style-name="T64">Class is a description of an object</text:span></text:p>
      <text:p text:style-name="P821">- <text:span text:style-name="T64">Object is an instance of a class</text:span></text:p>
      <text:p text:style-name="P822"><text:s text:c="3"/>=&gt;&gt; Instance member variable :</text:p>
      <text:p text:style-name="P821"><text:tab/>-- <text:span text:style-name="T65">Attributes,data members,fields,properties</text:span></text:p>
      <text:p text:style-name="P821"><text:s text:c="2"/><text:span text:style-name="T65">=&gt;&gt; Instance member functions:</text:span></text:p>
      <text:p text:style-name="P821"><text:tab/> -- <text:span text:style-name="T66">Methods,procedure,actions,operations,services</text:span></text:p>
      <text:p text:style-name="P821"/>
      <text:p text:style-name="P821">-------------------------------------------------------------------------------------------------------------------------- <text:s text:c="2"/></text:p>
      <text:p text:style-name="P821"/>
      <text:p text:style-name="P809">Static Member in C++ :</text:p>
      <text:p text:style-name="P809"/>
      <text:p text:style-name="P823">1. Static Local Variables</text:p>
      <text:p text:style-name="P823">2. Static member variables</text:p>
      <text:p text:style-name="P824">3 . Static Member Function</text:p>
      <text:p text:style-name="P825"/>
      <text:p text:style-name="P810">1. Static Local Variable:</text:p>
      <text:p text:style-name="P825">- <text:span text:style-name="T67">When we create a static local variable the life of local variable will remain till the end of program.</text:span></text:p>
      <text:p text:style-name="P825">- <text:span text:style-name="T67">If static variable is defined in a function and Static varible will get the memory when the program will start , even we does not call the function .</text:span></text:p>
      <text:p text:style-name="P825">- <text:span text:style-name="T68">Static variable is always initialize as zero.</text:span></text:p>
      <text:p text:style-name="P825"/>
      <text:p text:style-name="P811">Staic member variable:</text:p>
      <text:p text:style-name="P811"/>
      <text:p text:style-name="P811">-<text:span text:style-name="T69"> </text:span><text:span text:style-name="T70">Static member variable is declared inside the class body.</text:span></text:p>
      <text:p text:style-name="P811"><text:span text:style-name="T70">- </text:span><text:span text:style-name="T71">It is also known as class member variable.</text:span></text:p>
      <text:p text:style-name="P811"><text:span text:style-name="T71">- </text:span><text:span text:style-name="T72">It must be defined outside the class</text:span></text:p>
      <text:p text:style-name="P811"><text:span text:style-name="T72">- </text:span><text:span text:style-name="T73">Static member variable does not belong to any object , but to whole class.</text:span></text:p>
      <text:p text:style-name="P811"><text:span text:style-name="T73">- </text:span><text:span text:style-name="T74">There will be only one copy of static member variable for the whole class.</text:span></text:p>
      <text:p text:style-name="P811"><text:span text:style-name="T74">- </text:span><text:span text:style-name="T75">Any object can use the same copy of class variable.</text:span></text:p>
      <text:p text:style-name="P811"><text:span text:style-name="T75">- </text:span><text:span text:style-name="T76">They can also be used with class name.</text:span></text:p>
      <text:p text:style-name="P826"><text:soft-page-break/></text:p>
      <text:p text:style-name="P812"><text:span text:style-name="T76">E</text:span><text:span text:style-name="T69">x:</text:span></text:p>
      <text:p text:style-name="P827"/>
      <text:p text:style-name="P1022">#include &lt;iostream&gt;</text:p>
      <text:p text:style-name="P1022">using namespace std;</text:p>
      <text:p text:style-name="P1022">class account</text:p>
      <text:p text:style-name="P1022">{ <text:s text:c="2"/></text:p>
      <text:p text:style-name="P1022"><text:tab/>private:</text:p>
      <text:p text:style-name="P1022"><text:tab/><text:tab/>int balance;</text:p>
      <text:p text:style-name="P1036"><text:span text:style-name="T69"><text:tab/><text:tab/>static float roi; <text:s/>//class variable </text:span><text:span text:style-name="T77">declaration</text:span></text:p>
      <text:p text:style-name="P1022"><text:tab/>public:</text:p>
      <text:p text:style-name="P1022"><text:tab/><text:tab/>void setbalance(int b)</text:p>
      <text:p text:style-name="P1022"><text:tab/><text:tab/>{</text:p>
      <text:p text:style-name="P1022"><text:tab/><text:tab/><text:tab/>balance=b;</text:p>
      <text:p text:style-name="P1022"><text:tab/><text:tab/>}</text:p>
      <text:p text:style-name="P1022"><text:tab/><text:tab/>static void setroi(float r)</text:p>
      <text:p text:style-name="P1022"><text:tab/><text:tab/>{ roi=r; }</text:p>
      <text:p text:style-name="P1022">};</text:p>
      <text:p text:style-name="P1036"><text:span text:style-name="T69">float account:: roi=3.5f; //static variable </text:span><text:span text:style-name="T78">definition</text:span></text:p>
      <text:p text:style-name="P1022">int main()</text:p>
      <text:p text:style-name="P1022">{</text:p>
      <text:p text:style-name="P1022"><text:tab/>account a;</text:p>
      <text:p text:style-name="P1022"><text:tab/>a.setroi(4.5f);</text:p>
      <text:p text:style-name="P1022"><text:tab/>account::setroi(4.5f);</text:p>
      <text:p text:style-name="P1022">}</text:p>
      <text:p text:style-name="P1023"/>
      <text:p text:style-name="P1023"/>
      <text:p text:style-name="P1023"/>
      <text:p text:style-name="P813">Static Member Function:</text:p>
      <text:p text:style-name="P900"/>
      <text:p text:style-name="P901">- They are qualified with the keyword static.</text:p>
      <text:p text:style-name="P901">- <text:span text:style-name="T85">They are also called class member function</text:span></text:p>
      <text:p text:style-name="P901">- <text:span text:style-name="T86">They can be invoked with or without object</text:span></text:p>
      <text:p text:style-name="P901">- <text:span text:style-name="T86">They can only access static members of the class.</text:span></text:p>
      <text:p text:style-name="P901"/>
      <text:p text:style-name="P1025">#include &lt;iostream&gt;</text:p>
      <text:p text:style-name="P1025">using namespace std;</text:p>
      <text:p text:style-name="P1025">class account</text:p>
      <text:p text:style-name="P1025">{ <text:s text:c="2"/></text:p>
      <text:p text:style-name="P1025"><text:tab/>private:</text:p>
      <text:p text:style-name="P1025"><text:tab/><text:tab/>int balance; <text:s text:c="7"/>//instance variable</text:p>
      <text:p text:style-name="P1025"><text:tab/><text:tab/>static float roi; <text:s/>// class variable</text:p>
      <text:p text:style-name="P1025"><text:tab/>public:</text:p>
      <text:p text:style-name="P1025"><text:tab/><text:tab/>void setbalance(int b)</text:p>
      <text:p text:style-name="P1025"><text:tab/><text:tab/>{</text:p>
      <text:p text:style-name="P1025"><text:tab/><text:tab/><text:tab/>balance=b;</text:p>
      <text:p text:style-name="P1025"><text:tab/><text:tab/>}</text:p>
      <text:p text:style-name="P1025"><text:tab/><text:tab/>static void setroi(float r)</text:p>
      <text:p text:style-name="P1025"><text:tab/><text:tab/>{ roi=r; }</text:p>
      <text:p text:style-name="P1025">};</text:p>
      <text:p text:style-name="P1025">float account:: roi=3.5f; //static variable definition</text:p>
      <text:p text:style-name="P1025">int main()</text:p>
      <text:p text:style-name="P1025">{</text:p>
      <text:p text:style-name="P1025"><text:tab/>account a;</text:p>
      <text:p text:style-name="P1025"><text:tab/>a.setroi(4.5f);</text:p>
      <text:p text:style-name="P1025"><text:tab/>account::setroi(4.5f);</text:p>
      <text:p text:style-name="P1025">}</text:p>
      <text:p text:style-name="P1025"/>
      <text:p text:style-name="P1024"/>
      <text:p text:style-name="P1037">----------------------------------------------------------------------------------------------------------------------- </text:p>
      <text:p text:style-name="P813"/>
      <text:p text:style-name="P814"><text:soft-page-break/>Constructor:</text:p>
      <text:p text:style-name="P828"/>
      <text:p text:style-name="P828">- <text:span text:style-name="T87">Constructor is a member function of a class.</text:span></text:p>
      <text:p text:style-name="P828">- <text:span text:style-name="T88">The name of constructor is same as the name of class.</text:span></text:p>
      <text:p text:style-name="P828">- <text:span text:style-name="T89">It has no return type , So can’t use return keyword.</text:span></text:p>
      <text:p text:style-name="P828">- <text:span text:style-name="T90">It must be instance member function ,that is ,it can never static.</text:span></text:p>
      <text:p text:style-name="P828"/>
      <text:p text:style-name="P829">Ex:</text:p>
      <text:p text:style-name="P1026"/>
      <text:p text:style-name="P1026">//constructor is implicitly invoked when object is created.</text:p>
      <text:p text:style-name="P1026">//used to solve problem of initialization</text:p>
      <text:p text:style-name="P1026"/>
      <text:p text:style-name="P1026">#include&lt;iostream&gt;</text:p>
      <text:p text:style-name="P1026">using namespace std;</text:p>
      <text:p text:style-name="P1026">class complex</text:p>
      <text:p text:style-name="P1026">{</text:p>
      <text:p text:style-name="P1026">private:</text:p>
      <text:p text:style-name="P1026"><text:tab/>int a,b;</text:p>
      <text:p text:style-name="P1026">public:</text:p>
      <text:p text:style-name="P1026"><text:tab/>complex()</text:p>
      <text:p text:style-name="P1026"><text:tab/>{</text:p>
      <text:p text:style-name="P1026"><text:tab/><text:tab/>cout&lt;&lt;"hello constructor\n";</text:p>
      <text:p text:style-name="P1026"><text:tab/>}</text:p>
      <text:p text:style-name="P1026">};</text:p>
      <text:p text:style-name="P1026">int <text:s/>main ()</text:p>
      <text:p text:style-name="P1026">{</text:p>
      <text:p text:style-name="P1026"><text:tab/>complex c1,c2,c3;</text:p>
      <text:p text:style-name="P1026">}</text:p>
      <text:p text:style-name="P1026"/>
      <text:p text:style-name="P903"/>
      <text:p text:style-name="P904">Constructor type:</text:p>
      <text:p text:style-name="P904"/>
      <text:p text:style-name="P905">1. Default constructor</text:p>
      <text:p text:style-name="P905">2. Parameteri<text:span text:style-name="T91">z</text:span>ed Constructor</text:p>
      <text:p text:style-name="P906">3. Copy constructor</text:p>
      <text:p text:style-name="P909">4.Private constructor</text:p>
      <text:p text:style-name="P907"/>
      <text:p text:style-name="P910"><text:span text:style-name="T93">Note: </text:span><text:span text:style-name="T94">If you are not creating any constructor </text:span><text:span text:style-name="T95">for your program then compiler will automatically create a constructor when object will create .But If you will create any constructor then you have to create default constructor also.</text:span></text:p>
      <text:p text:style-name="P910"/>
      <text:p text:style-name="P910"/>
      <text:p text:style-name="P830">Implementation of constructor Overloading:</text:p>
      <text:p text:style-name="P911"/>
      <text:p text:style-name="P912">Ex:</text:p>
      <text:p text:style-name="P908"/>
      <text:p text:style-name="P1038">#include &lt;iostream&gt;</text:p>
      <text:p text:style-name="P1038">using namespace std;</text:p>
      <text:p text:style-name="P1038">class complex</text:p>
      <text:p text:style-name="P1038">{</text:p>
      <text:p text:style-name="P1038">private:</text:p>
      <text:p text:style-name="P1038"><text:tab/>int a,b;</text:p>
      <text:p text:style-name="P1038">public:</text:p>
      <text:p text:style-name="P1038"><text:tab/>complex (int x,int y) <text:s text:c="4"/>//parameterised constructor</text:p>
      <text:p text:style-name="P1038"><text:tab/>{</text:p>
      <text:p text:style-name="P1038"><text:tab/><text:tab/>a=x;</text:p>
      <text:p text:style-name="P1038"><text:tab/><text:tab/>b=y;</text:p>
      <text:p text:style-name="P1038"><text:tab/>}</text:p>
      <text:p text:style-name="P1038"><text:tab/>complex (int k)</text:p>
      <text:p text:style-name="P1038"><text:tab/>{</text:p>
      <text:p text:style-name="P1038"><text:tab/><text:tab/>a=k;</text:p>
      <text:p text:style-name="P1038"><text:soft-page-break/><text:tab/>}</text:p>
      <text:p text:style-name="P1038"><text:tab/>complex() <text:s text:c="8"/>//default constructor</text:p>
      <text:p text:style-name="P1038"><text:tab/>{</text:p>
      <text:p text:style-name="P1038"><text:tab/><text:tab/>a=0;</text:p>
      <text:p text:style-name="P1038"><text:tab/><text:tab/>b=0;</text:p>
      <text:p text:style-name="P1038"><text:tab/>}</text:p>
      <text:p text:style-name="P1038">};</text:p>
      <text:p text:style-name="P1038">int main()</text:p>
      <text:p text:style-name="P1038">{</text:p>
      <text:p text:style-name="P1038"><text:tab/>complex c1(2,4),c2(5),c3;</text:p>
      <text:p text:style-name="P1038"><text:tab/>complex c4=complex(2,4),c5=complex(5),c6;</text:p>
      <text:p text:style-name="P1039"><text:span text:style-name="T92">}</text:span> </text:p>
      <text:p text:style-name="P1039"/>
      <text:p text:style-name="P858"/>
      <text:p text:style-name="P859"><text:span text:style-name="T7">Note:</text:span> When we create a object compiler will create itself a copy constructor and default constructor but when we create a single type of constructor in my program then compiler will create copy constructor but it does not create default constructor. <text:span text:style-name="T96">In our program we have to create default constructor.</text:span></text:p>
      <text:p text:style-name="P859"/>
      <text:p text:style-name="P1040">Ex:</text:p>
      <text:p text:style-name="P1040"/>
      <text:p text:style-name="P1040">#include &lt;iostream&gt;</text:p>
      <text:p text:style-name="P1040">using namespace std;</text:p>
      <text:p text:style-name="P1040"/>
      <text:p text:style-name="P1040">class complex</text:p>
      <text:p text:style-name="P1040">{</text:p>
      <text:p text:style-name="P1040">private:</text:p>
      <text:p text:style-name="P1040"><text:tab/>int a,b;</text:p>
      <text:p text:style-name="P1040">public:</text:p>
      <text:p text:style-name="P1040"><text:tab/>complex(int x,int y) <text:s text:c="3"/>//parameterized constructor</text:p>
      <text:p text:style-name="P1040"><text:tab/>{</text:p>
      <text:p text:style-name="P1040"><text:tab/><text:tab/>x=a;</text:p>
      <text:p text:style-name="P1040"><text:tab/><text:tab/>y=b;</text:p>
      <text:p text:style-name="P1040"><text:tab/>}</text:p>
      <text:p text:style-name="P1040"><text:tab/>complex() <text:s text:c="8"/>//default constructo</text:p>
      <text:p text:style-name="P1040"><text:tab/>{}</text:p>
      <text:p text:style-name="P1040"><text:tab/>complex(complex &amp;c) <text:s text:c="3"/>//copy constructor</text:p>
      <text:p text:style-name="P1040"><text:tab/>{</text:p>
      <text:p text:style-name="P1040"><text:tab/><text:tab/>c.a=a;</text:p>
      <text:p text:style-name="P1040"><text:tab/><text:tab/>c.b=b;</text:p>
      <text:p text:style-name="P1040"><text:tab/>}</text:p>
      <text:p text:style-name="P1040"/>
      <text:p text:style-name="P1040">};</text:p>
      <text:p text:style-name="P1040"/>
      <text:p text:style-name="P1040">int main()</text:p>
      <text:p text:style-name="P1040">{</text:p>
      <text:p text:style-name="P1040"><text:tab/>complex c1,c2(3,5);</text:p>
      <text:p text:style-name="P1040"><text:tab/>complex c3(c1);</text:p>
      <text:p text:style-name="P1040">}</text:p>
      <text:p text:style-name="P1041"/>
      <text:p text:style-name="P860"/>
      <text:p text:style-name="P831">Destructor:</text:p>
      <text:p text:style-name="P831"/>
      <text:p text:style-name="P860">- <text:span text:style-name="T97">Destructor is a instance member function of a class.</text:span></text:p>
      <text:p text:style-name="P860">- <text:span text:style-name="T102">This can run only for object.</text:span></text:p>
      <text:p text:style-name="P860">- <text:span text:style-name="T98">The name of destructor is same as the name of a class but preceded by tilde(~) symbol.</text:span></text:p>
      <text:p text:style-name="P860">- <text:span text:style-name="T99">Destructor can never be static</text:span></text:p>
      <text:p text:style-name="P860">- <text:span text:style-name="T100">Destructor has no return type.</text:span></text:p>
      <text:p text:style-name="P860">- <text:span text:style-name="T101">Destructor takes no argument (No overloading is possible)</text:span></text:p>
      <text:p text:style-name="P860">- <text:span text:style-name="T103">Destruct will not destroy the object . It is the last function that will run in the life of object.</text:span></text:p>
      <text:p text:style-name="P832"/>
      <text:p text:style-name="P832">Ex:</text:p>
      <text:p text:style-name="P832"><text:soft-page-break/></text:p>
      <text:p text:style-name="P1042">#include &lt;iostream&gt;</text:p>
      <text:p text:style-name="P1042">using namespace std;</text:p>
      <text:p text:style-name="P1042">class complex</text:p>
      <text:p text:style-name="P1042">{</text:p>
      <text:p text:style-name="P1042"><text:tab/>private :</text:p>
      <text:p text:style-name="P1042"><text:tab/>int a,b;</text:p>
      <text:p text:style-name="P1042">public:</text:p>
      <text:p text:style-name="P1042"><text:tab/>~complex()</text:p>
      <text:p text:style-name="P1042"><text:tab/>{</text:p>
      <text:p text:style-name="P1042"><text:tab/> cout &lt;&lt;"destructor\n";</text:p>
      <text:p text:style-name="P1042"><text:tab/>}</text:p>
      <text:p text:style-name="P1042">};</text:p>
      <text:p text:style-name="P1042">void fun()</text:p>
      <text:p text:style-name="P1042">{</text:p>
      <text:p text:style-name="P1042"><text:tab/>complex a;</text:p>
      <text:p text:style-name="P1042">}</text:p>
      <text:p text:style-name="P1042">int main()</text:p>
      <text:p text:style-name="P1042">{</text:p>
      <text:p text:style-name="P1042"><text:tab/>fun();</text:p>
      <text:p text:style-name="P1042">}</text:p>
      <text:p text:style-name="P1042"/>
      <text:p text:style-name="P1042"/>
      <text:p text:style-name="P833">Why destructor?</text:p>
      <text:p text:style-name="P833"/>
      <text:p text:style-name="P861">It should be defined to release resources<text:span text:style-name="T104">(memory)</text:span> allocated to an object.</text:p>
      <text:p text:style-name="P862">For example : When we created an object that has a pointer that is allocating to resource, <text:span text:style-name="T105">So when we delete the object ,pointer will destroy . Then we cannot access to resource (that is a not a <text:s/>part of object)</text:span></text:p>
      <text:p text:style-name="P863">So we can release the memory of resource before releasing the object.</text:p>
      <text:p text:style-name="P863"/>
      <text:p text:style-name="P834">----------------------------------------------------------------------------------------------------------------------------------- <text:s text:c="3"/></text:p>
      <text:p text:style-name="P834"/>
      <text:p text:style-name="P835">Operator Overloading :</text:p>
      <text:p text:style-name="P835"/>
      <text:p text:style-name="P864">When operator is overloaded with multiple jobs,it is known as operator overloading.</text:p>
      <text:p text:style-name="P865">It is way to implement compile time polymorphism.</text:p>
      <text:p text:style-name="P835"/>
      <text:p text:style-name="P836">Ex:</text:p>
      <text:p text:style-name="P1043">#include &lt;iostream&gt;</text:p>
      <text:p text:style-name="P1043">using namespace std;</text:p>
      <text:p text:style-name="P1043">class complex</text:p>
      <text:p text:style-name="P1043">{</text:p>
      <text:p text:style-name="P1043">private:</text:p>
      <text:p text:style-name="P1043"><text:tab/>int a,b;</text:p>
      <text:p text:style-name="P1043"/>
      <text:p text:style-name="P1043">public:</text:p>
      <text:p text:style-name="P1043"><text:tab/>void setdata(int x,int y)</text:p>
      <text:p text:style-name="P1043"><text:tab/>{</text:p>
      <text:p text:style-name="P1043"><text:tab/><text:tab/>a=x;</text:p>
      <text:p text:style-name="P1043"><text:tab/><text:tab/>b=y;</text:p>
      <text:p text:style-name="P1043"><text:tab/>}</text:p>
      <text:p text:style-name="P1043"><text:tab/>void showdata()</text:p>
      <text:p text:style-name="P1043"><text:tab/>{</text:p>
      <text:p text:style-name="P1043"><text:tab/><text:tab/>cout &lt;&lt; "\na"&lt;&lt;a&lt;&lt;"b"&lt;&lt;b;</text:p>
      <text:p text:style-name="P1043"><text:tab/>}</text:p>
      <text:p text:style-name="P1043"><text:tab/>/*complex add (complex c)</text:p>
      <text:p text:style-name="P1043"><text:tab/>{</text:p>
      <text:p text:style-name="P1043"><text:tab/><text:tab/>complex temp;</text:p>
      <text:p text:style-name="P1043"><text:tab/><text:tab/>temp.a=a+c.a;</text:p>
      <text:p text:style-name="P1043"><text:tab/><text:tab/>temp.b=b+c.b;</text:p>
      <text:p text:style-name="P1043"><text:tab/>return temp;</text:p>
      <text:p text:style-name="P1043"><text:soft-page-break/><text:tab/>} */</text:p>
      <text:p text:style-name="P1043"/>
      <text:p text:style-name="P1043"><text:tab/>complex operator +(complex c)</text:p>
      <text:p text:style-name="P1043"><text:tab/>{</text:p>
      <text:p text:style-name="P1043"><text:tab/><text:tab/>complex temp;</text:p>
      <text:p text:style-name="P1043"><text:tab/><text:tab/>temp.a=a+c.a;</text:p>
      <text:p text:style-name="P1043"><text:tab/><text:tab/>temp.b=b+c.b;</text:p>
      <text:p text:style-name="P1043"><text:tab/>return temp;</text:p>
      <text:p text:style-name="P1043"><text:tab/>} <text:s/></text:p>
      <text:p text:style-name="P1043"/>
      <text:p text:style-name="P1043">};</text:p>
      <text:p text:style-name="P1043">int main()</text:p>
      <text:p text:style-name="P1043">{</text:p>
      <text:p text:style-name="P1043"><text:tab/>complex c1,c2,c3;</text:p>
      <text:p text:style-name="P1043"><text:tab/>c1.setdata(2,5);</text:p>
      <text:p text:style-name="P1043"><text:tab/>c2.setdata(4,7);</text:p>
      <text:p text:style-name="P1043">//<text:tab/>c3=c1+c2; <text:s text:c="8"/>//error: compiler cannot add two primitive data using operatoe '+'</text:p>
      <text:p text:style-name="P1043"><text:tab/>//c3=c1.add(c2); <text:s text:c="2"/>//method1 to write</text:p>
      <text:p text:style-name="P1043"><text:tab/>c3=c1.operator +(c2); //method2 to write</text:p>
      <text:p text:style-name="P1043"><text:tab/>c3=c1+c2;</text:p>
      <text:p text:style-name="P1043"><text:tab/>c3.showdata();</text:p>
      <text:p text:style-name="P1043"/>
      <text:p text:style-name="P1043">}</text:p>
      <text:p text:style-name="P1044"/>
      <text:p text:style-name="P1044"/>
      <text:p text:style-name="P837">Ex2: Example of Unary operator:</text:p>
      <text:p text:style-name="P837"/>
      <text:p text:style-name="P838">(I) <text:span text:style-name="T106">Unary operator (-)</text:span></text:p>
      <text:p text:style-name="P838"/>
      <text:p text:style-name="P1045">#include &lt;iostream&gt;</text:p>
      <text:p text:style-name="P1045">using namespace std;</text:p>
      <text:p text:style-name="P1045">class complex</text:p>
      <text:p text:style-name="P1045">{</text:p>
      <text:p text:style-name="P1045">private:</text:p>
      <text:p text:style-name="P1045"><text:tab/>int a;</text:p>
      <text:p text:style-name="P1045"/>
      <text:p text:style-name="P1045">public:</text:p>
      <text:p text:style-name="P1045"><text:tab/>void setdata(int x)</text:p>
      <text:p text:style-name="P1045"><text:tab/>{</text:p>
      <text:p text:style-name="P1045"><text:tab/><text:tab/>a=x;</text:p>
      <text:p text:style-name="P1045"/>
      <text:p text:style-name="P1045"><text:tab/>}</text:p>
      <text:p text:style-name="P1045"><text:tab/>void showdata()</text:p>
      <text:p text:style-name="P1045"><text:tab/>{</text:p>
      <text:p text:style-name="P1045"><text:tab/><text:tab/>cout &lt;&lt; "\na"&lt;&lt;a;</text:p>
      <text:p text:style-name="P1045"><text:tab/>}</text:p>
      <text:p text:style-name="P1045"/>
      <text:p text:style-name="P1045"><text:tab/>complex operator -()</text:p>
      <text:p text:style-name="P1045"><text:tab/>{</text:p>
      <text:p text:style-name="P1045"><text:tab/></text:p>
      <text:p text:style-name="P1045"><text:tab/><text:tab/>complex c;</text:p>
      <text:p text:style-name="P1045"><text:tab/><text:tab/>c.a=-a;</text:p>
      <text:p text:style-name="P1045"><text:tab/><text:tab/>return c;</text:p>
      <text:p text:style-name="P1045"><text:tab/>} <text:s/></text:p>
      <text:p text:style-name="P1045"/>
      <text:p text:style-name="P1045">};</text:p>
      <text:p text:style-name="P1045">int main()</text:p>
      <text:p text:style-name="P1045">{</text:p>
      <text:p text:style-name="P1045"><text:tab/>complex c1,c2;</text:p>
      <text:p text:style-name="P1045"><text:tab/>c1.setdata(5);</text:p>
      <text:p text:style-name="P1045"><text:tab/>//c2=c1.operator -(); //method2 to write</text:p>
      <text:p text:style-name="P1046"><text:tab/><text:span text:style-name="T107">c2=-c1;</text:span></text:p>
      <text:p text:style-name="P1046"><text:soft-page-break/><text:tab/>c2.showdata();</text:p>
      <text:p text:style-name="P1045"/>
      <text:p text:style-name="P1045">}</text:p>
      <text:p text:style-name="P1045"/>
      <text:p text:style-name="P1047"/>
      <text:p text:style-name="P1077"/>
      <text:p text:style-name="P839">Operator Overloading <text:s/><text:span text:style-name="T108">of unary operator ++ (post and pre) </text:span>in C++ :</text:p>
      <text:p text:style-name="P839"/>
      <text:p text:style-name="P840">(I) Pre-increament:</text:p>
      <text:p text:style-name="P1048">#include &lt;iostream&gt;</text:p>
      <text:p text:style-name="P1048">using namespace std;</text:p>
      <text:p text:style-name="P1048">class complex</text:p>
      <text:p text:style-name="P1048">{</text:p>
      <text:p text:style-name="P1048">private:</text:p>
      <text:p text:style-name="P1048"><text:tab/>int a;</text:p>
      <text:p text:style-name="P1048"/>
      <text:p text:style-name="P1048">public:</text:p>
      <text:p text:style-name="P1048"><text:tab/>void setdata(int x)</text:p>
      <text:p text:style-name="P1048"><text:tab/>{</text:p>
      <text:p text:style-name="P1048"><text:tab/><text:tab/>a=x;</text:p>
      <text:p text:style-name="P1048"/>
      <text:p text:style-name="P1048"><text:tab/>}</text:p>
      <text:p text:style-name="P1048"><text:tab/>void showdata()</text:p>
      <text:p text:style-name="P1048"><text:tab/>{</text:p>
      <text:p text:style-name="P1048"><text:tab/><text:tab/>cout &lt;&lt; "\na"&lt;&lt;a;</text:p>
      <text:p text:style-name="P1048"><text:tab/>}</text:p>
      <text:p text:style-name="P1048"/>
      <text:p text:style-name="P1048"><text:tab/>complex operator ++()</text:p>
      <text:p text:style-name="P1048"><text:tab/>{</text:p>
      <text:p text:style-name="P1048"><text:tab/></text:p>
      <text:p text:style-name="P1048"><text:tab/><text:tab/>complex c;</text:p>
      <text:p text:style-name="P1048"><text:tab/><text:tab/>c.a=++a;</text:p>
      <text:p text:style-name="P1048"><text:tab/><text:tab/>return c;</text:p>
      <text:p text:style-name="P1048"><text:tab/>} <text:s/></text:p>
      <text:p text:style-name="P1048"/>
      <text:p text:style-name="P1048">};</text:p>
      <text:p text:style-name="P1048">int main()</text:p>
      <text:p text:style-name="P1048">{</text:p>
      <text:p text:style-name="P1048"><text:tab/>complex c1,c2;</text:p>
      <text:p text:style-name="P1048"><text:tab/>c1.setdata(5);</text:p>
      <text:p text:style-name="P1048"><text:tab/>//c2=c1.operator ++(); //method2 to write</text:p>
      <text:p text:style-name="P1048"><text:tab/>c2=++c1;</text:p>
      <text:p text:style-name="P1048"><text:tab/>c2.showdata();</text:p>
      <text:p text:style-name="P1048"/>
      <text:p text:style-name="P1048">}</text:p>
      <text:p text:style-name="P1048"/>
      <text:p text:style-name="P1049">(II) <text:span text:style-name="T109">P</text:span>ost increament:</text:p>
      <text:p text:style-name="P1049"/>
      <text:p text:style-name="P1050"/>
      <text:p text:style-name="P1051">#include &lt;iostream&gt;</text:p>
      <text:p text:style-name="P1051">using namespace std;</text:p>
      <text:p text:style-name="P1051">class complex</text:p>
      <text:p text:style-name="P1051">{</text:p>
      <text:p text:style-name="P1051">private:</text:p>
      <text:p text:style-name="P1051"><text:tab/>int a;</text:p>
      <text:p text:style-name="P1051"/>
      <text:p text:style-name="P1051">public:</text:p>
      <text:p text:style-name="P1051"><text:tab/>void setdata(int x)</text:p>
      <text:p text:style-name="P1051"><text:tab/>{</text:p>
      <text:p text:style-name="P1051"><text:tab/><text:tab/>a=x;</text:p>
      <text:p text:style-name="P1051"/>
      <text:p text:style-name="P1051"><text:tab/>}</text:p>
      <text:p text:style-name="P1051"><text:soft-page-break/><text:tab/>void showdata()</text:p>
      <text:p text:style-name="P1051"><text:tab/>{</text:p>
      <text:p text:style-name="P1051"><text:tab/><text:tab/>cout &lt;&lt; "\na"&lt;&lt;a;</text:p>
      <text:p text:style-name="P1051"><text:tab/>}</text:p>
      <text:p text:style-name="P1051"/>
      <text:p text:style-name="P1051"><text:tab/>complex operator ++()</text:p>
      <text:p text:style-name="P1051"><text:tab/>{</text:p>
      <text:p text:style-name="P1051"><text:tab/></text:p>
      <text:p text:style-name="P1051"><text:tab/><text:tab/>complex c;</text:p>
      <text:p text:style-name="P1051"><text:tab/><text:tab/>c.a=++a;</text:p>
      <text:p text:style-name="P1051"><text:tab/><text:tab/>return c;</text:p>
      <text:p text:style-name="P1051"><text:tab/>} <text:s/></text:p>
      <text:p text:style-name="P1051"/>
      <text:p text:style-name="P1051">};</text:p>
      <text:p text:style-name="P1051">int main()</text:p>
      <text:p text:style-name="P1051">{</text:p>
      <text:p text:style-name="P1051"><text:tab/>complex c1,c2;</text:p>
      <text:p text:style-name="P1051"><text:tab/>c1.setdata(5);</text:p>
      <text:p text:style-name="P1051"><text:tab/>//c2=c1.operator ++(); //method2 to write</text:p>
      <text:p text:style-name="P1051"><text:tab/>c2=++c1;</text:p>
      <text:p text:style-name="P1051"><text:tab/>c2.showdata();</text:p>
      <text:p text:style-name="P1051"/>
      <text:p text:style-name="P1051">}</text:p>
      <text:p text:style-name="P1051"/>
      <text:p text:style-name="P1051"/>
      <text:p text:style-name="P1052">(II) <text:s/>Post increament:</text:p>
      <text:p text:style-name="P1052"/>
      <text:p text:style-name="P1052"/>
      <text:p text:style-name="P1053">#include &lt;iostream&gt;</text:p>
      <text:p text:style-name="P1053">using namespace std;</text:p>
      <text:p text:style-name="P1053">class complex</text:p>
      <text:p text:style-name="P1053">{</text:p>
      <text:p text:style-name="P1053">private:</text:p>
      <text:p text:style-name="P1053"><text:tab/>int a;</text:p>
      <text:p text:style-name="P1053"/>
      <text:p text:style-name="P1053">public:</text:p>
      <text:p text:style-name="P1053"><text:tab/>void setdata(int x)</text:p>
      <text:p text:style-name="P1053"><text:tab/>{</text:p>
      <text:p text:style-name="P1053"><text:tab/><text:tab/>a=x;</text:p>
      <text:p text:style-name="P1053"/>
      <text:p text:style-name="P1053"><text:tab/>}</text:p>
      <text:p text:style-name="P1053"><text:tab/>void showdata()</text:p>
      <text:p text:style-name="P1053"><text:tab/>{</text:p>
      <text:p text:style-name="P1053"><text:tab/><text:tab/>cout &lt;&lt; "\na"&lt;&lt;a;</text:p>
      <text:p text:style-name="P1053"><text:tab/>}</text:p>
      <text:p text:style-name="P1053"/>
      <text:p text:style-name="P1053"><text:tab/>complex operator ++(int) <text:s text:c="2"/>//we only mention this parameter to differenciate between pre and post.</text:p>
      <text:p text:style-name="P1053"><text:tab/>{</text:p>
      <text:p text:style-name="P1053"><text:tab/></text:p>
      <text:p text:style-name="P1053"><text:tab/><text:tab/>complex c;</text:p>
      <text:p text:style-name="P1053"><text:tab/><text:tab/>c.a=a++;</text:p>
      <text:p text:style-name="P1053"><text:tab/><text:tab/>return c;</text:p>
      <text:p text:style-name="P1053"><text:tab/>} <text:s/></text:p>
      <text:p text:style-name="P1053"/>
      <text:p text:style-name="P1053">};</text:p>
      <text:p text:style-name="P1053">int main()</text:p>
      <text:p text:style-name="P1053">{</text:p>
      <text:p text:style-name="P1053"><text:tab/>complex c1,c2;</text:p>
      <text:p text:style-name="P1053"><text:tab/>c1.setdata(5);</text:p>
      <text:p text:style-name="P1053"><text:tab/>c2=c1++;</text:p>
      <text:p text:style-name="P1053"><text:tab/>c2.showdata();</text:p>
      <text:p text:style-name="P1053"><text:soft-page-break/></text:p>
      <text:p text:style-name="P1053">}</text:p>
      <text:p text:style-name="P1053"/>
      <text:p text:style-name="P1053"/>
      <text:p text:style-name="P1078">----------------------------------------------------------------------------------------------------------------- <text:s/></text:p>
      <text:p text:style-name="P841">Friend Function:</text:p>
      <text:p text:style-name="P1053"/>
      <text:p text:style-name="P866">- Friend function is not a member function of a class to which it is a friend.</text:p>
      <text:p text:style-name="P866">- <text:span text:style-name="T110">Friend function is declared in the class with friend keyword.</text:span></text:p>
      <text:p text:style-name="P866">- <text:span text:style-name="T111">It must be defined outside the class to which it is friend.</text:span></text:p>
      <text:p text:style-name="P866">- <text:span text:style-name="T112">Friend function can access any member of the class which it is friend.</text:span></text:p>
      <text:p text:style-name="P866">- <text:span text:style-name="T113">Friend function cannot access member of the class directly.</text:span></text:p>
      <text:p text:style-name="P866">- <text:span text:style-name="T113">It has no caller object.</text:span></text:p>
      <text:p text:style-name="P866">- <text:span text:style-name="T114">It should not be defined with membership label.</text:span></text:p>
      <text:p text:style-name="P866">- <text:span text:style-name="T115">Friend function cannot access member of the class directly.</text:span></text:p>
      <text:p text:style-name="P866">- <text:span text:style-name="T116">It has no caller object.</text:span></text:p>
      <text:p text:style-name="P867">- It should not be defin<text:span text:style-name="T118">e</text:span>d with membership le<text:span text:style-name="T117">bel.</text:span></text:p>
      <text:p text:style-name="P867"/>
      <text:p text:style-name="P868">Note : Friend function is useful when you want to access the private data of your class.</text:p>
      <text:p text:style-name="P868">You have to declared fuction as friend and can access that data <text:span text:style-name="T119">by passing the object.</text:span></text:p>
      <text:p text:style-name="P868"/>
      <text:p text:style-name="P869">Ex:</text:p>
      <text:p text:style-name="P1054"/>
      <text:p text:style-name="P1055">#include &lt;iostream&gt;</text:p>
      <text:p text:style-name="P1055">using namespace std;</text:p>
      <text:p text:style-name="P1055">class complex</text:p>
      <text:p text:style-name="P1055">{</text:p>
      <text:p text:style-name="P1055">private:</text:p>
      <text:p text:style-name="P1055"><text:tab/>int a,b;</text:p>
      <text:p text:style-name="P1055"/>
      <text:p text:style-name="P1055">public:</text:p>
      <text:p text:style-name="P1055"><text:tab/>void setdata(int x,int y)</text:p>
      <text:p text:style-name="P1055"><text:tab/>{</text:p>
      <text:p text:style-name="P1055"><text:tab/><text:tab/>a=x;</text:p>
      <text:p text:style-name="P1055"><text:tab/><text:tab/>b=y;</text:p>
      <text:p text:style-name="P1055"><text:tab/>}</text:p>
      <text:p text:style-name="P1055"><text:tab/>void showdata()</text:p>
      <text:p text:style-name="P1055"><text:tab/>{</text:p>
      <text:p text:style-name="P1055"><text:tab/><text:tab/>cout &lt;&lt; "\na"&lt;&lt;a&lt;&lt;"b"&lt;&lt;b;</text:p>
      <text:p text:style-name="P1055"><text:tab/>}</text:p>
      <text:p text:style-name="P1055"/>
      <text:p text:style-name="P1055"><text:tab/>friend void fun(complex);</text:p>
      <text:p text:style-name="P1055">};</text:p>
      <text:p text:style-name="P1055"/>
      <text:p text:style-name="P1055">void fun(complex c)</text:p>
      <text:p text:style-name="P1055">{</text:p>
      <text:p text:style-name="P1055"><text:tab/>cout&lt;&lt;"sum is:"&lt;&lt;c.a+c.b;</text:p>
      <text:p text:style-name="P1055">}</text:p>
      <text:p text:style-name="P1055">int main()</text:p>
      <text:p text:style-name="P1055">{</text:p>
      <text:p text:style-name="P1055"><text:tab/>complex c1;</text:p>
      <text:p text:style-name="P1055"><text:tab/>c1.setdata(5,4);</text:p>
      <text:p text:style-name="P1055"><text:tab/>fun(c1);</text:p>
      <text:p text:style-name="P1055">}</text:p>
      <text:p text:style-name="P1056"/>
      <text:p text:style-name="P1056"/>
      <text:p text:style-name="P1056">------------------------------------------------------------------------------------------------------------------------- <text:s/></text:p>
      <text:p text:style-name="P1056"/>
      <text:p text:style-name="P857">Note: Friend fuction can become friend to more than one class.</text:p>
      <text:p text:style-name="P857"/>
      <text:p text:style-name="P1057"><text:soft-page-break/>#include &lt;iostream&gt;</text:p>
      <text:p text:style-name="P1057">using namespace std;</text:p>
      <text:p text:style-name="P1057">class B;</text:p>
      <text:p text:style-name="P1057">class A</text:p>
      <text:p text:style-name="P1057">{</text:p>
      <text:p text:style-name="P1057">private:</text:p>
      <text:p text:style-name="P1057"><text:tab/>int a;</text:p>
      <text:p text:style-name="P1057">public:</text:p>
      <text:p text:style-name="P1057"><text:tab/>void setdata(int x)</text:p>
      <text:p text:style-name="P1057"><text:tab/>{</text:p>
      <text:p text:style-name="P1057"><text:tab/><text:tab/><text:tab/>a=x;</text:p>
      <text:p text:style-name="P1057"><text:tab/>}</text:p>
      <text:p text:style-name="P1057"><text:tab/>friend void fun(A,B);</text:p>
      <text:p text:style-name="P1057">};</text:p>
      <text:p text:style-name="P1057">class B</text:p>
      <text:p text:style-name="P1057">{</text:p>
      <text:p text:style-name="P1057">private:</text:p>
      <text:p text:style-name="P1057"><text:tab/>int b;</text:p>
      <text:p text:style-name="P1057">public:</text:p>
      <text:p text:style-name="P1057"><text:tab/>void setdata(int y)</text:p>
      <text:p text:style-name="P1057"><text:tab/>{</text:p>
      <text:p text:style-name="P1057"><text:tab/><text:tab/>b=y;</text:p>
      <text:p text:style-name="P1057"><text:tab/>}</text:p>
      <text:p text:style-name="P1057"><text:tab/>friend void fun(A,B);</text:p>
      <text:p text:style-name="P1057">};</text:p>
      <text:p text:style-name="P1057"/>
      <text:p text:style-name="P1057">void fun(A x,B y)</text:p>
      <text:p text:style-name="P1057">{</text:p>
      <text:p text:style-name="P1057"><text:tab/>cout&lt;&lt;"sum is:"&lt;&lt;x.a+y.b;</text:p>
      <text:p text:style-name="P1057">}</text:p>
      <text:p text:style-name="P1057"/>
      <text:p text:style-name="P1057">int main()</text:p>
      <text:p text:style-name="P1057">{</text:p>
      <text:p text:style-name="P1057"><text:tab/>A c1;</text:p>
      <text:p text:style-name="P1057"><text:tab/>c1.setdata(4);</text:p>
      <text:p text:style-name="P1057"><text:tab/>B c2;</text:p>
      <text:p text:style-name="P1057"><text:tab/>c2.setdata(5);</text:p>
      <text:p text:style-name="P1057"><text:tab/>fun(c1,c2);</text:p>
      <text:p text:style-name="P1057">}</text:p>
      <text:p text:style-name="P1057"><text:s/></text:p>
      <text:p text:style-name="P1079">------------------------------------------------------------------------------------------------------------------- <text:s/></text:p>
      <text:p text:style-name="P842"/>
      <text:p text:style-name="P843">Friend Function:</text:p>
      <text:p text:style-name="P843"/>
      <text:p text:style-name="P870">Overloading of Operators as a friend function.</text:p>
      <text:p text:style-name="P870"/>
      <text:p text:style-name="P871">Note : As much of argument you was passing for unary operator operlading , for friend function pass one more extra argument.</text:p>
      <text:p text:style-name="P871"/>
      <text:p text:style-name="P1058">#include &lt;iostream&gt;</text:p>
      <text:p text:style-name="P1058">using namespace std;</text:p>
      <text:p text:style-name="P1058">class complex</text:p>
      <text:p text:style-name="P1058">{</text:p>
      <text:p text:style-name="P1058">private:</text:p>
      <text:p text:style-name="P1058"><text:tab/>int a,b;</text:p>
      <text:p text:style-name="P1058">public:</text:p>
      <text:p text:style-name="P1058"><text:tab/>void setdata(int x,int y)</text:p>
      <text:p text:style-name="P1058"><text:tab/>{</text:p>
      <text:p text:style-name="P1058"><text:tab/><text:tab/>a=x;</text:p>
      <text:p text:style-name="P1058"><text:tab/><text:tab/>b=y;</text:p>
      <text:p text:style-name="P1058"><text:tab/>}</text:p>
      <text:p text:style-name="P1058"><text:soft-page-break/><text:tab/>void showdata()</text:p>
      <text:p text:style-name="P1058"><text:tab/>{</text:p>
      <text:p text:style-name="P1058"><text:tab/><text:tab/>cout &lt;&lt; "\na"&lt;&lt;a&lt;&lt;"b"&lt;&lt;b;</text:p>
      <text:p text:style-name="P1058"><text:tab/>}</text:p>
      <text:p text:style-name="P1058"><text:tab/></text:p>
      <text:p text:style-name="P1058"><text:tab/>friend complex operator +(complex X,complex Y);</text:p>
      <text:p text:style-name="P1058">};</text:p>
      <text:p text:style-name="P1058"/>
      <text:p text:style-name="P1058">complex operator +(complex X,complex Y)</text:p>
      <text:p text:style-name="P1058"><text:tab/>{</text:p>
      <text:p text:style-name="P1058"><text:tab/><text:tab/>complex temp;</text:p>
      <text:p text:style-name="P1058"><text:tab/><text:tab/>temp.a=X.a+Y.a;</text:p>
      <text:p text:style-name="P1058"><text:tab/><text:tab/>temp.b=X.b+Y.b;</text:p>
      <text:p text:style-name="P1058"><text:tab/>return temp;</text:p>
      <text:p text:style-name="P1058"><text:tab/>} <text:s/></text:p>
      <text:p text:style-name="P1058"/>
      <text:p text:style-name="P1058">int main()</text:p>
      <text:p text:style-name="P1058">{</text:p>
      <text:p text:style-name="P1058"><text:tab/>complex c1,c2,c3;</text:p>
      <text:p text:style-name="P1058"><text:tab/>c1.setdata(2,5);</text:p>
      <text:p text:style-name="P1058"><text:tab/>c2.setdata(4,7);</text:p>
      <text:p text:style-name="P1058"><text:tab/>c3=c1+c2;</text:p>
      <text:p text:style-name="P1058"><text:tab/>c3.showdata();</text:p>
      <text:p text:style-name="P1058"/>
      <text:p text:style-name="P1058">}</text:p>
      <text:p text:style-name="P1058"/>
      <text:p text:style-name="P1058"/>
      <text:p text:style-name="P1082">(II) Unary operator overloading using friend function:</text:p>
      <text:p text:style-name="P1059"/>
      <text:p text:style-name="P1059">#include &lt;iostream&gt;</text:p>
      <text:p text:style-name="P1059">using namespace std;</text:p>
      <text:p text:style-name="P1059">class complex</text:p>
      <text:p text:style-name="P1059">{</text:p>
      <text:p text:style-name="P1059">private:</text:p>
      <text:p text:style-name="P1059"><text:tab/>int a,b;</text:p>
      <text:p text:style-name="P1059">public:</text:p>
      <text:p text:style-name="P1059"><text:tab/>void setdata(int x,int y)</text:p>
      <text:p text:style-name="P1059"><text:tab/>{</text:p>
      <text:p text:style-name="P1059"><text:tab/><text:tab/>a=x;</text:p>
      <text:p text:style-name="P1059"><text:tab/><text:tab/>b=y;</text:p>
      <text:p text:style-name="P1059"><text:tab/>}</text:p>
      <text:p text:style-name="P1059"><text:tab/>void showdata()</text:p>
      <text:p text:style-name="P1059"/>
      <text:p text:style-name="P1059"><text:tab/>{</text:p>
      <text:p text:style-name="P1059"><text:tab/><text:tab/>cout &lt;&lt; "\na"&lt;&lt;a&lt;&lt;"b"&lt;&lt;b;</text:p>
      <text:p text:style-name="P1059"><text:tab/>}</text:p>
      <text:p text:style-name="P1059"><text:tab/></text:p>
      <text:p text:style-name="P1059"><text:tab/>friend complex operator -(complex X);</text:p>
      <text:p text:style-name="P1059">};</text:p>
      <text:p text:style-name="P1059"/>
      <text:p text:style-name="P1059">complex operator -(complex X)</text:p>
      <text:p text:style-name="P1059"><text:tab/>{</text:p>
      <text:p text:style-name="P1059"><text:tab/><text:tab/>complex temp;</text:p>
      <text:p text:style-name="P1059"><text:tab/><text:tab/>temp.a=-X.a;</text:p>
      <text:p text:style-name="P1059"><text:tab/><text:tab/>temp.b=-X.b;</text:p>
      <text:p text:style-name="P1059"><text:tab/>return temp;</text:p>
      <text:p text:style-name="P1059"><text:tab/>} <text:s/></text:p>
      <text:p text:style-name="P1059"/>
      <text:p text:style-name="P1059">int main()</text:p>
      <text:p text:style-name="P1059">{</text:p>
      <text:p text:style-name="P1059"><text:tab/>complex c1,c2,c3;</text:p>
      <text:p text:style-name="P1059"><text:tab/>c1.setdata(2,5);</text:p>
      <text:p text:style-name="P1059"><text:soft-page-break/><text:tab/>c2.setdata(4,7);</text:p>
      <text:p text:style-name="P1059"><text:tab/>c3=-c1; <text:s/>//c2=operator-(c1)</text:p>
      <text:p text:style-name="P1059"><text:tab/>c3.showdata();</text:p>
      <text:p text:style-name="P1059"/>
      <text:p text:style-name="P1059">}</text:p>
      <text:p text:style-name="P1059"/>
      <text:p text:style-name="P1083">(II) Insersion (&gt;&gt;) and extraction (&lt;&lt;) Operator:</text:p>
      <text:p text:style-name="P872"/>
      <text:p text:style-name="P873">Insersion and extraction operator can take any type of value as input.<text:span text:style-name="T120">It means all types are defined in class of istream for input and ostream for output.</text:span></text:p>
      <text:p text:style-name="P873"/>
      <text:p text:style-name="P1060"/>
      <text:p text:style-name="P1061">#include &lt;iostream&gt;</text:p>
      <text:p text:style-name="P1061">using namespace std;</text:p>
      <text:p text:style-name="P1061">class complex</text:p>
      <text:p text:style-name="P1061">{</text:p>
      <text:p text:style-name="P1061">private:</text:p>
      <text:p text:style-name="P1061"><text:tab/>int a,b;</text:p>
      <text:p text:style-name="P1061">public:</text:p>
      <text:p text:style-name="P1061"><text:tab/>void setdata(int x,int y)</text:p>
      <text:p text:style-name="P1061"><text:tab/>{</text:p>
      <text:p text:style-name="P1061"><text:tab/><text:tab/>a=x;</text:p>
      <text:p text:style-name="P1061"><text:tab/><text:tab/>b=y;</text:p>
      <text:p text:style-name="P1061"><text:tab/>}</text:p>
      <text:p text:style-name="P1061"><text:tab/>void showdata()</text:p>
      <text:p text:style-name="P1061"><text:tab/>{</text:p>
      <text:p text:style-name="P1061"><text:tab/><text:tab/>cout &lt;&lt; "\na"&lt;&lt;a&lt;&lt;"b"&lt;&lt;b;</text:p>
      <text:p text:style-name="P1061"><text:tab/>}</text:p>
      <text:p text:style-name="P1061"><text:tab/></text:p>
      <text:p text:style-name="P1061"><text:tab/>friend ostream&amp; operator &lt;&lt;(ostream&amp; ,complex);</text:p>
      <text:p text:style-name="P1061"><text:tab/>friend istream&amp; operator &gt;&gt;(istream&amp;,complex);</text:p>
      <text:p text:style-name="P1061">};</text:p>
      <text:p text:style-name="P1061"/>
      <text:p text:style-name="P1061">ostream&amp; operator&lt;&lt;(ostream &amp;dout,complex X)</text:p>
      <text:p text:style-name="P1061">{</text:p>
      <text:p text:style-name="P1061"><text:tab/>cout&lt;&lt;"\na"&lt;&lt;X.a&lt;&lt;"b"&lt;&lt;X.b;<text:tab/></text:p>
      <text:p text:style-name="P1061"><text:tab/>return dout;</text:p>
      <text:p text:style-name="P1061">} <text:s/></text:p>
      <text:p text:style-name="P1061"/>
      <text:p text:style-name="P1061">istream&amp; operator&gt;&gt;(istream &amp;din,complex &amp;X)</text:p>
      <text:p text:style-name="P1061">{</text:p>
      <text:p text:style-name="P1061"><text:tab/>cin&gt;&gt;X.a&gt;&gt;X.b;<text:tab/></text:p>
      <text:p text:style-name="P1061"><text:tab/>return cin;</text:p>
      <text:p text:style-name="P1061">} </text:p>
      <text:p text:style-name="P1061"/>
      <text:p text:style-name="P1061">int main()</text:p>
      <text:p text:style-name="P1061">{</text:p>
      <text:p text:style-name="P1061"><text:tab/>complex c1;</text:p>
      <text:p text:style-name="P1061"><text:tab/>cout&lt;&lt;"enter a comple<text:span text:style-name="T121">x</text:span> number";</text:p>
      <text:p text:style-name="P1061"><text:tab/>cin&gt;&gt;c1;</text:p>
      <text:p text:style-name="P1061"><text:tab/>cout&lt;&lt;"you entered";</text:p>
      <text:p text:style-name="P1061"><text:tab/>cout&lt;&lt;c1; <text:s text:c="3"/>// operator&lt;&lt;(cout,cin)</text:p>
      <text:p text:style-name="P1061">}</text:p>
      <text:p text:style-name="P1061"/>
      <text:p text:style-name="P1061"/>
      <text:p text:style-name="P844">(IV) Member function of one class can become a friend function of another class:</text:p>
      <text:p text:style-name="P844"/>
      <text:p text:style-name="P874">If you are declaring friend function in one class that can be defined in more than one function. So how to find out that the declaration is belong to that particular function.</text:p>
      <text:p text:style-name="P875">So you have to use scope resolution operator (::) of that class.</text:p>
      <text:p text:style-name="P876"><text:soft-page-break/>If you want to make all member function of that class as friend function, So make that class as member function.<text:span text:style-name="T122">( friend class A).</text:span></text:p>
      <text:p text:style-name="P874"/>
      <text:p text:style-name="P845"/>
      <text:p text:style-name="P845"/>
      <text:p text:style-name="P845">------------------------------------------------------------------------------------------------------------------------ <text:s/></text:p>
      <text:p text:style-name="P845"/>
      <text:p text:style-name="P846">Inheritance:</text:p>
      <text:p text:style-name="P877">- <text:span text:style-name="T123">Understanding the need of Inheritance.</text:span></text:p>
      <text:p text:style-name="P877"/>
      <text:p text:style-name="P877">- <text:span text:style-name="T124">Class is used to describe properties and behaviour of an object.</text:span></text:p>
      <text:p text:style-name="P877">- <text:span text:style-name="T125">Property names and values.</text:span></text:p>
      <text:p text:style-name="P877">- <text:span text:style-name="T126">there are two concept here</text:span></text:p>
      <text:p text:style-name="P878">1. Base class</text:p>
      <text:p text:style-name="P878">2. Derived class</text:p>
      <text:p text:style-name="P847"/>
      <text:p text:style-name="P848">Derived class can inherits all the properties and the method.</text:p>
      <text:p text:style-name="P847"/>
      <text:p text:style-name="P849">Ex- </text:p>
      <text:p text:style-name="P1062"/>
      <text:p text:style-name="P1062">class Car</text:p>
      <text:p text:style-name="P1062">{</text:p>
      <text:p text:style-name="P1062">};</text:p>
      <text:p text:style-name="P1063">class SportsCar:public Car</text:p>
      <text:p text:style-name="P1063">{</text:p>
      <text:p text:style-name="P1063">};</text:p>
      <text:p text:style-name="P846"/>
      <text:p text:style-name="P846"/>
      <text:p text:style-name="P850">Types of Inheritance:</text:p>
      <text:p text:style-name="P879">1. Single Inheritance</text:p>
      <text:p text:style-name="P879">2.Multilevel Inheritance</text:p>
      <text:p text:style-name="P879">3.Multiple Inheritance</text:p>
      <text:p text:style-name="P879">4.Hierarchical Inheritance</text:p>
      <text:p text:style-name="P879">5.Hybrid Inheritance</text:p>
      <text:p text:style-name="P879"/>
      <text:p text:style-name="P880">1. Single Inheritance:</text:p>
      <text:p text:style-name="P880"/>
      <text:p text:style-name="P1064">class A</text:p>
      <text:p text:style-name="P1064">{</text:p>
      <text:p text:style-name="P1064">};</text:p>
      <text:p text:style-name="P1064">class B:public A</text:p>
      <text:p text:style-name="P1064">{</text:p>
      <text:p text:style-name="P1064">};</text:p>
      <text:p text:style-name="P880"/>
      <text:p text:style-name="P881">2. Multilevel Inheritance:</text:p>
      <text:p text:style-name="P881"/>
      <text:p text:style-name="P1066">class A</text:p>
      <text:p text:style-name="P1065">{</text:p>
      <text:p text:style-name="P1065">};</text:p>
      <text:p text:style-name="P1065">class B:public A</text:p>
      <text:p text:style-name="P1065">{</text:p>
      <text:p text:style-name="P1066"><text:span text:style-name="T127">};</text:span> </text:p>
      <text:p text:style-name="P1066">class C:public B</text:p>
      <text:p text:style-name="P1066">{</text:p>
      <text:p text:style-name="P1066">};</text:p>
      <text:p text:style-name="P881"/>
      <text:p text:style-name="P882">3. Multiple Inheritance</text:p>
      <text:p text:style-name="P882"/>
      <text:p text:style-name="P1067">class A1</text:p>
      <text:p text:style-name="P1067"><text:soft-page-break/>{</text:p>
      <text:p text:style-name="P1067">};</text:p>
      <text:p text:style-name="P1067">class A2</text:p>
      <text:p text:style-name="P1067">{</text:p>
      <text:p text:style-name="P1067">};</text:p>
      <text:p text:style-name="P1068">class B:public A1,public A2</text:p>
      <text:p text:style-name="P1068">{ <text:s/>};</text:p>
      <text:p text:style-name="P883"/>
      <text:p text:style-name="P884">4. Hierarchical Inheritance:</text:p>
      <text:p text:style-name="P884"/>
      <text:p text:style-name="P1069">class <text:span text:style-name="T128">A</text:span></text:p>
      <text:p text:style-name="P1069">{</text:p>
      <text:p text:style-name="P1069">};</text:p>
      <text:p text:style-name="P1069">class B1:public A</text:p>
      <text:p text:style-name="P1069">{</text:p>
      <text:p text:style-name="P1069">};</text:p>
      <text:p text:style-name="P1069">class B2:public A</text:p>
      <text:p text:style-name="P1069">{</text:p>
      <text:p text:style-name="P1069">};</text:p>
      <text:p text:style-name="P885"/>
      <text:p text:style-name="P886">Visibility Mode:</text:p>
      <text:p text:style-name="P886">- <text:span text:style-name="T129">Private</text:span></text:p>
      <text:p text:style-name="P886">- <text:span text:style-name="T129">Protected</text:span></text:p>
      <text:p text:style-name="P886">- <text:span text:style-name="T129">Public</text:span></text:p>
      <text:p text:style-name="P851"/>
      <text:p text:style-name="P852">- <text:span text:style-name="T130">&gt; </text:span>Types of users of a class:</text:p>
      <text:p text:style-name="P887">-user 1 will create object of your class</text:p>
      <text:p text:style-name="P887">-user 2 will derived class from your class</text:p>
      <text:p text:style-name="P852"><text:s/>-<text:span text:style-name="T130">&gt; </text:span>Availability Vs Accessibility</text:p>
      <text:p text:style-name="P852"/>
      <text:p text:style-name="P888">Ex:</text:p>
      <text:p text:style-name="P1070"/>
      <text:p text:style-name="P1070">#include &lt;iostream&gt;</text:p>
      <text:p text:style-name="P1070">class A</text:p>
      <text:p text:style-name="P1070">{</text:p>
      <text:p text:style-name="P1070"><text:tab/>private:</text:p>
      <text:p text:style-name="P1070"><text:tab/>int a;</text:p>
      <text:p text:style-name="P1070"><text:tab/>protected:</text:p>
      <text:p text:style-name="P1070"><text:tab/>void setValue(int k)</text:p>
      <text:p text:style-name="P1070"><text:tab/>{</text:p>
      <text:p text:style-name="P1070"><text:tab/>a=k;</text:p>
      <text:p text:style-name="P1070"><text:tab/>}</text:p>
      <text:p text:style-name="P1070">};</text:p>
      <text:p text:style-name="P1070">class B: public A</text:p>
      <text:p text:style-name="P1070">{</text:p>
      <text:p text:style-name="P1070"><text:tab/>public:</text:p>
      <text:p text:style-name="P1070"><text:tab/>void setData(int x)</text:p>
      <text:p text:style-name="P1070"><text:tab/>{</text:p>
      <text:p text:style-name="P1070"><text:tab/>setValue(x);</text:p>
      <text:p text:style-name="P1070"><text:tab/>}</text:p>
      <text:p text:style-name="P1070">};</text:p>
      <text:p text:style-name="P1070">int main()</text:p>
      <text:p text:style-name="P1070">{</text:p>
      <text:p text:style-name="P1070"><text:tab/>B obj;</text:p>
      <text:p text:style-name="P1070"><text:tab/>obj.setValue(4);</text:p>
      <text:p text:style-name="P1070">}</text:p>
      <text:p text:style-name="P1070"/>
      <text:p text:style-name="P853">Note :</text:p>
      <text:p text:style-name="P889">If a class ‘A’ and class ‘B’ ,<text:span text:style-name="T131">if </text:span></text:p>
      <text:p text:style-name="P890"><text:span text:style-name="T132">(I) </text:span>class B:private class A</text:p>
      <text:p text:style-name="P891"><text:soft-page-break/>above line means that for B class user class A entities are private/not accessable.</text:p>
      <text:p text:style-name="P892">(II) <text:span text:style-name="T133">class B:protected class A</text:span></text:p>
      <text:p text:style-name="P893">above line means that for class B users every entity of class ‘A’ is protected.</text:p>
      <text:p text:style-name="P895">(III) class B:public class A</text:p>
      <text:p text:style-name="P894"><text:span text:style-name="T134">above line means that for class B users every entity of class A is public . It means class A , private member are private and public member are public.</text:span> </text:p>
      <text:p text:style-name="P854">Constructor <text:span text:style-name="T135">Inh</text:span>eritance:</text:p>
      <text:p text:style-name="P854"/>
      <text:p text:style-name="P896"><text:span text:style-name="T139">case 1:</text:span>Question arises as if we are creating the object in child class ,only <text:span text:style-name="T136">child class constructor will run or parent class constructor will also run.</text:span></text:p>
      <text:p text:style-name="P896"/>
      <text:p text:style-name="P896">- <text:span text:style-name="T137">We know that constructor is invoked implicitly when an object is created.</text:span></text:p>
      <text:p text:style-name="P896"/>
      <text:p text:style-name="P897">Ans: If we are creating an object of child class then <text:span text:style-name="T138">constructor will create in child class but child class constructor will call to parent class constructor implicitely if we are not creating any constructor in child class.So first parent class constructor body will call after that child class body will call.</text:span></text:p>
      <text:p text:style-name="P897"/>
      <text:p text:style-name="P897"/>
      <text:p text:style-name="P1071">#include &lt;iostream&gt;</text:p>
      <text:p text:style-name="P1071">class A</text:p>
      <text:p text:style-name="P1071">{</text:p>
      <text:p text:style-name="P1071"><text:s/>public:</text:p>
      <text:p text:style-name="P1071"><text:s/><text:tab/>A()</text:p>
      <text:p text:style-name="P1071"><text:s/><text:tab/>{}</text:p>
      <text:p text:style-name="P1071">};</text:p>
      <text:p text:style-name="P1071">class B:public A</text:p>
      <text:p text:style-name="P1071">{</text:p>
      <text:p text:style-name="P1071">public:</text:p>
      <text:p text:style-name="P1071"><text:tab/>B():A()</text:p>
      <text:p text:style-name="P1071"><text:tab/>{}</text:p>
      <text:p text:style-name="P1071">};</text:p>
      <text:p text:style-name="P1071">void main()</text:p>
      <text:p text:style-name="P1071">{</text:p>
      <text:p text:style-name="P1071"><text:tab/>B obj;</text:p>
      <text:p text:style-name="P1071">}</text:p>
      <text:p text:style-name="P897"/>
      <text:p text:style-name="P897"/>
      <text:p text:style-name="P897"/>
      <text:p text:style-name="P898">Case 2:</text:p>
      <text:p text:style-name="P898">If parent class constructor is parameterized constructor.<text:span text:style-name="T140">And if we are not creating any construcor for parent class in child ,so compiler will create default constructor . So better to create parameterized constructor of parent class with base class constructor.</text:span></text:p>
      <text:p text:style-name="P898"/>
      <text:p text:style-name="P898"/>
      <text:p text:style-name="P855"/>
      <text:p text:style-name="P1072">#include &lt;iostream&gt;</text:p>
      <text:p text:style-name="P1072">class A</text:p>
      <text:p text:style-name="P1072">{</text:p>
      <text:p text:style-name="P1072">int a;</text:p>
      <text:p text:style-name="P1072"><text:s/>public:</text:p>
      <text:p text:style-name="P1072"><text:s/><text:tab/>A(int x)</text:p>
      <text:p text:style-name="P1072"><text:s/><text:tab/>{</text:p>
      <text:p text:style-name="P1072"><text:tab/>a=x;</text:p>
      <text:p text:style-name="P1072"><text:s/><text:tab/>}</text:p>
      <text:p text:style-name="P1072">};</text:p>
      <text:p text:style-name="P1072">class B:public A</text:p>
      <text:p text:style-name="P1072">{</text:p>
      <text:p text:style-name="P1072">public:</text:p>
      <text:p text:style-name="P1072"><text:tab/>B():A(<text:span text:style-name="T141">5</text:span>)</text:p>
      <text:p text:style-name="P1072"><text:tab/>{}</text:p>
      <text:p text:style-name="P1072"><text:soft-page-break/>};</text:p>
      <text:p text:style-name="P1072">void main()</text:p>
      <text:p text:style-name="P1072">{</text:p>
      <text:p text:style-name="P1072"><text:tab/>B obj;</text:p>
      <text:p text:style-name="P1072">}</text:p>
      <text:p text:style-name="P1072"/>
      <text:p text:style-name="P856">case3:</text:p>
      <text:p text:style-name="P856">Suppose <text:span text:style-name="T142">child class constructor is taking two parameters ,one from parent class and second is from child class. </text:span></text:p>
      <text:p text:style-name="P1073"/>
      <text:p text:style-name="P1074">#include &lt;iostream&gt;</text:p>
      <text:p text:style-name="P1074">class A</text:p>
      <text:p text:style-name="P1074">{ </text:p>
      <text:p text:style-name="P1074"><text:tab/>int a;</text:p>
      <text:p text:style-name="P1074"><text:s/>public:</text:p>
      <text:p text:style-name="P1074"><text:s/><text:tab/>A(int k)</text:p>
      <text:p text:style-name="P1074"><text:s/><text:tab/>{a=k;}</text:p>
      <text:p text:style-name="P1075">~A();</text:p>
      <text:p text:style-name="P1074">};</text:p>
      <text:p text:style-name="P1074">class B:public A</text:p>
      <text:p text:style-name="P1074">{</text:p>
      <text:p text:style-name="P1074"><text:tab/>int b;</text:p>
      <text:p text:style-name="P1074">public:</text:p>
      <text:p text:style-name="P1074"><text:tab/>B(int x,int y):A(x)</text:p>
      <text:p text:style-name="P1074"><text:tab/>{b=y;}</text:p>
      <text:p text:style-name="P1076">~B();</text:p>
      <text:p text:style-name="P1074">};</text:p>
      <text:p text:style-name="P1074">int main()</text:p>
      <text:p text:style-name="P1074">{</text:p>
      <text:p text:style-name="P1074"><text:tab/>B obj(2,3);</text:p>
      <text:p text:style-name="P1074">}</text:p>
      <text:p text:style-name="P1074"/>
      <text:p text:style-name="P1074"/>
      <text:p text:style-name="P913">Note : <text:span text:style-name="T143">Parent class destructor will call before child class destructor.</text:span></text:p>
      <text:p text:style-name="P913"/>
      <text:p text:style-name="P913">-------------------------------------------------------------------------------------------------------------------------------------------- </text:p>
      <text:p text:style-name="P913"/>
      <text:p text:style-name="P5"/>
      <text:p text:style-name="P6">This Pointer in C++ :</text:p>
      <text:p text:style-name="P6"/>
      <text:p text:style-name="P6">- <text:span text:style-name="T144">A pointer that have a address of an object is called object pointer.</text:span></text:p>
      <text:p text:style-name="P6"/>
      <text:p text:style-name="P1084">#include &lt;iostream&gt;</text:p>
      <text:p text:style-name="P1084">using namespace std;</text:p>
      <text:p text:style-name="P1084">class Box </text:p>
      <text:p text:style-name="P1084">{</text:p>
      <text:p text:style-name="P1084">private:</text:p>
      <text:p text:style-name="P1084">int l,b,h;</text:p>
      <text:p text:style-name="P1084">public:</text:p>
      <text:p text:style-name="P1084">void setDimention(int x,int y,int z)</text:p>
      <text:p text:style-name="P1084">{</text:p>
      <text:p text:style-name="P1084">l=x;</text:p>
      <text:p text:style-name="P1084">b=y;</text:p>
      <text:p text:style-name="P1084">h=z;</text:p>
      <text:p text:style-name="P1084">}</text:p>
      <text:p text:style-name="P1084">void showDimention()</text:p>
      <text:p text:style-name="P1084">{</text:p>
      <text:p text:style-name="P1084">cout&lt;&lt;"\nl="&lt;&lt;l&lt;&lt;"b="&lt;&lt;"h="&lt;&lt;h;</text:p>
      <text:p text:style-name="P1084">}</text:p>
      <text:p text:style-name="P1084"><text:soft-page-break/>};</text:p>
      <text:p text:style-name="P1084">int <text:s/>main()</text:p>
      <text:p text:style-name="P1084">{</text:p>
      <text:p text:style-name="P1084">Box *p,smallBox;</text:p>
      <text:p text:style-name="P1084">p=&amp;smallBox;</text:p>
      <text:p text:style-name="P1084">//smallBox.setDimention(12,10,5);</text:p>
      <text:p text:style-name="P1084">//smallBox.showDimention();</text:p>
      <text:p text:style-name="P1084">p-&gt;setDimention(12,10,5);</text:p>
      <text:p text:style-name="P1084">p-&gt;showDimention();</text:p>
      <text:p text:style-name="P1084">}</text:p>
      <text:p text:style-name="P1084"/>
      <text:p text:style-name="P1084"/>
      <text:p text:style-name="P196">- <text:span text:style-name="T146">This is a keyword</text:span></text:p>
      <text:p text:style-name="P196">- <text:span text:style-name="T146">This is local object pointer in every instance member function containing address of the caller object.</text:span></text:p>
      <text:p text:style-name="P196">- <text:span text:style-name="T145">This pointer can not be modified.</text:span></text:p>
      <text:p text:style-name="P196">- <text:span text:style-name="T145">It is used to refer caller object in member function</text:span></text:p>
      <text:p text:style-name="P196"/>
      <text:p text:style-name="P197">Note: </text:p>
      <text:p text:style-name="P197">Suppose we are using same name of member variable of class and input parameter of member function.</text:p>
      <text:p text:style-name="P197"/>
      <text:p text:style-name="P1085">#include &lt;iostream&gt;</text:p>
      <text:p text:style-name="P1085">using namespace std;</text:p>
      <text:p text:style-name="P1085">class Box </text:p>
      <text:p text:style-name="P1085">{</text:p>
      <text:p text:style-name="P1085">private:</text:p>
      <text:p text:style-name="P1085">int l,b,h;</text:p>
      <text:p text:style-name="P1085">public:</text:p>
      <text:p text:style-name="P1085">void setDimention(int <text:span text:style-name="T147">l</text:span>,int <text:span text:style-name="T147">b</text:span>,int <text:span text:style-name="T147">h</text:span>)</text:p>
      <text:p text:style-name="P1085">{</text:p>
      <text:p text:style-name="P1085">/*</text:p>
      <text:p text:style-name="P1085">l=<text:span text:style-name="T147">l</text:span>; <text:s/>//<text:span text:style-name="T148">conflict will create </text:span></text:p>
      <text:p text:style-name="P1085">b=<text:span text:style-name="T147">b</text:span>;</text:p>
      <text:p text:style-name="P1085">h=<text:span text:style-name="T147">h</text:span>; <text:s/>*/ </text:p>
      <text:p text:style-name="P1086">this-&gt;l=l;</text:p>
      <text:p text:style-name="P1086">this-&gt;b=b; <text:s text:c="4"/>//<text:span text:style-name="T149">this pointer will point to address of object</text:span></text:p>
      <text:p text:style-name="P1086">this-&gt;h=h;</text:p>
      <text:p text:style-name="P1085">}</text:p>
      <text:p text:style-name="P1085">void showDimention()</text:p>
      <text:p text:style-name="P1085">{</text:p>
      <text:p text:style-name="P1085">cout&lt;&lt;"\nl="&lt;&lt;l&lt;&lt;"b="&lt;&lt;"h="&lt;&lt;h;</text:p>
      <text:p text:style-name="P1085">}</text:p>
      <text:p text:style-name="P1085">};</text:p>
      <text:p text:style-name="P1085">int <text:s/>main()</text:p>
      <text:p text:style-name="P1085">{</text:p>
      <text:p text:style-name="P1085">Box *p,smallBox;</text:p>
      <text:p text:style-name="P1085">p=&amp;smallBox;</text:p>
      <text:p text:style-name="P1085">//smallBox.setDimention(12,10,5);</text:p>
      <text:p text:style-name="P1085">//smallBox.showDimention();</text:p>
      <text:p text:style-name="P1085">p-&gt;setDimention(12,10,5);</text:p>
      <text:p text:style-name="P1085">p-&gt;showDimention();</text:p>
      <text:p text:style-name="P1085">}</text:p>
      <text:p text:style-name="P1085"/>
      <text:p text:style-name="P1085">-------------------------------------------------------------------- </text:p>
      <text:p text:style-name="P914"><text:soft-page-break/></text:p>
      <text:p text:style-name="P7"/>
      <text:p text:style-name="P7"/>
      <text:p text:style-name="P7"/>
      <text:p text:style-name="P7"/>
      <text:p text:style-name="P7"/>
      <text:p text:style-name="P7"/>
      <text:p text:style-name="P7">New and Delete key :</text:p>
      <text:p text:style-name="P7"/>
      <text:p text:style-name="P198">SMA(Static memory allocation)</text:p>
      <text:p text:style-name="P198">DMA(Dynamic memory allocation)</text:p>
      <text:p text:style-name="P198"/>
      <text:p text:style-name="P199">int x;</text:p>
      <text:p text:style-name="P199">float y;</text:p>
      <text:p text:style-name="P199">complex c2;</text:p>
      <text:p text:style-name="P199">student s1;</text:p>
      <text:p text:style-name="P199"/>
      <text:p text:style-name="P199"/>
      <text:p text:style-name="P200">For dynamic memory creation C++ is given the key “new” and “delete”</text:p>
      <text:p text:style-name="P200"/>
      <text:p text:style-name="P200">int *p=new int ;</text:p>
      <text:p text:style-name="P200">float *q=new float;</text:p>
      <text:p text:style-name="P200">complex *ptr=new complex;</text:p>
      <text:p text:style-name="P200"/>
      <text:p text:style-name="P200">We can create array using “new”.</text:p>
      <text:p text:style-name="P200">Float *q=new float[5];</text:p>
      <text:p text:style-name="P200"/>
      <text:p text:style-name="P200">To delete the memory that is created by “new” , we can use “delete”.</text:p>
      <text:p text:style-name="P200"/>
      <text:p text:style-name="P200">Delete p;</text:p>
      <text:p text:style-name="P200">delete []p;</text:p>
      <text:p text:style-name="P200"/>
      <text:p text:style-name="P200">----------------------------------------------------------------------------------------------------------------- <text:s/></text:p>
      <text:p text:style-name="P8"/>
      <text:p text:style-name="P8">1<text:span text:style-name="T150">) M</text:span>ethod Overloading</text:p>
      <text:p text:style-name="P9">2) Method Overriding</text:p>
      <text:p text:style-name="P9">3) Method Hiding</text:p>
      <text:p text:style-name="P201"/>
      <text:p text:style-name="P202">**Function overloading <text:s/>said that all the function definition should be in a same class. </text:p>
      <text:p text:style-name="P203">**Function overriding means when same <text:span text:style-name="T151">name function is defined in both parent class and child class.</text:span></text:p>
      <text:p text:style-name="P203">**<text:span text:style-name="T152">Function Hiding said that when function definition is different from the parameter of the class and child class .</text:span></text:p>
      <text:p text:style-name="P203"/>
      <text:p text:style-name="P204">#include &lt;iostream&gt;</text:p>
      <text:p text:style-name="P204">using namespace std;</text:p>
      <text:p text:style-name="P204">class A</text:p>
      <text:p text:style-name="P204">{</text:p>
      <text:p text:style-name="P204">public:</text:p>
      <text:p text:style-name="P204">void f1()</text:p>
      <text:p text:style-name="P204">{}</text:p>
      <text:p text:style-name="P204">void f2() {}</text:p>
      <text:p text:style-name="P204"><text:soft-page-break/>};</text:p>
      <text:p text:style-name="P204">class B:class A</text:p>
      <text:p text:style-name="P204">{</text:p>
      <text:p text:style-name="P204">void f1(){} //method overriding</text:p>
      <text:p text:style-name="P204">void f2(int x){} //method hiding </text:p>
      <text:p text:style-name="P204">};</text:p>
      <text:p text:style-name="P204">int main()</text:p>
      <text:p text:style-name="P204">{</text:p>
      <text:p text:style-name="P204">B obj;</text:p>
      <text:p text:style-name="P204">obj.f1(); //B <text:s/>--early binding compiler will call to that particular function defition that belong to object</text:p>
      <text:p text:style-name="P204">obj.f2(); //error</text:p>
      <text:p text:style-name="P204">obj.f2(4); //B</text:p>
      <text:p text:style-name="P204">}</text:p>
      <text:p text:style-name="P10"/>
      <text:p text:style-name="P7"/>
      <text:p text:style-name="P11">Note : It is important concept of <text:s/>“ method overriding “ that will be use in “virtual function” concept.</text:p>
      <text:p text:style-name="P11"/>
      <text:p text:style-name="P11">--------------------------------------------------------------------------------------------------------------------- </text:p>
      <text:p text:style-name="P11"/>
      <text:p text:style-name="P915">Virtual Function in C++ :</text:p>
      <text:p text:style-name="P12"/>
      <text:p text:style-name="P205">suppose we create a class car and child class <text:span text:style-name="T153">sport car . We have a member function shiftgear which is defined in both class.This is called operator overriding .Now we create a pointer of type class A and object of A and object of B , and pointer is containing the address of object of class B .Now we are calling the shiftgear function using pointer p-&gt;&amp;obj. This is “early binding” at the compile time pointer will look for the type and decide class A as pointer is of class A.So early binding/compile time binding.</text:span></text:p>
      <text:p text:style-name="P205"/>
      <text:p text:style-name="P206">Sol: <text:span text:style-name="T154">Make parent class member function shiftgear as “virtual” function.This will do late time binding /dynamic binding , last containing address of the pointer will decide the function of the class will run.</text:span></text:p>
      <text:p text:style-name="P206"/>
      <text:p text:style-name="P206"/>
      <text:p text:style-name="P1087">#include &lt;iostream&gt;</text:p>
      <text:p text:style-name="P1087">using namespace std;</text:p>
      <text:p text:style-name="P1087">class A</text:p>
      <text:p text:style-name="P1087">{</text:p>
      <text:p text:style-name="P1087">virtual fun1(){} <text:s/>//make it virtual for late binding /dynamic binding</text:p>
      <text:p text:style-name="P1087">};</text:p>
      <text:p text:style-name="P1087">class B:public A</text:p>
      <text:p text:style-name="P1087">{</text:p>
      <text:p text:style-name="P1087">fun1(){} <text:s/>//function overriding</text:p>
      <text:p text:style-name="P1087">fun2(){}</text:p>
      <text:p text:style-name="P1087">};</text:p>
      <text:p text:style-name="P1087">void main()</text:p>
      <text:p text:style-name="P1087">{</text:p>
      <text:p text:style-name="P1087">A *p;</text:p>
      <text:p text:style-name="P1087">B obj;</text:p>
      <text:p text:style-name="P1087">p=&amp;obj;//A <text:s/>early binding</text:p>
      <text:p text:style-name="P1087"><text:soft-page-break/>}</text:p>
      <text:p text:style-name="P1087"/>
      <text:p text:style-name="P1087"/>
      <text:p text:style-name="P1087"/>
      <text:p text:style-name="P207"/>
      <text:p text:style-name="P207"/>
      <text:p text:style-name="P207"/>
      <text:p text:style-name="P207">Note:</text:p>
      <text:p text:style-name="P207">Suppose a parent class is <text:span text:style-name="T155">A and child class is B and a member function f1 ,f2,f3 and f4 is defind as virtual.So when this program will compile , compiler will create a array of pointer that is static means if object is also not created, compiler will create that.This pointer vptr will point to static array of pointer that will contain the address of the member function.</text:span></text:p>
      <text:p text:style-name="P208">And for each class this will create the <text:span text:style-name="T156">separate vtable.</text:span></text:p>
      <text:p text:style-name="P209">Vtable is static array of virtual function.</text:p>
      <text:p text:style-name="P209"/>
      <text:p text:style-name="P209"/>
      <text:p text:style-name="P1088"/>
      <text:p text:style-name="P1089">Class A</text:p>
      <text:p text:style-name="P1089">{</text:p>
      <text:p text:style-name="P1089">*vptr</text:p>
      <text:p text:style-name="P1089">public:</text:p>
      <text:p text:style-name="P1089">void f1(){}</text:p>
      <text:p text:style-name="P1089">virtual void f2(){}</text:p>
      <text:p text:style-name="P1089">virtual void f3(){}</text:p>
      <text:p text:style-name="P1089">virtual void f4(){}</text:p>
      <text:p text:style-name="P1089">};</text:p>
      <text:p text:style-name="P1089">class B:public A</text:p>
      <text:p text:style-name="P1089">{</text:p>
      <text:p text:style-name="P1089">public:</text:p>
      <text:p text:style-name="P1089">void f1(){}</text:p>
      <text:p text:style-name="P1089">void f2(){}</text:p>
      <text:p text:style-name="P1089">void f4(int x){}</text:p>
      <text:p text:style-name="P1089">};</text:p>
      <text:p text:style-name="P1089"/>
      <text:p text:style-name="P1090">vtable will create for class A and class B.</text:p>
      <text:p text:style-name="P1090"/>
      <text:p text:style-name="P1091">Main()</text:p>
      <text:p text:style-name="P1091">{</text:p>
      <text:p text:style-name="P1091">A *p,o1; <text:s/>// <text:span text:style-name="T157">pointer created for class A and this pointer is pointing to object of class A ,so vptr is having address of vtable of A class.</text:span></text:p>
      <text:p text:style-name="P1091">p=&amp;o1;</text:p>
      <text:p text:style-name="P1091">p-&gt;f1() //<text:span text:style-name="T158">EB</text:span></text:p>
      <text:p text:style-name="P1091">p-&gt;f2() //<text:span text:style-name="T158">LB</text:span></text:p>
      <text:p text:style-name="P1091">p-&gt;f3() //<text:span text:style-name="T158">LB</text:span></text:p>
      <text:p text:style-name="P1091">p-&gt;f4() //<text:span text:style-name="T158">LB</text:span></text:p>
      <text:p text:style-name="P1091">p-&gt;f4(5); //<text:span text:style-name="T158">EB <text:s text:c="2"/>pointer goes to class A vptr but we do’nt have function having argument --&gt; error</text:span></text:p>
      <text:p text:style-name="P1091">}</text:p>
      <text:p text:style-name="P1091"/>
      <text:p text:style-name="P1092">main()</text:p>
      <text:p text:style-name="P1092">{</text:p>
      <text:p text:style-name="P1092"><text:soft-page-break/>A *p;</text:p>
      <text:p text:style-name="P1092">B o2;</text:p>
      <text:p text:style-name="P1092">p=&amp;o2;</text:p>
      <text:p text:style-name="P1092">p-&gt;f1(); //EB <text:s/><text:span text:style-name="T160">A</text:span>--<text:span text:style-name="T159">pointer is of class A type so it’s pointing to the class A , fun1()</text:span></text:p>
      <text:p text:style-name="P1092">p-&gt;f2(); //LB <text:s/>//<text:span text:style-name="T160">B</text:span></text:p>
      <text:p text:style-name="P1093">p-&gt;f3(); //LB //<text:span text:style-name="T160">A f3 is defind in only class A</text:span></text:p>
      <text:p text:style-name="P1093">p-&gt;f4() //LB //<text:span text:style-name="T161">A</text:span></text:p>
      <text:p text:style-name="P1093">p-&gt;f4(5) //EB <text:s/>//<text:span text:style-name="T162">error- bcoz for EB pointer will search this function to <text:s/>class A</text:span></text:p>
      <text:p text:style-name="P1094">}</text:p>
      <text:p text:style-name="P1094"/>
      <text:p text:style-name="P1094"/>
      <text:p text:style-name="P13">Abstract classes :</text:p>
      <text:p text:style-name="P13"/>
      <text:p text:style-name="P14">A do nothing function is call pure virtual function.</text:p>
      <text:p text:style-name="P14"/>
      <text:p text:style-name="P15">#include &lt;iostream&gt;</text:p>
      <text:p text:style-name="P16">class Person </text:p>
      <text:p text:style-name="P16">{</text:p>
      <text:p text:style-name="P17">public:</text:p>
      <text:p text:style-name="P17">void fun()=0; <text:s text:c="2"/>//<text:span text:style-name="T163">no definition of this function ,so we cannot create a object of this class .</text:span></text:p>
      <text:p text:style-name="P18">};</text:p>
      <text:p text:style-name="P18"/>
      <text:p text:style-name="P19">suppose we are creating a child class of this <text:span text:style-name="T164">parent class and creating the object of thid child class ,then also parent class function will call ,then it is not possible because of virtual function.</text:span></text:p>
      <text:p text:style-name="P20">So for that create an override function in child class. </text:p>
      <text:p text:style-name="P21">Class Student :public Person</text:p>
      <text:p text:style-name="P22">{</text:p>
      <text:p text:style-name="P22">public:</text:p>
      <text:p text:style-name="P22">void fun()</text:p>
      <text:p text:style-name="P22">{</text:p>
      <text:p text:style-name="P22">}</text:p>
      <text:p text:style-name="P22">};</text:p>
      <text:p text:style-name="P22"/>
      <text:p text:style-name="P210">- You have to create a child class and <text:span text:style-name="T165">you have to override that function.but you have to make that function “virtual” in parent class for late binding .In early binding we caring about the type of pointer but now in late binding we can create a pointer base to the pointer object type .</text:span></text:p>
      <text:p text:style-name="P210"/>
      <text:p text:style-name="P210">- <text:span text:style-name="T166">We cannot instantiate abstract <text:s/>class</text:span></text:p>
      <text:p text:style-name="P210"/>
      <text:p text:style-name="P23">Ques:</text:p>
      <text:p text:style-name="P24">Why we are creating a pure virtual function?</text:p>
      <text:p text:style-name="P211">- <text:span text:style-name="T167">Because we want to create a abstract class . Means in a project we want to create a class but we do’nt want to create a object for that.</text:span></text:p>
      <text:p text:style-name="P211"/>
      <text:p text:style-name="P212">Suppose a parent class is ‘Person’ and his child class is “student” and “faculty” </text:p>
      <text:p text:style-name="P213">so this Person have same property that both child have . SO we want to create the object of <text:span text:style-name="T168">Student and facality but we do’nt want to create object of person , then we have to make fuctions of student and faculty virtual.Means we are forcing to both child to define the functions as virtual in parent class.</text:span></text:p>
      <text:p text:style-name="P213"><text:soft-page-break/></text:p>
      <text:p text:style-name="P25"/>
      <text:p text:style-name="P26">Template in C++:</text:p>
      <text:p text:style-name="P214"/>
      <text:p text:style-name="P215">For example bank deposite /withdraw slip.<text:span text:style-name="T169">That is a template that we can fill and withdraw the money.</text:span></text:p>
      <text:p text:style-name="P215">- <text:span text:style-name="T170">The keyword template is used to define function template and class template .</text:span></text:p>
      <text:p text:style-name="P216">It is a way to make your function <text:span text:style-name="T171">or class generalize as for as data type is concern.</text:span></text:p>
      <text:p text:style-name="P217">1) Function Template</text:p>
      <text:p text:style-name="P217">2) Class Template</text:p>
      <text:p text:style-name="P217"/>
      <text:p text:style-name="P218">Ex:</text:p>
      <text:p text:style-name="P219">#include &lt;iostream&gt;</text:p>
      <text:p text:style-name="P219">using namespace std;</text:p>
      <text:p text:style-name="P221">int big(int a, int b)</text:p>
      <text:p text:style-name="P223">{</text:p>
      <text:p text:style-name="P223">if (a&gt;b)</text:p>
      <text:p text:style-name="P223">return (a);</text:p>
      <text:p text:style-name="P223">else </text:p>
      <text:p text:style-name="P223">return (b);</text:p>
      <text:p text:style-name="P225">double big(double a,double b)</text:p>
      <text:p text:style-name="P225">{</text:p>
      <text:p text:style-name="P225">if (a&gt;b)</text:p>
      <text:p text:style-name="P225">return (a)</text:p>
      <text:p text:style-name="P225">else </text:p>
      <text:p text:style-name="P225">return (b);</text:p>
      <text:p text:style-name="P225">}</text:p>
      <text:p text:style-name="P225"/>
      <text:p text:style-name="P227">int main()</text:p>
      <text:p text:style-name="P227">{</text:p>
      <text:p text:style-name="P227">cout &lt;&lt;big (4,5);</text:p>
      <text:p text:style-name="P227">cout&lt;&lt;big(5.6,3.4);</text:p>
      <text:p text:style-name="P227">}</text:p>
      <text:p text:style-name="P227"/>
      <text:p text:style-name="P229">Now make it generic by template.</text:p>
      <text:p text:style-name="P229"/>
      <text:p text:style-name="P220">#include &lt;iostream&gt;</text:p>
      <text:p text:style-name="P220">using namespace std;</text:p>
      <text:p text:style-name="P230">template &lt;class X&gt;</text:p>
      <text:p text:style-name="P222"><text:span text:style-name="T172">X</text:span> big(<text:span text:style-name="T172">X</text:span> a, <text:span text:style-name="T172">X</text:span> b)</text:p>
      <text:p text:style-name="P224">{</text:p>
      <text:p text:style-name="P224">if (a&gt;b)</text:p>
      <text:p text:style-name="P224">return (a);</text:p>
      <text:p text:style-name="P224">else </text:p>
      <text:p text:style-name="P224">return (b);</text:p>
      <text:p text:style-name="P231">}</text:p>
      <text:p text:style-name="P226"><text:span text:style-name="T173">X</text:span> big(<text:span text:style-name="T173">X</text:span> a,<text:span text:style-name="T173">X</text:span> b)</text:p>
      <text:p text:style-name="P226">{</text:p>
      <text:p text:style-name="P226">if (a&gt;b)</text:p>
      <text:p text:style-name="P226">return (a)</text:p>
      <text:p text:style-name="P226">else </text:p>
      <text:p text:style-name="P226">return (b);</text:p>
      <text:p text:style-name="P226"><text:soft-page-break/>}</text:p>
      <text:p text:style-name="P226"/>
      <text:p text:style-name="P228">int main()</text:p>
      <text:p text:style-name="P228">{</text:p>
      <text:p text:style-name="P228">cout &lt;&lt;big (4,5);</text:p>
      <text:p text:style-name="P228">cout&lt;&lt;big(5.6,3.4);</text:p>
      <text:p text:style-name="P228">}</text:p>
      <text:p text:style-name="P228"/>
      <text:p text:style-name="P228">-<text:span text:style-name="T174">&gt; Function template is also known as generic function.</text:span></text:p>
      <text:p text:style-name="P228"/>
      <text:p text:style-name="P232">template <text:s/>&lt;class type &gt; <text:span text:style-name="T175">type fuc_name(type arg1, ...);</text:span></text:p>
      <text:p text:style-name="P27"/>
      <text:p text:style-name="P28">Class Template :</text:p>
      <text:p text:style-name="P28"/>
      <text:p text:style-name="P233">-<text:span text:style-name="T176">&gt; Class template is known as generic class.</text:span></text:p>
      <text:p text:style-name="P233">-<text:span text:style-name="T177">&gt; template &lt;class type&gt; class class_name{ ... };</text:span></text:p>
      <text:p text:style-name="P233"/>
      <text:p text:style-name="P234">clas<text:span text:style-name="T178">s </text:span>ArrayList</text:p>
      <text:p text:style-name="P234">{</text:p>
      <text:p text:style-name="P235">private :</text:p>
      <text:p text:style-name="P236">struct ControlBlock</text:p>
      <text:p text:style-name="P237">{</text:p>
      <text:p text:style-name="P237">int capacity;</text:p>
      <text:p text:style-name="P238">int *arr_ptr;</text:p>
      <text:p text:style-name="P239">};</text:p>
      <text:p text:style-name="P240">ControlBlock *s;</text:p>
      <text:p text:style-name="P240">public:</text:p>
      <text:p text:style-name="P240"/>
      <text:p text:style-name="P241">ArrayList(int <text:s/>capacity)</text:p>
      <text:p text:style-name="P242">{</text:p>
      <text:p text:style-name="P242">s=new ControlBlock;</text:p>
      <text:p text:style-name="P243">s-&gt;capacity=capacity;</text:p>
      <text:p text:style-name="P244">s-&gt;arr_ptr=new int (s-&gt;capacity);</text:p>
      <text:p text:style-name="P244"/>
      <text:p text:style-name="P245">void addElement(int index,<text:span text:style-name="T179">int data )</text:span></text:p>
      <text:p text:style-name="P246">{</text:p>
      <text:p text:style-name="P246">if (index&gt;=0&amp;&amp;index&lt;=capacity-1)</text:p>
      <text:p text:style-name="P247">s-&gt;arr_ptr[index]=data;</text:p>
      <text:p text:style-name="P247">else</text:p>
      <text:p text:style-name="P247">cout&lt;&lt;”\nArray index is not valid”;</text:p>
      <text:p text:style-name="P248">}</text:p>
      <text:p text:style-name="P249">void viewElement(int index,int &amp;data)</text:p>
      <text:p text:style-name="P249">{</text:p>
      <text:p text:style-name="P249">if (index&gt;=0 &amp;&amp; index&lt;=<text:span text:style-name="T181">s-&gt;</text:span>capacity-1)</text:p>
      <text:p text:style-name="P249">data=s-&gt;arr_ptr[index]</text:p>
      <text:p text:style-name="P249">else</text:p>
      <text:p text:style-name="P249">cout&lt;&lt;”\nArray index is not valid”;</text:p>
      <text:p text:style-name="P250">}</text:p>
      <text:p text:style-name="P250">void viewList()</text:p>
      <text:p text:style-name="P250">{</text:p>
      <text:p text:style-name="P251">int i;</text:p>
      <text:p text:style-name="P252">for (i-0;i&lt;s-&gt;capacity;i++)</text:p>
      <text:p text:style-name="P253"><text:soft-page-break/>cout&lt;&lt;” “&lt;&lt;s-&gt;<text:span text:style-name="T180">arr_ptr[i];</text:span></text:p>
      <text:p text:style-name="P254">}</text:p>
      <text:p text:style-name="P256">};</text:p>
      <text:p text:style-name="P256"/>
      <text:p text:style-name="P254">int main()</text:p>
      <text:p text:style-name="P254">{</text:p>
      <text:p text:style-name="P257">int data;</text:p>
      <text:p text:style-name="P254">ArrayList list1(4);</text:p>
      <text:p text:style-name="P258">//ArrayList &lt;int&gt;list(4) <text:s text:c="4"/>//If you are making a generic <text:span text:style-name="T184">class using template then you have to use for this formate </text:span></text:p>
      <text:p text:style-name="P254">list1.addElement(0,32);</text:p>
      <text:p text:style-name="P255">list1.addElement(<text:span text:style-name="T183">1</text:span>,3<text:span text:style-name="T183">3</text:span>);</text:p>
      <text:p text:style-name="P255">list1.addElement(<text:span text:style-name="T183">2,</text:span>3<text:span text:style-name="T183">4</text:span>);</text:p>
      <text:p text:style-name="P254">list1.viewElement(<text:span text:style-name="T182">0,data</text:span>);</text:p>
      <text:p text:style-name="P259">cout &lt;&lt;”value in the array is %d”,data;</text:p>
      <text:p text:style-name="P260">}</text:p>
      <text:p text:style-name="P260"/>
      <text:p text:style-name="P260"/>
      <text:p text:style-name="P29">File Handling :</text:p>
      <text:p text:style-name="P261"/>
      <text:p text:style-name="P261"/>
      <text:p text:style-name="P262">Data persistance : life of data </text:p>
      <text:p text:style-name="P262"/>
      <text:p text:style-name="P263">Stream: </text:p>
      <text:p text:style-name="P263"/>
      <text:p text:style-name="P264">IOS ( Input – Output Stream )</text:p>
      <text:p text:style-name="P264"/>
      <table:table table:name="Table1" table:style-name="Table1">
        <table:table-column table:style-name="Table1.A"/>
        <table:table-header-rows>
          <table:table-row>
            <table:table-cell table:style-name="Table1.A1" office:value-type="string">
              <text:p text:style-name="Table_20_Contents"/>
            </table:table-cell>
          </table:table-row>
        </table:table-header-rows>
      </table:table>
      <text:p text:style-name="P264"/>
      <text:p text:style-name="P265"><text:span text:style-name="T186">I</text:span>stream -------------------------------- ostream</text:p>
      <text:p text:style-name="P266"><text:span text:style-name="T189">|</text:span> <text:s text:c="7"/><text:span text:style-name="T188">|</text:span> <text:s text:c="4"/>----<text:span text:style-name="T185">iostream---- <text:s text:c="4"/>| <text:s text:c="19"/>|</text:span></text:p>
      <text:p text:style-name="P267"><text:span text:style-name="T189">| <text:s text:c="4"/>ifstream</text:span> <text:tab/><text:tab/> <text:s/><text:span text:style-name="T187">| <text:s text:c="3"/>ofstream <text:s text:c="7"/>|</text:span></text:p>
      <text:p text:style-name="P267"><text:span text:style-name="T187">stream_withassign</text:span> <text:s text:c="4"/><text:span text:style-name="T187">fstream <text:s text:c="13"/>ostream_withassign</text:span></text:p>
      <text:p text:style-name="P267"/>
      <text:p text:style-name="P267"/>
      <text:p text:style-name="P268">#include &lt;fstream&gt;</text:p>
      <text:p text:style-name="P269">#include &lt;iostream&gt;</text:p>
      <text:p text:style-name="P269">int main()</text:p>
      <text:p text:style-name="P269">{</text:p>
      <text:p text:style-name="P269">ofstream fout;</text:p>
      <text:p text:style-name="P269">fout.open(“myfile.dat”);</text:p>
      <text:p text:style-name="P269">fout&lt;&lt;”hello”;</text:p>
      <text:p text:style-name="P269">}</text:p>
      <text:p text:style-name="P269"/>
      <text:p text:style-name="P270"><text:span text:style-name="T190">2. </text:span>Read the data from file.</text:p>
      <text:p text:style-name="P270"/>
      <text:p text:style-name="P271">Void main()</text:p>
      <text:p text:style-name="P271">{</text:p>
      <text:p text:style-name="P271">ifstream fin;</text:p>
      <text:p text:style-name="P272">char ch;</text:p>
      <text:p text:style-name="P273">fin.open(“MYFILE.dat”);</text:p>
      <text:p text:style-name="P274">fin&gt;&gt;ch;</text:p>
      <text:p text:style-name="P274"><text:soft-page-break/>while (!fin.eof())</text:p>
      <text:p text:style-name="P274">{</text:p>
      <text:p text:style-name="P274">cout&lt;&lt;ch;</text:p>
      <text:p text:style-name="P274">fin&gt;&gt;ch;</text:p>
      <text:p text:style-name="P274">}</text:p>
      <text:p text:style-name="P274">fin.close() <text:s text:c="3"/>}</text:p>
      <text:p text:style-name="P274"/>
      <text:p text:style-name="P275">File Opening Modes:</text:p>
      <text:p text:style-name="P275"/>
      <text:p text:style-name="P276">ios::in <text:s text:c="11"/>- <text:s text:c="2"/>input/read</text:p>
      <text:p text:style-name="P277">ios::out <text:s text:c="9"/>- <text:s text:c="2"/><text:span text:style-name="T191">output/write</text:span></text:p>
      <text:p text:style-name="P278">ios::app <text:s text:c="9"/>- <text:s text:c="2"/><text:span text:style-name="T192">append</text:span></text:p>
      <text:p text:style-name="P279">ios::ate <text:s text:c="10"/>- <text:s text:c="2"/><text:span text:style-name="T193">update</text:span></text:p>
      <text:p text:style-name="P280">ios::binary <text:s text:c="5"/>- <text:s text:c="2"/>binary</text:p>
      <text:p text:style-name="P280"/>
      <text:p text:style-name="P281">Ex:</text:p>
      <text:p text:style-name="P281"/>
      <text:p text:style-name="P282">Two modes of opening a file.</text:p>
      <text:p text:style-name="P282">1) text mode <text:span text:style-name="T197">is the default opening mode</text:span></text:p>
      <text:p text:style-name="P282">2) binary mode <text:span text:style-name="T196">(this can be specified with ios::binary)</text:span></text:p>
      <text:p text:style-name="P281"/>
      <text:p text:style-name="P281">int main()</text:p>
      <text:p text:style-name="P281">{</text:p>
      <text:p text:style-name="P283">of<text:span text:style-name="T194">stream fout;</text:span></text:p>
      <text:p text:style-name="P284">fout.open(“<text:span text:style-name="T195">Myfile.dat”,ios::out);</text:span></text:p>
      <text:p text:style-name="P285">ifstream fin</text:p>
      <text:p text:style-name="P285"/>
      <text:p text:style-name="P285">--------------------------------------------------------------------------------- <text:s/></text:p>
      <text:p text:style-name="P285"/>
      <text:p text:style-name="P286">tellg() and tellp()</text:p>
      <text:p text:style-name="P286"/>
      <text:p text:style-name="P287">tellg():</text:p>
      <text:p text:style-name="P287">- Defined in istream class</text:p>
      <text:p text:style-name="P287">- <text:span text:style-name="T198">Its prototype is</text:span></text:p>
      <text:p text:style-name="P287">- - - <text:span text:style-name="T198">streampos tellg();</text:span></text:p>
      <text:p text:style-name="P287">-<text:span text:style-name="T199">Return the position of the current character in the input stream.</text:span></text:p>
      <text:p text:style-name="P287"/>
      <text:p text:style-name="P288">Tellp():</text:p>
      <text:p text:style-name="P288">- <text:span text:style-name="T200">Defined in ostream class</text:span></text:p>
      <text:p text:style-name="P288">- <text:span text:style-name="T201">It’s prototype is</text:span></text:p>
      <text:p text:style-name="P288"><text:s text:c="2"/>-- <text:span text:style-name="T202">streampos tellp();</text:span></text:p>
      <text:p text:style-name="P288"/>
      <text:p text:style-name="P289">int main()</text:p>
      <text:p text:style-name="P289">{</text:p>
      <text:p text:style-name="P290">ifstream fin;</text:p>
      <text:p text:style-name="P290">fin.open(“abc.txt”);</text:p>
      <text:p text:style-name="P291">int pos;</text:p>
      <text:p text:style-name="P292">pos=fin.tellg();</text:p>
      <text:p text:style-name="P293">cout&lt;&lt;pos;</text:p>
      <text:p text:style-name="P294">fin&gt;&gt;ch;</text:p>
      <text:p text:style-name="P295">}</text:p>
      <text:p text:style-name="P288"/>
      <text:p text:style-name="P288"><text:soft-page-break/></text:p>
      <text:p text:style-name="P296">int main()</text:p>
      <text:p text:style-name="P296">{</text:p>
      <text:p text:style-name="P296">char ch;</text:p>
      <text:p text:style-name="P297">fout.open<text:span text:style-name="T203">(“abc.txt”,ios::app);</text:span></text:p>
      <text:p text:style-name="P298">int pos;</text:p>
      <text:p text:style-name="P299">pos=fout.tellp();</text:p>
      <text:p text:style-name="P300">cout&lt;&lt;pos;</text:p>
      <text:p text:style-name="P301">fout&lt;&lt;”mysirg”;</text:p>
      <text:p text:style-name="P302">pos=fout.tellp();</text:p>
      <text:p text:style-name="P303">cout&lt;&lt;pos;</text:p>
      <text:p text:style-name="P304">fout.close();</text:p>
      <text:p text:style-name="P304">}</text:p>
      <text:p text:style-name="P304"/>
      <text:p text:style-name="P304">-------------------------------------------------------------------------- <text:s/></text:p>
      <text:p text:style-name="P304"/>
      <text:p text:style-name="P305">seekg()</text:p>
      <text:p text:style-name="P305">- <text:span text:style-name="T204">Defined in istream class</text:span></text:p>
      <text:p text:style-name="P305">- <text:span text:style-name="T205">It’s prototype is</text:span></text:p>
      <text:p text:style-name="P305">- <text:span text:style-name="T206">istream&amp; seekp(streampos pos);</text:span></text:p>
      <text:p text:style-name="P305">- <text:span text:style-name="T207">istream&amp; seekp(streamoff off,ios_base::seekdir way);</text:span></text:p>
      <text:p text:style-name="P305"/>
      <text:p text:style-name="P305">-<text:span text:style-name="T208">Pos is new absolute positionwithin the stream(relative to the beginning)</text:span></text:p>
      <text:p text:style-name="P305">- <text:span text:style-name="T209">Off is offset value ,relative to the way parameter</text:span></text:p>
      <text:p text:style-name="P305">- <text:span text:style-name="T210">way value is ios_base::beg,ios_base::cur and ios_base::end</text:span></text:p>
      <text:p text:style-name="P305"/>
      <text:p text:style-name="P306">#include &lt;iostream&gt;</text:p>
      <text:p text:style-name="P307">#include &lt;fstream&gt;</text:p>
      <text:p text:style-name="P308">using namespace std;</text:p>
      <text:p text:style-name="P309">int main()</text:p>
      <text:p text:style-name="P309">{</text:p>
      <text:p text:style-name="P310">ifstream fin;</text:p>
      <text:p text:style-name="P311">fin.open(“abc.txt”);</text:p>
      <text:p text:style-name="P312">cout&lt;&lt;fin.tellg(); <text:s text:c="2"/>//<text:span text:style-name="T211">will print first index of character as 0</text:span></text:p>
      <text:p text:style-name="P313">cout&lt;&lt;”\n”&lt;&lt;(char)<text:span text:style-name="T212">fin.get(); <text:s text:c="2"/>//this will return the asccii value but if you will use char will return charater.</text:span></text:p>
      <text:p text:style-name="P314">cout&lt;&lt;”\n”<text:span text:style-name="T213">&lt;&lt;fin.tellg(); <text:s/>//this will again shift the pointer to next</text:span></text:p>
      <text:p text:style-name="P315">fin.seekg(<text:span text:style-name="T216">6</text:span>);</text:p>
      <text:p text:style-name="P316">cout&lt;&lt;”\n”<text:span text:style-name="T215">&lt;&lt;fin.tellg();</text:span></text:p>
      <text:p text:style-name="P317">cout&lt;&lt;”<text:span text:style-name="T214">\n”&lt;&lt;(char)fin.get();</text:span></text:p>
      <text:p text:style-name="P318">cout&lt;&lt;”\n”<text:span text:style-name="T217">&lt;&lt;fin.tellg();</text:span></text:p>
      <text:p text:style-name="P319">fin.seekg(2,ios_base::cur);</text:p>
      <text:p text:style-name="P320">fin.seekg(-2,ios_base::beg</text:p>
      <text:p text:style-name="P321">cout&lt;&lt;”\n”&lt;&lt;fin.tellg();</text:p>
      <text:p text:style-name="P321"/>
      <text:p text:style-name="P322">}</text:p>
      <text:p text:style-name="P312"/>
      <text:p text:style-name="P312"/>
      <text:p text:style-name="P323">Seekp()</text:p>
      <text:p text:style-name="P323"/>
      <text:p text:style-name="P323">- Defined in ostream class</text:p>
      <text:p text:style-name="P323">- Its prototype is</text:p>
      <text:p text:style-name="P323"><text:soft-page-break/>- ostream&amp; seekp(streampos pos);</text:p>
      <text:p text:style-name="P323">- ostream&amp; seekp(streamoff off ,ios_base::seekdir way);</text:p>
      <text:p text:style-name="P323"/>
      <text:p text:style-name="P324">: pos is new absolute position within the stream (relative to begining )</text:p>
      <text:p text:style-name="P324">: <text:span text:style-name="T218">off is offset value ,relative to the way parameter</text:span></text:p>
      <text:p text:style-name="P324">: <text:span text:style-name="T219">way value ios_base::beg,ios_base::cur and ios_base::end</text:span></text:p>
      <text:p text:style-name="P324"/>
      <text:p text:style-name="P325">int main()</text:p>
      <text:p text:style-name="P325">{</text:p>
      <text:p text:style-name="P326">ofstream fout;</text:p>
      <text:p text:style-name="P327">fout.open<text:span text:style-name="T220">(“abc.txt”,ios::ate <text:s/>| ios::app);</text:span></text:p>
      <text:p text:style-name="P328">cout&lt;&lt;fout.tellp();</text:p>
      <text:p text:style-name="P329">fout.seekp(2,ios_base::beg);</text:p>
      <text:p text:style-name="P330">fout&lt;&lt;”ABCDEFG”;</text:p>
      <text:p text:style-name="P330">cout&lt;&lt;fout.tellp();</text:p>
      <text:p text:style-name="P331">fout.close();</text:p>
      <text:p text:style-name="P328"/>
      <text:p text:style-name="P328">-------------------------------------------------------------------------------------------------------------- <text:s/></text:p>
      <text:p text:style-name="P328"/>
      <text:p text:style-name="P30">Initializer in C++ :</text:p>
      <text:p text:style-name="P30"/>
      <text:p text:style-name="P332">Initializer is used to initialize the class member variable .</text:p>
      <text:p text:style-name="P333">The list of members to be initialize is indicated with constructor as a comma separated list followed by a colon.</text:p>
      <text:p text:style-name="P332"/>
      <text:p text:style-name="P334">#include &lt;iostream&gt;</text:p>
      <text:p text:style-name="P335">class Dummy</text:p>
      <text:p text:style-name="P335">{</text:p>
      <text:p text:style-name="P336">private:</text:p>
      <text:p text:style-name="P337">int a,<text:span text:style-name="T223">b</text:span>;</text:p>
      <text:p text:style-name="P337">//<text:span text:style-name="T227">int &amp;y; <text:s text:c="2"/>//for reference variable you have to initialize at the time of declaration</text:span></text:p>
      <text:p text:style-name="P338">const int x; <text:s/>//<text:span text:style-name="T225">here we cannot initialize the value of x.</text:span></text:p>
      <text:p text:style-name="P339">Public:</text:p>
      <text:p text:style-name="P339">//<text:span text:style-name="T226">Dummy(int &amp;n):x(5),y(n){}</text:span></text:p>
      <text:p text:style-name="P340">Dummy():<text:span text:style-name="T221">a(5),b(6) <text:s text:c="4"/>//this initialization we can do in dummy constructor</text:span></text:p>
      <text:p text:style-name="P333"><text:span text:style-name="T222">{ </text:span>}</text:p>
      <text:p text:style-name="P341">};</text:p>
      <text:p text:style-name="P342">void main()</text:p>
      <text:p text:style-name="P342">{</text:p>
      <text:p text:style-name="P342">int m=6;</text:p>
      <text:p text:style-name="P343">Dummy d1(m);</text:p>
      <text:p text:style-name="P344">}</text:p>
      <text:p text:style-name="P344"/>
      <text:p text:style-name="P345">void fun()</text:p>
      <text:p text:style-name="P345">{</text:p>
      <text:p text:style-name="P346"><text:span text:style-name="T224">const </text:span>int k<text:span text:style-name="T228">=5</text:span>; <text:s/>//<text:span text:style-name="T224">at the time of initialization we have to initialize .</text:span></text:p>
      <text:p text:style-name="P345">}</text:p>
      <text:p text:style-name="P345"/>
      <text:p text:style-name="P345"/>
      <text:p text:style-name="P345">--------------------------------------------------------------------------------------------- <text:s/></text:p>
      <text:p text:style-name="P345"/>
      <text:p text:style-name="P347">Deep Copy and Shallow copy:</text:p>
      <text:p text:style-name="P347"><text:soft-page-break/></text:p>
      <text:p text:style-name="P348">class Dummy</text:p>
      <text:p text:style-name="P348">{</text:p>
      <text:p text:style-name="P348">private:</text:p>
      <text:p text:style-name="P349">int a,b;</text:p>
      <text:p text:style-name="P350">public:</text:p>
      <text:p text:style-name="P351">void setData<text:span text:style-name="T229">(int x,int y)</text:span></text:p>
      <text:p text:style-name="P352">{</text:p>
      <text:p text:style-name="P352">a=x;</text:p>
      <text:p text:style-name="P352">b=y;</text:p>
      <text:p text:style-name="P353">}</text:p>
      <text:p text:style-name="P353">void showData()</text:p>
      <text:p text:style-name="P353">{</text:p>
      <text:p text:style-name="P354">cout &lt;&lt;”\na=”&lt;&lt;a&lt;&lt;”b=”&lt;&lt;b;</text:p>
      <text:p text:style-name="P354">}</text:p>
      <text:p text:style-name="P355">};</text:p>
      <text:p text:style-name="P356">int main<text:span text:style-name="T230">()</text:span></text:p>
      <text:p text:style-name="P357">{</text:p>
      <text:p text:style-name="P358">Dummy <text:span text:style-name="T231">d1;</text:span></text:p>
      <text:p text:style-name="P359">d1.setData<text:span text:style-name="T232">(3,4);</text:span></text:p>
      <text:p text:style-name="P360">Dummy d2=d1; <text:s/>/<text:span text:style-name="T234">copy constructor</text:span></text:p>
      <text:p text:style-name="P361">Dummy d2;</text:p>
      <text:p text:style-name="P362">d2=d1; <text:s text:c="15"/>//<text:span text:style-name="T235">implicit copy constructor</text:span></text:p>
      <text:p text:style-name="P363">d2.showData<text:span text:style-name="T233">()</text:span>;</text:p>
      <text:p text:style-name="P364">}</text:p>
      <text:p text:style-name="P364"/>
      <text:p text:style-name="P365">Above is a example of shallow copy.</text:p>
      <text:p text:style-name="P365"/>
      <text:p text:style-name="P365"/>
      <text:p text:style-name="P365">--<text:span text:style-name="T236">&gt;&gt; Creating copy of object by copying data of all member variable as it is.</text:span></text:p>
      <text:p text:style-name="P365"/>
      <text:p text:style-name="P31">Deep copy:</text:p>
      <text:p text:style-name="P31"/>
      <text:p text:style-name="P366">Creating an object by copying data of another <text:span text:style-name="T237">object along with the value of memory resources resides outside the object but handled by that object.</text:span></text:p>
      <text:p text:style-name="P367"/>
      <text:p text:style-name="P368">Suppose if you are creating <text:span text:style-name="T238">one more copy of object then one pointer will point to the both object So for creating a separate pointer ,so for that we have to create copy constructor and coding of that.</text:span></text:p>
      <text:p text:style-name="P368"/>
      <text:p text:style-name="P369">Dummy()</text:p>
      <text:p text:style-name="P369">{</text:p>
      <text:p text:style-name="P369">p=new int;</text:p>
      <text:p text:style-name="P370">}</text:p>
      <text:p text:style-name="P370">void setData(int x,int y,int z)</text:p>
      <text:p text:style-name="P370">{</text:p>
      <text:p text:style-name="P370">a=x;</text:p>
      <text:p text:style-name="P370">b=y;</text:p>
      <text:p text:style-name="P370">*p=z;</text:p>
      <text:p text:style-name="P371">}</text:p>
      <text:p text:style-name="P372">void showData()</text:p>
      <text:p text:style-name="P372">{</text:p>
      <text:p text:style-name="P372">cout&lt;&lt;”\na=”&lt;&lt;a&lt;&lt;”b=”&lt;&lt;b;</text:p>
      <text:p text:style-name="P373"><text:soft-page-break/>}</text:p>
      <text:p text:style-name="P374">Dummy(Dummy &amp;d)</text:p>
      <text:p text:style-name="P375">{</text:p>
      <text:p text:style-name="P375">a=d.a;</text:p>
      <text:p text:style-name="P375">b=d.b;</text:p>
      <text:p text:style-name="P375">//p=d.p;</text:p>
      <text:p text:style-name="P376">p=new int;</text:p>
      <text:p text:style-name="P32"><text:span text:style-name="T80">*p</text:span><text:span text:style-name="T240">=*</text:span><text:span text:style-name="T79">(d.p);</text:span></text:p>
      <text:p text:style-name="P377">}</text:p>
      <text:p text:style-name="P378">~Dummy()</text:p>
      <text:p text:style-name="P378">{</text:p>
      <text:p text:style-name="P378">delete p;</text:p>
      <text:p text:style-name="P378">}</text:p>
      <text:p text:style-name="P379">};</text:p>
      <text:p text:style-name="P380">void main()</text:p>
      <text:p text:style-name="P380">{</text:p>
      <text:p text:style-name="P380">Dummy d1;</text:p>
      <text:p text:style-name="P381">d1.setData<text:span text:style-name="T239">(3,4,5);</text:span></text:p>
      <text:p text:style-name="P382">Dummy d2=d1;</text:p>
      <text:p text:style-name="P382">d2.showData();</text:p>
      <text:p text:style-name="P383">}</text:p>
      <text:p text:style-name="P383"/>
      <text:p text:style-name="P383"/>
      <text:p text:style-name="P384">Note : Suppose it is not deep copy – it’s shallow copy then only one pointer is created <text:span text:style-name="T241">and both object will point to the same pointer. So if only one object will destroy ,then destructor will run and delete the pointer ,so other object cannot use that pointer.</text:span></text:p>
      <text:p text:style-name="P385"/>
      <text:p text:style-name="P385"/>
      <text:p text:style-name="P385">----------------------------------------------------------------------------------------------- </text:p>
      <text:p text:style-name="P33"/>
      <text:p text:style-name="P34">Type Conversion Primitive to class type:</text:p>
      <text:p text:style-name="P386"/>
      <text:p text:style-name="P387">int x=4;</text:p>
      <text:p text:style-name="P388">float y;</text:p>
      <text:p text:style-name="P389">y=x; <text:s text:c="4"/>//automatic type conversion</text:p>
      <text:p text:style-name="P389"/>
      <text:p text:style-name="P390">float y=3.4;</text:p>
      <text:p text:style-name="P390">int x;</text:p>
      <text:p text:style-name="P390">x=y; <text:s/>//automatic type conversion</text:p>
      <text:p text:style-name="P386"/>
      <text:p text:style-name="P391"/>
      <text:p text:style-name="P391"/>
      <text:p text:style-name="P35"><text:span text:style-name="T244">1.</text:span>Primitive type to class type:</text:p>
      <text:p text:style-name="P391">Complex c1;</text:p>
      <text:p text:style-name="P391">int x=5;</text:p>
      <text:p text:style-name="P391">c1=x; ///error</text:p>
      <text:p text:style-name="P391"/>
      <text:p text:style-name="P392">class Complex</text:p>
      <text:p text:style-name="P392">{</text:p>
      <text:p text:style-name="P392">private:</text:p>
      <text:p text:style-name="P392">int a,b;</text:p>
      <text:p text:style-name="P393">public:</text:p>
      <text:p text:style-name="P394"><text:soft-page-break/>complex() {}</text:p>
      <text:p text:style-name="P394">complex(int k)</text:p>
      <text:p text:style-name="P394">{ a=k; b=0; }</text:p>
      <text:p text:style-name="P393">void setData(int x,int y)</text:p>
      <text:p text:style-name="P393">{</text:p>
      <text:p text:style-name="P395">a=x;</text:p>
      <text:p text:style-name="P395">b=y;</text:p>
      <text:p text:style-name="P396">}</text:p>
      <text:p text:style-name="P397">void showData()</text:p>
      <text:p text:style-name="P397">{</text:p>
      <text:p text:style-name="P397">cout&lt;&lt;”\na=”&lt;&lt;a&lt;&lt;”<text:span text:style-name="T245">\n</text:span>b=”&lt;&lt;b; }</text:p>
      <text:p text:style-name="P398">};</text:p>
      <text:p text:style-name="P399">void main()]</text:p>
      <text:p text:style-name="P399">{</text:p>
      <text:p text:style-name="P399">complex c1;</text:p>
      <text:p text:style-name="P400">int x=5;</text:p>
      <text:p text:style-name="P401">c1=x; <text:s/>//<text:span text:style-name="T242">error <text:s text:c="5"/>//c1.Complex(x)</text:span></text:p>
      <text:p text:style-name="P402">c<text:span text:style-name="T243">1</text:span>.showData();</text:p>
      <text:p text:style-name="P403">}</text:p>
      <text:p text:style-name="P403"/>
      <text:p text:style-name="P403">----------------------------------------------------------------------------------- <text:s/></text:p>
      <text:p text:style-name="P403"/>
      <text:p text:style-name="P36">Class type to primitive type:</text:p>
      <text:p text:style-name="P36"/>
      <text:p text:style-name="P113">Complex c1;</text:p>
      <text:p text:style-name="P113">c1.setData(3,4);</text:p>
      <text:p text:style-name="P114">int x;</text:p>
      <text:p text:style-name="P115">x=c1; //error</text:p>
      <text:p text:style-name="P115"/>
      <text:p text:style-name="P116">class Complex</text:p>
      <text:p text:style-name="P116">{</text:p>
      <text:p text:style-name="P116">private :</text:p>
      <text:p text:style-name="P116">int a,b;</text:p>
      <text:p text:style-name="P118">public:</text:p>
      <text:p text:style-name="P120">void setData(int x,int y)</text:p>
      <text:p text:style-name="P122">{</text:p>
      <text:p text:style-name="P122">a=x;</text:p>
      <text:p text:style-name="P122">b=y;</text:p>
      <text:p text:style-name="P124">}</text:p>
      <text:p text:style-name="P124"/>
      <text:p text:style-name="P126">void showData()</text:p>
      <text:p text:style-name="P126"><text:line-break/>{</text:p>
      <text:p text:style-name="P128">cout &lt;&lt;”\na=”&lt;&lt;a&lt;&lt;”b=”&lt;&lt;b; }</text:p>
      <text:p text:style-name="P128">};</text:p>
      <text:p text:style-name="P128">void main()</text:p>
      <text:p text:style-name="P128">{</text:p>
      <text:p text:style-name="P128">Complex c1;</text:p>
      <text:p text:style-name="P128">c1.setData(3,4);</text:p>
      <text:p text:style-name="P128">c1.setData();</text:p>
      <text:p text:style-name="P128">int <text:span text:style-name="T246">x ;</text:span></text:p>
      <text:p text:style-name="P128"><text:span text:style-name="T247">x</text:span>=c1;</text:p>
      <text:p text:style-name="P128"><text:soft-page-break/>cout&lt;&lt;”\nx”&lt;&lt;x;</text:p>
      <text:p text:style-name="P128">}</text:p>
      <text:p text:style-name="P128"/>
      <text:p text:style-name="P130">Class type to primitive type:</text:p>
      <text:p text:style-name="P131"/>
      <text:p text:style-name="P132">Class <text:span text:style-name="T248">type to primitive type can be implemented with casting operator.</text:span></text:p>
      <text:p text:style-name="P134">Operator type ()</text:p>
      <text:p text:style-name="P134">{</text:p>
      <text:p text:style-name="P133">...</text:p>
      <text:p text:style-name="P134">return(type-data);</text:p>
      <text:p text:style-name="P133"><text:span text:style-name="T249">}</text:span> </text:p>
      <text:p text:style-name="P133"/>
      <text:p text:style-name="P133"/>
      <text:p text:style-name="P117">class Complex</text:p>
      <text:p text:style-name="P117">{</text:p>
      <text:p text:style-name="P117">private :</text:p>
      <text:p text:style-name="P117">int a,b;</text:p>
      <text:p text:style-name="P119">public:</text:p>
      <text:p text:style-name="P121">void setData(int x,int y)</text:p>
      <text:p text:style-name="P123">{</text:p>
      <text:p text:style-name="P123">a=x;</text:p>
      <text:p text:style-name="P123">b=y;</text:p>
      <text:p text:style-name="P125">}</text:p>
      <text:p text:style-name="P127">void showData()<text:line-break/>{</text:p>
      <text:p text:style-name="P129">cout &lt;&lt;”\na=”&lt;&lt;a&lt;&lt;”b=”&lt;&lt;b; }</text:p>
      <text:p text:style-name="P129">};</text:p>
      <text:p text:style-name="P135">operator int()</text:p>
      <text:p text:style-name="P136">{</text:p>
      <text:p text:style-name="P136">return (a);</text:p>
      <text:p text:style-name="P137">}</text:p>
      <text:p text:style-name="P138">};</text:p>
      <text:p text:style-name="P129">void main()</text:p>
      <text:p text:style-name="P129">{</text:p>
      <text:p text:style-name="P129">Complex c1;</text:p>
      <text:p text:style-name="P129">c1.setData(3,4);</text:p>
      <text:p text:style-name="P129">c1.s<text:span text:style-name="T250">how</text:span>Data();</text:p>
      <text:p text:style-name="P129">int <text:span text:style-name="T246">x ;</text:span></text:p>
      <text:p text:style-name="P129"><text:span text:style-name="T247">x</text:span>=c1; <text:s text:c="2"/>//<text:span text:style-name="T251">x=c1.operator <text:s/>int();</text:span></text:p>
      <text:p text:style-name="P129">cout&lt;&lt;”\nx”&lt;&lt;x;</text:p>
      <text:p text:style-name="P129"/>
      <text:p text:style-name="P129">---------------------------------------------------------------------------- <text:s/></text:p>
      <text:p text:style-name="P129"/>
      <text:p text:style-name="P1">One class type to another <text:span text:style-name="T252">class type in C++</text:span></text:p>
      <text:p text:style-name="P139"/>
      <text:p text:style-name="P140">class item</text:p>
      <text:p text:style-name="P140">{</text:p>
      <text:p text:style-name="P140">int a,b;</text:p>
      <text:p text:style-name="P140">...</text:p>
      <text:p text:style-name="P140">};</text:p>
      <text:p text:style-name="P140">class Product </text:p>
      <text:p text:style-name="P140">{</text:p>
      <text:p text:style-name="P140"><text:soft-page-break/>int m,n;</text:p>
      <text:p text:style-name="P140">...</text:p>
      <text:p text:style-name="P141">};</text:p>
      <text:p text:style-name="P142">void main()</text:p>
      <text:p text:style-name="P142">{</text:p>
      <text:p text:style-name="P142">item i1;</text:p>
      <text:p text:style-name="P142">Product p1;</text:p>
      <text:p text:style-name="P142">p1.setData(3,4);</text:p>
      <text:p text:style-name="P142">i1=p1;</text:p>
      <text:p text:style-name="P142">...</text:p>
      <text:p text:style-name="P143">}</text:p>
      <text:p text:style-name="P143">- <text:span text:style-name="T253">Conversion through constructor</text:span></text:p>
      <text:p text:style-name="P143">- <text:span text:style-name="T254">Conversion through casting operator</text:span></text:p>
      <text:p text:style-name="P144"/>
      <text:p text:style-name="P144"><text:span text:style-name="T259">C</text:span>lass Product;</text:p>
      <text:p text:style-name="P145">Class Item</text:p>
      <text:p text:style-name="P145">{</text:p>
      <text:p text:style-name="P145">private :</text:p>
      <text:p text:style-name="P145">int a,b;</text:p>
      <text:p text:style-name="P146">public:</text:p>
      <text:p text:style-name="P147">void showData()</text:p>
      <text:p text:style-name="P148">{</text:p>
      <text:p text:style-name="P148">cout&lt;&lt;”\na=”&lt;&lt;a&lt;&lt;” b=”&lt;&lt;b; }</text:p>
      <text:p text:style-name="P149">Item() {} <text:s text:c="10"/>//<text:span text:style-name="T257">default constructor can be used and you have not to pass argument when creating a constructor</text:span></text:p>
      <text:p text:style-name="P150">Item(Product p<text:span text:style-name="T256">)</text:span></text:p>
      <text:p text:style-name="P151">{</text:p>
      <text:p text:style-name="P151">//a=p.m; <text:s/>// <text:span text:style-name="T258">these all private member</text:span></text:p>
      <text:p text:style-name="P152">//b=p.n;</text:p>
      <text:p text:style-name="P153">a=p.getM()</text:p>
      <text:p text:style-name="P153">b=p.getN();</text:p>
      <text:p text:style-name="P154">}</text:p>
      <text:p text:style-name="P155">};</text:p>
      <text:p text:style-name="P156">class Product</text:p>
      <text:p text:style-name="P156">{</text:p>
      <text:p text:style-name="P157">private:</text:p>
      <text:p text:style-name="P157">int m,n;</text:p>
      <text:p text:style-name="P158">public:</text:p>
      <text:p text:style-name="P159">void setData(int x,int y)</text:p>
      <text:p text:style-name="P160">{ m=x; <text:s/>n=y; }</text:p>
      <text:p text:style-name="P161">int getM()</text:p>
      <text:p text:style-name="P162">{ return (m); }</text:p>
      <text:p text:style-name="P162">int getN()</text:p>
      <text:p text:style-name="P162">{ return (n); }</text:p>
      <text:p text:style-name="P163">};</text:p>
      <text:p text:style-name="P164">void main()</text:p>
      <text:p text:style-name="P164">{</text:p>
      <text:p text:style-name="P164">Item i1;</text:p>
      <text:p text:style-name="P165">Product p1;</text:p>
      <text:p text:style-name="P166">p1.setData(3,4); <text:s/></text:p>
      <text:p text:style-name="P167">i1=p1; <text:s text:c="5"/>//<text:span text:style-name="T255">create a constructor in the class of object that is in left of assignment operator.</text:span></text:p>
      <text:p text:style-name="P168">i1.showData();</text:p>
      <text:p text:style-name="P169"><text:soft-page-break/>}</text:p>
      <text:p text:style-name="P169"/>
      <text:p text:style-name="P169"/>
      <text:p text:style-name="P169"/>
      <text:p text:style-name="P169"/>
      <text:p text:style-name="P169"/>
      <text:p text:style-name="P169"/>
      <text:p text:style-name="P169"/>
      <text:p text:style-name="P2">Exception Handling :</text:p>
      <text:p text:style-name="P2"/>
      <text:p text:style-name="P3">- Exception is any abnormal behaviour,run time error.</text:p>
      <text:p text:style-name="P3">- <text:span text:style-name="T260">Exception are off beat situation in your program where your program should be ready to handle it with appropriate response.</text:span></text:p>
      <text:p text:style-name="P3"/>
      <text:p text:style-name="P4">Exception Handling :</text:p>
      <text:p text:style-name="P4"/>
      <text:p text:style-name="P170">- <text:span text:style-name="T261">C++ provides a built -in error handling mechanism that is called exception handling.</text:span></text:p>
      <text:p text:style-name="P170">- <text:span text:style-name="T262">Using exception handling , you can more easily manage and respond to runtime errors.</text:span></text:p>
      <text:p text:style-name="P170"/>
      <text:p text:style-name="P171">In C++ we use three kwywords:</text:p>
      <text:p text:style-name="P172">1. try</text:p>
      <text:p text:style-name="P172">2.catch</text:p>
      <text:p text:style-name="P172">3.throw</text:p>
      <text:p text:style-name="P172"/>
      <text:p text:style-name="P172">- <text:span text:style-name="T263">Program statements that you want to monitor for exceptions are contained in a try block.</text:span></text:p>
      <text:p text:style-name="P172">- <text:span text:style-name="T264">If any exception occurs within the try block, it is thrown(using throw).</text:span></text:p>
      <text:p text:style-name="P172">- <text:span text:style-name="T265">The exception is caught , using catch and processed.</text:span></text:p>
      <text:p text:style-name="P172"/>
      <text:p text:style-name="P173">Try{</text:p>
      <text:p text:style-name="P173">}</text:p>
      <text:p text:style-name="P173">catch(type1 arg){</text:p>
      <text:p text:style-name="P173">}</text:p>
      <text:p text:style-name="P173">catch(type2 arg){</text:p>
      <text:p text:style-name="P173">}</text:p>
      <text:p text:style-name="P173">...</text:p>
      <text:p text:style-name="P173">catch(typeN arg){</text:p>
      <text:p text:style-name="P173">}</text:p>
      <text:p text:style-name="P173"/>
      <text:p text:style-name="P173"/>
      <text:p text:style-name="P174">#include &lt;iostream&gt;</text:p>
      <text:p text:style-name="P176">using namespace std;</text:p>
      <text:p text:style-name="P178">int main()</text:p>
      <text:p text:style-name="P178">{</text:p>
      <text:p text:style-name="P178"><text:s/>cout &lt;&lt;”welcome”;</text:p>
      <text:p text:style-name="P178">try{</text:p>
      <text:p text:style-name="P178">throw 10;</text:p>
      <text:p text:style-name="P178">cout &lt;&lt;”<text:span text:style-name="T266">\nIn Try”;</text:span></text:p>
      <text:p text:style-name="P180">}</text:p>
      <text:p text:style-name="P183">//catch (<text:span text:style-name="T270">double</text:span> e)<text:span text:style-name="T267">{ <text:s/>// <text:s/>this should be throw type value.or you can create one more catch block</text:span></text:p>
      <text:p text:style-name="P182">catch (int e)<text:span text:style-name="T267">{</text:span></text:p>
      <text:p text:style-name="P184">cout&lt;&lt;”\nException no: “&lt;&lt;e;</text:p>
      <text:p text:style-name="P185">}</text:p>
      <text:p text:style-name="P192"><text:soft-page-break/>catch (double e){</text:p>
      <text:p text:style-name="P192">cout&lt;&lt;”\nExceptlion no:”&lt;&lt;e;</text:p>
      <text:p text:style-name="P192">}</text:p>
      <text:p text:style-name="P185">cout&lt;&lt;”\nLast Line”;</text:p>
      <text:p text:style-name="P185"/>
      <text:p text:style-name="P187">}</text:p>
      <text:p text:style-name="P187"/>
      <text:p text:style-name="P189">Suppose you are not writing <text:span text:style-name="T268">catch block ,then try block will throw an error.</text:span></text:p>
      <text:p text:style-name="P191">If you are writing catch block then you have to write try block and vice versa.</text:p>
      <text:p text:style-name="P191"/>
      <text:p text:style-name="P190"><text:span text:style-name="T269">You can only write a throw block ,this will call to </text:span>Terminate to abort function that end your program.</text:p>
      <text:p text:style-name="P190"/>
      <text:p text:style-name="P190"/>
      <text:p text:style-name="P190"/>
      <text:p text:style-name="P175">#include &lt;iostream&gt;</text:p>
      <text:p text:style-name="P177">using namespace std;</text:p>
      <text:p text:style-name="P179">int main()</text:p>
      <text:p text:style-name="P179">{</text:p>
      <text:p text:style-name="P194">int i=3;</text:p>
      <text:p text:style-name="P179"><text:s/>cout &lt;&lt;”welcome”;</text:p>
      <text:p text:style-name="P179">try{</text:p>
      <text:p text:style-name="P195">if (i==1)</text:p>
      <text:p text:style-name="P179">throw 1;</text:p>
      <text:p text:style-name="P195">if (i==2)</text:p>
      <text:p text:style-name="P195">throw 2;</text:p>
      <text:p text:style-name="P406">if (i==3)</text:p>
      <text:p text:style-name="P406">throw 3.<text:span text:style-name="T271">4</text:span>;</text:p>
      <text:p text:style-name="P179">cout &lt;&lt;”<text:span text:style-name="T266">\nIn Try”;</text:span></text:p>
      <text:p text:style-name="P181">}</text:p>
      <text:p text:style-name="P186"/>
      <text:p text:style-name="P193">catch (...<text:span text:style-name="T272">)</text:span>{</text:p>
      <text:p text:style-name="P193">cout&lt;&lt;”\nExceptlion no:”;</text:p>
      <text:p text:style-name="P193">}</text:p>
      <text:p text:style-name="P186">cout&lt;&lt;”\nLast Line”;</text:p>
      <text:p text:style-name="P186"/>
      <text:p text:style-name="P188">}</text:p>
      <text:p text:style-name="P188"/>
      <text:p text:style-name="P407">Note : you have to mention the throw vaue for the <text:span text:style-name="T273">non error executable program.</text:span></text:p>
      <text:p text:style-name="P407"/>
      <text:p text:style-name="P407">------------------------------------------------------------------------------------------------------ <text:s text:c="2"/></text:p>
      <text:p text:style-name="P407"/>
      <text:p text:style-name="P39">Dynamic Constructor in C++:</text:p>
      <text:p text:style-name="P408"/>
      <text:p text:style-name="P408">- <text:span text:style-name="T274">Constructor can allocate dynamically created memory to the object.</text:span></text:p>
      <text:p text:style-name="P408">- <text:span text:style-name="T275">Thus object is going to use memory region,which is dynamically created by constructor.</text:span></text:p>
      <text:p text:style-name="P408"/>
      <text:p text:style-name="P409">Note : <text:span text:style-name="T276">If constructor is creating dynamic memory allocation for object then this is called dynamica constructor.</text:span></text:p>
      <text:p text:style-name="P409"/>
      <text:p text:style-name="P409"/>
      <text:p text:style-name="P410">Class A</text:p>
      <text:p text:style-name="P410"><text:soft-page-break/>{</text:p>
      <text:p text:style-name="P410">Private :</text:p>
      <text:p text:style-name="P410">int a,b;</text:p>
      <text:p text:style-name="P411">int *p;</text:p>
      <text:p text:style-name="P412">public:</text:p>
      <text:p text:style-name="P413">A(){ <text:s text:c="2"/>//<text:span text:style-name="T277">constructor</text:span></text:p>
      <text:p text:style-name="P414">a=0;b=0;</text:p>
      <text:p text:style-name="P415">p=<text:span text:style-name="T278">new int;</text:span></text:p>
      <text:p text:style-name="P416">}</text:p>
      <text:p text:style-name="P417">A(int x,int y,int z)</text:p>
      <text:p text:style-name="P418">{</text:p>
      <text:p text:style-name="P418">a=x;</text:p>
      <text:p text:style-name="P418">b=y;</text:p>
      <text:p text:style-name="P419">p=new int;</text:p>
      <text:p text:style-name="P419">*p=z</text:p>
      <text:p text:style-name="P419">}</text:p>
      <text:p text:style-name="P420">};</text:p>
      <text:p text:style-name="P420">int main()</text:p>
      <text:p text:style-name="P420">{</text:p>
      <text:p text:style-name="P420">A o1,o2,o3(3,4,5);</text:p>
      <text:p text:style-name="P421">}</text:p>
      <text:p text:style-name="P421"/>
      <text:p text:style-name="P421">---------------------------------------------------------------------- <text:s/></text:p>
      <text:p text:style-name="P421"/>
      <text:p text:style-name="P40">Namespace in C++ :</text:p>
      <text:p text:style-name="P422"/>
      <text:p text:style-name="P422">- <text:span text:style-name="T279">Namespace is a group of declaration</text:span></text:p>
      <text:p text:style-name="P415">- <text:span text:style-name="T280">namespace is a keyword</text:span></text:p>
      <text:p text:style-name="P415">- <text:span text:style-name="T280">if you want to declare identifier for more than one time then to avoid the name collision we use namespace.</text:span></text:p>
      <text:p text:style-name="P415"/>
      <text:p text:style-name="P415">- <text:span text:style-name="T281">Namespace is a container for identifiers.</text:span></text:p>
      <text:p text:style-name="P415">- <text:span text:style-name="T282">It puts the names of its member in a distinct space so that they do’nt conflict with the name in other namespaces or global namespace.</text:span></text:p>
      <text:p text:style-name="P415"/>
      <text:p text:style-name="P415"/>
      <text:p text:style-name="P41">How to create namespace?</text:p>
      <text:p text:style-name="P423"/>
      <text:p text:style-name="P424">Namespacce Myspace {</text:p>
      <text:p text:style-name="P424">//Declaration</text:p>
      <text:p text:style-name="P425">}</text:p>
      <text:p text:style-name="P425">- <text:span text:style-name="T283">Namespace definition doesn’t terminate with a semicolon like in a class definition.</text:span></text:p>
      <text:p text:style-name="P425">- <text:span text:style-name="T284">The namespace definition must be done at global scope , or nested inside another namspace.</text:span></text:p>
      <text:p text:style-name="P425">- <text:span text:style-name="T285">you can use an alias name for your namespace name for ease of use.</text:span></text:p>
      <text:p text:style-name="P425"/>
      <text:p text:style-name="P426">Namespace ms=MySpace</text:p>
      <text:p text:style-name="P426"/>
      <text:p text:style-name="P427">Unnamed namspaces:</text:p>
      <text:p text:style-name="P427">- There can be unnamed namspaces too.</text:p>
      <text:p text:style-name="P427"/>
      <text:p text:style-name="P428">Namspace </text:p>
      <text:p text:style-name="P428">{</text:p>
      <text:p text:style-name="P428"><text:soft-page-break/>//declaration</text:p>
      <text:p text:style-name="P428">}</text:p>
      <text:p text:style-name="P428"/>
      <text:p text:style-name="P37">Namespace can be extended:</text:p>
      <text:p text:style-name="P37"/>
      <text:p text:style-name="P404">A namspace definition can be continued and extended over multiple files, they are not redefined or overridden.</text:p>
      <text:p text:style-name="P404"/>
      <text:p text:style-name="P405">File1:</text:p>
      <text:p text:style-name="P405">namespace Myspace </text:p>
      <text:p text:style-name="P405">{</text:p>
      <text:p text:style-name="P405">int a,b;</text:p>
      <text:p text:style-name="P405">void f1();</text:p>
      <text:p text:style-name="P405">}</text:p>
      <text:p text:style-name="P38"/>
      <text:p text:style-name="P429">namespace MySpace</text:p>
      <text:p text:style-name="P429">{</text:p>
      <text:p text:style-name="P429">int x,y;</text:p>
      <text:p text:style-name="P429">void f2();</text:p>
      <text:p text:style-name="P430">}</text:p>
      <text:p text:style-name="P430"/>
      <text:p text:style-name="P431">this will combine and will create a single mySpace <text:span text:style-name="T286">and all declaration will be inside</text:span>.</text:p>
      <text:p text:style-name="P431"/>
      <text:p text:style-name="P432">Namespace MySpace {</text:p>
      <text:p text:style-name="P432">int a;</text:p>
      <text:p text:style-name="P432">int f1();</text:p>
      <text:p text:style-name="P433">class A</text:p>
      <text:p text:style-name="P433">{</text:p>
      <text:p text:style-name="P434">public:</text:p>
      <text:p text:style-name="P435">void fun1();</text:p>
      <text:p text:style-name="P436">};</text:p>
      <text:p text:style-name="P437">}</text:p>
      <text:p text:style-name="P440">int f1()</text:p>
      <text:p text:style-name="P440">{</text:p>
      <text:p text:style-name="P440">std::cout&lt;&lt;”Hello f1”;</text:p>
      <text:p text:style-name="P441">}</text:p>
      <text:p text:style-name="P438">int main(){</text:p>
      <text:p text:style-name="P439">Myspace ::a=5;</text:p>
      <text:p text:style-name="P438">}</text:p>
      <text:p text:style-name="P438"/>
      <text:p text:style-name="P442">If you do’nt want to use <text:span text:style-name="T287">scope resolution operator (::) ,so you can use ‘using namespace MySpace/std”</text:span></text:p>
      <text:p text:style-name="P442"/>
      <text:p text:style-name="P443">But suppose you defined the function or variable in different myspace with the same name , so you have to define <text:span text:style-name="T288">using namespace -name with scope resolution operator (::).</text:span></text:p>
      <text:p text:style-name="P443"/>
      <text:p text:style-name="P444">If inside a namespace one class is defined so you have to use this like- <text:s/>MySpace::A::fun1()</text:p>
      <text:p text:style-name="P444"/>
      <text:p text:style-name="P445">int MySpace::f1(){</text:p>
      <text:p text:style-name="P445">cout&lt;&lt;”Hello f1”;</text:p>
      <text:p text:style-name="P445">}</text:p>
      <text:p text:style-name="P446">void MySpace::A::fun1(){</text:p>
      <text:p text:style-name="P446"><text:soft-page-break/>cout&lt;&lt;”Hello fun1”;</text:p>
      <text:p text:style-name="P447">}</text:p>
      <text:p text:style-name="P448">using namspace MySpace;</text:p>
      <text:p text:style-name="P449">int main()</text:p>
      <text:p text:style-name="P449">{</text:p>
      <text:p text:style-name="P449">a=5;</text:p>
      <text:p text:style-name="P449">f1();</text:p>
      <text:p text:style-name="P449">A obj;</text:p>
      <text:p text:style-name="P450">obj.fun1();</text:p>
      <text:p text:style-name="P450">}</text:p>
      <text:p text:style-name="P450"/>
      <text:p text:style-name="P450"/>
      <text:p text:style-name="P451">#include&lt;iostream&gt;</text:p>
      <text:p text:style-name="P452">using namespace std;</text:p>
      <text:p text:style-name="P453">namespace MySpace</text:p>
      <text:p text:style-name="P453">{</text:p>
      <text:p text:style-name="P453">int a;</text:p>
      <text:p text:style-name="P453">void f1();</text:p>
      <text:p text:style-name="P454">class Hello</text:p>
      <text:p text:style-name="P454">{</text:p>
      <text:p text:style-name="P454">public:</text:p>
      <text:p text:style-name="P455">void hello()</text:p>
      <text:p text:style-name="P455">{</text:p>
      <text:p text:style-name="P455">cout&lt;&lt;”Hello”;</text:p>
      <text:p text:style-name="P455">}</text:p>
      <text:p text:style-name="P455">};</text:p>
      <text:p text:style-name="P455">}</text:p>
      <text:p text:style-name="P456">void MySpace::f1()</text:p>
      <text:p text:style-name="P456">{</text:p>
      <text:p text:style-name="P456">cout&lt;&lt;”In f1”;</text:p>
      <text:p text:style-name="P457">}</text:p>
      <text:p text:style-name="P458">int main()</text:p>
      <text:p text:style-name="P459">{</text:p>
      <text:p text:style-name="P460">MySpace::a=5;</text:p>
      <text:p text:style-name="P460">MySpace::Hello obj;</text:p>
      <text:p text:style-name="P461">obj.hello();</text:p>
      <text:p text:style-name="P461">MySpace::f1();</text:p>
      <text:p text:style-name="P461">}</text:p>
      <text:p text:style-name="P461"/>
      <text:p text:style-name="P462">- using keyword allow you to import an entire namspace into your program with a global scope.</text:p>
      <text:p text:style-name="P463">- <text:span text:style-name="T289">It can be used to import a namespace into another namspace or any program.</text:span></text:p>
      <text:p text:style-name="P463"/>
      <text:p text:style-name="P466">File 1:</text:p>
      <text:p text:style-name="P463"/>
      <text:p text:style-name="P466">namspace MySpace </text:p>
      <text:p text:style-name="P466">{</text:p>
      <text:p text:style-name="P466">int a,b;</text:p>
      <text:p text:style-name="P466">class A{</text:p>
      <text:p text:style-name="P467">//some code </text:p>
      <text:p text:style-name="P468">};</text:p>
      <text:p text:style-name="P469">}</text:p>
      <text:p text:style-name="P464"/>
      <text:p text:style-name="P470"><text:soft-page-break/>file 2:</text:p>
      <text:p text:style-name="P471">#include “file1.h”</text:p>
      <text:p text:style-name="P472">namspace MyNewSpace</text:p>
      <text:p text:style-name="P472">{</text:p>
      <text:p text:style-name="P472">using namespace MySpace;</text:p>
      <text:p text:style-name="P473">int x,y;</text:p>
      <text:p text:style-name="P474">A obj;</text:p>
      <text:p text:style-name="P475">}</text:p>
      <text:p text:style-name="P1096"/>
      <text:p text:style-name="P477"/>
      <text:p text:style-name="P494">#include &lt;iostream&gt;</text:p>
      <text:p text:style-name="P477">using namespace std;</text:p>
      <text:p text:style-name="P465"/>
      <text:p text:style-name="P477">namspace MySpace</text:p>
      <text:p text:style-name="P477">{</text:p>
      <text:p text:style-name="P477">int a;</text:p>
      <text:p text:style-name="P477">void f1();</text:p>
      <text:p text:style-name="P477">class hello</text:p>
      <text:p text:style-name="P477">{</text:p>
      <text:p text:style-name="P477">public:</text:p>
      <text:p text:style-name="P477">void hello()</text:p>
      <text:p text:style-name="P477">{</text:p>
      <text:p text:style-name="P477">cout&lt;&lt;”Hello”;</text:p>
      <text:p text:style-name="P477">}</text:p>
      <text:p text:style-name="P477">};</text:p>
      <text:p text:style-name="P478">}</text:p>
      <text:p text:style-name="P478"/>
      <text:p text:style-name="P478"/>
      <text:p text:style-name="P479">using namspace MySpace </text:p>
      <text:p text:style-name="P479">void MySpace::f1()</text:p>
      <text:p text:style-name="P479">{</text:p>
      <text:p text:style-name="P479">cout &lt;&lt;”in f1”;</text:p>
      <text:p text:style-name="P480">}</text:p>
      <text:p text:style-name="P481">int main()</text:p>
      <text:p text:style-name="P481">{</text:p>
      <text:p text:style-name="P481">a=5;</text:p>
      <text:p text:style-name="P482">Hello obj;</text:p>
      <text:p text:style-name="P483">obj.hello();</text:p>
      <text:p text:style-name="P483">f1();</text:p>
      <text:p text:style-name="P484">}</text:p>
      <text:p text:style-name="P484"><text:s/></text:p>
      <text:p text:style-name="P448">----------------------------------------------------------------------------------------------- <text:s text:c="2"/></text:p>
      <text:p text:style-name="P448"/>
      <text:p text:style-name="P476">-------------------------------------------------------------------------------------------------------------- <text:s/></text:p>
      <text:p text:style-name="P476"/>
      <text:p text:style-name="P42">Virtual Destructor:</text:p>
      <text:p text:style-name="P42"/>
      <text:p text:style-name="P485">If class is having a pointer . <text:span text:style-name="T290">So in this case when an object is created then memory is allocated for a poiter if poiner is pointing to any memory block.but when destructor will run this object will destroy but this assigned memory for poiter is not going to destroy. This memory is going to leak.So we have to use a function to clean this memory.This program we can write in destructor code block.</text:span></text:p>
      <text:p text:style-name="P485"/>
      <text:p text:style-name="P485"><text:soft-page-break/></text:p>
      <text:p text:style-name="P501">Base class pointer can point to the object of derived class.</text:p>
      <text:p text:style-name="P485"/>
      <text:p text:style-name="P486">#include &lt;iostream&gt;</text:p>
      <text:p text:style-name="P487">using namespace std;</text:p>
      <text:p text:style-name="P488">class A</text:p>
      <text:p text:style-name="P488">{</text:p>
      <text:p text:style-name="P488">int a;</text:p>
      <text:p text:style-name="P490">public:</text:p>
      <text:p text:style-name="P491">void f1(){}</text:p>
      <text:p text:style-name="P488">};</text:p>
      <text:p text:style-name="P488">class B:public A</text:p>
      <text:p text:style-name="P488">{</text:p>
      <text:p text:style-name="P488">int b;</text:p>
      <text:p text:style-name="P492">public:</text:p>
      <text:p text:style-name="P493">void f2()<text:span text:style-name="T291">{}</text:span></text:p>
      <text:p text:style-name="P489">};</text:p>
      <text:p text:style-name="P489"/>
      <text:p text:style-name="P495">int fun();</text:p>
      <text:p text:style-name="P496">int fun()</text:p>
      <text:p text:style-name="P496">{</text:p>
      <text:p text:style-name="P496">A *p=new B;</text:p>
      <text:p text:style-name="P497">p-&gt;f1(); <text:s text:c="3"/>//<text:span text:style-name="T292">correct, here early binding pointer will search for pointer type class ,so he will search f1() in class A</text:span></text:p>
      <text:p text:style-name="P498">p-&gt;f2(); <text:s text:c="3"/>//<text:span text:style-name="T293">error <text:s/>,here early binding pointer will search for pointer type class ,so he will search f1() in class A,it is not present in class B.</text:span></text:p>
      <text:p text:style-name="P503">delete p;</text:p>
      <text:p text:style-name="P499"/>
      <text:p text:style-name="P499">}</text:p>
      <text:p text:style-name="P500">int main()</text:p>
      <text:p text:style-name="P500">{</text:p>
      <text:p text:style-name="P502">fun ();</text:p>
      <text:p text:style-name="P502">}</text:p>
      <text:p text:style-name="P502"><text:s text:c="2"/></text:p>
      <text:p text:style-name="P490"><text:s text:c="2"/></text:p>
      <text:p text:style-name="P504">Here you have to call for destructor for late binding. <text:span text:style-name="T294">When p-&gt;f2() called then virtual ~A(){} and </text:span></text:p>
      <text:p text:style-name="P505">~B(){} <text:span text:style-name="T295">will call.</text:span></text:p>
      <text:p text:style-name="P505"/>
      <text:p text:style-name="P505">--------------------------------------------------------------------------------------------- <text:s/></text:p>
      <text:p text:style-name="P505"/>
      <text:p text:style-name="P43">Nested class :</text:p>
      <text:p text:style-name="P506"/>
      <text:p text:style-name="P507">- class inside a class is called <text:span text:style-name="T296">nested class.</text:span></text:p>
      <text:p text:style-name="P507">- <text:span text:style-name="T297">A nested class is a ember and as such has the same access rights a any other member.</text:span></text:p>
      <text:p text:style-name="P507">- <text:span text:style-name="T298">The member of an enclosing class have no special access to members of a nested class,the usual access rules shall be obeyed.</text:span></text:p>
      <text:p text:style-name="P507"/>
      <text:p text:style-name="P508">#include &lt;iostream&gt;</text:p>
      <text:p text:style-name="P509">using namespace <text:span text:style-name="T299">std;</text:span></text:p>
      <text:p text:style-name="P510">class Student</text:p>
      <text:p text:style-name="P510">{</text:p>
      <text:p text:style-name="P511">private :</text:p>
      <text:p text:style-name="P512"><text:soft-page-break/>int rollno;</text:p>
      <text:p text:style-name="P513">char name[20];</text:p>
      <text:p text:style-name="P514">class Address{</text:p>
      <text:p text:style-name="P515">private:</text:p>
      <text:p text:style-name="P515">int houseno;</text:p>
      <text:p text:style-name="P515">char street[20];</text:p>
      <text:p text:style-name="P516">char city[20];</text:p>
      <text:p text:style-name="P517">char state[20];</text:p>
      <text:p text:style-name="P518">char pincode[7];</text:p>
      <text:p text:style-name="P519">public:</text:p>
      <text:p text:style-name="P520">void setAddress(<text:span text:style-name="T300">int h,char *s,char *c,char *st, char *P)</text:span></text:p>
      <text:p text:style-name="P521">{</text:p>
      <text:p text:style-name="P522">houseno=h;</text:p>
      <text:p text:style-name="P523">strcpy(street,s);</text:p>
      <text:p text:style-name="P524">strcpy(city,c);</text:p>
      <text:p text:style-name="P525">strcpy(state,<text:span text:style-name="T301">st);</text:span></text:p>
      <text:p text:style-name="P526">strcpy(pincode,p);</text:p>
      <text:p text:style-name="P527">}</text:p>
      <text:p text:style-name="P527"/>
      <text:p text:style-name="P543">void showAddress<text:span text:style-name="T304">()</text:span></text:p>
      <text:p text:style-name="P544">{</text:p>
      <text:p text:style-name="P544">cout &lt;&lt;”\n”<text:span text:style-name="T305">&lt;&lt;houseno&lt;&lt;endl;</text:span></text:p>
      <text:p text:style-name="P545">cout&lt;&lt;street&lt;&lt;” “&lt;&lt;city;</text:p>
      <text:p text:style-name="P546">cout&lt;&lt;” “&lt;&lt;pincode&lt;&lt;endl;</text:p>
      <text:p text:style-name="P547">cout&lt;&lt;state;</text:p>
      <text:p text:style-name="P527">};</text:p>
      <text:p text:style-name="P529">Address add;</text:p>
      <text:p text:style-name="P530">public:</text:p>
      <text:p text:style-name="P531">void setRollno(int r)<text:span text:style-name="T302">{</text:span></text:p>
      <text:p text:style-name="P532">rollno=r;</text:p>
      <text:p text:style-name="P533">}</text:p>
      <text:p text:style-name="P534">void setName(char *n){</text:p>
      <text:p text:style-name="P535">strcpy(name,n);</text:p>
      <text:p text:style-name="P536">}</text:p>
      <text:p text:style-name="P556">void setAddress(int h,char *s,char *c,char *st,char *p)</text:p>
      <text:p text:style-name="P537">{</text:p>
      <text:p text:style-name="P537">add.setAddress(h,s,c,st,p);</text:p>
      <text:p text:style-name="P538">}</text:p>
      <text:p text:style-name="P539">void show Student()</text:p>
      <text:p text:style-name="P539">{</text:p>
      <text:p text:style-name="P540">cout &lt;&lt;”Student Data”<text:span text:style-name="T303">&lt;&lt;endl;</text:span></text:p>
      <text:p text:style-name="P541">cout &lt;&lt;rollno&lt;&lt;” “;</text:p>
      <text:p text:style-name="P542">cout&lt;&lt;name&lt;&lt;” “;</text:p>
      <text:p text:style-name="P548">add.showAddress();</text:p>
      <text:p text:style-name="P549">}</text:p>
      <text:p text:style-name="P528">};</text:p>
      <text:p text:style-name="P550">int main<text:span text:style-name="T306">()</text:span></text:p>
      <text:p text:style-name="P551">{</text:p>
      <text:p text:style-name="P551">Student s1;</text:p>
      <text:p text:style-name="P552">s1.<text:span text:style-name="T307">setRollno(100);</text:span></text:p>
      <text:p text:style-name="P553">s1.setName(“Rahul”<text:span text:style-name="T308">);</text:span></text:p>
      <text:p text:style-name="P554">s1.setAddress(<text:span text:style-name="T309">301,”hanuman gali”,”bhopal”,”462042”,”MP”);</text:span></text:p>
      <text:p text:style-name="P555"><text:soft-page-break/>s1.<text:span text:style-name="T310">showStudent();</text:span></text:p>
      <text:p text:style-name="P555"/>
      <text:p text:style-name="P557">}</text:p>
      <text:p text:style-name="P557"/>
      <text:p text:style-name="P44"/>
      <text:p text:style-name="P45">STL in C++:</text:p>
      <text:p text:style-name="P45"/>
      <text:p text:style-name="P558">-<text:span text:style-name="T311">&gt; STL is Standard template library</text:span></text:p>
      <text:p text:style-name="P558">-<text:span text:style-name="T311">&gt; It is powerful set of C++ template classes</text:span></text:p>
      <text:p text:style-name="P558">-<text:span text:style-name="T312">&gt; At the core of the C++ standard template library are following three well-structured component</text:span></text:p>
      <text:p text:style-name="P558">- <text:span text:style-name="T313">Containers</text:span></text:p>
      <text:p text:style-name="P558">- <text:span text:style-name="T313">Algorithms</text:span></text:p>
      <text:p text:style-name="P558">- <text:span text:style-name="T313">Iterators</text:span></text:p>
      <text:p text:style-name="P558"/>
      <text:p text:style-name="P46">Containers:</text:p>
      <text:p text:style-name="P559"/>
      <text:p text:style-name="P559">- <text:span text:style-name="T314">Containers are used to manage collections of objects of a cetain kind.</text:span></text:p>
      <text:p text:style-name="P559">- <text:span text:style-name="T314">Container library in STL provide containers that are used to create data structure like arrays,linked list,trees etc.</text:span></text:p>
      <text:p text:style-name="P558">- <text:span text:style-name="T315">These container are generic , they can hold elements of any data types.</text:span></text:p>
      <text:p text:style-name="P558"/>
      <text:p text:style-name="P558"/>
      <text:p text:style-name="P47">Vector :</text:p>
      <text:p text:style-name="P560">vector can be used for creating dynamic arrays of char,integer, float and other types.</text:p>
      <text:p text:style-name="P560"/>
      <text:p text:style-name="P48">Algorithms:</text:p>
      <text:p text:style-name="P48"/>
      <text:p text:style-name="P562">- Algorithm act on containers.<text:span text:style-name="T316">They provide the means by which you will perform initialization,sorting,searching and transforming of the contents of containers.</text:span></text:p>
      <text:p text:style-name="P562"/>
      <text:p text:style-name="P562">- <text:span text:style-name="T317">Algorithm library contains built in functions that performs complex algorithms on the data structures.</text:span></text:p>
      <text:p text:style-name="P561"/>
      <text:p text:style-name="P561"/>
      <text:p text:style-name="P563">Example:</text:p>
      <text:p text:style-name="P563">- <text:span text:style-name="T318">One can reverse a range with reverse() function, sort a range with sort() function, search in a range with binary_search() and so on.</text:span></text:p>
      <text:p text:style-name="P563">- <text:span text:style-name="T319">Algorithm library provides abstraction , ie. You don’t necessarily need to know how the algorithm works</text:span></text:p>
      <text:p text:style-name="P49"/>
      <text:p text:style-name="P50">Iterators:</text:p>
      <text:p text:style-name="P50"/>
      <text:p text:style-name="P564">- Iterators are used to step through the element of collections of objects.<text:span text:style-name="T320">These collections may be containers or subsets of containers.</text:span></text:p>
      <text:p text:style-name="P564"/>
      <text:p text:style-name="P565">- Iterators in STL are used to point to the containers</text:p>
      <text:p text:style-name="P565">- <text:span text:style-name="T321">Iterators actually acts as a bridge between containers and algorithms</text:span></text:p>
      <text:p text:style-name="P565"/>
      <text:p text:style-name="P566">Example :</text:p>
      <text:p text:style-name="P567">sort() algorithm have two parameters, starting iterator and ending iterator, <text:span text:style-name="T322">now sort() compare the elements pointed by each of these iterators and arrange them in sorted order thus it does not matter what is the type of the container and same sort() can be used on different type of container.</text:span></text:p>
      <text:p text:style-name="P567"><text:soft-page-break/></text:p>
      <text:p text:style-name="P567">----------------------------------------------------------------------------------------- </text:p>
      <text:p text:style-name="P567"/>
      <text:p text:style-name="P51">STL Container:</text:p>
      <text:p text:style-name="P51"/>
      <text:p text:style-name="P568">- <text:span text:style-name="T323">Container library is a collection of classes</text:span></text:p>
      <text:p text:style-name="P568">- <text:span text:style-name="T324">The containers are implements as generic class templates</text:span></text:p>
      <text:p text:style-name="P569">- <text:span text:style-name="T325">Containers help us to implement and replicate simple and complex data structures very easily like arrays,list,trees, associative array and many more.</text:span></text:p>
      <text:p text:style-name="P569"/>
      <text:p text:style-name="P569">- <text:span text:style-name="T326">Containers can be used to hold different kind of object.</text:span></text:p>
      <text:p text:style-name="P569"/>
      <text:p text:style-name="P52">Common Containers:</text:p>
      <text:p text:style-name="P52"/>
      <text:p text:style-name="P52">- <text:span text:style-name="T327">Vector: </text:span><text:span text:style-name="T81">replicates array</text:span></text:p>
      <text:p text:style-name="P53">- <text:span text:style-name="T328">Queue: </text:span><text:span text:style-name="T82">replicates queue</text:span></text:p>
      <text:p text:style-name="P53"><text:span text:style-name="T328">- stack: </text:span><text:span text:style-name="T82">replicates stack</text:span></text:p>
      <text:p text:style-name="P53"><text:span text:style-name="T328">- priority_queue: </text:span><text:span text:style-name="T82">replicates heaps</text:span></text:p>
      <text:p text:style-name="P53">- <text:span text:style-name="T329">list : </text:span><text:span text:style-name="T83">replicates linked list</text:span></text:p>
      <text:p text:style-name="P53"><text:span text:style-name="T329">- set</text:span><text:span text:style-name="T83"> : </text:span><text:span text:style-name="T84">replicates trees</text:span></text:p>
      <text:p text:style-name="P53"><text:span text:style-name="T330">- map: </text:span><text:span text:style-name="T84">associative arrays</text:span></text:p>
      <text:p text:style-name="P623"/>
      <text:p text:style-name="P54"><text:span text:style-name="T330">C</text:span>lassifications of Containers:</text:p>
      <text:p text:style-name="P54"/>
      <text:p text:style-name="P69">1) Sequence Containers</text:p>
      <text:p text:style-name="P571">- <text:span text:style-name="T331">Like array, linked list, etc</text:span></text:p>
      <text:p text:style-name="P54">-<text:span text:style-name="T332">2) Associative Containers</text:span></text:p>
      <text:p text:style-name="P571">- <text:span text:style-name="T331">Sorted Data Structure like map,set,etc</text:span></text:p>
      <text:p text:style-name="P70">3) Unordered Associative Containers</text:p>
      <text:p text:style-name="P570">Unsorted Data Structures</text:p>
      <text:p text:style-name="P55"><text:span text:style-name="T333">4) </text:span>Container<text:span text:style-name="T334">s</text:span> Adapters</text:p>
      <text:p text:style-name="P570">Interfaces to sequence containers</text:p>
      <text:p text:style-name="P570"/>
      <text:p text:style-name="P56">How to use container library?</text:p>
      <text:p text:style-name="P56"/>
      <text:p text:style-name="P572">When we use list containers to implement linked list we just have to include the list header file and use list constructor to initialize the list</text:p>
      <text:p text:style-name="P572"/>
      <text:p text:style-name="P573">#include &lt;iostream&gt;</text:p>
      <text:p text:style-name="P574">#include &lt;list&gt;</text:p>
      <text:p text:style-name="P575">int main()</text:p>
      <text:p text:style-name="P575">{</text:p>
      <text:p text:style-name="P575"><text:tab/>list&lt;int&gt; mylist;</text:p>
      <text:p text:style-name="P575">}</text:p>
      <text:p text:style-name="P57"/>
      <text:p text:style-name="P58">Array in STL:</text:p>
      <text:p text:style-name="P576"/>
      <text:p text:style-name="P576">- <text:span text:style-name="T335">Array is a linear collection of similar elements.</text:span></text:p>
      <text:p text:style-name="P576">- <text:span text:style-name="T336">Array container in STL provides us the implementation of static array</text:span></text:p>
      <text:p text:style-name="P576">- <text:span text:style-name="T336">Use header array</text:span></text:p>
      <text:p text:style-name="P577"/>
      <text:p text:style-name="P59">array &lt;object_type,array_size&gt; array_name;</text:p>
      <text:p text:style-name="P59"><text:soft-page-break/></text:p>
      <text:p text:style-name="P589">It creates an empty array of object_type with maximum size of array_size.</text:p>
      <text:p text:style-name="P589"/>
      <text:p text:style-name="P577"/>
      <text:p text:style-name="P583">#include &lt;iostream&gt;</text:p>
      <text:p text:style-name="P577">#include &lt;array&gt;</text:p>
      <text:p text:style-name="P590">using namespace std;</text:p>
      <text:p text:style-name="P596">int main()</text:p>
      <text:p text:style-name="P596">{</text:p>
      <text:p text:style-name="P596"><text:tab/>array &lt;int,3&gt; data_array<text:span text:style-name="T337">={11,22,33,44,55}</text:span>;</text:p>
      <text:p text:style-name="P603">}</text:p>
      <text:p text:style-name="P603"/>
      <text:p text:style-name="P60">Error message:</text:p>
      <text:p text:style-name="P609"/>
      <text:p text:style-name="P610">This file requires compiler and library support for the ISO C++ 2011 standard. This support is currently experimental , and must be enabled with the -std=c++11 or -std=gnu++11 compiler option.</text:p>
      <text:p text:style-name="P610"/>
      <text:p text:style-name="P61">Member function of Array class:</text:p>
      <text:p text:style-name="P61"/>
      <text:p text:style-name="P613">Following are the important and most used member functions of array template</text:p>
      <text:p text:style-name="P610"/>
      <text:p text:style-name="P610"/>
      <text:p text:style-name="P611">- <text:span text:style-name="T338">at</text:span></text:p>
      <text:p text:style-name="P624">- [] operator</text:p>
      <text:p text:style-name="P624">- front()</text:p>
      <text:p text:style-name="P624">- back()</text:p>
      <text:p text:style-name="P624">- fill ()</text:p>
      <text:p text:style-name="P624">- swap ()</text:p>
      <text:p text:style-name="P624">- size()</text:p>
      <text:p text:style-name="P625">- begin()</text:p>
      <text:p text:style-name="P626">-end()</text:p>
      <text:p text:style-name="P626"><text:s/></text:p>
      <text:p text:style-name="P612"/>
      <text:p text:style-name="P584">#include &lt;iostream&gt;</text:p>
      <text:p text:style-name="P578">#include &lt;array&gt;</text:p>
      <text:p text:style-name="P591">using namespace std;</text:p>
      <text:p text:style-name="P597">int main()</text:p>
      <text:p text:style-name="P597">{</text:p>
      <text:p text:style-name="P597"><text:tab/>array &lt;int,3&gt; data_array<text:span text:style-name="T337">={11,22,33,44,55}</text:span>;</text:p>
      <text:p text:style-name="P604"><text:tab/><text:span text:style-name="T339">cout&lt;&lt;data_array.at(2);</text:span></text:p>
      <text:p text:style-name="P604">}</text:p>
      <text:p text:style-name="P604"/>
      <text:p text:style-name="P62">at()</text:p>
      <text:p text:style-name="P614">This method returns value in the array at the given range</text:p>
      <text:p text:style-name="P615">If the given range is grater than the array size , out_of_range exception is thrown</text:p>
      <text:p text:style-name="P615"/>
      <text:p text:style-name="P63">front() and back()</text:p>
      <text:p text:style-name="P616">- <text:span text:style-name="T340">front() method returns the first element in the array</text:span></text:p>
      <text:p text:style-name="P616">- <text:span text:style-name="T341">back() method returns the last element in the array</text:span></text:p>
      <text:p text:style-name="P616"/>
      <text:p text:style-name="P585">#include &lt;iostream&gt;</text:p>
      <text:p text:style-name="P579"><text:soft-page-break/>#include &lt;array&gt;</text:p>
      <text:p text:style-name="P592">using namespace std;</text:p>
      <text:p text:style-name="P598">int main()</text:p>
      <text:p text:style-name="P598">{</text:p>
      <text:p text:style-name="P598"><text:tab/>array &lt;int,3&gt; data_array<text:span text:style-name="T337">={11,22,33,44,55}</text:span>;</text:p>
      <text:p text:style-name="P605"><text:tab/><text:span text:style-name="T339">cout&lt;&lt;data_array.front();</text:span></text:p>
      <text:p text:style-name="P605"><text:tab/><text:span text:style-name="T342">cout&lt;&lt;data_array.back();</text:span></text:p>
      <text:p text:style-name="P605">}</text:p>
      <text:p text:style-name="P605"/>
      <text:p text:style-name="P64">Fill():</text:p>
      <text:p text:style-name="P64"/>
      <text:p text:style-name="P617">This method assigns the given value to every element of the array</text:p>
      <text:p text:style-name="P617"/>
      <text:p text:style-name="P586">#include &lt;iostream&gt;</text:p>
      <text:p text:style-name="P580">#include &lt;array&gt;</text:p>
      <text:p text:style-name="P593">using namespace std;</text:p>
      <text:p text:style-name="P599">int main()</text:p>
      <text:p text:style-name="P599">{</text:p>
      <text:p text:style-name="P599"><text:tab/>array &lt;int,3&gt; data_array<text:span text:style-name="T337">={11,22,33,44,55}</text:span>;</text:p>
      <text:p text:style-name="P606"><text:tab/><text:span text:style-name="T339">cout&lt;&lt;data_array.fill(10);</text:span></text:p>
      <text:p text:style-name="P606"><text:tab/></text:p>
      <text:p text:style-name="P606">}</text:p>
      <text:p text:style-name="P606"/>
      <text:p text:style-name="P606"/>
      <text:p text:style-name="P65">Swap():</text:p>
      <text:p text:style-name="P65"/>
      <text:p text:style-name="P619">- This method swap the content of two arrays of same type and same size</text:p>
      <text:p text:style-name="P619">- It swap index wise, thus element of index i of firt array will be swapped with the element of index i of the second array</text:p>
      <text:p text:style-name="P619">- first_array.swap(second_array)</text:p>
      <text:p text:style-name="P619"/>
      <text:p text:style-name="P618"/>
      <text:p text:style-name="P587">#include &lt;iostream&gt;</text:p>
      <text:p text:style-name="P581">#include &lt;array&gt;</text:p>
      <text:p text:style-name="P594">using namespace std;</text:p>
      <text:p text:style-name="P600">int main()</text:p>
      <text:p text:style-name="P600">{</text:p>
      <text:p text:style-name="P600"><text:tab/>array &lt;int,<text:span text:style-name="T343">5</text:span>&gt; data_array<text:span text:style-name="T343">1={11,22,33,44,55}</text:span>;</text:p>
      <text:p text:style-name="P601"><text:tab/>array &lt;int,<text:span text:style-name="T343">5</text:span>&gt; data_array<text:span text:style-name="T343">2={1,2,3,4,5}</text:span></text:p>
      <text:p text:style-name="P607"><text:tab/><text:span text:style-name="T344">data_array1.swap(data_array2);</text:span></text:p>
      <text:p text:style-name="P607"><text:tab/><text:span text:style-name="T345">for (int i=0;i&lt;=7;i++)</text:span></text:p>
      <text:p text:style-name="P620"><text:tab/>cout&lt;&lt;dat_array1[i];</text:p>
      <text:p text:style-name="P620"><text:tab/>for (int i=0;i&lt;=7;i++)</text:p>
      <text:p text:style-name="P620"><text:tab/>cout&lt;data_array[i];</text:p>
      <text:p text:style-name="P607">}</text:p>
      <text:p text:style-name="P607"/>
      <text:p text:style-name="P66">size():</text:p>
      <text:p text:style-name="P66"/>
      <text:p text:style-name="P67">This method returns the number of element present in the array.</text:p>
      <text:p text:style-name="P588">#include &lt;iostream&gt;</text:p>
      <text:p text:style-name="P582">#include &lt;array&gt;</text:p>
      <text:p text:style-name="P595">using namespace std;</text:p>
      <text:p text:style-name="P602"><text:soft-page-break/>int main()</text:p>
      <text:p text:style-name="P602">{</text:p>
      <text:p text:style-name="P602"><text:tab/>array &lt;int,<text:span text:style-name="T343">5</text:span>&gt; data_array<text:span text:style-name="T343">1={11,22,33,44,55}</text:span>;</text:p>
      <text:p text:style-name="P621">cout&lt;&lt;”size is “&lt;&lt;data_array.size();</text:p>
      <text:p text:style-name="P608">}</text:p>
      <text:p text:style-name="P608"/>
      <text:p text:style-name="P68">begin() and end():</text:p>
      <text:p text:style-name="P68"/>
      <text:p text:style-name="P622">- begin() method returns the iterator pointing to the element of the array</text:p>
      <text:p text:style-name="P622">- end() method returns an iterator pointing to an element next to the last element in the array</text:p>
      <text:p text:style-name="P622"/>
      <text:p text:style-name="P622"/>
      <text:p text:style-name="P71">Vector :</text:p>
      <text:p text:style-name="P627">- The most general purpose container is the Vector</text:p>
      <text:p text:style-name="P627">- <text:span text:style-name="T346">It supports a Dynamic Array</text:span></text:p>
      <text:p text:style-name="P627"/>
      <text:p text:style-name="P628">What is dynamic Array?</text:p>
      <text:p text:style-name="P628"/>
      <text:p text:style-name="P629">An array that size can be<text:span text:style-name="T347">come double</text:span> <text:s/>while creating by user.</text:p>
      <text:p text:style-name="P629"/>
      <text:p text:style-name="P630">Vector Size:</text:p>
      <text:p text:style-name="P631">- Vector being a dynamic array, doesn’t needs size during declaration</text:p>
      <text:p text:style-name="P631">- Code below will create a blank vector</text:p>
      <text:p text:style-name="P631"/>
      <text:p text:style-name="P632">#include &lt;iostream&gt;</text:p>
      <text:p text:style-name="P633">#include &lt;vector&gt;</text:p>
      <text:p text:style-name="P634">using namespace std;</text:p>
      <text:p text:style-name="P635">int main()</text:p>
      <text:p text:style-name="P635">{</text:p>
      <text:p text:style-name="P635">vector &lt;int&gt; v1;</text:p>
      <text:p text:style-name="P636">}</text:p>
      <text:p text:style-name="P636"/>
      <text:p text:style-name="P72">Initializing during declaration:</text:p>
      <text:p text:style-name="P73"/>
      <text:p text:style-name="P637">vector &lt;string &gt;V{“Saurabh”,”Shukla”};</text:p>
      <text:p text:style-name="P638">vector &lt;int&gt;v1 (10,20,30);</text:p>
      <text:p text:style-name="P637"/>
      <text:p text:style-name="P637">- <text:span text:style-name="T348">vector &lt;int&gt; v1;</text:span></text:p>
      <text:p text:style-name="P637"><text:s text:c="2"/><text:tab/>-<text:span text:style-name="T349">Zero length vector</text:span></text:p>
      <text:p text:style-name="P637">-<text:span text:style-name="T350">Vector &lt;char&gt; cv(5);</text:span></text:p>
      <text:p text:style-name="P637"><text:tab/>-<text:span text:style-name="T350">creates a 5 element vector</text:span></text:p>
      <text:p text:style-name="P637">- <text:span text:style-name="T351">Vector &lt;char&gt;cv(4,’a’);</text:span></text:p>
      <text:p text:style-name="P637"><text:tab/>-<text:span text:style-name="T352">initialize 4 element char vector with ‘a’</text:span></text:p>
      <text:p text:style-name="P637">-------------------------------------------------------------------------------------------------- </text:p>
      <text:p text:style-name="P637"/>
      <text:p text:style-name="P639">#include&lt;iostream&gt;</text:p>
      <text:p text:style-name="P639">#include&lt;vector&gt;</text:p>
      <text:p text:style-name="P639">using namespace std;</text:p>
      <text:p text:style-name="P640">int main()</text:p>
      <text:p text:style-name="P640">{</text:p>
      <text:p text:style-name="P640">vector &lt;int&gt; v1;</text:p>
      <text:p text:style-name="P640">vector &lt;char&gt; v2(4);</text:p>
      <text:p text:style-name="P641"><text:soft-page-break/>vector &lt;int&gt; v3(5,10);</text:p>
      <text:p text:style-name="P641">vector &lt;string&gt; v4(3,”hello”);</text:p>
      <text:p text:style-name="P642">}</text:p>
      <text:p text:style-name="P642"/>
      <text:p text:style-name="P74">Relational Operators :</text:p>
      <text:p text:style-name="P74"/>
      <text:p text:style-name="P643">== </text:p>
      <text:p text:style-name="P643">!=</text:p>
      <text:p text:style-name="P643">&gt;</text:p>
      <text:p text:style-name="P643">&lt;</text:p>
      <text:p text:style-name="P643">&gt;=</text:p>
      <text:p text:style-name="P643">&lt;=</text:p>
      <text:p text:style-name="P643"/>
      <text:p text:style-name="P75">Subscript operator :</text:p>
      <text:p text:style-name="P644">cout&lt;&lt;v4[0];</text:p>
      <text:p text:style-name="P644">cout&lt;&lt;v4[1];</text:p>
      <text:p text:style-name="P644">cout&lt;&lt;v4[2];</text:p>
      <text:p text:style-name="P76"/>
      <text:p text:style-name="P77">Push_back():</text:p>
      <text:p text:style-name="P78"/>
      <text:p text:style-name="P645">push_back() is a member function , which can be used to add value to the vector at the end.</text:p>
      <text:p text:style-name="P645"/>
      <text:p text:style-name="P646">#include&lt;iostream&gt;</text:p>
      <text:p text:style-name="P647">#include&lt;vector&gt;</text:p>
      <text:p text:style-name="P648">using namespace std;</text:p>
      <text:p text:style-name="P649">int main()</text:p>
      <text:p text:style-name="P649">{</text:p>
      <text:p text:style-name="P649">vector &lt;int&gt; v1;</text:p>
      <text:p text:style-name="P650">cout&lt;&lt;”Current capacity is “&lt;&lt;v1.capacity()&lt;&lt;endl;</text:p>
      <text:p text:style-name="P651">v1.push_back(10);</text:p>
      <text:p text:style-name="P652">cout&lt;&lt;”current capacity is “&lt;&lt;v1.capacity();</text:p>
      <text:p text:style-name="P656">v1.push_back(20);</text:p>
      <text:p text:style-name="P653">cout&lt;&lt;”current capacity is “&lt;&lt;v1.capacity();</text:p>
      <text:p text:style-name="P657">v1.push_back(30);</text:p>
      <text:p text:style-name="P654">cout&lt;&lt;”current capacity is “&lt;&lt;v1.capacity();</text:p>
      <text:p text:style-name="P656"/>
      <text:p text:style-name="P655">}</text:p>
      <text:p text:style-name="P77"/>
      <text:p text:style-name="P79">Pop_back():</text:p>
      <text:p text:style-name="P79"/>
      <text:p text:style-name="P658">It removes the last element.</text:p>
      <text:p text:style-name="P658"/>
      <text:p text:style-name="P659">#include&lt;iostream&gt;</text:p>
      <text:p text:style-name="P660">#include&lt;vector&gt;</text:p>
      <text:p text:style-name="P661">using namespace std;</text:p>
      <text:p text:style-name="P662">int main()</text:p>
      <text:p text:style-name="P662">{</text:p>
      <text:p text:style-name="P662">vector &lt;int&gt; v1;</text:p>
      <text:p text:style-name="P663">cout &lt;&lt;”Current caacity is “&lt;&lt;v1.capacity()&lt;&lt;endl;</text:p>
      <text:p text:style-name="P664">for (int i=0;i&lt;=9;i++)</text:p>
      <text:p text:style-name="P665">v1.push_back(10*(i+1));</text:p>
      <text:p text:style-name="P666">cout&lt;&lt;”current capacity is “&lt;&lt;v1.capacity()&lt;&lt;endl;</text:p>
      <text:p text:style-name="P667"><text:soft-page-break/>v1.pop_back();</text:p>
      <text:p text:style-name="P667">cout &lt;&lt;”current capacity is “&lt;&lt;v1.capacity()&lt;&lt;endl;</text:p>
      <text:p text:style-name="P668">v1.pop_back();</text:p>
      <text:p text:style-name="P668">cout&lt;&lt;”current capacity is “&lt;&lt;v1.capacity()&lt;&lt;endl;</text:p>
      <text:p text:style-name="P669">v1.pop_back();</text:p>
      <text:p text:style-name="P669">cout&lt;&lt;””current capacity is “&lt;&lt;v1.capacity()&lt;&lt;endl;</text:p>
      <text:p text:style-name="P670">}</text:p>
      <text:p text:style-name="P670"/>
      <text:p text:style-name="P670"/>
      <text:p text:style-name="P80">Capacity()</text:p>
      <text:p text:style-name="P671"/>
      <text:p text:style-name="P671">It returns the capacity of the vector .</text:p>
      <text:p text:style-name="P672">This is the number of element it can hold before it will need to allocate more memory.</text:p>
      <text:p text:style-name="P673"/>
      <text:p text:style-name="P81">Size()</text:p>
      <text:p text:style-name="P81"/>
      <text:p text:style-name="P674">It return the number of element currently in the vector.</text:p>
      <text:p text:style-name="P674"/>
      <text:p text:style-name="P82">Clear()</text:p>
      <text:p text:style-name="P672"/>
      <text:p text:style-name="P675">It removes all elements from th vector.</text:p>
      <text:p text:style-name="P675"/>
      <text:p text:style-name="P83">At()</text:p>
      <text:p text:style-name="P83"/>
      <text:p text:style-name="P676">This method works same in case of vector as it works for array.</text:p>
      <text:p text:style-name="P677">It returns the element at ith index in the vector vector_name.</text:p>
      <text:p text:style-name="P677"/>
      <text:p text:style-name="P84">Front() and back()</text:p>
      <text:p text:style-name="P678"/>
      <text:p text:style-name="P679">front () return the first element of the vector.</text:p>
      <text:p text:style-name="P679">Back() return the last element of the vector </text:p>
      <text:p text:style-name="P679"/>
      <text:p text:style-name="P85">Iterator()</text:p>
      <text:p text:style-name="P85"/>
      <text:p text:style-name="P680">vector &lt;int&gt;:: <text:span text:style-name="T353">iterator it=v1.begin();</text:span></text:p>
      <text:p text:style-name="P681">v1.insert(it+2,35);</text:p>
      <text:p text:style-name="P681"/>
      <text:p text:style-name="P681"/>
      <text:p text:style-name="P86">List class:</text:p>
      <text:p text:style-name="P86"/>
      <text:p text:style-name="P86">- <text:span text:style-name="T354">List class supports <text:s/>a bidirectional , linear list.</text:span></text:p>
      <text:p text:style-name="P86">- <text:span text:style-name="T355">Vector supports random access but a list can be accessed sequentially only.</text:span></text:p>
      <text:p text:style-name="P86">- <text:span text:style-name="T356">List can be accessed front to back or back to front.</text:span></text:p>
      <text:p text:style-name="P86"/>
      <text:p text:style-name="P87">#include &lt;iostream&gt;</text:p>
      <text:p text:style-name="P88">#include &lt;list&gt;</text:p>
      <text:p text:style-name="P89">using namespace std;</text:p>
      <text:p text:style-name="P90">int main()</text:p>
      <text:p text:style-name="P90">{</text:p>
      <text:p text:style-name="P90">list &lt;int&gt; l1{11,22,33};</text:p>
      <text:p text:style-name="P91">list &lt;string&gt; 12 {“India”,”<text:span text:style-name="T357">America”,”Africa”};</text:span></text:p>
      <text:p text:style-name="P92">//cout &lt;&lt;l1[0];</text:p>
      <text:p text:style-name="P93"><text:soft-page-break/>list &lt;int&gt;::<text:span text:style-name="T358">iterator p=l1.begin();</text:span></text:p>
      <text:p text:style-name="P94">while(p!=l1.end()) <text:span text:style-name="T359">{</text:span></text:p>
      <text:p text:style-name="P95">cout&lt;&lt;*p&lt;&lt;” “;</text:p>
      <text:p text:style-name="P96">p++;</text:p>
      <text:p text:style-name="P97">}</text:p>
      <text:p text:style-name="P97">cout&lt;&lt;”Total value in the list are “<text:span text:style-name="T360">&lt;&lt;l2.size();</text:span></text:p>
      <text:p text:style-name="P97"/>
      <text:p text:style-name="P98">}</text:p>
      <text:p text:style-name="P98"/>
      <text:p text:style-name="P98"/>
      <text:p text:style-name="P99">#include &lt;iostream&gt;</text:p>
      <text:p text:style-name="P100">#include &lt;list&gt;</text:p>
      <text:p text:style-name="P101">using namespa<text:span text:style-name="T361">c</text:span>e std;</text:p>
      <text:p text:style-name="P682">int main()</text:p>
      <text:p text:style-name="P682">{</text:p>
      <text:p text:style-name="P682">list &lt;int&gt; l1{11,22,33};</text:p>
      <text:p text:style-name="P683">list &lt;string&gt; <text:span text:style-name="T362">12 {“England”,”Northern Ireland”,”Scotland”,”Wales”};</text:span></text:p>
      <text:p text:style-name="P684">l2.push_back(“<text:span text:style-name="T364">Holland</text:span>”<text:span text:style-name="T363">);</text:span></text:p>
      <text:p text:style-name="P685">l2.push_front(“Poland”<text:span text:style-name="T364">);</text:span></text:p>
      <text:p text:style-name="P686">list &lt;string&gt;::<text:span text:style-name="T365">iterator p=12.begin();</text:span></text:p>
      <text:p text:style-name="P686"/>
      <text:p text:style-name="P687">while(p!=12.end()){</text:p>
      <text:p text:style-name="P687">cout&lt;&lt;*p&lt;&lt;” “;</text:p>
      <text:p text:style-name="P687">p++;</text:p>
      <text:p text:style-name="P687">}</text:p>
      <text:p text:style-name="P687">cout&lt;&lt;”Total values in the list are “&lt;&lt;l2.size();</text:p>
      <text:p text:style-name="P688">}</text:p>
      <text:p text:style-name="P688"/>
      <text:p text:style-name="P689">#include &lt;iostream&gt;</text:p>
      <text:p text:style-name="P689">#include&lt;list&gt;</text:p>
      <text:p text:style-name="P692">int main()</text:p>
      <text:p text:style-name="P692">{</text:p>
      <text:p text:style-name="P692">list &lt;int&gt; l1{11,22,33};</text:p>
      <text:p text:style-name="P692">list &lt;int&gt;::iterator p=l1.begin();</text:p>
      <text:p text:style-name="P692">while(p!=l1.end()){</text:p>
      <text:p text:style-name="P695">cout&lt;&lt;*p&lt;&lt;” “;</text:p>
      <text:p text:style-name="P698">p++;</text:p>
      <text:p text:style-name="P701">}</text:p>
      <text:p text:style-name="P701">cout&lt;&lt;endl;</text:p>
      <text:p text:style-name="P704">l1.pop_front();</text:p>
      <text:p text:style-name="P707">list &lt;int&gt;::<text:span text:style-name="T366">iterator q=l1.begin();</text:span></text:p>
      <text:p text:style-name="P710">while(q@=l1.end()){</text:p>
      <text:p text:style-name="P710">cout&lt;&lt;*q&lt;&lt;” “;</text:p>
      <text:p text:style-name="P710">q++;</text:p>
      <text:p text:style-name="P713">}</text:p>
      <text:p text:style-name="P713"/>
      <text:p text:style-name="P102">Useful function of list:</text:p>
      <text:p text:style-name="P103"/>
      <text:p text:style-name="P716">1. sort()</text:p>
      <text:p text:style-name="P716">2.<text:span text:style-name="T369">size()</text:span></text:p>
      <text:p text:style-name="P717">3.<text:span text:style-name="T370">push_back()</text:span></text:p>
      <text:p text:style-name="P718">4.push_front()</text:p>
      <text:p text:style-name="P719"><text:soft-page-break/>5.pop_back()</text:p>
      <text:p text:style-name="P719">6.pop_front()</text:p>
      <text:p text:style-name="P719">reverse()</text:p>
      <text:p text:style-name="P719">7.remove()</text:p>
      <text:p text:style-name="P719">8.clear()</text:p>
      <text:p text:style-name="P713"/>
      <text:p text:style-name="P713"/>
      <text:p text:style-name="P690">#include &lt;iostream&gt;</text:p>
      <text:p text:style-name="P690">#include&lt;list&gt;</text:p>
      <text:p text:style-name="P693">int main()</text:p>
      <text:p text:style-name="P693">{</text:p>
      <text:p text:style-name="P693">list &lt;int&gt; l1{<text:span text:style-name="T367">77</text:span>,<text:span text:style-name="T367">55</text:span>,<text:span text:style-name="T367">11,44,22,66,33,88</text:span>};</text:p>
      <text:p text:style-name="P693">list &lt;int&gt;::iterator p=l1.begin();</text:p>
      <text:p text:style-name="P693">while(p!=l1.end()){</text:p>
      <text:p text:style-name="P696">cout&lt;&lt;*p&lt;&lt;” “;</text:p>
      <text:p text:style-name="P699">p++;</text:p>
      <text:p text:style-name="P702">}</text:p>
      <text:p text:style-name="P702">cout&lt;&lt;endl;</text:p>
      <text:p text:style-name="P705">l1.<text:span text:style-name="T368">sort();</text:span></text:p>
      <text:p text:style-name="P708">list &lt;int&gt;::<text:span text:style-name="T366">iterator q=l1.begin();</text:span></text:p>
      <text:p text:style-name="P711">while(q!=l1.end()){</text:p>
      <text:p text:style-name="P711">cout&lt;&lt;*q&lt;&lt;” “;</text:p>
      <text:p text:style-name="P711">q++;</text:p>
      <text:p text:style-name="P714">}</text:p>
      <text:p text:style-name="P714"/>
      <text:p text:style-name="P714"/>
      <text:p text:style-name="P691">#include &lt;iostream&gt;</text:p>
      <text:p text:style-name="P691">#include&lt;list&gt;</text:p>
      <text:p text:style-name="P694">int main()</text:p>
      <text:p text:style-name="P694">{</text:p>
      <text:p text:style-name="P694">list &lt;int&gt; l1{<text:span text:style-name="T367">77</text:span>,<text:span text:style-name="T367">55</text:span>,<text:span text:style-name="T367">11,44,22,66,33,88</text:span>};</text:p>
      <text:p text:style-name="P694">list &lt;int&gt;::iterator p=l1.begin();</text:p>
      <text:p text:style-name="P694">while(p!=l1.end()){</text:p>
      <text:p text:style-name="P697">cout&lt;&lt;*p&lt;&lt;” “;</text:p>
      <text:p text:style-name="P700">p++;</text:p>
      <text:p text:style-name="P703">}</text:p>
      <text:p text:style-name="P703">cout&lt;&lt;endl;</text:p>
      <text:p text:style-name="P706">l1.<text:span text:style-name="T371">remove(44);</text:span></text:p>
      <text:p text:style-name="P709">list &lt;int&gt;::<text:span text:style-name="T366">iterator q=l1.begin();</text:span></text:p>
      <text:p text:style-name="P712">while(q!=l1.end()){</text:p>
      <text:p text:style-name="P712">cout&lt;&lt;*q&lt;&lt;” “;</text:p>
      <text:p text:style-name="P712">q++;</text:p>
      <text:p text:style-name="P715">}</text:p>
      <text:p text:style-name="P715"/>
      <text:p text:style-name="P715"/>
      <text:p text:style-name="P715">------------------------------------------------------------------------- <text:s/></text:p>
      <text:p text:style-name="P715"/>
      <text:p text:style-name="P104">map:</text:p>
      <text:p text:style-name="P104"/>
      <text:p text:style-name="P720">- <text:span text:style-name="T372">Maps are used to replicate associative arrays</text:span></text:p>
      <text:p text:style-name="P720">-<text:span text:style-name="T373">Maps contain sorted key-value pair,in which each key is unique and cannot be changed and it can be inserted or deleted but cannot be altered.</text:span></text:p>
      <text:p text:style-name="P720"><text:soft-page-break/></text:p>
      <text:p text:style-name="P721">1.Numeric array</text:p>
      <text:p text:style-name="P721">2.Associative array</text:p>
      <text:p text:style-name="P721"/>
      <text:p text:style-name="P722">Suppose we want to store the marks of student , so numeric array will create and index starts with numeri value.</text:p>
      <text:p text:style-name="P723">But if we want to store the marks by name of student so using associative array we can create a block by name.</text:p>
      <text:p text:style-name="P723"/>
      <text:p text:style-name="P723"/>
      <text:p text:style-name="P724">m[“Rahul”]=34; <text:s text:c="2"/>//<text:span text:style-name="T374">associative array</text:span></text:p>
      <text:p text:style-name="P724"/>
      <text:p text:style-name="P724">- <text:span text:style-name="T375">Maps are used to replicate associative arrays.</text:span></text:p>
      <text:p text:style-name="P724">- <text:span text:style-name="T375">Maps contain sorted key-value pair , in which each key is unique and cannot be changed and it can be inserted or deleted but cannot be altered.</text:span></text:p>
      <text:p text:style-name="P724"/>
      <text:p text:style-name="P725">Suppose if we are taking the key value for each customer , so these value should be sorted order.</text:p>
      <text:p text:style-name="P725"/>
      <text:p text:style-name="P726">C<text:span text:style-name="T378">ountry</text:span> Number <text:s text:c="2"/>- C<text:span text:style-name="T378">ountry</text:span> name</text:p>
      <text:p text:style-name="P727">100 - Africa</text:p>
      <text:p text:style-name="P727">114 - Antarctica</text:p>
      <text:p text:style-name="P728">145 – <text:span text:style-name="T376">Asia</text:span></text:p>
      <text:p text:style-name="P799">156 – Europe</text:p>
      <text:p text:style-name="P800">178 – North America</text:p>
      <text:p text:style-name="P729"><text:span text:style-name="T377">189- South America</text:span> </text:p>
      <text:p text:style-name="P729"/>
      <text:p text:style-name="P729">--------------------------------------------------------------------- <text:s/></text:p>
      <text:p text:style-name="P730"><text:span text:style-name="T388">1) </text:span>at()</text:p>
      <text:p text:style-name="P731"><text:span text:style-name="T388">2) </text:span>[]</text:p>
      <text:p text:style-name="P731"><text:span text:style-name="T388">3) </text:span>size()</text:p>
      <text:p text:style-name="P731"><text:span text:style-name="T388">4) </text:span>empty()</text:p>
      <text:p text:style-name="P729"/>
      <text:p text:style-name="P729"/>
      <text:p text:style-name="P732">#include &lt;iostream&gt;</text:p>
      <text:p text:style-name="P733">#include &lt;map&gt;</text:p>
      <text:p text:style-name="P734">using namespace std;</text:p>
      <text:p text:style-name="P735">int main()</text:p>
      <text:p text:style-name="P736">{</text:p>
      <text:p text:style-name="P736">map &lt;int ,string&gt; <text:span text:style-name="T379">country</text:span>;</text:p>
      <text:p text:style-name="P737"/>
      <text:p text:style-name="P737">country[100]=”Africa”;</text:p>
      <text:p text:style-name="P738">country[200]=”Antartica”;</text:p>
      <text:p text:style-name="P739">country[300]=”<text:span text:style-name="T380">Asia”;</text:span></text:p>
      <text:p text:style-name="P740">country[400]=”<text:span text:style-name="T381">North America”;</text:span></text:p>
      <text:p text:style-name="P741">counrty[500]=”<text:span text:style-name="T382">South America”;</text:span></text:p>
      <text:p text:style-name="P742">country[600]=”Europe”;</text:p>
      <text:p text:style-name="P742"/>
      <text:p text:style-name="P743">map &lt;int,string&gt; c{ <text:span text:style-name="T383">{100, “Africa”},{200, “Antartica”},{300, “Asia”}, {400,”North America”},{500,”South America”},{600,”Europe”}};</text:span></text:p>
      <text:p text:style-name="P743"/>
      <text:p text:style-name="P744">cout&lt;&lt;country[100]&lt;&lt;endl;</text:p>
      <text:p text:style-name="P744">cout&lt;&lt;country[200]&lt;&lt;endl;</text:p>
      <text:p text:style-name="P744"><text:soft-page-break/></text:p>
      <text:p text:style-name="P745">map &lt;int ,string&gt;::iterator p=customer.begin();</text:p>
      <text:p text:style-name="P746">while(p!=customer.end()){</text:p>
      <text:p text:style-name="P747">cout&lt;&lt;p-&gt;second&lt;&lt;endl;</text:p>
      <text:p text:style-name="P748">p++;</text:p>
      <text:p text:style-name="P749">}</text:p>
      <text:p text:style-name="P750">cout&lt;&lt;c<text:span text:style-name="T384">ountry</text:span>.at(<text:span text:style-name="T384">300</text:span>);</text:p>
      <text:p text:style-name="P751">cout&lt;&lt;c<text:span text:style-name="T384">ountry</text:span>.size(); <text:s text:c="2"/>// <text:span text:style-name="T384">size of map</text:span></text:p>
      <text:p text:style-name="P752">cout&lt;&lt;c<text:span text:style-name="T385">ountry.empty(); // this will return the size 0 or 1</text:span></text:p>
      <text:p text:style-name="P753">c<text:span text:style-name="T386">ountry.insert(pair&lt;int,string&gt;(205,”Saurabh”));</text:span></text:p>
      <text:p text:style-name="P750">}</text:p>
      <text:p text:style-name="P105"/>
      <text:p text:style-name="P105">----------------------------------------------------------------------- <text:s/></text:p>
      <text:p text:style-name="P105"/>
      <text:p text:style-name="P106">String Class:</text:p>
      <text:p text:style-name="P106"/>
      <text:p text:style-name="P754">- <text:span text:style-name="T387">Using null-terminated character arrays are not technically data types</text:span></text:p>
      <text:p text:style-name="P754">- <text:span text:style-name="T387">So C++ operators cannot be applied to them</text:span></text:p>
      <text:p text:style-name="P754"/>
      <text:p text:style-name="P755">char s1[10],s2[10];</text:p>
      <text:p text:style-name="P754"/>
      <text:p text:style-name="P756">#include &lt;iostream&gt;</text:p>
      <text:p text:style-name="P757">using namespace std;</text:p>
      <text:p text:style-name="P758">int main()</text:p>
      <text:p text:style-name="P758">{</text:p>
      <text:p text:style-name="P758">char s1[10]<text:span text:style-name="T389">=”Hello”;</text:span></text:p>
      <text:p text:style-name="P759">s1=”Students”; //<text:span text:style-name="T390">wrong</text:span></text:p>
      <text:p text:style-name="P767">strcpy(s1,”Student<text:span text:style-name="T393">s</text:span>”<text:span text:style-name="T393">);</text:span></text:p>
      <text:p text:style-name="P760">char s2[20];</text:p>
      <text:p text:style-name="P761">s2=s1; //<text:span text:style-name="T391">wrong</text:span></text:p>
      <text:p text:style-name="P764">strcpy(s2,s1);</text:p>
      <text:p text:style-name="P762">s2&gt;s1; <text:s/>//wrong</text:p>
      <text:p text:style-name="P768">int i=strcmp(s2,s1);</text:p>
      <text:p text:style-name="P763">char s3[30];</text:p>
      <text:p text:style-name="P765">s3=s1+s2; //<text:span text:style-name="T392">wrong</text:span></text:p>
      <text:p text:style-name="P766">strcpy (s3,strcat(<text:span text:style-name="T394">s1,s2</text:span>));</text:p>
      <text:p text:style-name="P769">} </text:p>
      <text:p text:style-name="P769"/>
      <text:p text:style-name="P107">Insteed of doing all these operations <text:span text:style-name="T395">use string class.</text:span></text:p>
      <text:p text:style-name="P107"/>
      <text:p text:style-name="P108">String class :</text:p>
      <text:p text:style-name="P770"/>
      <text:p text:style-name="P771">-The string class is a specialization of a more general template class called basic_string</text:p>
      <text:p text:style-name="P771">- Since defining a class in C++ is creating a new <text:span text:style-name="T396">data type , string is derived data type.</text:span></text:p>
      <text:p text:style-name="P771">- <text:span text:style-name="T397">This means operator can be overloaded for the class.</text:span></text:p>
      <text:p text:style-name="P771"/>
      <text:p text:style-name="P772">String class supports many constructor ,some of them are </text:p>
      <text:p text:style-name="P772">-String </text:p>
      <text:p text:style-name="P772">-String (const char *str)</text:p>
      <text:p text:style-name="P772">- String (const string &amp;str)</text:p>
      <text:p text:style-name="P772"/>
      <text:p text:style-name="P773"/>
      <text:p text:style-name="P773"><text:soft-page-break/></text:p>
      <text:p text:style-name="P773"/>
      <text:p text:style-name="P773"/>
      <text:p text:style-name="P773"/>
      <text:p text:style-name="P774">#include &lt;iostream&gt;</text:p>
      <text:p text:style-name="P775">#include &lt;string &gt;</text:p>
      <text:p text:style-name="P776">using namespace std;</text:p>
      <text:p text:style-name="P777">int main()</text:p>
      <text:p text:style-name="P777">{</text:p>
      <text:p text:style-name="P778">string s1;</text:p>
      <text:p text:style-name="P779">string s2=”hello”;</text:p>
      <text:p text:style-name="P780">char str[]=”Hello”;</text:p>
      <text:p text:style-name="P781">string s2=str;</text:p>
      <text:p text:style-name="P782">string s3<text:span text:style-name="T398">=s2;</text:span></text:p>
      <text:p text:style-name="P782">---------------------------------- <text:s text:c="2"/></text:p>
      <text:p text:style-name="P782"/>
      <text:p text:style-name="P784">= Assignment </text:p>
      <text:p text:style-name="P784">+ concatenation</text:p>
      <text:p text:style-name="P784">+= concatenation assignment </text:p>
      <text:p text:style-name="P785">== equality</text:p>
      <text:p text:style-name="P786">&lt; less than</text:p>
      <text:p text:style-name="P786">&lt;= less than or equal </text:p>
      <text:p text:style-name="P787">&gt; <text:s/>greater than</text:p>
      <text:p text:style-name="P788">&gt;= greater than of equal</text:p>
      <text:p text:style-name="P789">[] subscription</text:p>
      <text:p text:style-name="P789"/>
      <text:p text:style-name="P789">------------------------------------ <text:s text:c="2"/></text:p>
      <text:p text:style-name="P790">string s1;</text:p>
      <text:p text:style-name="P790">s1=”hello”;</text:p>
      <text:p text:style-name="P791">string s2 = “student”;</text:p>
      <text:p text:style-name="P792">string s3;</text:p>
      <text:p text:style-name="P792">s3=s1+s2;</text:p>
      <text:p text:style-name="P792"/>
      <text:p text:style-name="P793">string s4;</text:p>
      <text:p text:style-name="P793">cin&gt;&gt;s4; </text:p>
      <text:p text:style-name="P794">string s5;</text:p>
      <text:p text:style-name="P794">s5=s4+ “123”;</text:p>
      <text:p text:style-name="P795">cout&lt;&lt;s5;</text:p>
      <text:p text:style-name="P795"/>
      <text:p text:style-name="P796">}</text:p>
      <text:p text:style-name="P796"/>
      <text:p text:style-name="P109">Mixed operation:</text:p>
      <text:p text:style-name="P796">- You can mix string object with another string object or C style string</text:p>
      <text:p text:style-name="P796">- C++ string can also be concatenated with charater constant</text:p>
      <text:p text:style-name="P110"/>
      <text:p text:style-name="P111">Useful Method:</text:p>
      <text:p text:style-name="P782">1) assign()</text:p>
      <text:p text:style-name="P782">2) append()</text:p>
      <text:p text:style-name="P782">3)insert()</text:p>
      <text:p text:style-name="P782">4)replace()</text:p>
      <text:p text:style-name="P782">5)erase()</text:p>
      <text:p text:style-name="P782">6)find()</text:p>
      <text:p text:style-name="P782"><text:soft-page-break/>7)rfind()</text:p>
      <text:p text:style-name="P782">8)compare()</text:p>
      <text:p text:style-name="P782">9)c_str()</text:p>
      <text:p text:style-name="P782">10)size()</text:p>
      <text:p text:style-name="P111"/>
      <text:p text:style-name="P111"/>
      <text:p text:style-name="P782">#include &lt;iostream&gt;</text:p>
      <text:p text:style-name="P782">#include &lt;string&gt;</text:p>
      <text:p text:style-name="P782">using namespace std;</text:p>
      <text:p text:style-name="P782">int main()</text:p>
      <text:p text:style-name="P782">{</text:p>
      <text:p text:style-name="P782">string s1;</text:p>
      <text:p text:style-name="P782">s1.assign(“Hello”);</text:p>
      <text:p text:style-name="P782">s1.insert(2,”123); //will insert on idex 2 “123” and next character will shift</text:p>
      <text:p text:style-name="P782">s1.append(“ students “);</text:p>
      <text:p text:style-name="P783">cout&lt;&lt;s1; </text:p>
      <text:p text:style-name="P783">}</text:p>
      <text:p text:style-name="P783"/>
      <text:p text:style-name="P783">#include &lt;iostream&gt;</text:p>
      <text:p text:style-name="P783">#include &lt;string &gt;</text:p>
      <text:p text:style-name="P783">using namespace std;</text:p>
      <text:p text:style-name="P783">int main()</text:p>
      <text:p text:style-name="P783">{</text:p>
      <text:p text:style-name="P783">string s1=”Amar”;</text:p>
      <text:p text:style-name="P783">string s2=”Amit”;</text:p>
      <text:p text:style-name="P783">int i=s1.compare(s2);</text:p>
      <text:p text:style-name="P783">cout&lt;&lt;i; <text:s text:c="2"/>//will return ascii difference <text:s/>,result will be 0, 1,-1 (if first string character ascii value is greater than second string cha<text:span text:style-name="T399">racter asc</text:span>ii value <text:span text:style-name="T399">then this will return +1)</text:span></text:p>
      <text:p text:style-name="P783"/>
      <text:p text:style-name="P797">int i=s1.size();</text:p>
      <text:p text:style-name="P797"/>
      <text:p text:style-name="P798">}</text:p>
      <text:p text:style-name="P782"/>
      <text:p text:style-name="P782"/>
      <text:p text:style-name="P782"/>
      <text:p text:style-name="P1097">Standard template Library:</text:p>
      <text:p text:style-name="P112"/>
      <text:p text:style-name="P801">The standard template library (STL) is a set of C++ template class<text:span text:style-name="T400">es to prvide common programming data structure and function such as lists,stacks,array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4:14:08.800805898</meta:creation-date>
    <meta:generator>LibreOffice/5.1.6.2$Linux_X86_64 LibreOffice_project/10m0$Build-2</meta:generator>
    <dc:date>2018-12-10T16:00:32.912515977</dc:date>
    <meta:editing-duration>P2DT3H51M43S</meta:editing-duration>
    <meta:editing-cycles>1853</meta:editing-cycles>
    <meta:document-statistic meta:table-count="1" meta:image-count="0" meta:object-count="0" meta:page-count="63" meta:paragraph-count="2686" meta:word-count="9535" meta:character-count="63126" meta:non-whitespace-character-count="55011"/>
  </office:meta>
</office:document-meta>
</file>